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xforms="http://www.w3.org/2002/xforms" xmlns:xsd="http://www.w3.org/2001/XMLSchema" xmlns:xsi="http://www.w3.org/2001/XMLSchema-instance" xmlns:field="urn:openoffice:names:experimental:ooo-ms-interop:xmlns:field:1.0" xmlns:formx="urn:openoffice:names:experimental:ooxml-odf-interop:xmlns:form:1.0" office:version="1.2">
  <office:font-face-decls>
    <style:font-face style:name="" svg:font-family=""/>
    <style:font-face style:name="Arial" svg:font-family="Arial"/>
  </office:font-face-decls>
  <office:automatic-styles>
    <style:style style:name="PB" style:family="paragraph">
      <style:paragraph-properties fo:break-after="page" fo:margin-top="0cm" fo:margin-bottom="0cm"/>
    </style:style>
    <style:style style:name="SB1" style:family="paragraph" style:master-page-name="Standard1">
      <style:paragraph-properties/>
      <style:text-properties text:display="none"/>
    </style:style>
    <style:style style:name="SB2" style:family="paragraph" style:master-page-name="Standard2">
      <style:paragraph-properties/>
      <style:text-properties text:display="none"/>
    </style:style>
    <style:style style:name="SB3" style:family="paragraph" style:master-page-name="Standard3">
      <style:paragraph-properties/>
      <style:text-properties text:display="none"/>
    </style:style>
    <style:style style:name="SB4" style:family="paragraph" style:master-page-name="Standard4">
      <style:paragraph-properties/>
      <style:text-properties text:display="none"/>
    </style:style>
    <style:style style:name="SB5" style:family="paragraph" style:master-page-name="Standard5">
      <style:paragraph-properties/>
      <style:text-properties text:display="none"/>
    </style:style>
    <style:style style:name="SB6" style:family="paragraph" style:master-page-name="Standard6">
      <style:paragraph-properties/>
      <style:text-properties text:display="none"/>
    </style:style>
    <style:style style:name="SB7" style:family="paragraph" style:master-page-name="Standard7">
      <style:paragraph-properties/>
      <style:text-properties text:display="none"/>
    </style:style>
    <style:style style:name="SB8" style:family="paragraph" style:master-page-name="Standard8">
      <style:paragraph-properties/>
      <style:text-properties text:display="none"/>
    </style:style>
    <style:style style:name="SB9" style:family="paragraph" style:master-page-name="Standard9">
      <style:paragraph-properties/>
      <style:text-properties text:display="none"/>
    </style:style>
    <style:style style:name="HD1" style:family="paragraph" style:parent-style-name="Heading_1">
      <style:paragraph-properties/>
    </style:style>
    <style:style style:name="HE1" style:family="paragraph" style:parent-style-name="Heading_1">
      <style:paragraph-properties fo:break-before="auto"/>
    </style:style>
    <style:style style:name="HD2" style:family="paragraph" style:parent-style-name="Heading_2">
      <style:paragraph-properties/>
    </style:style>
    <style:style style:name="HE2" style:family="paragraph" style:parent-style-name="Heading_2">
      <style:paragraph-properties fo:break-before="auto"/>
    </style:style>
    <style:style style:name="T1" style:family="text">
      <style:text-properties fo:font-weight="bold" style:font-weight-asian="bold"/>
    </style:style>
    <style:style style:name="P1" style:family="paragraph" style:parent-style-name="Normal">
      <style:paragraph-properties/>
    </style:style>
    <style:style style:name="T2" style:family="text">
      <style:text-properties/>
    </style:style>
    <style:style style:name="P2" style:family="paragraph" style:parent-style-name="Normal">
      <style:paragraph-properties/>
    </style:style>
    <style:style style:name="T3" style:family="text">
      <style:text-properties fo:font-weight="bold" style:font-weight-asian="bold"/>
    </style:style>
    <style:style style:name="P3" style:family="paragraph" style:parent-style-name="Normal">
      <style:paragraph-properties/>
    </style:style>
    <style:style style:name="T4" style:family="text">
      <style:text-properties style:text-underline-style="solid"/>
    </style:style>
    <style:style style:name="P4" style:family="paragraph" style:parent-style-name="Normal">
      <style:paragraph-properties/>
    </style:style>
    <style:style style:name="T5" style:family="text">
      <style:text-properties/>
    </style:style>
    <style:style style:name="P5" style:family="paragraph" style:parent-style-name="Normal">
      <style:paragraph-properties/>
    </style:style>
    <style:style style:name="T6" style:family="text">
      <style:text-properties style:text-underline-style="solid"/>
    </style:style>
    <style:style style:name="P6" style:family="paragraph" style:parent-style-name="Normal">
      <style:paragraph-properties/>
    </style:style>
    <style:style style:name="T7" style:family="text">
      <style:text-properties/>
    </style:style>
    <style:style style:name="P7" style:family="paragraph" style:parent-style-name="Normal">
      <style:paragraph-properties/>
    </style:style>
    <style:style style:name="T8" style:family="text">
      <style:text-properties style:text-underline-style="solid"/>
    </style:style>
    <style:style style:name="P8" style:family="paragraph" style:parent-style-name="Normal">
      <style:paragraph-properties/>
    </style:style>
    <style:style style:name="T9" style:family="text">
      <style:text-properties/>
    </style:style>
    <style:style style:name="P9" style:family="paragraph" style:parent-style-name="Normal">
      <style:paragraph-properties/>
    </style:style>
    <style:style style:name="T10" style:family="text">
      <style:text-properties fo:font-weight="bold" style:font-weight-asian="bold"/>
    </style:style>
    <style:style style:name="P10" style:family="paragraph" style:parent-style-name="Normal">
      <style:paragraph-properties/>
    </style:style>
    <style:style style:name="T11" style:family="text">
      <style:text-properties style:text-underline-style="solid"/>
    </style:style>
    <style:style style:name="P11" style:family="paragraph" style:parent-style-name="Normal">
      <style:paragraph-properties/>
    </style:style>
    <style:style style:name="T12" style:family="text">
      <style:text-properties/>
    </style:style>
    <style:style style:name="P12" style:family="paragraph" style:parent-style-name="Normal">
      <style:paragraph-properties/>
    </style:style>
    <style:style style:name="T13" style:family="text">
      <style:text-properties/>
    </style:style>
    <style:style style:name="P13" style:family="paragraph" style:parent-style-name="Normal">
      <style:paragraph-properties/>
    </style:style>
    <style:style style:name="T14" style:family="text">
      <style:text-properties/>
    </style:style>
    <style:style style:name="P14" style:family="paragraph" style:parent-style-name="Normal">
      <style:paragraph-properties/>
    </style:style>
    <style:style style:name="T15" style:family="text">
      <style:text-properties/>
    </style:style>
    <style:style style:name="P15" style:family="paragraph" style:parent-style-name="Normal">
      <style:paragraph-properties/>
    </style:style>
    <style:style style:name="T16" style:family="text">
      <style:text-properties/>
    </style:style>
    <style:style style:name="P16" style:family="paragraph" style:parent-style-name="Normal">
      <style:paragraph-properties/>
    </style:style>
    <style:style style:name="T17" style:family="text">
      <style:text-properties/>
    </style:style>
    <style:style style:name="P17" style:family="paragraph" style:parent-style-name="Normal">
      <style:paragraph-properties/>
    </style:style>
    <style:style style:name="P18" style:family="paragraph" style:parent-style-name="Normal">
      <style:paragraph-properties/>
    </style:style>
    <style:style style:name="T18" style:family="text">
      <style:text-properties/>
    </style:style>
    <style:style style:name="P19" style:family="paragraph" style:parent-style-name="Normal">
      <style:paragraph-properties/>
    </style:style>
    <style:style style:name="P20" style:family="paragraph" style:parent-style-name="Normal">
      <style:paragraph-properties/>
    </style:style>
    <style:style style:name="T19" style:family="text">
      <style:text-properties/>
    </style:style>
    <style:style style:name="P21" style:family="paragraph" style:parent-style-name="Normal">
      <style:paragraph-properties/>
    </style:style>
    <style:style style:name="P22" style:family="paragraph" style:parent-style-name="Normal">
      <style:paragraph-properties/>
    </style:style>
    <style:style style:name="T20" style:family="text">
      <style:text-properties/>
    </style:style>
    <style:style style:name="P23" style:family="paragraph" style:parent-style-name="Normal">
      <style:paragraph-properties/>
    </style:style>
    <style:style style:name="T21" style:family="text">
      <style:text-properties/>
    </style:style>
    <style:style style:name="P24" style:family="paragraph" style:parent-style-name="Normal">
      <style:paragraph-properties/>
    </style:style>
    <style:style style:name="P25" style:family="paragraph" style:parent-style-name="Normal">
      <style:paragraph-properties/>
    </style:style>
    <style:style style:name="T22" style:family="text">
      <style:text-properties/>
    </style:style>
    <style:style style:name="P26" style:family="paragraph" style:parent-style-name="Normal">
      <style:paragraph-properties/>
    </style:style>
    <style:style style:name="P27" style:family="paragraph" style:parent-style-name="Normal">
      <style:paragraph-properties/>
    </style:style>
    <style:style style:name="T23" style:family="text">
      <style:text-properties/>
    </style:style>
    <style:style style:name="P28" style:family="paragraph" style:parent-style-name="Normal">
      <style:paragraph-properties/>
    </style:style>
    <style:style style:name="T24" style:family="text">
      <style:text-properties/>
    </style:style>
    <style:style style:name="P29" style:family="paragraph" style:parent-style-name="Normal">
      <style:paragraph-properties/>
    </style:style>
    <style:style style:name="T25" style:family="text">
      <style:text-properties/>
    </style:style>
    <style:style style:name="P30" style:family="paragraph" style:parent-style-name="Normal">
      <style:paragraph-properties/>
    </style:style>
    <style:style style:name="T26" style:family="text">
      <style:text-properties/>
    </style:style>
    <style:style style:name="P31" style:family="paragraph" style:parent-style-name="Normal">
      <style:paragraph-properties/>
    </style:style>
    <style:style style:name="T27" style:family="text">
      <style:text-properties/>
    </style:style>
    <style:style style:name="P32" style:family="paragraph" style:parent-style-name="Normal">
      <style:paragraph-properties/>
    </style:style>
    <style:style style:name="T28" style:family="text">
      <style:text-properties/>
    </style:style>
    <style:style style:name="P33" style:family="paragraph" style:parent-style-name="Normal">
      <style:paragraph-properties/>
    </style:style>
    <style:style style:name="T29" style:family="text">
      <style:text-properties/>
    </style:style>
    <style:style style:name="P34" style:family="paragraph" style:parent-style-name="Normal">
      <style:paragraph-properties/>
    </style:style>
    <style:style style:name="T30" style:family="text">
      <style:text-properties/>
    </style:style>
    <style:style style:name="P35" style:family="paragraph" style:parent-style-name="Normal">
      <style:paragraph-properties/>
    </style:style>
    <style:style style:name="T31" style:family="text">
      <style:text-properties/>
    </style:style>
    <style:style style:name="P36" style:family="paragraph" style:parent-style-name="Normal">
      <style:paragraph-properties/>
    </style:style>
    <style:style style:name="T32" style:family="text">
      <style:text-properties style:text-underline-style="solid"/>
    </style:style>
    <style:style style:name="P37" style:family="paragraph" style:parent-style-name="Normal">
      <style:paragraph-properties/>
    </style:style>
    <style:style style:name="T33" style:family="text">
      <style:text-properties/>
    </style:style>
    <style:style style:name="P38" style:family="paragraph" style:parent-style-name="Normal">
      <style:paragraph-properties/>
    </style:style>
    <style:style style:name="T34" style:family="text">
      <style:text-properties/>
    </style:style>
    <style:style style:name="P39" style:family="paragraph" style:parent-style-name="Normal">
      <style:paragraph-properties/>
    </style:style>
    <style:style style:name="T35" style:family="text">
      <style:text-properties/>
    </style:style>
    <style:style style:name="P40" style:family="paragraph" style:parent-style-name="Normal">
      <style:paragraph-properties/>
    </style:style>
    <style:style style:name="T36" style:family="text">
      <style:text-properties/>
    </style:style>
    <style:style style:name="P41" style:family="paragraph" style:parent-style-name="Normal">
      <style:paragraph-properties/>
    </style:style>
    <style:style style:name="T37" style:family="text">
      <style:text-properties style:text-underline-style="solid"/>
    </style:style>
    <style:style style:name="P42" style:family="paragraph" style:parent-style-name="Normal">
      <style:paragraph-properties/>
    </style:style>
    <style:style style:name="T38" style:family="text">
      <style:text-properties/>
    </style:style>
    <style:style style:name="P43" style:family="paragraph" style:parent-style-name="Normal">
      <style:paragraph-properties/>
    </style:style>
    <style:style style:name="T39" style:family="text">
      <style:text-properties/>
    </style:style>
    <style:style style:name="P44" style:family="paragraph" style:parent-style-name="Normal">
      <style:paragraph-properties/>
    </style:style>
    <style:style style:name="T40" style:family="text">
      <style:text-properties/>
    </style:style>
    <style:style style:name="P45" style:family="paragraph" style:parent-style-name="Normal">
      <style:paragraph-properties/>
    </style:style>
    <style:style style:name="T41" style:family="text">
      <style:text-properties/>
    </style:style>
    <style:style style:name="P46" style:family="paragraph" style:parent-style-name="Normal">
      <style:paragraph-properties/>
    </style:style>
    <style:style style:name="T42" style:family="text">
      <style:text-properties/>
    </style:style>
    <style:style style:name="P47" style:family="paragraph" style:parent-style-name="Normal">
      <style:paragraph-properties/>
    </style:style>
    <style:style style:name="T43" style:family="text">
      <style:text-properties style:text-underline-style="solid"/>
    </style:style>
    <style:style style:name="P48" style:family="paragraph" style:parent-style-name="Normal">
      <style:paragraph-properties/>
    </style:style>
    <style:style style:name="T44" style:family="text">
      <style:text-properties/>
    </style:style>
    <style:style style:name="P49" style:family="paragraph" style:parent-style-name="Normal">
      <style:paragraph-properties/>
    </style:style>
    <style:style style:name="T45" style:family="text">
      <style:text-properties/>
    </style:style>
    <style:style style:name="P50" style:family="paragraph" style:parent-style-name="Normal">
      <style:paragraph-properties/>
    </style:style>
    <style:style style:name="T46" style:family="text">
      <style:text-properties/>
    </style:style>
    <style:style style:name="P51" style:family="paragraph" style:parent-style-name="Normal">
      <style:paragraph-properties/>
    </style:style>
    <style:style style:name="T47" style:family="text">
      <style:text-properties/>
    </style:style>
    <style:style style:name="P52" style:family="paragraph" style:parent-style-name="Normal">
      <style:paragraph-properties/>
    </style:style>
    <style:style style:name="T48" style:family="text">
      <style:text-properties style:text-underline-style="solid"/>
    </style:style>
    <style:style style:name="P53" style:family="paragraph" style:parent-style-name="Normal">
      <style:paragraph-properties/>
    </style:style>
    <style:style style:name="T49" style:family="text">
      <style:text-properties/>
    </style:style>
    <style:style style:name="P54" style:family="paragraph" style:parent-style-name="Normal">
      <style:paragraph-properties/>
    </style:style>
    <style:style style:name="T50" style:family="text">
      <style:text-properties/>
    </style:style>
    <style:style style:name="P55" style:family="paragraph" style:parent-style-name="Normal">
      <style:paragraph-properties/>
    </style:style>
    <style:style style:name="P56" style:family="paragraph" style:parent-style-name="Normal">
      <style:paragraph-properties/>
    </style:style>
    <style:style style:name="T51" style:family="text">
      <style:text-properties/>
    </style:style>
    <style:style style:name="P57" style:family="paragraph" style:parent-style-name="Normal">
      <style:paragraph-properties/>
    </style:style>
    <style:style style:name="P58" style:family="paragraph" style:parent-style-name="Normal">
      <style:paragraph-properties/>
    </style:style>
    <style:style style:name="T52" style:family="text">
      <style:text-properties/>
    </style:style>
    <style:style style:name="P59" style:family="paragraph" style:parent-style-name="Normal">
      <style:paragraph-properties/>
    </style:style>
    <style:style style:name="P60" style:family="paragraph" style:parent-style-name="Normal">
      <style:paragraph-properties/>
    </style:style>
    <style:style style:name="T53" style:family="text">
      <style:text-properties/>
    </style:style>
    <style:style style:name="P61" style:family="paragraph" style:parent-style-name="Normal">
      <style:paragraph-properties/>
    </style:style>
    <style:style style:name="P62" style:family="paragraph" style:parent-style-name="Normal">
      <style:paragraph-properties/>
    </style:style>
    <style:style style:name="T54" style:family="text">
      <style:text-properties/>
    </style:style>
    <style:style style:name="P63" style:family="paragraph" style:parent-style-name="Normal">
      <style:paragraph-properties/>
    </style:style>
    <style:style style:name="P64" style:family="paragraph" style:parent-style-name="Normal">
      <style:paragraph-properties/>
    </style:style>
    <style:style style:name="T55" style:family="text">
      <style:text-properties/>
    </style:style>
    <style:style style:name="P65" style:family="paragraph" style:parent-style-name="Normal">
      <style:paragraph-properties/>
    </style:style>
    <style:style style:name="P66" style:family="paragraph" style:parent-style-name="Normal">
      <style:paragraph-properties/>
    </style:style>
    <style:style style:name="T56" style:family="text">
      <style:text-properties/>
    </style:style>
    <style:style style:name="P67" style:family="paragraph" style:parent-style-name="Normal">
      <style:paragraph-properties/>
    </style:style>
    <style:style style:name="P68" style:family="paragraph" style:parent-style-name="Normal">
      <style:paragraph-properties/>
    </style:style>
    <style:style style:name="T57" style:family="text">
      <style:text-properties/>
    </style:style>
    <style:style style:name="P69" style:family="paragraph" style:parent-style-name="Normal">
      <style:paragraph-properties/>
    </style:style>
    <style:style style:name="P70" style:family="paragraph" style:parent-style-name="Normal">
      <style:paragraph-properties/>
    </style:style>
    <style:style style:name="T58" style:family="text">
      <style:text-properties/>
    </style:style>
    <style:style style:name="P71" style:family="paragraph" style:parent-style-name="Normal">
      <style:paragraph-properties/>
    </style:style>
    <style:style style:name="P72" style:family="paragraph" style:parent-style-name="Normal">
      <style:paragraph-properties/>
    </style:style>
    <style:style style:name="T59" style:family="text">
      <style:text-properties/>
    </style:style>
    <style:style style:name="P73" style:family="paragraph" style:parent-style-name="Normal">
      <style:paragraph-properties/>
    </style:style>
    <style:style style:name="P74" style:family="paragraph" style:parent-style-name="Normal">
      <style:paragraph-properties/>
    </style:style>
    <style:style style:name="T60" style:family="text">
      <style:text-properties/>
    </style:style>
    <style:style style:name="P75" style:family="paragraph" style:parent-style-name="Normal">
      <style:paragraph-properties/>
    </style:style>
    <style:style style:name="P76" style:family="paragraph" style:parent-style-name="Normal">
      <style:paragraph-properties/>
    </style:style>
    <style:style style:name="T61" style:family="text">
      <style:text-properties/>
    </style:style>
    <style:style style:name="P77" style:family="paragraph" style:parent-style-name="Normal">
      <style:paragraph-properties/>
    </style:style>
    <style:style style:name="P78" style:family="paragraph" style:parent-style-name="Normal">
      <style:paragraph-properties/>
    </style:style>
    <style:style style:name="T62" style:family="text">
      <style:text-properties/>
    </style:style>
    <style:style style:name="P79" style:family="paragraph" style:parent-style-name="Normal">
      <style:paragraph-properties/>
    </style:style>
    <style:style style:name="T63" style:family="text">
      <style:text-properties/>
    </style:style>
    <style:style style:name="P80" style:family="paragraph" style:parent-style-name="Normal">
      <style:paragraph-properties/>
    </style:style>
    <style:style style:name="T64" style:family="text">
      <style:text-properties/>
    </style:style>
    <style:style style:name="P81" style:family="paragraph" style:parent-style-name="Normal">
      <style:paragraph-properties/>
    </style:style>
    <style:style style:name="P82" style:family="paragraph" style:parent-style-name="Normal">
      <style:paragraph-properties/>
    </style:style>
    <style:style style:name="T65" style:family="text">
      <style:text-properties/>
    </style:style>
    <style:style style:name="P83" style:family="paragraph" style:parent-style-name="Normal">
      <style:paragraph-properties/>
    </style:style>
    <style:style style:name="P84" style:family="paragraph" style:parent-style-name="Normal">
      <style:paragraph-properties/>
    </style:style>
    <style:style style:name="T66" style:family="text">
      <style:text-properties/>
    </style:style>
    <style:style style:name="P85" style:family="paragraph" style:parent-style-name="Normal">
      <style:paragraph-properties/>
    </style:style>
    <style:style style:name="P86" style:family="paragraph" style:parent-style-name="Normal">
      <style:paragraph-properties/>
    </style:style>
    <style:style style:name="T67" style:family="text">
      <style:text-properties/>
    </style:style>
    <style:style style:name="P87" style:family="paragraph" style:parent-style-name="Normal">
      <style:paragraph-properties/>
    </style:style>
    <style:style style:name="P88" style:family="paragraph" style:parent-style-name="Normal">
      <style:paragraph-properties/>
    </style:style>
    <style:style style:name="T68" style:family="text">
      <style:text-properties/>
    </style:style>
    <style:style style:name="P89" style:family="paragraph" style:parent-style-name="Normal">
      <style:paragraph-properties/>
    </style:style>
    <style:style style:name="P90" style:family="paragraph" style:parent-style-name="Normal">
      <style:paragraph-properties/>
    </style:style>
    <style:style style:name="T69" style:family="text">
      <style:text-properties/>
    </style:style>
    <style:style style:name="P91" style:family="paragraph" style:parent-style-name="Normal">
      <style:paragraph-properties/>
    </style:style>
    <style:style style:name="P92" style:family="paragraph" style:parent-style-name="Normal">
      <style:paragraph-properties/>
    </style:style>
    <style:style style:name="T70" style:family="text">
      <style:text-properties/>
    </style:style>
    <style:style style:name="P93" style:family="paragraph" style:parent-style-name="Normal">
      <style:paragraph-properties/>
    </style:style>
    <style:style style:name="P94" style:family="paragraph" style:parent-style-name="Normal">
      <style:paragraph-properties/>
    </style:style>
    <style:style style:name="T71" style:family="text">
      <style:text-properties/>
    </style:style>
    <style:style style:name="P95" style:family="paragraph" style:parent-style-name="Normal">
      <style:paragraph-properties/>
    </style:style>
    <style:style style:name="P96" style:family="paragraph" style:parent-style-name="Normal">
      <style:paragraph-properties/>
    </style:style>
    <style:style style:name="T72" style:family="text">
      <style:text-properties/>
    </style:style>
    <style:style style:name="P97" style:family="paragraph" style:parent-style-name="Normal">
      <style:paragraph-properties/>
    </style:style>
    <style:style style:name="P98" style:family="paragraph" style:parent-style-name="Normal">
      <style:paragraph-properties/>
    </style:style>
    <style:style style:name="T73" style:family="text">
      <style:text-properties/>
    </style:style>
    <style:style style:name="P99" style:family="paragraph" style:parent-style-name="Normal">
      <style:paragraph-properties/>
    </style:style>
    <style:style style:name="P100" style:family="paragraph" style:parent-style-name="Normal">
      <style:paragraph-properties/>
    </style:style>
    <style:style style:name="T74" style:family="text">
      <style:text-properties/>
    </style:style>
    <style:style style:name="P101" style:family="paragraph" style:parent-style-name="Normal">
      <style:paragraph-properties/>
    </style:style>
    <style:style style:name="T75" style:family="text">
      <style:text-properties style:text-underline-style="solid"/>
    </style:style>
    <style:style style:name="P102" style:family="paragraph" style:parent-style-name="Normal">
      <style:paragraph-properties/>
    </style:style>
    <style:style style:name="T76" style:family="text">
      <style:text-properties/>
    </style:style>
    <style:style style:name="P103" style:family="paragraph" style:parent-style-name="Normal">
      <style:paragraph-properties/>
    </style:style>
    <style:style style:name="T77" style:family="text">
      <style:text-properties/>
    </style:style>
    <style:style style:name="P104" style:family="paragraph" style:parent-style-name="Normal">
      <style:paragraph-properties/>
    </style:style>
    <style:style style:name="T78" style:family="text">
      <style:text-properties/>
    </style:style>
    <style:style style:name="P105" style:family="paragraph" style:parent-style-name="Normal">
      <style:paragraph-properties/>
    </style:style>
    <style:style style:name="T79" style:family="text">
      <style:text-properties/>
    </style:style>
    <style:style style:name="P106" style:family="paragraph" style:parent-style-name="Normal">
      <style:paragraph-properties/>
    </style:style>
    <style:style style:name="T80" style:family="text">
      <style:text-properties/>
    </style:style>
    <style:style style:name="P107" style:family="paragraph" style:parent-style-name="Normal">
      <style:paragraph-properties/>
    </style:style>
    <style:style style:name="T81" style:family="text">
      <style:text-properties/>
    </style:style>
    <style:style style:name="P108" style:family="paragraph" style:parent-style-name="Normal">
      <style:paragraph-properties/>
    </style:style>
    <style:style style:name="T82" style:family="text">
      <style:text-properties/>
    </style:style>
    <style:style style:name="P109" style:family="paragraph" style:parent-style-name="Normal">
      <style:paragraph-properties/>
    </style:style>
    <style:style style:name="T83" style:family="text">
      <style:text-properties/>
    </style:style>
    <style:style style:name="P110" style:family="paragraph" style:parent-style-name="Normal">
      <style:paragraph-properties/>
    </style:style>
    <style:style style:name="T84" style:family="text">
      <style:text-properties/>
    </style:style>
    <style:style style:name="P111" style:family="paragraph" style:parent-style-name="Normal">
      <style:paragraph-properties/>
    </style:style>
    <style:style style:name="T85" style:family="text">
      <style:text-properties/>
    </style:style>
    <style:style style:name="P112" style:family="paragraph" style:parent-style-name="Normal">
      <style:paragraph-properties/>
    </style:style>
    <style:style style:name="T86" style:family="text">
      <style:text-properties/>
    </style:style>
    <style:style style:name="P113" style:family="paragraph" style:parent-style-name="Normal">
      <style:paragraph-properties/>
    </style:style>
    <style:style style:name="T87" style:family="text">
      <style:text-properties/>
    </style:style>
    <style:style style:name="P114" style:family="paragraph" style:parent-style-name="Normal">
      <style:paragraph-properties/>
    </style:style>
    <style:style style:name="T88" style:family="text">
      <style:text-properties/>
    </style:style>
    <style:style style:name="P115" style:family="paragraph" style:parent-style-name="Normal">
      <style:paragraph-properties/>
    </style:style>
    <style:style style:name="T89" style:family="text">
      <style:text-properties/>
    </style:style>
    <style:style style:name="P116" style:family="paragraph" style:parent-style-name="Normal">
      <style:paragraph-properties/>
    </style:style>
    <style:style style:name="T90" style:family="text">
      <style:text-properties/>
    </style:style>
    <style:style style:name="P117" style:family="paragraph" style:parent-style-name="Normal">
      <style:paragraph-properties/>
    </style:style>
    <style:style style:name="T91" style:family="text">
      <style:text-properties/>
    </style:style>
    <style:style style:name="P118" style:family="paragraph" style:parent-style-name="Normal">
      <style:paragraph-properties/>
    </style:style>
    <style:style style:name="T92" style:family="text">
      <style:text-properties/>
    </style:style>
    <style:style style:name="P119" style:family="paragraph" style:parent-style-name="Normal">
      <style:paragraph-properties/>
    </style:style>
    <style:style style:name="T93" style:family="text">
      <style:text-properties/>
    </style:style>
    <style:style style:name="P120" style:family="paragraph" style:parent-style-name="Normal">
      <style:paragraph-properties/>
    </style:style>
    <style:style style:name="T94" style:family="text">
      <style:text-properties/>
    </style:style>
    <style:style style:name="P121" style:family="paragraph" style:parent-style-name="Normal">
      <style:paragraph-properties/>
    </style:style>
    <style:style style:name="T95" style:family="text">
      <style:text-properties/>
    </style:style>
    <style:style style:name="P122" style:family="paragraph" style:parent-style-name="Normal">
      <style:paragraph-properties/>
    </style:style>
    <style:style style:name="T96" style:family="text">
      <style:text-properties/>
    </style:style>
    <style:style style:name="P123" style:family="paragraph" style:parent-style-name="Normal">
      <style:paragraph-properties/>
    </style:style>
    <style:style style:name="T97" style:family="text">
      <style:text-properties/>
    </style:style>
    <style:style style:name="P124" style:family="paragraph" style:parent-style-name="Normal">
      <style:paragraph-properties/>
    </style:style>
    <style:style style:name="T98" style:family="text">
      <style:text-properties/>
    </style:style>
    <style:style style:name="P125" style:family="paragraph" style:parent-style-name="Normal">
      <style:paragraph-properties/>
    </style:style>
    <style:style style:name="T99" style:family="text">
      <style:text-properties/>
    </style:style>
    <style:style style:name="P126" style:family="paragraph" style:parent-style-name="Normal">
      <style:paragraph-properties/>
    </style:style>
    <style:style style:name="T100" style:family="text">
      <style:text-properties style:text-underline-style="solid"/>
    </style:style>
    <style:style style:name="P127" style:family="paragraph" style:parent-style-name="Normal">
      <style:paragraph-properties/>
    </style:style>
    <style:style style:name="T101" style:family="text">
      <style:text-properties/>
    </style:style>
    <style:style style:name="P128" style:family="paragraph" style:parent-style-name="Normal">
      <style:paragraph-properties/>
    </style:style>
    <style:style style:name="T102" style:family="text">
      <style:text-properties/>
    </style:style>
    <style:style style:name="P129" style:family="paragraph" style:parent-style-name="Normal">
      <style:paragraph-properties/>
    </style:style>
    <style:style style:name="T103" style:family="text">
      <style:text-properties style:text-underline-style="solid"/>
    </style:style>
    <style:style style:name="P130" style:family="paragraph" style:parent-style-name="Normal">
      <style:paragraph-properties/>
    </style:style>
    <style:style style:name="T104" style:family="text">
      <style:text-properties/>
    </style:style>
    <style:style style:name="P131" style:family="paragraph" style:parent-style-name="Normal">
      <style:paragraph-properties/>
    </style:style>
    <style:style style:name="T105" style:family="text">
      <style:text-properties fo:font-weight="bold" style:font-weight-asian="bold"/>
    </style:style>
    <style:style style:name="P132" style:family="paragraph" style:parent-style-name="Normal">
      <style:paragraph-properties/>
    </style:style>
    <style:style style:name="T106" style:family="text">
      <style:text-properties/>
    </style:style>
    <style:style style:name="P133" style:family="paragraph" style:parent-style-name="Normal">
      <style:paragraph-properties/>
    </style:style>
    <style:style style:name="T107" style:family="text">
      <style:text-properties style:text-underline-style="solid"/>
    </style:style>
    <style:style style:name="P134" style:family="paragraph" style:parent-style-name="Normal">
      <style:paragraph-properties/>
    </style:style>
    <style:style style:name="T108" style:family="text">
      <style:text-properties/>
    </style:style>
    <style:style style:name="P135" style:family="paragraph" style:parent-style-name="Normal">
      <style:paragraph-properties/>
    </style:style>
    <style:style style:name="T109" style:family="text">
      <style:text-properties style:text-underline-style="solid"/>
    </style:style>
    <style:style style:name="P136" style:family="paragraph" style:parent-style-name="Normal">
      <style:paragraph-properties/>
    </style:style>
    <style:style style:name="T110" style:family="text">
      <style:text-properties/>
    </style:style>
    <style:style style:name="P137" style:family="paragraph" style:parent-style-name="Normal">
      <style:paragraph-properties/>
    </style:style>
    <style:style style:name="T111" style:family="text">
      <style:text-properties fo:font-weight="bold" style:font-weight-asian="bold"/>
    </style:style>
    <style:style style:name="P138" style:family="paragraph" style:parent-style-name="Normal">
      <style:paragraph-properties/>
    </style:style>
    <style:style style:name="T112" style:family="text">
      <style:text-properties fo:font-weight="bold" style:font-weight-asian="bold"/>
    </style:style>
    <style:style style:name="P139" style:family="paragraph" style:parent-style-name="Normal">
      <style:paragraph-properties/>
    </style:style>
    <style:style style:name="T113" style:family="text">
      <style:text-properties style:text-underline-style="solid"/>
    </style:style>
    <style:style style:name="P140" style:family="paragraph" style:parent-style-name="Normal">
      <style:paragraph-properties/>
    </style:style>
    <style:style style:name="T114" style:family="text">
      <style:text-properties/>
    </style:style>
    <style:style style:name="P141" style:family="paragraph" style:parent-style-name="Normal">
      <style:paragraph-properties/>
    </style:style>
    <style:style style:name="T115" style:family="text">
      <style:text-properties style:text-underline-style="solid"/>
    </style:style>
    <style:style style:name="P142" style:family="paragraph" style:parent-style-name="Normal">
      <style:paragraph-properties/>
    </style:style>
    <style:style style:name="T116" style:family="text">
      <style:text-properties/>
    </style:style>
    <style:style style:name="P143" style:family="paragraph" style:parent-style-name="Normal">
      <style:paragraph-properties/>
    </style:style>
    <style:style style:name="T117" style:family="text">
      <style:text-properties/>
    </style:style>
    <style:style style:name="P144" style:family="paragraph" style:parent-style-name="Normal">
      <style:paragraph-properties/>
    </style:style>
    <style:style style:name="T118" style:family="text">
      <style:text-properties/>
    </style:style>
    <style:style style:name="P145" style:family="paragraph" style:parent-style-name="Normal">
      <style:paragraph-properties/>
    </style:style>
    <style:style style:name="T119" style:family="text">
      <style:text-properties/>
    </style:style>
    <style:style style:name="P146" style:family="paragraph" style:parent-style-name="Normal">
      <style:paragraph-properties/>
    </style:style>
    <style:style style:name="T120" style:family="text">
      <style:text-properties/>
    </style:style>
    <style:style style:name="P147" style:family="paragraph" style:parent-style-name="Normal">
      <style:paragraph-properties/>
    </style:style>
    <style:style style:name="T121" style:family="text">
      <style:text-properties/>
    </style:style>
    <style:style style:name="P148" style:family="paragraph" style:parent-style-name="Normal">
      <style:paragraph-properties/>
    </style:style>
    <style:style style:name="T122" style:family="text">
      <style:text-properties/>
    </style:style>
    <style:style style:name="P149" style:family="paragraph" style:parent-style-name="Normal">
      <style:paragraph-properties/>
    </style:style>
    <style:style style:name="T123" style:family="text">
      <style:text-properties/>
    </style:style>
    <style:style style:name="P150" style:family="paragraph" style:parent-style-name="Normal">
      <style:paragraph-properties/>
    </style:style>
    <style:style style:name="T124" style:family="text">
      <style:text-properties/>
    </style:style>
    <style:style style:name="P151" style:family="paragraph" style:parent-style-name="Normal">
      <style:paragraph-properties/>
    </style:style>
    <style:style style:name="T125" style:family="text">
      <style:text-properties/>
    </style:style>
    <style:style style:name="P152" style:family="paragraph" style:parent-style-name="Normal">
      <style:paragraph-properties/>
    </style:style>
    <style:style style:name="T126" style:family="text">
      <style:text-properties style:text-underline-style="solid"/>
    </style:style>
    <style:style style:name="P153" style:family="paragraph" style:parent-style-name="Normal">
      <style:paragraph-properties/>
    </style:style>
    <style:style style:name="T127" style:family="text">
      <style:text-properties/>
    </style:style>
    <style:style style:name="P154" style:family="paragraph" style:parent-style-name="Normal">
      <style:paragraph-properties/>
    </style:style>
    <style:style style:name="T128" style:family="text">
      <style:text-properties/>
    </style:style>
    <style:style style:name="P155" style:family="paragraph" style:parent-style-name="Normal">
      <style:paragraph-properties/>
    </style:style>
    <style:style style:name="T129" style:family="text">
      <style:text-properties/>
    </style:style>
    <style:style style:name="P156" style:family="paragraph" style:parent-style-name="Normal">
      <style:paragraph-properties/>
    </style:style>
    <style:style style:name="T130" style:family="text">
      <style:text-properties/>
    </style:style>
    <style:style style:name="P157" style:family="paragraph" style:parent-style-name="Normal">
      <style:paragraph-properties/>
    </style:style>
    <style:style style:name="T131" style:family="text">
      <style:text-properties/>
    </style:style>
    <style:style style:name="P158" style:family="paragraph" style:parent-style-name="Normal">
      <style:paragraph-properties/>
    </style:style>
    <style:style style:name="T132" style:family="text">
      <style:text-properties/>
    </style:style>
    <style:style style:name="P159" style:family="paragraph" style:parent-style-name="Normal">
      <style:paragraph-properties/>
    </style:style>
    <style:style style:name="T133" style:family="text">
      <style:text-properties/>
    </style:style>
    <style:style style:name="P160" style:family="paragraph" style:parent-style-name="Normal">
      <style:paragraph-properties/>
    </style:style>
    <style:style style:name="T134" style:family="text">
      <style:text-properties/>
    </style:style>
    <style:style style:name="P161" style:family="paragraph" style:parent-style-name="Normal">
      <style:paragraph-properties/>
    </style:style>
    <style:style style:name="T135" style:family="text">
      <style:text-properties/>
    </style:style>
    <style:style style:name="P162" style:family="paragraph" style:parent-style-name="Normal">
      <style:paragraph-properties/>
    </style:style>
    <style:style style:name="T136" style:family="text">
      <style:text-properties/>
    </style:style>
    <style:style style:name="P163" style:family="paragraph" style:parent-style-name="Normal">
      <style:paragraph-properties/>
    </style:style>
    <style:style style:name="T137" style:family="text">
      <style:text-properties/>
    </style:style>
    <style:style style:name="P164" style:family="paragraph" style:parent-style-name="Normal">
      <style:paragraph-properties/>
    </style:style>
    <style:style style:name="T138" style:family="text">
      <style:text-properties/>
    </style:style>
    <style:style style:name="P165" style:family="paragraph" style:parent-style-name="Normal">
      <style:paragraph-properties/>
    </style:style>
    <style:style style:name="T139" style:family="text">
      <style:text-properties/>
    </style:style>
    <style:style style:name="P166" style:family="paragraph" style:parent-style-name="Normal">
      <style:paragraph-properties/>
    </style:style>
    <style:style style:name="T140" style:family="text">
      <style:text-properties/>
    </style:style>
    <style:style style:name="P167" style:family="paragraph" style:parent-style-name="Normal">
      <style:paragraph-properties/>
    </style:style>
    <style:style style:name="T141" style:family="text">
      <style:text-properties/>
    </style:style>
    <style:style style:name="P168" style:family="paragraph" style:parent-style-name="Normal">
      <style:paragraph-properties/>
    </style:style>
    <style:style style:name="T142" style:family="text">
      <style:text-properties style:text-underline-style="solid"/>
    </style:style>
    <style:style style:name="P169" style:family="paragraph" style:parent-style-name="Normal">
      <style:paragraph-properties/>
    </style:style>
    <style:style style:name="T143" style:family="text">
      <style:text-properties/>
    </style:style>
    <style:style style:name="P170" style:family="paragraph" style:parent-style-name="Normal">
      <style:paragraph-properties/>
    </style:style>
    <style:style style:name="T144" style:family="text">
      <style:text-properties/>
    </style:style>
    <style:style style:name="P171" style:family="paragraph" style:parent-style-name="Normal">
      <style:paragraph-properties/>
    </style:style>
    <style:style style:name="T145" style:family="text">
      <style:text-properties/>
    </style:style>
    <style:style style:name="P172" style:family="paragraph" style:parent-style-name="Normal">
      <style:paragraph-properties/>
    </style:style>
    <style:style style:name="T146" style:family="text">
      <style:text-properties/>
    </style:style>
    <style:style style:name="P173" style:family="paragraph" style:parent-style-name="Normal">
      <style:paragraph-properties/>
    </style:style>
    <style:style style:name="T147" style:family="text">
      <style:text-properties/>
    </style:style>
    <style:style style:name="P174" style:family="paragraph" style:parent-style-name="Normal">
      <style:paragraph-properties/>
    </style:style>
    <style:style style:name="T148" style:family="text">
      <style:text-properties/>
    </style:style>
    <style:style style:name="P175" style:family="paragraph" style:parent-style-name="Normal">
      <style:paragraph-properties/>
    </style:style>
    <style:style style:name="T149" style:family="text">
      <style:text-properties/>
    </style:style>
    <style:style style:name="P176" style:family="paragraph" style:parent-style-name="Normal">
      <style:paragraph-properties/>
    </style:style>
    <style:style style:name="T150" style:family="text">
      <style:text-properties fo:font-weight="bold" style:font-weight-asian="bold"/>
    </style:style>
    <style:style style:name="P177" style:family="paragraph" style:parent-style-name="Normal">
      <style:paragraph-properties/>
    </style:style>
    <style:style style:name="T151" style:family="text">
      <style:text-properties style:text-underline-style="solid"/>
    </style:style>
    <style:style style:name="P178" style:family="paragraph" style:parent-style-name="Normal">
      <style:paragraph-properties/>
    </style:style>
    <style:style style:name="T152" style:family="text">
      <style:text-properties fo:font-weight="bold" style:font-weight-asian="bold" style:text-underline-style="solid"/>
    </style:style>
    <style:style style:name="P179" style:family="paragraph" style:parent-style-name="Normal">
      <style:paragraph-properties/>
    </style:style>
    <style:style style:name="T153" style:family="text">
      <style:text-properties fo:font-weight="bold" style:font-weight-asian="bold" style:text-underline-style="solid"/>
    </style:style>
    <style:style style:name="P180" style:family="paragraph" style:parent-style-name="Normal">
      <style:paragraph-properties/>
    </style:style>
    <style:style style:name="T154" style:family="text">
      <style:text-properties/>
    </style:style>
    <style:style style:name="P181" style:family="paragraph" style:parent-style-name="Normal">
      <style:paragraph-properties/>
    </style:style>
    <style:style style:name="T155" style:family="text">
      <style:text-properties/>
    </style:style>
    <style:style style:name="P182" style:family="paragraph" style:parent-style-name="Normal">
      <style:paragraph-properties/>
    </style:style>
    <style:style style:name="T156" style:family="text">
      <style:text-properties/>
    </style:style>
    <style:style style:name="P183" style:family="paragraph" style:parent-style-name="Normal">
      <style:paragraph-properties/>
    </style:style>
    <style:style style:name="T157" style:family="text">
      <style:text-properties/>
    </style:style>
    <style:style style:name="P184" style:family="paragraph" style:parent-style-name="Normal">
      <style:paragraph-properties/>
    </style:style>
    <style:style style:name="T158" style:family="text">
      <style:text-properties/>
    </style:style>
    <style:style style:name="P185" style:family="paragraph" style:parent-style-name="Normal">
      <style:paragraph-properties/>
    </style:style>
    <style:style style:name="T159" style:family="text">
      <style:text-properties/>
    </style:style>
    <style:style style:name="P186" style:family="paragraph" style:parent-style-name="Normal">
      <style:paragraph-properties/>
    </style:style>
    <style:style style:name="T160" style:family="text">
      <style:text-properties/>
    </style:style>
    <style:style style:name="P187" style:family="paragraph" style:parent-style-name="Normal">
      <style:paragraph-properties/>
    </style:style>
    <style:style style:name="T161" style:family="text">
      <style:text-properties/>
    </style:style>
    <style:style style:name="P188" style:family="paragraph" style:parent-style-name="Normal">
      <style:paragraph-properties/>
    </style:style>
    <style:style style:name="T162" style:family="text">
      <style:text-properties/>
    </style:style>
    <style:style style:name="P189" style:family="paragraph" style:parent-style-name="Normal">
      <style:paragraph-properties/>
    </style:style>
    <style:style style:name="T163" style:family="text">
      <style:text-properties/>
    </style:style>
    <style:style style:name="P190" style:family="paragraph" style:parent-style-name="Normal">
      <style:paragraph-properties/>
    </style:style>
    <style:style style:name="T164" style:family="text">
      <style:text-properties/>
    </style:style>
    <style:style style:name="P191" style:family="paragraph" style:parent-style-name="Normal">
      <style:paragraph-properties/>
    </style:style>
    <style:style style:name="T165" style:family="text">
      <style:text-properties/>
    </style:style>
    <style:style style:name="P192" style:family="paragraph" style:parent-style-name="Normal">
      <style:paragraph-properties/>
    </style:style>
    <style:style style:name="T166" style:family="text">
      <style:text-properties/>
    </style:style>
    <style:style style:name="P193" style:family="paragraph" style:parent-style-name="Normal">
      <style:paragraph-properties/>
    </style:style>
    <style:style style:name="T167" style:family="text">
      <style:text-properties/>
    </style:style>
    <style:style style:name="P194" style:family="paragraph" style:parent-style-name="Normal">
      <style:paragraph-properties/>
    </style:style>
    <style:style style:name="T168" style:family="text">
      <style:text-properties/>
    </style:style>
    <style:style style:name="P195" style:family="paragraph" style:parent-style-name="Normal">
      <style:paragraph-properties/>
    </style:style>
    <style:style style:name="T169" style:family="text">
      <style:text-properties fo:font-weight="bold" style:font-weight-asian="bold" style:text-underline-style="solid"/>
    </style:style>
    <style:style style:name="P196" style:family="paragraph" style:parent-style-name="Normal">
      <style:paragraph-properties/>
    </style:style>
    <style:style style:name="T170" style:family="text">
      <style:text-properties fo:font-weight="bold" style:font-weight-asian="bold" style:text-underline-style="solid"/>
    </style:style>
    <style:style style:name="P197" style:family="paragraph" style:parent-style-name="Normal">
      <style:paragraph-properties/>
    </style:style>
    <style:style style:name="T171" style:family="text">
      <style:text-properties fo:font-weight="bold" style:font-weight-asian="bold" style:text-underline-style="solid"/>
    </style:style>
    <style:style style:name="P198" style:family="paragraph" style:parent-style-name="Normal">
      <style:paragraph-properties/>
    </style:style>
    <style:style style:name="T172" style:family="text">
      <style:text-properties/>
    </style:style>
    <style:style style:name="P199" style:family="paragraph" style:parent-style-name="Normal">
      <style:paragraph-properties/>
    </style:style>
    <style:style style:name="T173" style:family="text">
      <style:text-properties/>
    </style:style>
    <style:style style:name="P200" style:family="paragraph" style:parent-style-name="Normal">
      <style:paragraph-properties/>
    </style:style>
    <style:style style:name="T174" style:family="text">
      <style:text-properties/>
    </style:style>
    <style:style style:name="P201" style:family="paragraph" style:parent-style-name="Normal">
      <style:paragraph-properties/>
    </style:style>
    <style:style style:name="T175" style:family="text">
      <style:text-properties/>
    </style:style>
    <style:style style:name="P202" style:family="paragraph" style:parent-style-name="Normal">
      <style:paragraph-properties/>
    </style:style>
    <style:style style:name="T176" style:family="text">
      <style:text-properties/>
    </style:style>
    <style:style style:name="P203" style:family="paragraph" style:parent-style-name="Normal">
      <style:paragraph-properties/>
    </style:style>
    <style:style style:name="T177" style:family="text">
      <style:text-properties/>
    </style:style>
    <style:style style:name="P204" style:family="paragraph" style:parent-style-name="Normal">
      <style:paragraph-properties/>
    </style:style>
    <style:style style:name="T178" style:family="text">
      <style:text-properties/>
    </style:style>
    <style:style style:name="P205" style:family="paragraph" style:parent-style-name="Normal">
      <style:paragraph-properties/>
    </style:style>
    <style:style style:name="T179" style:family="text">
      <style:text-properties/>
    </style:style>
    <style:style style:name="P206" style:family="paragraph" style:parent-style-name="Normal">
      <style:paragraph-properties/>
    </style:style>
    <style:style style:name="T180" style:family="text">
      <style:text-properties/>
    </style:style>
    <style:style style:name="P207" style:family="paragraph" style:parent-style-name="Normal">
      <style:paragraph-properties/>
    </style:style>
    <style:style style:name="T181" style:family="text">
      <style:text-properties/>
    </style:style>
    <style:style style:name="P208" style:family="paragraph" style:parent-style-name="Normal">
      <style:paragraph-properties/>
    </style:style>
    <style:style style:name="T182" style:family="text">
      <style:text-properties/>
    </style:style>
    <style:style style:name="P209" style:family="paragraph" style:parent-style-name="Normal">
      <style:paragraph-properties/>
    </style:style>
    <style:style style:name="T183" style:family="text">
      <style:text-properties/>
    </style:style>
    <style:style style:name="P210" style:family="paragraph" style:parent-style-name="Normal">
      <style:paragraph-properties/>
    </style:style>
    <style:style style:name="T184" style:family="text">
      <style:text-properties/>
    </style:style>
    <style:style style:name="P211" style:family="paragraph" style:parent-style-name="Normal">
      <style:paragraph-properties/>
    </style:style>
    <style:style style:name="T185" style:family="text">
      <style:text-properties/>
    </style:style>
    <style:style style:name="P212" style:family="paragraph" style:parent-style-name="Normal">
      <style:paragraph-properties/>
    </style:style>
    <style:style style:name="T186" style:family="text">
      <style:text-properties/>
    </style:style>
    <style:style style:name="P213" style:family="paragraph" style:parent-style-name="Normal">
      <style:paragraph-properties/>
    </style:style>
    <style:style style:name="T187" style:family="text">
      <style:text-properties/>
    </style:style>
    <style:style style:name="P214" style:family="paragraph" style:parent-style-name="Normal">
      <style:paragraph-properties/>
    </style:style>
    <style:style style:name="T188" style:family="text">
      <style:text-properties/>
    </style:style>
    <style:style style:name="P215" style:family="paragraph" style:parent-style-name="Normal">
      <style:paragraph-properties/>
    </style:style>
    <style:style style:name="T189" style:family="text">
      <style:text-properties/>
    </style:style>
    <style:style style:name="P216" style:family="paragraph" style:parent-style-name="Normal">
      <style:paragraph-properties/>
    </style:style>
    <style:style style:name="T190" style:family="text">
      <style:text-properties/>
    </style:style>
    <style:style style:name="P217" style:family="paragraph" style:parent-style-name="Normal">
      <style:paragraph-properties/>
    </style:style>
    <style:style style:name="T191" style:family="text">
      <style:text-properties/>
    </style:style>
    <style:style style:name="P218" style:family="paragraph" style:parent-style-name="Normal">
      <style:paragraph-properties/>
    </style:style>
    <style:style style:name="T192" style:family="text">
      <style:text-properties style:text-underline-style="solid"/>
    </style:style>
    <style:style style:name="P219" style:family="paragraph" style:parent-style-name="Normal">
      <style:paragraph-properties/>
    </style:style>
    <style:style style:name="T193" style:family="text">
      <style:text-properties/>
    </style:style>
    <style:style style:name="P220" style:family="paragraph" style:parent-style-name="Normal">
      <style:paragraph-properties/>
    </style:style>
    <style:style style:name="T194" style:family="text">
      <style:text-properties/>
    </style:style>
    <style:style style:name="P221" style:family="paragraph" style:parent-style-name="Normal">
      <style:paragraph-properties/>
    </style:style>
    <style:style style:name="T195" style:family="text">
      <style:text-properties/>
    </style:style>
    <style:style style:name="P222" style:family="paragraph" style:parent-style-name="Normal">
      <style:paragraph-properties/>
    </style:style>
    <style:style style:name="T196" style:family="text">
      <style:text-properties/>
    </style:style>
    <style:style style:name="P223" style:family="paragraph" style:parent-style-name="Normal">
      <style:paragraph-properties/>
    </style:style>
    <style:style style:name="T197" style:family="text">
      <style:text-properties/>
    </style:style>
    <style:style style:name="P224" style:family="paragraph" style:parent-style-name="Normal">
      <style:paragraph-properties/>
    </style:style>
    <style:style style:name="T198" style:family="text">
      <style:text-properties/>
    </style:style>
    <style:style style:name="P225" style:family="paragraph" style:parent-style-name="Normal">
      <style:paragraph-properties/>
    </style:style>
    <style:style style:name="T199" style:family="text">
      <style:text-properties fo:font-weight="bold" style:font-weight-asian="bold"/>
    </style:style>
    <style:style style:name="P226" style:family="paragraph" style:parent-style-name="Normal">
      <style:paragraph-properties/>
    </style:style>
    <style:style style:name="T200" style:family="text">
      <style:text-properties style:text-underline-style="solid"/>
    </style:style>
    <style:style style:name="P227" style:family="paragraph" style:parent-style-name="Normal">
      <style:paragraph-properties/>
    </style:style>
    <style:style style:name="T201" style:family="text">
      <style:text-properties/>
    </style:style>
    <style:style style:name="P228" style:family="paragraph" style:parent-style-name="Normal">
      <style:paragraph-properties/>
    </style:style>
    <style:style style:name="T202" style:family="text">
      <style:text-properties/>
    </style:style>
    <style:style style:name="P229" style:family="paragraph" style:parent-style-name="Normal">
      <style:paragraph-properties/>
    </style:style>
    <style:style style:name="T203" style:family="text">
      <style:text-properties/>
    </style:style>
    <style:style style:name="P230" style:family="paragraph" style:parent-style-name="Normal">
      <style:paragraph-properties/>
    </style:style>
    <style:style style:name="T204" style:family="text">
      <style:text-properties fo:font-weight="bold" style:font-weight-asian="bold"/>
    </style:style>
    <style:style style:name="P231" style:family="paragraph" style:parent-style-name="Normal">
      <style:paragraph-properties/>
    </style:style>
    <style:style style:name="T205" style:family="text">
      <style:text-properties/>
    </style:style>
    <style:style style:name="P232" style:family="paragraph" style:parent-style-name="Normal">
      <style:paragraph-properties/>
    </style:style>
    <style:style style:name="T206" style:family="text">
      <style:text-properties/>
    </style:style>
    <style:style style:name="P233" style:family="paragraph" style:parent-style-name="Normal">
      <style:paragraph-properties/>
    </style:style>
    <style:style style:name="T207" style:family="text">
      <style:text-properties/>
    </style:style>
    <style:style style:name="P234" style:family="paragraph" style:parent-style-name="Normal">
      <style:paragraph-properties/>
    </style:style>
    <style:style style:name="T208" style:family="text">
      <style:text-properties/>
    </style:style>
    <style:style style:name="P235" style:family="paragraph" style:parent-style-name="Normal">
      <style:paragraph-properties/>
    </style:style>
    <style:style style:name="T209" style:family="text">
      <style:text-properties/>
    </style:style>
    <style:style style:name="P236" style:family="paragraph" style:parent-style-name="Normal">
      <style:paragraph-properties/>
    </style:style>
    <style:style style:name="T210" style:family="text">
      <style:text-properties/>
    </style:style>
    <style:style style:name="P237" style:family="paragraph" style:parent-style-name="Normal">
      <style:paragraph-properties/>
    </style:style>
    <style:style style:name="T211" style:family="text">
      <style:text-properties/>
    </style:style>
    <style:style style:name="P238" style:family="paragraph" style:parent-style-name="Normal">
      <style:paragraph-properties/>
    </style:style>
    <style:style style:name="T212" style:family="text">
      <style:text-properties/>
    </style:style>
    <style:style style:name="P239" style:family="paragraph" style:parent-style-name="Normal">
      <style:paragraph-properties/>
    </style:style>
    <style:style style:name="T213" style:family="text">
      <style:text-properties/>
    </style:style>
    <style:style style:name="P240" style:family="paragraph" style:parent-style-name="Normal">
      <style:paragraph-properties/>
    </style:style>
    <style:style style:name="T214" style:family="text">
      <style:text-properties/>
    </style:style>
    <style:style style:name="P241" style:family="paragraph" style:parent-style-name="Normal">
      <style:paragraph-properties/>
    </style:style>
    <style:style style:name="T215" style:family="text">
      <style:text-properties/>
    </style:style>
    <style:style style:name="P242" style:family="paragraph" style:parent-style-name="Normal">
      <style:paragraph-properties/>
    </style:style>
    <style:style style:name="T216" style:family="text">
      <style:text-properties/>
    </style:style>
    <style:style style:name="P243" style:family="paragraph" style:parent-style-name="Normal">
      <style:paragraph-properties/>
    </style:style>
    <style:style style:name="T217" style:family="text">
      <style:text-properties/>
    </style:style>
    <style:style style:name="P244" style:family="paragraph" style:parent-style-name="Normal">
      <style:paragraph-properties/>
    </style:style>
    <style:style style:name="T218" style:family="text">
      <style:text-properties/>
    </style:style>
    <style:style style:name="P245" style:family="paragraph" style:parent-style-name="Normal">
      <style:paragraph-properties/>
    </style:style>
    <style:style style:name="T219" style:family="text">
      <style:text-properties/>
    </style:style>
    <style:style style:name="P246" style:family="paragraph" style:parent-style-name="Normal">
      <style:paragraph-properties/>
    </style:style>
    <style:style style:name="T220" style:family="text">
      <style:text-properties/>
    </style:style>
    <style:style style:name="P247" style:family="paragraph" style:parent-style-name="Normal">
      <style:paragraph-properties/>
    </style:style>
    <style:style style:name="T221" style:family="text">
      <style:text-properties/>
    </style:style>
    <style:style style:name="P248" style:family="paragraph" style:parent-style-name="Normal">
      <style:paragraph-properties/>
    </style:style>
    <style:style style:name="T222" style:family="text">
      <style:text-properties/>
    </style:style>
    <style:style style:name="P249" style:family="paragraph" style:parent-style-name="Normal">
      <style:paragraph-properties/>
    </style:style>
    <style:style style:name="T223" style:family="text">
      <style:text-properties/>
    </style:style>
    <style:style style:name="P250" style:family="paragraph" style:parent-style-name="Normal">
      <style:paragraph-properties/>
    </style:style>
    <style:style style:name="T224" style:family="text">
      <style:text-properties/>
    </style:style>
    <style:style style:name="P251" style:family="paragraph" style:parent-style-name="Normal">
      <style:paragraph-properties/>
    </style:style>
    <style:style style:name="T225" style:family="text">
      <style:text-properties/>
    </style:style>
    <style:style style:name="P252" style:family="paragraph" style:parent-style-name="Normal">
      <style:paragraph-properties/>
    </style:style>
    <style:style style:name="T226" style:family="text">
      <style:text-properties fo:font-weight="bold" style:font-weight-asian="bold"/>
    </style:style>
    <style:style style:name="P253" style:family="paragraph" style:parent-style-name="Normal">
      <style:paragraph-properties/>
    </style:style>
    <style:style style:name="T227" style:family="text">
      <style:text-properties style:text-underline-style="solid"/>
    </style:style>
    <style:style style:name="P254" style:family="paragraph" style:parent-style-name="Normal">
      <style:paragraph-properties/>
    </style:style>
    <style:style style:name="T228" style:family="text">
      <style:text-properties/>
    </style:style>
    <style:style style:name="P255" style:family="paragraph" style:parent-style-name="Normal">
      <style:paragraph-properties/>
    </style:style>
    <style:style style:name="T229" style:family="text">
      <style:text-properties/>
    </style:style>
    <style:style style:name="P256" style:family="paragraph" style:parent-style-name="Normal">
      <style:paragraph-properties/>
    </style:style>
    <style:style style:name="T230" style:family="text">
      <style:text-properties/>
    </style:style>
    <style:style style:name="P257" style:family="paragraph" style:parent-style-name="Normal">
      <style:paragraph-properties/>
    </style:style>
    <style:style style:name="T231" style:family="text">
      <style:text-properties/>
    </style:style>
    <style:style style:name="P258" style:family="paragraph" style:parent-style-name="Normal">
      <style:paragraph-properties/>
    </style:style>
    <style:style style:name="T232" style:family="text">
      <style:text-properties style:text-underline-style="solid"/>
    </style:style>
    <style:style style:name="P259" style:family="paragraph" style:parent-style-name="Normal">
      <style:paragraph-properties/>
    </style:style>
    <style:style style:name="T233" style:family="text">
      <style:text-properties/>
    </style:style>
    <style:style style:name="P260" style:family="paragraph" style:parent-style-name="Normal">
      <style:paragraph-properties/>
    </style:style>
    <style:style style:name="T234" style:family="text">
      <style:text-properties style:text-underline-style="solid"/>
    </style:style>
    <style:style style:name="P261" style:family="paragraph" style:parent-style-name="Normal">
      <style:paragraph-properties/>
    </style:style>
    <style:style style:name="T235" style:family="text">
      <style:text-properties/>
    </style:style>
    <style:style style:name="P262" style:family="paragraph" style:parent-style-name="Normal">
      <style:paragraph-properties/>
    </style:style>
    <style:style style:name="T236" style:family="text">
      <style:text-properties fo:font-weight="bold" style:font-weight-asian="bold"/>
    </style:style>
    <style:style style:name="P263" style:family="paragraph" style:parent-style-name="Normal">
      <style:paragraph-properties/>
    </style:style>
    <style:style style:name="T237" style:family="text">
      <style:text-properties style:text-underline-style="solid"/>
    </style:style>
    <style:style style:name="P264" style:family="paragraph" style:parent-style-name="Normal">
      <style:paragraph-properties/>
    </style:style>
    <style:style style:name="T238" style:family="text">
      <style:text-properties/>
    </style:style>
    <style:style style:name="P265" style:family="paragraph" style:parent-style-name="Normal">
      <style:paragraph-properties/>
    </style:style>
    <style:style style:name="T239" style:family="text">
      <style:text-properties/>
    </style:style>
    <style:style style:name="P266" style:family="paragraph" style:parent-style-name="Normal">
      <style:paragraph-properties/>
    </style:style>
    <style:style style:name="T240" style:family="text">
      <style:text-properties/>
    </style:style>
    <style:style style:name="P267" style:family="paragraph" style:parent-style-name="Normal">
      <style:paragraph-properties/>
    </style:style>
    <style:style style:name="T241" style:family="text">
      <style:text-properties/>
    </style:style>
    <style:style style:name="P268" style:family="paragraph" style:parent-style-name="Normal">
      <style:paragraph-properties/>
    </style:style>
    <style:style style:name="T242" style:family="text">
      <style:text-properties fo:font-weight="bold" style:font-weight-asian="bold"/>
    </style:style>
    <style:style style:name="P269" style:family="paragraph" style:parent-style-name="Normal">
      <style:paragraph-properties/>
    </style:style>
    <style:style style:name="T243" style:family="text">
      <style:text-properties style:text-underline-style="solid"/>
    </style:style>
    <style:style style:name="P270" style:family="paragraph" style:parent-style-name="Normal">
      <style:paragraph-properties/>
    </style:style>
    <style:style style:name="T244" style:family="text">
      <style:text-properties/>
    </style:style>
    <style:style style:name="P271" style:family="paragraph" style:parent-style-name="Normal">
      <style:paragraph-properties/>
    </style:style>
    <style:style style:name="T245" style:family="text">
      <style:text-properties/>
    </style:style>
    <style:style style:name="P272" style:family="paragraph" style:parent-style-name="Normal">
      <style:paragraph-properties/>
    </style:style>
    <style:style style:name="T246" style:family="text">
      <style:text-properties/>
    </style:style>
    <style:style style:name="P273" style:family="paragraph" style:parent-style-name="Normal">
      <style:paragraph-properties/>
    </style:style>
    <style:style style:name="T247" style:family="text">
      <style:text-properties/>
    </style:style>
    <style:style style:name="P274" style:family="paragraph" style:parent-style-name="Normal">
      <style:paragraph-properties/>
    </style:style>
    <style:style style:name="T248" style:family="text">
      <style:text-properties/>
    </style:style>
    <style:style style:name="P275" style:family="paragraph" style:parent-style-name="Normal">
      <style:paragraph-properties/>
    </style:style>
    <style:style style:name="T249" style:family="text">
      <style:text-properties/>
    </style:style>
    <style:style style:name="P276" style:family="paragraph" style:parent-style-name="Normal">
      <style:paragraph-properties/>
    </style:style>
    <style:style style:name="T250" style:family="text">
      <style:text-properties/>
    </style:style>
    <style:style style:name="P277" style:family="paragraph" style:parent-style-name="Normal">
      <style:paragraph-properties/>
    </style:style>
    <style:style style:name="T251" style:family="text">
      <style:text-properties/>
    </style:style>
    <style:style style:name="P278" style:family="paragraph" style:parent-style-name="Normal">
      <style:paragraph-properties/>
    </style:style>
    <style:style style:name="T252" style:family="text">
      <style:text-properties/>
    </style:style>
    <style:style style:name="P279" style:family="paragraph" style:parent-style-name="Normal">
      <style:paragraph-properties/>
    </style:style>
    <style:style style:name="T253" style:family="text">
      <style:text-properties fo:font-weight="bold" style:font-weight-asian="bold"/>
    </style:style>
    <style:style style:name="P280" style:family="paragraph" style:parent-style-name="Normal">
      <style:paragraph-properties/>
    </style:style>
    <style:style style:name="T254" style:family="text">
      <style:text-properties style:text-underline-style="solid"/>
    </style:style>
    <style:style style:name="P281" style:family="paragraph" style:parent-style-name="Normal">
      <style:paragraph-properties/>
    </style:style>
    <style:style style:name="T255" style:family="text">
      <style:text-properties/>
    </style:style>
    <style:style style:name="P282" style:family="paragraph" style:parent-style-name="Normal">
      <style:paragraph-properties/>
    </style:style>
    <style:style style:name="T256" style:family="text">
      <style:text-properties fo:font-weight="bold" style:font-weight-asian="bold"/>
    </style:style>
    <style:style style:name="P283" style:family="paragraph" style:parent-style-name="Normal">
      <style:paragraph-properties/>
    </style:style>
    <style:style style:name="T257" style:family="text">
      <style:text-properties style:text-underline-style="solid"/>
    </style:style>
    <style:style style:name="P284" style:family="paragraph" style:parent-style-name="Normal">
      <style:paragraph-properties/>
    </style:style>
    <style:style style:name="T258" style:family="text">
      <style:text-properties/>
    </style:style>
    <style:style style:name="P285" style:family="paragraph" style:parent-style-name="Normal">
      <style:paragraph-properties/>
    </style:style>
    <style:style style:name="T259" style:family="text">
      <style:text-properties fo:font-weight="bold" style:font-weight-asian="bold"/>
    </style:style>
    <style:style style:name="P286" style:family="paragraph" style:parent-style-name="Normal">
      <style:paragraph-properties/>
    </style:style>
    <style:style style:name="T260" style:family="text">
      <style:text-properties style:text-underline-style="solid"/>
    </style:style>
    <style:style style:name="P287" style:family="paragraph" style:parent-style-name="Normal">
      <style:paragraph-properties/>
    </style:style>
    <style:style style:name="T261" style:family="text">
      <style:text-properties/>
    </style:style>
    <style:style style:name="P288" style:family="paragraph" style:parent-style-name="Normal">
      <style:paragraph-properties/>
    </style:style>
    <style:style style:name="T262" style:family="text">
      <style:text-properties fo:font-weight="bold" style:font-weight-asian="bold"/>
    </style:style>
    <style:style style:name="P289" style:family="paragraph" style:parent-style-name="Normal">
      <style:paragraph-properties/>
    </style:style>
    <style:style style:name="T263" style:family="text">
      <style:text-properties/>
    </style:style>
    <style:style style:name="P290" style:family="paragraph" style:parent-style-name="Normal">
      <style:paragraph-properties/>
    </style:style>
    <style:style style:name="T264" style:family="text">
      <style:text-properties/>
    </style:style>
    <style:style style:name="P291" style:family="paragraph" style:parent-style-name="Normal">
      <style:paragraph-properties/>
    </style:style>
    <style:style style:name="T265" style:family="text">
      <style:text-properties/>
    </style:style>
    <style:style style:name="P292" style:family="paragraph" style:parent-style-name="Normal">
      <style:paragraph-properties/>
    </style:style>
    <style:style style:name="T266" style:family="text">
      <style:text-properties fo:font-weight="bold" style:font-weight-asian="bold"/>
    </style:style>
    <style:style style:name="P293" style:family="paragraph" style:parent-style-name="Normal">
      <style:paragraph-properties/>
    </style:style>
    <style:style style:name="T267" style:family="text">
      <style:text-properties style:text-underline-style="solid"/>
    </style:style>
    <style:style style:name="P294" style:family="paragraph" style:parent-style-name="Normal">
      <style:paragraph-properties/>
    </style:style>
    <style:style style:name="T268" style:family="text">
      <style:text-properties/>
    </style:style>
    <style:style style:name="P295" style:family="paragraph" style:parent-style-name="Normal">
      <style:paragraph-properties/>
    </style:style>
    <style:style style:name="T269" style:family="text">
      <style:text-properties/>
    </style:style>
    <style:style style:name="P296" style:family="paragraph" style:parent-style-name="Normal">
      <style:paragraph-properties/>
    </style:style>
    <style:style style:name="T270" style:family="text">
      <style:text-properties/>
    </style:style>
    <style:style style:name="P297" style:family="paragraph" style:parent-style-name="Normal">
      <style:paragraph-properties/>
    </style:style>
    <style:style style:name="T271" style:family="text">
      <style:text-properties/>
    </style:style>
    <style:style style:name="P298" style:family="paragraph" style:parent-style-name="Normal">
      <style:paragraph-properties/>
    </style:style>
    <style:style style:name="T272" style:family="text">
      <style:text-properties/>
    </style:style>
    <style:style style:name="P299" style:family="paragraph" style:parent-style-name="Normal">
      <style:paragraph-properties/>
    </style:style>
    <style:style style:name="T273" style:family="text">
      <style:text-properties/>
    </style:style>
    <style:style style:name="P300" style:family="paragraph" style:parent-style-name="Normal">
      <style:paragraph-properties/>
    </style:style>
    <style:style style:name="T274" style:family="text">
      <style:text-properties/>
    </style:style>
    <style:style style:name="P301" style:family="paragraph" style:parent-style-name="Normal">
      <style:paragraph-properties/>
    </style:style>
    <style:style style:name="T275" style:family="text">
      <style:text-properties/>
    </style:style>
    <style:style style:name="P302" style:family="paragraph" style:parent-style-name="Normal">
      <style:paragraph-properties/>
    </style:style>
    <style:style style:name="T276" style:family="text">
      <style:text-properties style:text-underline-style="solid"/>
    </style:style>
    <style:style style:name="P303" style:family="paragraph" style:parent-style-name="Normal">
      <style:paragraph-properties/>
    </style:style>
    <style:style style:name="T277" style:family="text">
      <style:text-properties/>
    </style:style>
    <style:style style:name="P304" style:family="paragraph" style:parent-style-name="Normal">
      <style:paragraph-properties/>
    </style:style>
    <style:style style:name="T278" style:family="text">
      <style:text-properties fo:font-weight="bold" style:font-weight-asian="bold"/>
    </style:style>
    <style:style style:name="P305" style:family="paragraph" style:parent-style-name="Normal">
      <style:paragraph-properties/>
    </style:style>
    <style:style style:name="T279" style:family="text">
      <style:text-properties style:text-underline-style="solid"/>
    </style:style>
    <style:style style:name="P306" style:family="paragraph" style:parent-style-name="Normal">
      <style:paragraph-properties/>
    </style:style>
    <style:style style:name="T280" style:family="text">
      <style:text-properties/>
    </style:style>
    <style:style style:name="P307" style:family="paragraph" style:parent-style-name="Normal">
      <style:paragraph-properties/>
    </style:style>
    <style:style style:name="T281" style:family="text">
      <style:text-properties/>
    </style:style>
    <style:style style:name="P308" style:family="paragraph" style:parent-style-name="Normal">
      <style:paragraph-properties/>
    </style:style>
    <style:style style:name="T282" style:family="text">
      <style:text-properties fo:font-weight="bold" style:font-weight-asian="bold"/>
    </style:style>
    <style:style style:name="P309" style:family="paragraph" style:parent-style-name="Normal">
      <style:paragraph-properties/>
    </style:style>
    <style:style style:name="T283" style:family="text">
      <style:text-properties style:text-underline-style="solid"/>
    </style:style>
    <style:style style:name="P310" style:family="paragraph" style:parent-style-name="Normal">
      <style:paragraph-properties/>
    </style:style>
    <style:style style:name="T284" style:family="text">
      <style:text-properties/>
    </style:style>
    <style:style style:name="P311" style:family="paragraph" style:parent-style-name="Normal">
      <style:paragraph-properties/>
    </style:style>
    <style:style style:name="T285" style:family="text">
      <style:text-properties/>
    </style:style>
    <style:style style:name="P312" style:family="paragraph" style:parent-style-name="Normal">
      <style:paragraph-properties/>
    </style:style>
    <style:style style:name="T286" style:family="text">
      <style:text-properties/>
    </style:style>
    <style:style style:name="P313" style:family="paragraph" style:parent-style-name="Normal">
      <style:paragraph-properties/>
    </style:style>
    <style:style style:name="T287" style:family="text">
      <style:text-properties fo:font-weight="bold" style:font-weight-asian="bold"/>
    </style:style>
    <style:style style:name="P314" style:family="paragraph" style:parent-style-name="Normal">
      <style:paragraph-properties/>
    </style:style>
    <style:style style:name="T288" style:family="text">
      <style:text-properties/>
    </style:style>
    <style:style style:name="P315" style:family="paragraph" style:parent-style-name="Normal">
      <style:paragraph-properties/>
    </style:style>
    <style:style style:name="T289" style:family="text">
      <style:text-properties/>
    </style:style>
    <style:style style:name="P316" style:family="paragraph" style:parent-style-name="Normal">
      <style:paragraph-properties/>
    </style:style>
    <style:style style:name="T290" style:family="text">
      <style:text-properties/>
    </style:style>
    <style:style style:name="P317" style:family="paragraph" style:parent-style-name="Normal">
      <style:paragraph-properties/>
    </style:style>
    <style:style style:name="T291" style:family="text">
      <style:text-properties/>
    </style:style>
    <style:style style:name="P318" style:family="paragraph" style:parent-style-name="Normal">
      <style:paragraph-properties/>
    </style:style>
    <style:style style:name="T292" style:family="text">
      <style:text-properties/>
    </style:style>
    <style:style style:name="P319" style:family="paragraph" style:parent-style-name="Normal">
      <style:paragraph-properties/>
    </style:style>
    <style:style style:name="T293" style:family="text">
      <style:text-properties fo:font-weight="bold" style:font-weight-asian="bold"/>
    </style:style>
    <style:style style:name="P320" style:family="paragraph" style:parent-style-name="Normal">
      <style:paragraph-properties/>
    </style:style>
    <style:style style:name="T294" style:family="text">
      <style:text-properties style:text-underline-style="solid"/>
    </style:style>
    <style:style style:name="P321" style:family="paragraph" style:parent-style-name="Normal">
      <style:paragraph-properties/>
    </style:style>
    <style:style style:name="T295" style:family="text">
      <style:text-properties/>
    </style:style>
    <style:style style:name="P322" style:family="paragraph" style:parent-style-name="Normal">
      <style:paragraph-properties/>
    </style:style>
    <style:style style:name="T296" style:family="text">
      <style:text-properties/>
    </style:style>
    <style:style style:name="P323" style:family="paragraph" style:parent-style-name="Normal">
      <style:paragraph-properties/>
    </style:style>
    <style:style style:name="T297" style:family="text">
      <style:text-properties/>
    </style:style>
    <style:style style:name="P324" style:family="paragraph" style:parent-style-name="Normal">
      <style:paragraph-properties/>
    </style:style>
    <style:style style:name="T298" style:family="text">
      <style:text-properties/>
    </style:style>
    <style:style style:name="P325" style:family="paragraph" style:parent-style-name="Normal">
      <style:paragraph-properties/>
    </style:style>
    <style:style style:name="T299" style:family="text">
      <style:text-properties/>
    </style:style>
    <style:style style:name="P326" style:family="paragraph" style:parent-style-name="Normal">
      <style:paragraph-properties/>
    </style:style>
    <style:style style:name="T300" style:family="text">
      <style:text-properties/>
    </style:style>
    <style:style style:name="P327" style:family="paragraph" style:parent-style-name="Normal">
      <style:paragraph-properties/>
    </style:style>
    <style:style style:name="T301" style:family="text">
      <style:text-properties/>
    </style:style>
    <style:style style:name="P328" style:family="paragraph" style:parent-style-name="Normal">
      <style:paragraph-properties/>
    </style:style>
    <style:style style:name="T302" style:family="text">
      <style:text-properties/>
    </style:style>
    <style:style style:name="P329" style:family="paragraph" style:parent-style-name="Normal">
      <style:paragraph-properties/>
    </style:style>
    <style:style style:name="T303" style:family="text">
      <style:text-properties/>
    </style:style>
    <style:style style:name="P330" style:family="paragraph" style:parent-style-name="Normal">
      <style:paragraph-properties/>
    </style:style>
    <style:style style:name="T304" style:family="text">
      <style:text-properties style:text-underline-style="solid"/>
    </style:style>
    <style:style style:name="P331" style:family="paragraph" style:parent-style-name="Normal">
      <style:paragraph-properties/>
    </style:style>
    <style:style style:name="T305" style:family="text">
      <style:text-properties/>
    </style:style>
    <style:style style:name="P332" style:family="paragraph" style:parent-style-name="Normal">
      <style:paragraph-properties/>
    </style:style>
    <style:style style:name="T306" style:family="text">
      <style:text-properties fo:font-weight="bold" style:font-weight-asian="bold"/>
    </style:style>
    <style:style style:name="P333" style:family="paragraph" style:parent-style-name="Normal">
      <style:paragraph-properties/>
    </style:style>
    <style:style style:name="T307" style:family="text">
      <style:text-properties style:text-underline-style="solid"/>
    </style:style>
    <style:style style:name="P334" style:family="paragraph" style:parent-style-name="Normal">
      <style:paragraph-properties/>
    </style:style>
    <style:style style:name="T308" style:family="text">
      <style:text-properties/>
    </style:style>
    <style:style style:name="P335" style:family="paragraph" style:parent-style-name="Normal">
      <style:paragraph-properties/>
    </style:style>
    <style:style style:name="T309" style:family="text">
      <style:text-properties/>
    </style:style>
    <style:style style:name="P336" style:family="paragraph" style:parent-style-name="Normal">
      <style:paragraph-properties/>
    </style:style>
    <style:style style:name="T310" style:family="text">
      <style:text-properties/>
    </style:style>
    <style:style style:name="P337" style:family="paragraph" style:parent-style-name="Normal">
      <style:paragraph-properties/>
    </style:style>
    <style:style style:name="T311" style:family="text">
      <style:text-properties/>
    </style:style>
    <style:style style:name="P338" style:family="paragraph" style:parent-style-name="Normal">
      <style:paragraph-properties/>
    </style:style>
    <style:style style:name="T312" style:family="text">
      <style:text-properties/>
    </style:style>
    <style:style style:name="P339" style:family="paragraph" style:parent-style-name="Normal">
      <style:paragraph-properties/>
    </style:style>
    <style:style style:name="T313" style:family="text">
      <style:text-properties fo:font-weight="bold" style:font-weight-asian="bold"/>
    </style:style>
    <style:style style:name="P340" style:family="paragraph" style:parent-style-name="Normal">
      <style:paragraph-properties/>
    </style:style>
    <style:style style:name="T314" style:family="text">
      <style:text-properties style:text-underline-style="solid"/>
    </style:style>
    <style:style style:name="P341" style:family="paragraph" style:parent-style-name="Normal">
      <style:paragraph-properties/>
    </style:style>
    <style:style style:name="T315" style:family="text">
      <style:text-properties/>
    </style:style>
    <style:style style:name="P342" style:family="paragraph" style:parent-style-name="Normal">
      <style:paragraph-properties/>
    </style:style>
    <style:style style:name="T316" style:family="text">
      <style:text-properties/>
    </style:style>
    <style:style style:name="P343" style:family="paragraph" style:parent-style-name="Normal">
      <style:paragraph-properties/>
    </style:style>
    <style:style style:name="T317" style:family="text">
      <style:text-properties/>
    </style:style>
    <style:style style:name="P344" style:family="paragraph" style:parent-style-name="Normal">
      <style:paragraph-properties/>
    </style:style>
    <style:style style:name="T318" style:family="text">
      <style:text-properties/>
    </style:style>
    <style:style style:name="P345" style:family="paragraph" style:parent-style-name="Normal">
      <style:paragraph-properties/>
    </style:style>
    <style:style style:name="T319" style:family="text">
      <style:text-properties/>
    </style:style>
    <style:style style:name="P346" style:family="paragraph" style:parent-style-name="Normal">
      <style:paragraph-properties/>
    </style:style>
    <style:style style:name="T320" style:family="text">
      <style:text-properties/>
    </style:style>
    <style:style style:name="P347" style:family="paragraph" style:parent-style-name="Normal">
      <style:paragraph-properties/>
    </style:style>
    <style:style style:name="T321" style:family="text">
      <style:text-properties/>
    </style:style>
    <style:style style:name="P348" style:family="paragraph" style:parent-style-name="Normal">
      <style:paragraph-properties/>
    </style:style>
    <style:style style:name="T322" style:family="text">
      <style:text-properties/>
    </style:style>
    <style:style style:name="P349" style:family="paragraph" style:parent-style-name="Normal">
      <style:paragraph-properties/>
    </style:style>
    <style:style style:name="T323" style:family="text">
      <style:text-properties/>
    </style:style>
    <style:style style:name="P350" style:family="paragraph" style:parent-style-name="Normal">
      <style:paragraph-properties/>
    </style:style>
    <style:style style:name="T324" style:family="text">
      <style:text-properties/>
    </style:style>
    <style:style style:name="P351" style:family="paragraph" style:parent-style-name="Normal">
      <style:paragraph-properties/>
    </style:style>
    <style:style style:name="T325" style:family="text">
      <style:text-properties/>
    </style:style>
    <style:style style:name="P352" style:family="paragraph" style:parent-style-name="Normal">
      <style:paragraph-properties/>
    </style:style>
    <style:style style:name="T326" style:family="text">
      <style:text-properties fo:font-weight="bold" style:font-weight-asian="bold"/>
    </style:style>
    <style:style style:name="P353" style:family="paragraph" style:parent-style-name="Normal">
      <style:paragraph-properties/>
    </style:style>
    <style:style style:name="T327" style:family="text">
      <style:text-properties style:text-underline-style="solid"/>
    </style:style>
    <style:style style:name="P354" style:family="paragraph" style:parent-style-name="Normal">
      <style:paragraph-properties/>
    </style:style>
    <style:style style:name="T328" style:family="text">
      <style:text-properties/>
    </style:style>
    <style:style style:name="P355" style:family="paragraph" style:parent-style-name="Normal">
      <style:paragraph-properties/>
    </style:style>
    <style:style style:name="T329" style:family="text">
      <style:text-properties/>
    </style:style>
    <style:style style:name="P356" style:family="paragraph" style:parent-style-name="Normal">
      <style:paragraph-properties/>
    </style:style>
    <style:style style:name="T330" style:family="text">
      <style:text-properties fo:font-weight="bold" style:font-weight-asian="bold"/>
    </style:style>
    <style:style style:name="P357" style:family="paragraph" style:parent-style-name="Normal">
      <style:paragraph-properties/>
    </style:style>
    <style:style style:name="T331" style:family="text">
      <style:text-properties style:text-underline-style="solid"/>
    </style:style>
    <style:style style:name="P358" style:family="paragraph" style:parent-style-name="Normal">
      <style:paragraph-properties/>
    </style:style>
    <style:style style:name="T332" style:family="text">
      <style:text-properties/>
    </style:style>
    <style:style style:name="P359" style:family="paragraph" style:parent-style-name="Normal">
      <style:paragraph-properties/>
    </style:style>
    <style:style style:name="T333" style:family="text">
      <style:text-properties/>
    </style:style>
    <style:style style:name="P360" style:family="paragraph" style:parent-style-name="Normal">
      <style:paragraph-properties/>
    </style:style>
    <style:style style:name="T334" style:family="text">
      <style:text-properties/>
    </style:style>
    <style:style style:name="P361" style:family="paragraph" style:parent-style-name="Normal">
      <style:paragraph-properties/>
    </style:style>
    <style:style style:name="T335" style:family="text">
      <style:text-properties fo:font-weight="bold" style:font-weight-asian="bold"/>
    </style:style>
    <style:style style:name="P362" style:family="paragraph" style:parent-style-name="Normal">
      <style:paragraph-properties/>
    </style:style>
    <style:style style:name="T336" style:family="text">
      <style:text-properties style:text-underline-style="solid"/>
    </style:style>
    <style:style style:name="P363" style:family="paragraph" style:parent-style-name="Normal">
      <style:paragraph-properties/>
    </style:style>
    <style:style style:name="T337" style:family="text">
      <style:text-properties/>
    </style:style>
    <style:style style:name="P364" style:family="paragraph" style:parent-style-name="Normal">
      <style:paragraph-properties/>
    </style:style>
    <style:style style:name="T338" style:family="text">
      <style:text-properties/>
    </style:style>
    <style:style style:name="P365" style:family="paragraph" style:parent-style-name="Normal">
      <style:paragraph-properties/>
    </style:style>
    <style:style style:name="T339" style:family="text">
      <style:text-properties style:text-underline-style="solid"/>
    </style:style>
    <style:style style:name="P366" style:family="paragraph" style:parent-style-name="Normal">
      <style:paragraph-properties/>
    </style:style>
    <style:style style:name="T340" style:family="text">
      <style:text-properties/>
    </style:style>
    <style:style style:name="P367" style:family="paragraph" style:parent-style-name="Normal">
      <style:paragraph-properties/>
    </style:style>
    <style:style style:name="T341" style:family="text">
      <style:text-properties/>
    </style:style>
    <style:style style:name="P368" style:family="paragraph" style:parent-style-name="Normal">
      <style:paragraph-properties/>
    </style:style>
    <style:style style:name="T342" style:family="text">
      <style:text-properties/>
    </style:style>
    <style:style style:name="P369" style:family="paragraph" style:parent-style-name="Normal">
      <style:paragraph-properties/>
    </style:style>
    <style:style style:name="T343" style:family="text">
      <style:text-properties fo:font-weight="bold" style:font-weight-asian="bold"/>
    </style:style>
    <style:style style:name="P370" style:family="paragraph" style:parent-style-name="Normal">
      <style:paragraph-properties/>
    </style:style>
    <style:style style:name="T344" style:family="text">
      <style:text-properties style:text-underline-style="solid"/>
    </style:style>
    <style:style style:name="P371" style:family="paragraph" style:parent-style-name="Normal">
      <style:paragraph-properties/>
    </style:style>
    <style:style style:name="T345" style:family="text">
      <style:text-properties/>
    </style:style>
    <style:style style:name="P372" style:family="paragraph" style:parent-style-name="Normal">
      <style:paragraph-properties/>
    </style:style>
    <style:style style:name="T346" style:family="text">
      <style:text-properties/>
    </style:style>
    <style:style style:name="P373" style:family="paragraph" style:parent-style-name="Normal">
      <style:paragraph-properties/>
    </style:style>
    <style:style style:name="T347" style:family="text">
      <style:text-properties style:text-underline-style="solid"/>
    </style:style>
    <style:style style:name="P374" style:family="paragraph" style:parent-style-name="Normal">
      <style:paragraph-properties/>
    </style:style>
    <style:style style:name="T348" style:family="text">
      <style:text-properties/>
    </style:style>
    <style:style style:name="P375" style:family="paragraph" style:parent-style-name="Normal">
      <style:paragraph-properties/>
    </style:style>
    <style:style style:name="T349" style:family="text">
      <style:text-properties/>
    </style:style>
    <style:style style:name="P376" style:family="paragraph" style:parent-style-name="Normal">
      <style:paragraph-properties/>
    </style:style>
    <style:style style:name="T350" style:family="text">
      <style:text-properties/>
    </style:style>
    <style:style style:name="P377" style:family="paragraph" style:parent-style-name="Normal">
      <style:paragraph-properties/>
    </style:style>
    <style:style style:name="T351" style:family="text">
      <style:text-properties/>
    </style:style>
    <style:style style:name="P378" style:family="paragraph" style:parent-style-name="Normal">
      <style:paragraph-properties/>
    </style:style>
    <style:style style:name="T352" style:family="text">
      <style:text-properties/>
    </style:style>
    <style:style style:name="P379" style:family="paragraph" style:parent-style-name="Normal">
      <style:paragraph-properties/>
    </style:style>
    <style:style style:name="T353" style:family="text">
      <style:text-properties/>
    </style:style>
    <style:style style:name="P380" style:family="paragraph" style:parent-style-name="Normal">
      <style:paragraph-properties/>
    </style:style>
    <style:style style:name="T354" style:family="text">
      <style:text-properties/>
    </style:style>
    <style:style style:name="P381" style:family="paragraph" style:parent-style-name="Normal">
      <style:paragraph-properties/>
    </style:style>
    <style:style style:name="T355" style:family="text">
      <style:text-properties/>
    </style:style>
    <style:style style:name="P382" style:family="paragraph" style:parent-style-name="Normal">
      <style:paragraph-properties/>
    </style:style>
    <style:style style:name="T356" style:family="text">
      <style:text-properties/>
    </style:style>
    <style:style style:name="P383" style:family="paragraph" style:parent-style-name="Normal">
      <style:paragraph-properties/>
    </style:style>
    <style:style style:name="T357" style:family="text">
      <style:text-properties/>
    </style:style>
    <style:style style:name="P384" style:family="paragraph" style:parent-style-name="Normal">
      <style:paragraph-properties/>
    </style:style>
    <style:style style:name="T358" style:family="text">
      <style:text-properties/>
    </style:style>
    <style:style style:name="P385" style:family="paragraph" style:parent-style-name="Normal">
      <style:paragraph-properties/>
    </style:style>
    <style:style style:name="T359" style:family="text">
      <style:text-properties style:text-underline-style="solid"/>
    </style:style>
    <style:style style:name="P386" style:family="paragraph" style:parent-style-name="Normal">
      <style:paragraph-properties/>
    </style:style>
    <style:style style:name="T360" style:family="text">
      <style:text-properties/>
    </style:style>
    <style:style style:name="P387" style:family="paragraph" style:parent-style-name="Normal">
      <style:paragraph-properties/>
    </style:style>
    <style:style style:name="T361" style:family="text">
      <style:text-properties/>
    </style:style>
    <style:style style:name="P388" style:family="paragraph" style:parent-style-name="Normal">
      <style:paragraph-properties/>
    </style:style>
    <style:style style:name="T362" style:family="text">
      <style:text-properties/>
    </style:style>
    <style:style style:name="P389" style:family="paragraph" style:parent-style-name="Normal">
      <style:paragraph-properties/>
    </style:style>
    <style:style style:name="T363" style:family="text">
      <style:text-properties/>
    </style:style>
    <style:style style:name="P390" style:family="paragraph" style:parent-style-name="Normal">
      <style:paragraph-properties/>
    </style:style>
    <style:style style:name="T364" style:family="text">
      <style:text-properties/>
    </style:style>
    <style:style style:name="P391" style:family="paragraph" style:parent-style-name="Normal">
      <style:paragraph-properties/>
    </style:style>
    <style:style style:name="T365" style:family="text">
      <style:text-properties/>
    </style:style>
    <style:style style:name="P392" style:family="paragraph" style:parent-style-name="Normal">
      <style:paragraph-properties/>
    </style:style>
    <style:style style:name="T366" style:family="text">
      <style:text-properties/>
    </style:style>
    <style:style style:name="P393" style:family="paragraph" style:parent-style-name="Normal">
      <style:paragraph-properties/>
    </style:style>
    <style:style style:name="T367" style:family="text">
      <style:text-properties/>
    </style:style>
    <style:style style:name="P394" style:family="paragraph" style:parent-style-name="Normal">
      <style:paragraph-properties/>
    </style:style>
    <style:style style:name="T368" style:family="text">
      <style:text-properties/>
    </style:style>
    <style:style style:name="P395" style:family="paragraph" style:parent-style-name="Normal">
      <style:paragraph-properties/>
    </style:style>
    <style:style style:name="T369" style:family="text">
      <style:text-properties/>
    </style:style>
    <style:style style:name="P396" style:family="paragraph" style:parent-style-name="Normal">
      <style:paragraph-properties/>
    </style:style>
    <style:style style:name="T370" style:family="text">
      <style:text-properties fo:font-weight="bold" style:font-weight-asian="bold"/>
    </style:style>
    <style:style style:name="P397" style:family="paragraph" style:parent-style-name="Normal">
      <style:paragraph-properties/>
    </style:style>
    <style:style style:name="T371" style:family="text">
      <style:text-properties style:text-underline-style="solid"/>
    </style:style>
    <style:style style:name="P398" style:family="paragraph" style:parent-style-name="Normal">
      <style:paragraph-properties/>
    </style:style>
    <style:style style:name="T372" style:family="text">
      <style:text-properties/>
    </style:style>
    <style:style style:name="P399" style:family="paragraph" style:parent-style-name="Normal">
      <style:paragraph-properties/>
    </style:style>
    <style:style style:name="T373" style:family="text">
      <style:text-properties/>
    </style:style>
    <style:style style:name="P400" style:family="paragraph" style:parent-style-name="Normal">
      <style:paragraph-properties/>
    </style:style>
    <style:style style:name="T374" style:family="text">
      <style:text-properties/>
    </style:style>
    <style:style style:name="P401" style:family="paragraph" style:parent-style-name="Normal">
      <style:paragraph-properties/>
    </style:style>
    <style:style style:name="T375" style:family="text">
      <style:text-properties/>
    </style:style>
    <style:style style:name="P402" style:family="paragraph" style:parent-style-name="Normal">
      <style:paragraph-properties/>
    </style:style>
    <style:style style:name="T376" style:family="text">
      <style:text-properties/>
    </style:style>
    <style:style style:name="P403" style:family="paragraph" style:parent-style-name="Normal">
      <style:paragraph-properties/>
    </style:style>
    <style:style style:name="T377" style:family="text">
      <style:text-properties/>
    </style:style>
    <style:style style:name="P404" style:family="paragraph" style:parent-style-name="Normal">
      <style:paragraph-properties/>
    </style:style>
    <style:style style:name="T378" style:family="text">
      <style:text-properties/>
    </style:style>
    <style:style style:name="P405" style:family="paragraph" style:parent-style-name="Normal">
      <style:paragraph-properties/>
    </style:style>
    <style:style style:name="T379" style:family="text">
      <style:text-properties/>
    </style:style>
    <style:style style:name="P406" style:family="paragraph" style:parent-style-name="Normal">
      <style:paragraph-properties/>
    </style:style>
    <style:style style:name="T380" style:family="text">
      <style:text-properties/>
    </style:style>
    <style:style style:name="P407" style:family="paragraph" style:parent-style-name="Normal">
      <style:paragraph-properties/>
    </style:style>
    <style:style style:name="T381" style:family="text">
      <style:text-properties/>
    </style:style>
    <style:style style:name="P408" style:family="paragraph" style:parent-style-name="Normal">
      <style:paragraph-properties/>
    </style:style>
    <style:style style:name="T382" style:family="text">
      <style:text-properties/>
    </style:style>
    <style:style style:name="P409" style:family="paragraph" style:parent-style-name="Normal">
      <style:paragraph-properties/>
    </style:style>
    <style:style style:name="T383" style:family="text">
      <style:text-properties style:text-underline-style="solid"/>
    </style:style>
    <style:style style:name="P410" style:family="paragraph" style:parent-style-name="Normal">
      <style:paragraph-properties/>
    </style:style>
    <style:style style:name="T384" style:family="text">
      <style:text-properties/>
    </style:style>
    <style:style style:name="P411" style:family="paragraph" style:parent-style-name="Normal">
      <style:paragraph-properties/>
    </style:style>
    <style:style style:name="T385" style:family="text">
      <style:text-properties fo:font-weight="bold" style:font-weight-asian="bold"/>
    </style:style>
    <style:style style:name="P412" style:family="paragraph" style:parent-style-name="Normal">
      <style:paragraph-properties/>
    </style:style>
    <style:style style:name="T386" style:family="text">
      <style:text-properties style:text-underline-style="solid"/>
    </style:style>
    <style:style style:name="P413" style:family="paragraph" style:parent-style-name="Normal">
      <style:paragraph-properties/>
    </style:style>
    <style:style style:name="T387" style:family="text">
      <style:text-properties/>
    </style:style>
    <style:style style:name="P414" style:family="paragraph" style:parent-style-name="Normal">
      <style:paragraph-properties/>
    </style:style>
    <style:style style:name="T388" style:family="text">
      <style:text-properties/>
    </style:style>
    <style:style style:name="P415" style:family="paragraph" style:parent-style-name="Normal">
      <style:paragraph-properties/>
    </style:style>
    <style:style style:name="T389" style:family="text">
      <style:text-properties/>
    </style:style>
    <style:style style:name="P416" style:family="paragraph" style:parent-style-name="Normal">
      <style:paragraph-properties/>
    </style:style>
    <style:style style:name="T390" style:family="text">
      <style:text-properties fo:font-weight="bold" style:font-weight-asian="bold"/>
    </style:style>
    <style:style style:name="P417" style:family="paragraph" style:parent-style-name="Normal">
      <style:paragraph-properties/>
    </style:style>
    <style:style style:name="T391" style:family="text">
      <style:text-properties/>
    </style:style>
    <style:style style:name="P418" style:family="paragraph" style:parent-style-name="Normal">
      <style:paragraph-properties/>
    </style:style>
    <style:style style:name="T392" style:family="text">
      <style:text-properties style:text-underline-style="solid"/>
    </style:style>
    <style:style style:name="P419" style:family="paragraph" style:parent-style-name="Normal">
      <style:paragraph-properties/>
    </style:style>
    <style:style style:name="T393" style:family="text">
      <style:text-properties/>
    </style:style>
    <style:style style:name="P420" style:family="paragraph" style:parent-style-name="Normal">
      <style:paragraph-properties/>
    </style:style>
    <style:style style:name="T394" style:family="text">
      <style:text-properties/>
    </style:style>
    <style:style style:name="P421" style:family="paragraph" style:parent-style-name="Normal">
      <style:paragraph-properties/>
    </style:style>
    <style:style style:name="T395" style:family="text">
      <style:text-properties/>
    </style:style>
    <style:style style:name="P422" style:family="paragraph" style:parent-style-name="Normal">
      <style:paragraph-properties/>
    </style:style>
    <style:style style:name="T396" style:family="text">
      <style:text-properties/>
    </style:style>
    <style:style style:name="P423" style:family="paragraph" style:parent-style-name="Normal">
      <style:paragraph-properties/>
    </style:style>
    <style:style style:name="T397" style:family="text">
      <style:text-properties/>
    </style:style>
    <style:style style:name="P424" style:family="paragraph" style:parent-style-name="Normal">
      <style:paragraph-properties/>
    </style:style>
    <style:style style:name="T398" style:family="text">
      <style:text-properties/>
    </style:style>
    <style:style style:name="P425" style:family="paragraph" style:parent-style-name="Normal">
      <style:paragraph-properties/>
    </style:style>
    <style:style style:name="T399" style:family="text">
      <style:text-properties/>
    </style:style>
    <style:style style:name="P426" style:family="paragraph" style:parent-style-name="Normal">
      <style:paragraph-properties/>
    </style:style>
    <style:style style:name="T400" style:family="text">
      <style:text-properties/>
    </style:style>
    <style:style style:name="P427" style:family="paragraph" style:parent-style-name="Normal">
      <style:paragraph-properties/>
    </style:style>
    <style:style style:name="T401" style:family="text">
      <style:text-properties/>
    </style:style>
    <style:style style:name="P428" style:family="paragraph" style:parent-style-name="Normal">
      <style:paragraph-properties/>
    </style:style>
    <style:style style:name="T402" style:family="text">
      <style:text-properties/>
    </style:style>
    <style:style style:name="P429" style:family="paragraph" style:parent-style-name="Normal">
      <style:paragraph-properties/>
    </style:style>
    <style:style style:name="T403" style:family="text">
      <style:text-properties/>
    </style:style>
    <style:style style:name="P430" style:family="paragraph" style:parent-style-name="Normal">
      <style:paragraph-properties/>
    </style:style>
    <style:style style:name="T404" style:family="text">
      <style:text-properties/>
    </style:style>
    <style:style style:name="P431" style:family="paragraph" style:parent-style-name="Normal">
      <style:paragraph-properties/>
    </style:style>
    <style:style style:name="T405" style:family="text">
      <style:text-properties/>
    </style:style>
    <style:style style:name="P432" style:family="paragraph" style:parent-style-name="Normal">
      <style:paragraph-properties/>
    </style:style>
    <style:style style:name="T406" style:family="text">
      <style:text-properties/>
    </style:style>
    <style:style style:name="P433" style:family="paragraph" style:parent-style-name="Normal">
      <style:paragraph-properties/>
    </style:style>
    <style:style style:name="T407" style:family="text">
      <style:text-properties/>
    </style:style>
    <style:style style:name="P434" style:family="paragraph" style:parent-style-name="Normal">
      <style:paragraph-properties/>
    </style:style>
    <style:style style:name="T408" style:family="text">
      <style:text-properties/>
    </style:style>
    <style:style style:name="P435" style:family="paragraph" style:parent-style-name="Normal">
      <style:paragraph-properties/>
    </style:style>
    <style:style style:name="T409" style:family="text">
      <style:text-properties/>
    </style:style>
    <style:style style:name="P436" style:family="paragraph" style:parent-style-name="Normal">
      <style:paragraph-properties/>
    </style:style>
    <style:style style:name="T410" style:family="text">
      <style:text-properties/>
    </style:style>
    <style:style style:name="P437" style:family="paragraph" style:parent-style-name="Normal">
      <style:paragraph-properties/>
    </style:style>
    <style:style style:name="T411" style:family="text">
      <style:text-properties/>
    </style:style>
    <style:style style:name="P438" style:family="paragraph" style:parent-style-name="Normal">
      <style:paragraph-properties/>
    </style:style>
    <style:style style:name="T412" style:family="text">
      <style:text-properties/>
    </style:style>
    <style:style style:name="P439" style:family="paragraph" style:parent-style-name="Normal">
      <style:paragraph-properties/>
    </style:style>
    <style:style style:name="T413" style:family="text">
      <style:text-properties/>
    </style:style>
    <style:style style:name="P440" style:family="paragraph" style:parent-style-name="Normal">
      <style:paragraph-properties/>
    </style:style>
    <style:style style:name="T414" style:family="text">
      <style:text-properties/>
    </style:style>
    <style:style style:name="P441" style:family="paragraph" style:parent-style-name="Normal">
      <style:paragraph-properties/>
    </style:style>
    <style:style style:name="T415" style:family="text">
      <style:text-properties/>
    </style:style>
    <style:style style:name="P442" style:family="paragraph" style:parent-style-name="Normal">
      <style:paragraph-properties/>
    </style:style>
    <style:style style:name="T416" style:family="text">
      <style:text-properties/>
    </style:style>
    <style:style style:name="P443" style:family="paragraph" style:parent-style-name="Normal">
      <style:paragraph-properties/>
    </style:style>
    <style:style style:name="T417" style:family="text">
      <style:text-properties/>
    </style:style>
    <style:style style:name="P444" style:family="paragraph" style:parent-style-name="Normal">
      <style:paragraph-properties/>
    </style:style>
    <style:style style:name="T418" style:family="text">
      <style:text-properties/>
    </style:style>
    <style:style style:name="P445" style:family="paragraph" style:parent-style-name="Normal">
      <style:paragraph-properties/>
    </style:style>
    <style:style style:name="T419" style:family="text">
      <style:text-properties/>
    </style:style>
    <style:style style:name="P446" style:family="paragraph" style:parent-style-name="Normal">
      <style:paragraph-properties/>
    </style:style>
    <style:style style:name="T420" style:family="text">
      <style:text-properties/>
    </style:style>
    <style:style style:name="P447" style:family="paragraph" style:parent-style-name="Normal">
      <style:paragraph-properties/>
    </style:style>
    <style:style style:name="T421" style:family="text">
      <style:text-properties/>
    </style:style>
    <style:style style:name="P448" style:family="paragraph" style:parent-style-name="Normal">
      <style:paragraph-properties/>
    </style:style>
    <style:style style:name="T422" style:family="text">
      <style:text-properties/>
    </style:style>
    <style:style style:name="P449" style:family="paragraph" style:parent-style-name="Normal">
      <style:paragraph-properties/>
    </style:style>
    <style:style style:name="T423" style:family="text">
      <style:text-properties/>
    </style:style>
    <style:style style:name="P450" style:family="paragraph" style:parent-style-name="Normal">
      <style:paragraph-properties/>
    </style:style>
    <style:style style:name="T424" style:family="text">
      <style:text-properties/>
    </style:style>
    <style:style style:name="P451" style:family="paragraph" style:parent-style-name="Normal">
      <style:paragraph-properties/>
    </style:style>
    <style:style style:name="T425" style:family="text">
      <style:text-properties/>
    </style:style>
    <style:style style:name="P452" style:family="paragraph" style:parent-style-name="Normal">
      <style:paragraph-properties/>
    </style:style>
    <style:style style:name="T426" style:family="text">
      <style:text-properties/>
    </style:style>
    <style:style style:name="P453" style:family="paragraph" style:parent-style-name="Normal">
      <style:paragraph-properties/>
    </style:style>
    <style:style style:name="T427" style:family="text">
      <style:text-properties/>
    </style:style>
    <style:style style:name="P454" style:family="paragraph" style:parent-style-name="Normal">
      <style:paragraph-properties/>
    </style:style>
    <style:style style:name="T428" style:family="text">
      <style:text-properties/>
    </style:style>
    <style:style style:name="P455" style:family="paragraph" style:parent-style-name="Normal">
      <style:paragraph-properties/>
    </style:style>
    <style:style style:name="T429" style:family="text">
      <style:text-properties/>
    </style:style>
    <style:style style:name="P456" style:family="paragraph" style:parent-style-name="Normal">
      <style:paragraph-properties/>
    </style:style>
    <style:style style:name="T430" style:family="text">
      <style:text-properties/>
    </style:style>
    <style:style style:name="P457" style:family="paragraph" style:parent-style-name="Normal">
      <style:paragraph-properties/>
    </style:style>
    <style:style style:name="T431" style:family="text">
      <style:text-properties/>
    </style:style>
    <style:style style:name="P458" style:family="paragraph" style:parent-style-name="Normal">
      <style:paragraph-properties/>
    </style:style>
    <style:style style:name="T432" style:family="text">
      <style:text-properties/>
    </style:style>
    <style:style style:name="P459" style:family="paragraph" style:parent-style-name="Normal">
      <style:paragraph-properties/>
    </style:style>
    <style:style style:name="T433" style:family="text">
      <style:text-properties/>
    </style:style>
    <style:style style:name="P460" style:family="paragraph" style:parent-style-name="Normal">
      <style:paragraph-properties/>
    </style:style>
    <style:style style:name="T434" style:family="text">
      <style:text-properties/>
    </style:style>
    <style:style style:name="P461" style:family="paragraph" style:parent-style-name="Normal">
      <style:paragraph-properties/>
    </style:style>
    <style:style style:name="T435" style:family="text">
      <style:text-properties/>
    </style:style>
    <style:style style:name="P462" style:family="paragraph" style:parent-style-name="Normal">
      <style:paragraph-properties/>
    </style:style>
    <style:style style:name="T436" style:family="text">
      <style:text-properties/>
    </style:style>
    <style:style style:name="P463" style:family="paragraph" style:parent-style-name="Normal">
      <style:paragraph-properties/>
    </style:style>
    <style:style style:name="T437" style:family="text">
      <style:text-properties/>
    </style:style>
    <style:style style:name="P464" style:family="paragraph" style:parent-style-name="Normal">
      <style:paragraph-properties/>
    </style:style>
    <style:style style:name="T438" style:family="text">
      <style:text-properties/>
    </style:style>
    <style:style style:name="P465" style:family="paragraph" style:parent-style-name="Normal">
      <style:paragraph-properties/>
    </style:style>
    <style:style style:name="T439" style:family="text">
      <style:text-properties/>
    </style:style>
    <style:style style:name="P466" style:family="paragraph" style:parent-style-name="Normal">
      <style:paragraph-properties/>
    </style:style>
    <style:style style:name="T440" style:family="text">
      <style:text-properties/>
    </style:style>
    <style:style style:name="P467" style:family="paragraph" style:parent-style-name="Normal">
      <style:paragraph-properties/>
    </style:style>
    <style:style style:name="T441" style:family="text">
      <style:text-properties/>
    </style:style>
    <style:style style:name="P468" style:family="paragraph" style:parent-style-name="Normal">
      <style:paragraph-properties/>
    </style:style>
    <style:style style:name="T442" style:family="text">
      <style:text-properties/>
    </style:style>
    <style:style style:name="P469" style:family="paragraph" style:parent-style-name="Normal">
      <style:paragraph-properties/>
    </style:style>
    <style:style style:name="T443" style:family="text">
      <style:text-properties/>
    </style:style>
    <style:style style:name="P470" style:family="paragraph" style:parent-style-name="Normal">
      <style:paragraph-properties/>
    </style:style>
    <style:style style:name="T444" style:family="text">
      <style:text-properties/>
    </style:style>
    <style:style style:name="P471" style:family="paragraph" style:parent-style-name="Normal">
      <style:paragraph-properties/>
    </style:style>
    <style:style style:name="T445" style:family="text">
      <style:text-properties/>
    </style:style>
    <style:style style:name="P472" style:family="paragraph" style:parent-style-name="Normal">
      <style:paragraph-properties/>
    </style:style>
    <style:style style:name="T446" style:family="text">
      <style:text-properties/>
    </style:style>
    <style:style style:name="P473" style:family="paragraph" style:parent-style-name="Normal">
      <style:paragraph-properties/>
    </style:style>
    <style:style style:name="T447" style:family="text">
      <style:text-properties/>
    </style:style>
    <style:style style:name="P474" style:family="paragraph" style:parent-style-name="Normal">
      <style:paragraph-properties/>
    </style:style>
    <style:style style:name="T448" style:family="text">
      <style:text-properties/>
    </style:style>
    <style:style style:name="P475" style:family="paragraph" style:parent-style-name="Normal">
      <style:paragraph-properties/>
    </style:style>
    <style:style style:name="T449" style:family="text">
      <style:text-properties/>
    </style:style>
    <style:style style:name="P476" style:family="paragraph" style:parent-style-name="Normal">
      <style:paragraph-properties/>
    </style:style>
    <style:style style:name="T450" style:family="text">
      <style:text-properties/>
    </style:style>
    <style:style style:name="P477" style:family="paragraph" style:parent-style-name="Normal">
      <style:paragraph-properties/>
    </style:style>
    <style:style style:name="T451" style:family="text">
      <style:text-properties/>
    </style:style>
    <style:style style:name="P478" style:family="paragraph" style:parent-style-name="Normal">
      <style:paragraph-properties/>
    </style:style>
    <style:style style:name="T452" style:family="text">
      <style:text-properties/>
    </style:style>
    <style:style style:name="P479" style:family="paragraph" style:parent-style-name="Normal">
      <style:paragraph-properties/>
    </style:style>
    <style:style style:name="T453" style:family="text">
      <style:text-properties/>
    </style:style>
    <style:style style:name="P480" style:family="paragraph" style:parent-style-name="Normal">
      <style:paragraph-properties/>
    </style:style>
    <style:style style:name="T454" style:family="text">
      <style:text-properties/>
    </style:style>
    <style:style style:name="P481" style:family="paragraph" style:parent-style-name="Normal">
      <style:paragraph-properties/>
    </style:style>
    <style:style style:name="T455" style:family="text">
      <style:text-properties/>
    </style:style>
    <style:style style:name="P482" style:family="paragraph" style:parent-style-name="Normal">
      <style:paragraph-properties/>
    </style:style>
    <style:style style:name="T456" style:family="text">
      <style:text-properties/>
    </style:style>
    <style:style style:name="P483" style:family="paragraph" style:parent-style-name="Normal">
      <style:paragraph-properties/>
    </style:style>
    <style:style style:name="T457" style:family="text">
      <style:text-properties/>
    </style:style>
    <style:style style:name="P484" style:family="paragraph" style:parent-style-name="Normal">
      <style:paragraph-properties/>
    </style:style>
    <style:style style:name="T458" style:family="text">
      <style:text-properties/>
    </style:style>
    <style:style style:name="P485" style:family="paragraph" style:parent-style-name="Normal">
      <style:paragraph-properties/>
    </style:style>
    <style:style style:name="T459" style:family="text">
      <style:text-properties/>
    </style:style>
    <style:style style:name="P486" style:family="paragraph" style:parent-style-name="Normal">
      <style:paragraph-properties/>
    </style:style>
    <style:style style:name="T460" style:family="text">
      <style:text-properties/>
    </style:style>
    <style:style style:name="P487" style:family="paragraph" style:parent-style-name="Normal">
      <style:paragraph-properties/>
    </style:style>
    <style:style style:name="T461" style:family="text">
      <style:text-properties/>
    </style:style>
    <style:style style:name="P488" style:family="paragraph" style:parent-style-name="Normal">
      <style:paragraph-properties/>
    </style:style>
    <style:style style:name="T462" style:family="text">
      <style:text-properties/>
    </style:style>
    <style:style style:name="P489" style:family="paragraph" style:parent-style-name="Normal">
      <style:paragraph-properties/>
    </style:style>
    <style:style style:name="T463" style:family="text">
      <style:text-properties/>
    </style:style>
    <style:style style:name="P490" style:family="paragraph" style:parent-style-name="Normal">
      <style:paragraph-properties/>
    </style:style>
    <style:style style:name="T464" style:family="text">
      <style:text-properties/>
    </style:style>
    <style:style style:name="P491" style:family="paragraph" style:parent-style-name="Normal">
      <style:paragraph-properties/>
    </style:style>
    <style:style style:name="T465" style:family="text">
      <style:text-properties/>
    </style:style>
    <style:style style:name="P492" style:family="paragraph" style:parent-style-name="Normal">
      <style:paragraph-properties/>
    </style:style>
    <style:style style:name="T466" style:family="text">
      <style:text-properties/>
    </style:style>
    <style:style style:name="P493" style:family="paragraph" style:parent-style-name="Normal">
      <style:paragraph-properties/>
    </style:style>
    <style:style style:name="T467" style:family="text">
      <style:text-properties/>
    </style:style>
    <style:style style:name="P494" style:family="paragraph" style:parent-style-name="Normal">
      <style:paragraph-properties/>
    </style:style>
    <style:style style:name="T468" style:family="text">
      <style:text-properties/>
    </style:style>
    <style:style style:name="P495" style:family="paragraph" style:parent-style-name="Normal">
      <style:paragraph-properties/>
    </style:style>
    <style:style style:name="T469" style:family="text">
      <style:text-properties/>
    </style:style>
    <style:style style:name="P496" style:family="paragraph" style:parent-style-name="Normal">
      <style:paragraph-properties/>
    </style:style>
    <style:style style:name="T470" style:family="text">
      <style:text-properties/>
    </style:style>
    <style:style style:name="P497" style:family="paragraph" style:parent-style-name="Normal">
      <style:paragraph-properties/>
    </style:style>
    <style:style style:name="T471" style:family="text">
      <style:text-properties/>
    </style:style>
    <style:style style:name="P498" style:family="paragraph" style:parent-style-name="Normal">
      <style:paragraph-properties/>
    </style:style>
    <style:style style:name="T472" style:family="text">
      <style:text-properties/>
    </style:style>
    <style:style style:name="P499" style:family="paragraph" style:parent-style-name="Normal">
      <style:paragraph-properties/>
    </style:style>
    <style:style style:name="T473" style:family="text">
      <style:text-properties fo:font-weight="bold" style:font-weight-asian="bold"/>
    </style:style>
    <style:style style:name="P500" style:family="paragraph" style:parent-style-name="Normal">
      <style:paragraph-properties/>
    </style:style>
    <style:style style:name="T474" style:family="text">
      <style:text-properties style:text-underline-style="solid"/>
    </style:style>
    <style:style style:name="P501" style:family="paragraph" style:parent-style-name="Normal">
      <style:paragraph-properties/>
    </style:style>
    <style:style style:name="T475" style:family="text">
      <style:text-properties/>
    </style:style>
    <style:style style:name="P502" style:family="paragraph" style:parent-style-name="Normal">
      <style:paragraph-properties/>
    </style:style>
    <style:style style:name="T476" style:family="text">
      <style:text-properties/>
    </style:style>
    <style:style style:name="P503" style:family="paragraph" style:parent-style-name="Normal">
      <style:paragraph-properties/>
    </style:style>
    <style:style style:name="T477" style:family="text">
      <style:text-properties/>
    </style:style>
    <style:style style:name="P504" style:family="paragraph" style:parent-style-name="Normal">
      <style:paragraph-properties/>
    </style:style>
    <style:style style:name="T478" style:family="text">
      <style:text-properties/>
    </style:style>
    <style:style style:name="P505" style:family="paragraph" style:parent-style-name="Normal">
      <style:paragraph-properties/>
    </style:style>
    <style:style style:name="T479" style:family="text">
      <style:text-properties/>
    </style:style>
    <style:style style:name="P506" style:family="paragraph" style:parent-style-name="Normal">
      <style:paragraph-properties/>
    </style:style>
    <style:style style:name="T480" style:family="text">
      <style:text-properties/>
    </style:style>
    <style:style style:name="P507" style:family="paragraph" style:parent-style-name="Normal">
      <style:paragraph-properties/>
    </style:style>
    <style:style style:name="T481" style:family="text">
      <style:text-properties/>
    </style:style>
    <style:style style:name="P508" style:family="paragraph" style:parent-style-name="Normal">
      <style:paragraph-properties/>
    </style:style>
    <style:style style:name="T482" style:family="text">
      <style:text-properties/>
    </style:style>
    <style:style style:name="P509" style:family="paragraph" style:parent-style-name="Normal">
      <style:paragraph-properties/>
    </style:style>
    <style:style style:name="T483" style:family="text">
      <style:text-properties/>
    </style:style>
    <style:style style:name="P510" style:family="paragraph" style:parent-style-name="Normal">
      <style:paragraph-properties/>
    </style:style>
    <style:style style:name="T484" style:family="text">
      <style:text-properties/>
    </style:style>
    <style:style style:name="P511" style:family="paragraph" style:parent-style-name="Normal">
      <style:paragraph-properties/>
    </style:style>
    <style:style style:name="T485" style:family="text">
      <style:text-properties/>
    </style:style>
    <style:style style:name="P512" style:family="paragraph" style:parent-style-name="Normal">
      <style:paragraph-properties/>
    </style:style>
    <style:style style:name="T486" style:family="text">
      <style:text-properties/>
    </style:style>
    <style:style style:name="P513" style:family="paragraph" style:parent-style-name="Normal">
      <style:paragraph-properties/>
    </style:style>
    <style:style style:name="T487" style:family="text">
      <style:text-properties/>
    </style:style>
    <style:style style:name="P514" style:family="paragraph" style:parent-style-name="Normal">
      <style:paragraph-properties/>
    </style:style>
    <style:style style:name="T488" style:family="text">
      <style:text-properties/>
    </style:style>
    <style:style style:name="P515" style:family="paragraph" style:parent-style-name="Normal">
      <style:paragraph-properties/>
    </style:style>
    <style:style style:name="T489" style:family="text">
      <style:text-properties/>
    </style:style>
    <style:style style:name="P516" style:family="paragraph" style:parent-style-name="Normal">
      <style:paragraph-properties/>
    </style:style>
    <style:style style:name="T490" style:family="text">
      <style:text-properties/>
    </style:style>
    <style:style style:name="P517" style:family="paragraph" style:parent-style-name="Normal">
      <style:paragraph-properties/>
    </style:style>
    <style:style style:name="T491" style:family="text">
      <style:text-properties/>
    </style:style>
    <style:style style:name="P518" style:family="paragraph" style:parent-style-name="Normal">
      <style:paragraph-properties/>
    </style:style>
    <style:style style:name="T492" style:family="text">
      <style:text-properties/>
    </style:style>
    <style:style style:name="P519" style:family="paragraph" style:parent-style-name="Normal">
      <style:paragraph-properties/>
    </style:style>
    <style:style style:name="T493" style:family="text">
      <style:text-properties/>
    </style:style>
    <style:style style:name="P520" style:family="paragraph" style:parent-style-name="Normal">
      <style:paragraph-properties/>
    </style:style>
    <style:style style:name="T494" style:family="text">
      <style:text-properties/>
    </style:style>
    <style:style style:name="P521" style:family="paragraph" style:parent-style-name="Normal">
      <style:paragraph-properties/>
    </style:style>
    <style:style style:name="T495" style:family="text">
      <style:text-properties/>
    </style:style>
    <style:style style:name="P522" style:family="paragraph" style:parent-style-name="Normal">
      <style:paragraph-properties/>
    </style:style>
    <style:style style:name="T496" style:family="text">
      <style:text-properties/>
    </style:style>
    <style:style style:name="P523" style:family="paragraph" style:parent-style-name="Normal">
      <style:paragraph-properties/>
    </style:style>
    <style:style style:name="T497" style:family="text">
      <style:text-properties fo:font-weight="bold" style:font-weight-asian="bold"/>
    </style:style>
    <style:style style:name="P524" style:family="paragraph" style:parent-style-name="Normal">
      <style:paragraph-properties/>
    </style:style>
    <style:style style:name="T498" style:family="text">
      <style:text-properties style:text-underline-style="solid"/>
    </style:style>
    <style:style style:name="P525" style:family="paragraph" style:parent-style-name="Normal">
      <style:paragraph-properties/>
    </style:style>
    <style:style style:name="T499" style:family="text">
      <style:text-properties/>
    </style:style>
    <style:style style:name="P526" style:family="paragraph" style:parent-style-name="Normal">
      <style:paragraph-properties/>
    </style:style>
    <style:style style:name="T500" style:family="text">
      <style:text-properties/>
    </style:style>
    <style:style style:name="P527" style:family="paragraph" style:parent-style-name="Normal">
      <style:paragraph-properties/>
    </style:style>
    <style:style style:name="T501" style:family="text">
      <style:text-properties/>
    </style:style>
    <style:style style:name="P528" style:family="paragraph" style:parent-style-name="Normal">
      <style:paragraph-properties/>
    </style:style>
    <style:style style:name="T502" style:family="text">
      <style:text-properties/>
    </style:style>
    <style:style style:name="P529" style:family="paragraph" style:parent-style-name="Normal">
      <style:paragraph-properties/>
    </style:style>
    <style:style style:name="T503" style:family="text">
      <style:text-properties/>
    </style:style>
    <style:style style:name="P530" style:family="paragraph" style:parent-style-name="Normal">
      <style:paragraph-properties/>
    </style:style>
    <style:style style:name="T504" style:family="text">
      <style:text-properties/>
    </style:style>
    <style:style style:name="P531" style:family="paragraph" style:parent-style-name="Normal">
      <style:paragraph-properties/>
    </style:style>
    <style:style style:name="T505" style:family="text">
      <style:text-properties/>
    </style:style>
    <style:style style:name="P532" style:family="paragraph" style:parent-style-name="Normal">
      <style:paragraph-properties/>
    </style:style>
    <style:style style:name="T506" style:family="text">
      <style:text-properties fo:font-weight="bold" style:font-weight-asian="bold"/>
    </style:style>
    <style:style style:name="P533" style:family="paragraph" style:parent-style-name="Normal">
      <style:paragraph-properties/>
    </style:style>
    <style:style style:name="T507" style:family="text">
      <style:text-properties style:text-underline-style="solid"/>
    </style:style>
    <style:style style:name="P534" style:family="paragraph" style:parent-style-name="Normal">
      <style:paragraph-properties/>
    </style:style>
    <style:style style:name="T508" style:family="text">
      <style:text-properties/>
    </style:style>
    <style:style style:name="P535" style:family="paragraph" style:parent-style-name="Normal">
      <style:paragraph-properties/>
    </style:style>
    <style:style style:name="T509" style:family="text">
      <style:text-properties/>
    </style:style>
    <style:style style:name="P536" style:family="paragraph" style:parent-style-name="Normal">
      <style:paragraph-properties/>
    </style:style>
    <style:style style:name="T510" style:family="text">
      <style:text-properties/>
    </style:style>
    <style:style style:name="P537" style:family="paragraph" style:parent-style-name="Normal">
      <style:paragraph-properties/>
    </style:style>
    <style:style style:name="T511" style:family="text">
      <style:text-properties/>
    </style:style>
    <style:style style:name="P538" style:family="paragraph" style:parent-style-name="Normal">
      <style:paragraph-properties/>
    </style:style>
    <style:style style:name="T512" style:family="text">
      <style:text-properties/>
    </style:style>
    <style:style style:name="P539" style:family="paragraph" style:parent-style-name="Normal">
      <style:paragraph-properties/>
    </style:style>
    <style:style style:name="T513" style:family="text">
      <style:text-properties/>
    </style:style>
    <style:style style:name="P540" style:family="paragraph" style:parent-style-name="Normal">
      <style:paragraph-properties/>
    </style:style>
    <style:style style:name="T514" style:family="text">
      <style:text-properties/>
    </style:style>
    <style:style style:name="P541" style:family="paragraph" style:parent-style-name="Normal">
      <style:paragraph-properties/>
    </style:style>
    <style:style style:name="T515" style:family="text">
      <style:text-properties/>
    </style:style>
    <style:style style:name="P542" style:family="paragraph" style:parent-style-name="Normal">
      <style:paragraph-properties/>
    </style:style>
    <style:style style:name="T516" style:family="text">
      <style:text-properties/>
    </style:style>
    <style:style style:name="P543" style:family="paragraph" style:parent-style-name="Normal">
      <style:paragraph-properties/>
    </style:style>
    <style:style style:name="T517" style:family="text">
      <style:text-properties/>
    </style:style>
    <style:style style:name="P544" style:family="paragraph" style:parent-style-name="Normal">
      <style:paragraph-properties/>
    </style:style>
    <style:style style:name="T518" style:family="text">
      <style:text-properties/>
    </style:style>
    <style:style style:name="P545" style:family="paragraph" style:parent-style-name="Normal">
      <style:paragraph-properties/>
    </style:style>
    <style:style style:name="T519" style:family="text">
      <style:text-properties/>
    </style:style>
    <style:style style:name="P546" style:family="paragraph" style:parent-style-name="Normal">
      <style:paragraph-properties/>
    </style:style>
    <style:style style:name="T520" style:family="text">
      <style:text-properties/>
    </style:style>
    <style:style style:name="P547" style:family="paragraph" style:parent-style-name="Normal">
      <style:paragraph-properties/>
    </style:style>
    <style:style style:name="T521" style:family="text">
      <style:text-properties/>
    </style:style>
    <style:style style:name="P548" style:family="paragraph" style:parent-style-name="Normal">
      <style:paragraph-properties/>
    </style:style>
    <style:style style:name="T522" style:family="text">
      <style:text-properties/>
    </style:style>
    <style:style style:name="P549" style:family="paragraph" style:parent-style-name="Normal">
      <style:paragraph-properties/>
    </style:style>
    <style:style style:name="T523" style:family="text">
      <style:text-properties/>
    </style:style>
    <style:style style:name="P550" style:family="paragraph" style:parent-style-name="Normal">
      <style:paragraph-properties/>
    </style:style>
    <style:style style:name="T524" style:family="text">
      <style:text-properties/>
    </style:style>
    <style:style style:name="P551" style:family="paragraph" style:parent-style-name="Normal">
      <style:paragraph-properties/>
    </style:style>
    <style:style style:name="T525" style:family="text">
      <style:text-properties/>
    </style:style>
    <style:style style:name="P552" style:family="paragraph" style:parent-style-name="Normal">
      <style:paragraph-properties/>
    </style:style>
    <style:style style:name="T526" style:family="text">
      <style:text-properties/>
    </style:style>
    <style:style style:name="P553" style:family="paragraph" style:parent-style-name="Normal">
      <style:paragraph-properties/>
    </style:style>
    <style:style style:name="T527" style:family="text">
      <style:text-properties/>
    </style:style>
    <style:style style:name="P554" style:family="paragraph" style:parent-style-name="Normal">
      <style:paragraph-properties/>
    </style:style>
    <style:style style:name="T528" style:family="text">
      <style:text-properties/>
    </style:style>
    <style:style style:name="P555" style:family="paragraph" style:parent-style-name="Normal">
      <style:paragraph-properties/>
    </style:style>
    <style:style style:name="T529" style:family="text">
      <style:text-properties/>
    </style:style>
    <style:style style:name="P556" style:family="paragraph" style:parent-style-name="Normal">
      <style:paragraph-properties/>
    </style:style>
    <style:style style:name="T530" style:family="text">
      <style:text-properties/>
    </style:style>
    <style:style style:name="P557" style:family="paragraph" style:parent-style-name="Normal">
      <style:paragraph-properties/>
    </style:style>
    <style:style style:name="T531" style:family="text">
      <style:text-properties/>
    </style:style>
    <style:style style:name="P558" style:family="paragraph" style:parent-style-name="Normal">
      <style:paragraph-properties/>
    </style:style>
    <style:style style:name="T532" style:family="text">
      <style:text-properties/>
    </style:style>
    <style:style style:name="P559" style:family="paragraph" style:parent-style-name="Normal">
      <style:paragraph-properties/>
    </style:style>
    <style:style style:name="T533" style:family="text">
      <style:text-properties/>
    </style:style>
    <style:style style:name="P560" style:family="paragraph" style:parent-style-name="Normal">
      <style:paragraph-properties/>
    </style:style>
    <style:style style:name="T534" style:family="text">
      <style:text-properties/>
    </style:style>
    <style:style style:name="P561" style:family="paragraph" style:parent-style-name="Normal">
      <style:paragraph-properties/>
    </style:style>
    <style:style style:name="T535" style:family="text">
      <style:text-properties/>
    </style:style>
    <style:style style:name="P562" style:family="paragraph" style:parent-style-name="Normal">
      <style:paragraph-properties/>
    </style:style>
    <style:style style:name="T536" style:family="text">
      <style:text-properties/>
    </style:style>
    <style:style style:name="P563" style:family="paragraph" style:parent-style-name="Normal">
      <style:paragraph-properties/>
    </style:style>
    <style:style style:name="T537" style:family="text">
      <style:text-properties/>
    </style:style>
    <style:style style:name="P564" style:family="paragraph" style:parent-style-name="Normal">
      <style:paragraph-properties/>
    </style:style>
    <style:style style:name="T538" style:family="text">
      <style:text-properties/>
    </style:style>
    <style:style style:name="P565" style:family="paragraph" style:parent-style-name="Normal">
      <style:paragraph-properties/>
    </style:style>
    <style:style style:name="T539" style:family="text">
      <style:text-properties/>
    </style:style>
    <style:style style:name="P566" style:family="paragraph" style:parent-style-name="Normal">
      <style:paragraph-properties/>
    </style:style>
    <style:style style:name="T540" style:family="text">
      <style:text-properties/>
    </style:style>
    <style:style style:name="P567" style:family="paragraph" style:parent-style-name="Normal">
      <style:paragraph-properties/>
    </style:style>
    <style:style style:name="T541" style:family="text">
      <style:text-properties/>
    </style:style>
    <style:style style:name="P568" style:family="paragraph" style:parent-style-name="Normal">
      <style:paragraph-properties/>
    </style:style>
    <style:style style:name="T542" style:family="text">
      <style:text-properties/>
    </style:style>
    <style:style style:name="P569" style:family="paragraph" style:parent-style-name="Normal">
      <style:paragraph-properties/>
    </style:style>
    <style:style style:name="T543" style:family="text">
      <style:text-properties/>
    </style:style>
    <style:style style:name="P570" style:family="paragraph" style:parent-style-name="Normal">
      <style:paragraph-properties/>
    </style:style>
    <style:style style:name="T544" style:family="text">
      <style:text-properties/>
    </style:style>
    <style:style style:name="P571" style:family="paragraph" style:parent-style-name="Normal">
      <style:paragraph-properties/>
    </style:style>
    <style:style style:name="T545" style:family="text">
      <style:text-properties/>
    </style:style>
    <style:style style:name="P572" style:family="paragraph" style:parent-style-name="Normal">
      <style:paragraph-properties/>
    </style:style>
    <style:style style:name="T546" style:family="text">
      <style:text-properties/>
    </style:style>
    <style:style style:name="P573" style:family="paragraph" style:parent-style-name="Normal">
      <style:paragraph-properties/>
    </style:style>
    <style:style style:name="T547" style:family="text">
      <style:text-properties/>
    </style:style>
    <style:style style:name="P574" style:family="paragraph" style:parent-style-name="Normal">
      <style:paragraph-properties/>
    </style:style>
    <style:style style:name="T548" style:family="text">
      <style:text-properties/>
    </style:style>
    <style:style style:name="P575" style:family="paragraph" style:parent-style-name="Normal">
      <style:paragraph-properties/>
    </style:style>
    <style:style style:name="T549" style:family="text">
      <style:text-properties/>
    </style:style>
    <style:style style:name="P576" style:family="paragraph" style:parent-style-name="Normal">
      <style:paragraph-properties/>
    </style:style>
    <style:style style:name="T550" style:family="text">
      <style:text-properties/>
    </style:style>
    <style:style style:name="P577" style:family="paragraph" style:parent-style-name="Normal">
      <style:paragraph-properties/>
    </style:style>
    <style:style style:name="T551" style:family="text">
      <style:text-properties/>
    </style:style>
    <style:style style:name="P578" style:family="paragraph" style:parent-style-name="Normal">
      <style:paragraph-properties/>
    </style:style>
    <style:style style:name="T552" style:family="text">
      <style:text-properties/>
    </style:style>
    <style:style style:name="P579" style:family="paragraph" style:parent-style-name="Normal">
      <style:paragraph-properties/>
    </style:style>
    <style:style style:name="T553" style:family="text">
      <style:text-properties/>
    </style:style>
    <style:style style:name="P580" style:family="paragraph" style:parent-style-name="Normal">
      <style:paragraph-properties/>
    </style:style>
    <style:style style:name="T554" style:family="text">
      <style:text-properties/>
    </style:style>
    <style:style style:name="P581" style:family="paragraph" style:parent-style-name="Normal">
      <style:paragraph-properties/>
    </style:style>
    <style:style style:name="T555" style:family="text">
      <style:text-properties/>
    </style:style>
    <style:style style:name="P582" style:family="paragraph" style:parent-style-name="Normal">
      <style:paragraph-properties/>
    </style:style>
    <style:style style:name="T556" style:family="text">
      <style:text-properties/>
    </style:style>
    <style:style style:name="P583" style:family="paragraph" style:parent-style-name="Normal">
      <style:paragraph-properties/>
    </style:style>
    <style:style style:name="T557" style:family="text">
      <style:text-properties/>
    </style:style>
    <style:style style:name="P584" style:family="paragraph" style:parent-style-name="Normal">
      <style:paragraph-properties/>
    </style:style>
    <style:style style:name="T558" style:family="text">
      <style:text-properties/>
    </style:style>
    <style:style style:name="P585" style:family="paragraph" style:parent-style-name="Normal">
      <style:paragraph-properties/>
    </style:style>
    <style:style style:name="T559" style:family="text">
      <style:text-properties/>
    </style:style>
    <style:style style:name="P586" style:family="paragraph" style:parent-style-name="Normal">
      <style:paragraph-properties/>
    </style:style>
    <style:style style:name="T560" style:family="text">
      <style:text-properties/>
    </style:style>
    <style:style style:name="P587" style:family="paragraph" style:parent-style-name="Normal">
      <style:paragraph-properties/>
    </style:style>
    <style:style style:name="T561" style:family="text">
      <style:text-properties/>
    </style:style>
    <style:style style:name="P588" style:family="paragraph" style:parent-style-name="Normal">
      <style:paragraph-properties/>
    </style:style>
    <style:style style:name="T562" style:family="text">
      <style:text-properties/>
    </style:style>
    <style:style style:name="P589" style:family="paragraph" style:parent-style-name="Normal">
      <style:paragraph-properties/>
    </style:style>
    <style:style style:name="T563" style:family="text">
      <style:text-properties/>
    </style:style>
    <style:style style:name="P590" style:family="paragraph" style:parent-style-name="Normal">
      <style:paragraph-properties/>
    </style:style>
    <style:style style:name="T564" style:family="text">
      <style:text-properties/>
    </style:style>
    <style:style style:name="P591" style:family="paragraph" style:parent-style-name="Normal">
      <style:paragraph-properties/>
    </style:style>
    <style:style style:name="T565" style:family="text">
      <style:text-properties/>
    </style:style>
    <style:style style:name="P592" style:family="paragraph" style:parent-style-name="Normal">
      <style:paragraph-properties/>
    </style:style>
    <style:style style:name="T566" style:family="text">
      <style:text-properties/>
    </style:style>
    <style:style style:name="P593" style:family="paragraph" style:parent-style-name="Normal">
      <style:paragraph-properties/>
    </style:style>
    <style:style style:name="T567" style:family="text">
      <style:text-properties/>
    </style:style>
    <style:style style:name="P594" style:family="paragraph" style:parent-style-name="Normal">
      <style:paragraph-properties/>
    </style:style>
    <style:style style:name="T568" style:family="text">
      <style:text-properties/>
    </style:style>
    <style:style style:name="P595" style:family="paragraph" style:parent-style-name="Normal">
      <style:paragraph-properties/>
    </style:style>
    <style:style style:name="T569" style:family="text">
      <style:text-properties/>
    </style:style>
    <style:style style:name="P596" style:family="paragraph" style:parent-style-name="Normal">
      <style:paragraph-properties/>
    </style:style>
    <style:style style:name="T570" style:family="text">
      <style:text-properties/>
    </style:style>
    <style:style style:name="P597" style:family="paragraph" style:parent-style-name="Normal">
      <style:paragraph-properties/>
    </style:style>
    <style:style style:name="T571" style:family="text">
      <style:text-properties/>
    </style:style>
    <style:style style:name="P598" style:family="paragraph" style:parent-style-name="Normal">
      <style:paragraph-properties/>
    </style:style>
    <style:style style:name="T572" style:family="text">
      <style:text-properties/>
    </style:style>
    <style:style style:name="P599" style:family="paragraph" style:parent-style-name="Normal">
      <style:paragraph-properties/>
    </style:style>
    <style:style style:name="T573" style:family="text">
      <style:text-properties/>
    </style:style>
    <style:style style:name="P600" style:family="paragraph" style:parent-style-name="Normal">
      <style:paragraph-properties/>
    </style:style>
    <style:style style:name="T574" style:family="text">
      <style:text-properties/>
    </style:style>
    <style:style style:name="P601" style:family="paragraph" style:parent-style-name="Normal">
      <style:paragraph-properties/>
    </style:style>
    <style:style style:name="T575" style:family="text">
      <style:text-properties/>
    </style:style>
    <style:style style:name="P602" style:family="paragraph" style:parent-style-name="Normal">
      <style:paragraph-properties/>
    </style:style>
    <style:style style:name="T576" style:family="text">
      <style:text-properties/>
    </style:style>
    <style:style style:name="P603" style:family="paragraph" style:parent-style-name="Normal">
      <style:paragraph-properties/>
    </style:style>
    <style:style style:name="T577" style:family="text">
      <style:text-properties/>
    </style:style>
    <style:style style:name="P604" style:family="paragraph" style:parent-style-name="Normal">
      <style:paragraph-properties/>
    </style:style>
    <style:style style:name="T578" style:family="text">
      <style:text-properties/>
    </style:style>
    <style:style style:name="P605" style:family="paragraph" style:parent-style-name="Normal">
      <style:paragraph-properties/>
    </style:style>
    <style:style style:name="T579" style:family="text">
      <style:text-properties/>
    </style:style>
    <style:style style:name="P606" style:family="paragraph" style:parent-style-name="Normal">
      <style:paragraph-properties/>
    </style:style>
    <style:style style:name="T580" style:family="text">
      <style:text-properties/>
    </style:style>
    <style:style style:name="P607" style:family="paragraph" style:parent-style-name="Normal">
      <style:paragraph-properties/>
    </style:style>
    <style:style style:name="T581" style:family="text">
      <style:text-properties/>
    </style:style>
    <style:style style:name="P608" style:family="paragraph" style:parent-style-name="Normal">
      <style:paragraph-properties/>
    </style:style>
    <style:style style:name="T582" style:family="text">
      <style:text-properties/>
    </style:style>
    <style:style style:name="P609" style:family="paragraph" style:parent-style-name="Normal">
      <style:paragraph-properties/>
    </style:style>
    <style:style style:name="T583" style:family="text">
      <style:text-properties/>
    </style:style>
    <style:style style:name="P610" style:family="paragraph" style:parent-style-name="Normal">
      <style:paragraph-properties/>
    </style:style>
    <style:style style:name="T584" style:family="text">
      <style:text-properties/>
    </style:style>
    <style:style style:name="P611" style:family="paragraph" style:parent-style-name="Normal">
      <style:paragraph-properties/>
    </style:style>
    <style:style style:name="T585" style:family="text">
      <style:text-properties/>
    </style:style>
    <style:style style:name="P612" style:family="paragraph" style:parent-style-name="Normal">
      <style:paragraph-properties/>
    </style:style>
    <style:style style:name="T586" style:family="text">
      <style:text-properties/>
    </style:style>
    <style:style style:name="P613" style:family="paragraph" style:parent-style-name="Normal">
      <style:paragraph-properties/>
    </style:style>
    <style:style style:name="T587" style:family="text">
      <style:text-properties/>
    </style:style>
    <style:style style:name="P614" style:family="paragraph" style:parent-style-name="Normal">
      <style:paragraph-properties/>
    </style:style>
    <style:style style:name="T588" style:family="text">
      <style:text-properties/>
    </style:style>
    <style:style style:name="P615" style:family="paragraph" style:parent-style-name="Normal">
      <style:paragraph-properties/>
    </style:style>
    <style:style style:name="T589" style:family="text">
      <style:text-properties/>
    </style:style>
    <style:style style:name="P616" style:family="paragraph" style:parent-style-name="Normal">
      <style:paragraph-properties/>
    </style:style>
    <style:style style:name="T590" style:family="text">
      <style:text-properties/>
    </style:style>
    <style:style style:name="P617" style:family="paragraph" style:parent-style-name="Normal">
      <style:paragraph-properties/>
    </style:style>
    <style:style style:name="T591" style:family="text">
      <style:text-properties/>
    </style:style>
    <style:style style:name="P618" style:family="paragraph" style:parent-style-name="Normal">
      <style:paragraph-properties/>
    </style:style>
    <style:style style:name="T592" style:family="text">
      <style:text-properties/>
    </style:style>
    <style:style style:name="P619" style:family="paragraph" style:parent-style-name="Normal">
      <style:paragraph-properties/>
    </style:style>
    <style:style style:name="T593" style:family="text">
      <style:text-properties/>
    </style:style>
    <style:style style:name="P620" style:family="paragraph" style:parent-style-name="Normal">
      <style:paragraph-properties/>
    </style:style>
    <style:style style:name="T594" style:family="text">
      <style:text-properties/>
    </style:style>
    <style:style style:name="P621" style:family="paragraph" style:parent-style-name="Normal">
      <style:paragraph-properties/>
    </style:style>
    <style:style style:name="T595" style:family="text">
      <style:text-properties/>
    </style:style>
    <style:style style:name="P622" style:family="paragraph" style:parent-style-name="Normal">
      <style:paragraph-properties/>
    </style:style>
    <style:style style:name="T596" style:family="text">
      <style:text-properties/>
    </style:style>
    <style:style style:name="P623" style:family="paragraph" style:parent-style-name="Normal">
      <style:paragraph-properties/>
    </style:style>
    <style:style style:name="T597" style:family="text">
      <style:text-properties/>
    </style:style>
    <style:style style:name="P624" style:family="paragraph" style:parent-style-name="Normal">
      <style:paragraph-properties/>
    </style:style>
    <style:style style:name="T598" style:family="text">
      <style:text-properties/>
    </style:style>
    <style:style style:name="P625" style:family="paragraph" style:parent-style-name="Normal">
      <style:paragraph-properties/>
    </style:style>
    <style:style style:name="T599" style:family="text">
      <style:text-properties/>
    </style:style>
    <style:style style:name="P626" style:family="paragraph" style:parent-style-name="Normal">
      <style:paragraph-properties/>
    </style:style>
    <style:style style:name="T600" style:family="text">
      <style:text-properties/>
    </style:style>
    <style:style style:name="P627" style:family="paragraph" style:parent-style-name="Normal">
      <style:paragraph-properties/>
    </style:style>
    <style:style style:name="T601" style:family="text">
      <style:text-properties fo:font-weight="bold" style:font-weight-asian="bold"/>
    </style:style>
    <style:style style:name="P628" style:family="paragraph" style:parent-style-name="Normal">
      <style:paragraph-properties/>
    </style:style>
    <style:style style:name="T602" style:family="text">
      <style:text-properties style:text-underline-style="solid"/>
    </style:style>
    <style:style style:name="P629" style:family="paragraph" style:parent-style-name="Normal">
      <style:paragraph-properties/>
    </style:style>
    <style:style style:name="T603" style:family="text">
      <style:text-properties/>
    </style:style>
    <style:style style:name="P630" style:family="paragraph" style:parent-style-name="Normal">
      <style:paragraph-properties/>
    </style:style>
    <style:style style:name="T604" style:family="text">
      <style:text-properties/>
    </style:style>
    <style:style style:name="P631" style:family="paragraph" style:parent-style-name="Normal">
      <style:paragraph-properties/>
    </style:style>
    <style:style style:name="T605" style:family="text">
      <style:text-properties/>
    </style:style>
    <style:style style:name="P632" style:family="paragraph" style:parent-style-name="Normal">
      <style:paragraph-properties/>
    </style:style>
    <style:style style:name="T606" style:family="text">
      <style:text-properties/>
    </style:style>
    <style:style style:name="P633" style:family="paragraph" style:parent-style-name="Normal">
      <style:paragraph-properties/>
    </style:style>
    <style:style style:name="T607" style:family="text">
      <style:text-properties/>
    </style:style>
    <style:style style:name="P634" style:family="paragraph" style:parent-style-name="Normal">
      <style:paragraph-properties/>
    </style:style>
    <style:style style:name="T608" style:family="text">
      <style:text-properties/>
    </style:style>
    <style:style style:name="P635" style:family="paragraph" style:parent-style-name="Normal">
      <style:paragraph-properties/>
    </style:style>
    <style:style style:name="T609" style:family="text">
      <style:text-properties/>
    </style:style>
    <style:style style:name="P636" style:family="paragraph" style:parent-style-name="Normal">
      <style:paragraph-properties/>
    </style:style>
    <style:style style:name="T610" style:family="text">
      <style:text-properties/>
    </style:style>
    <style:style style:name="P637" style:family="paragraph" style:parent-style-name="Normal">
      <style:paragraph-properties/>
    </style:style>
    <style:style style:name="T611" style:family="text">
      <style:text-properties fo:font-weight="bold" style:font-weight-asian="bold"/>
    </style:style>
    <style:style style:name="P638" style:family="paragraph" style:parent-style-name="Normal">
      <style:paragraph-properties/>
    </style:style>
    <style:style style:name="T612" style:family="text">
      <style:text-properties fo:font-weight="bold" style:font-weight-asian="bold"/>
    </style:style>
    <style:style style:name="P639" style:family="paragraph" style:parent-style-name="Normal">
      <style:paragraph-properties/>
    </style:style>
    <style:style style:name="T613" style:family="text">
      <style:text-properties style:text-underline-style="solid"/>
    </style:style>
    <style:style style:name="P640" style:family="paragraph" style:parent-style-name="Normal">
      <style:paragraph-properties/>
    </style:style>
    <style:style style:name="T614" style:family="text">
      <style:text-properties/>
    </style:style>
    <style:style style:name="P641" style:family="paragraph" style:parent-style-name="Normal">
      <style:paragraph-properties/>
    </style:style>
    <style:style style:name="T615" style:family="text">
      <style:text-properties/>
    </style:style>
    <style:style style:name="P642" style:family="paragraph" style:parent-style-name="Normal">
      <style:paragraph-properties/>
    </style:style>
    <style:style style:name="T616" style:family="text">
      <style:text-properties/>
    </style:style>
    <style:style style:name="P643" style:family="paragraph" style:parent-style-name="Normal">
      <style:paragraph-properties/>
    </style:style>
    <style:style style:name="T617" style:family="text">
      <style:text-properties/>
    </style:style>
    <style:style style:name="P644" style:family="paragraph" style:parent-style-name="Normal">
      <style:paragraph-properties/>
    </style:style>
    <style:style style:name="T618" style:family="text">
      <style:text-properties/>
    </style:style>
    <style:style style:name="P645" style:family="paragraph" style:parent-style-name="Normal">
      <style:paragraph-properties/>
    </style:style>
    <style:style style:name="T619" style:family="text">
      <style:text-properties/>
    </style:style>
    <style:style style:name="P646" style:family="paragraph" style:parent-style-name="Normal">
      <style:paragraph-properties/>
    </style:style>
    <style:style style:name="T620" style:family="text">
      <style:text-properties/>
    </style:style>
    <style:style style:name="P647" style:family="paragraph" style:parent-style-name="Normal">
      <style:paragraph-properties/>
    </style:style>
    <style:style style:name="T621" style:family="text">
      <style:text-properties/>
    </style:style>
    <style:style style:name="P648" style:family="paragraph" style:parent-style-name="Normal">
      <style:paragraph-properties/>
    </style:style>
    <style:style style:name="T622" style:family="text">
      <style:text-properties/>
    </style:style>
    <style:style style:name="P649" style:family="paragraph" style:parent-style-name="Normal">
      <style:paragraph-properties/>
    </style:style>
    <style:style style:name="T623" style:family="text">
      <style:text-properties/>
    </style:style>
    <style:style style:name="P650" style:family="paragraph" style:parent-style-name="Normal">
      <style:paragraph-properties/>
    </style:style>
    <style:style style:name="T624" style:family="text">
      <style:text-properties/>
    </style:style>
    <style:style style:name="P651" style:family="paragraph" style:parent-style-name="Normal">
      <style:paragraph-properties/>
    </style:style>
    <style:style style:name="T625" style:family="text">
      <style:text-properties/>
    </style:style>
    <style:style style:name="P652" style:family="paragraph" style:parent-style-name="Normal">
      <style:paragraph-properties/>
    </style:style>
    <style:style style:name="T626" style:family="text">
      <style:text-properties/>
    </style:style>
    <style:style style:name="P653" style:family="paragraph" style:parent-style-name="Normal">
      <style:paragraph-properties/>
    </style:style>
    <style:style style:name="T627" style:family="text">
      <style:text-properties/>
    </style:style>
    <style:style style:name="P654" style:family="paragraph" style:parent-style-name="Normal">
      <style:paragraph-properties/>
    </style:style>
    <style:style style:name="T628" style:family="text">
      <style:text-properties/>
    </style:style>
    <style:style style:name="P655" style:family="paragraph" style:parent-style-name="Normal">
      <style:paragraph-properties/>
    </style:style>
    <style:style style:name="T629" style:family="text">
      <style:text-properties/>
    </style:style>
    <style:style style:name="P656" style:family="paragraph" style:parent-style-name="Normal">
      <style:paragraph-properties/>
    </style:style>
    <style:style style:name="T630" style:family="text">
      <style:text-properties/>
    </style:style>
    <style:style style:name="P657" style:family="paragraph" style:parent-style-name="Normal">
      <style:paragraph-properties/>
    </style:style>
    <style:style style:name="T631" style:family="text">
      <style:text-properties/>
    </style:style>
    <style:style style:name="P658" style:family="paragraph" style:parent-style-name="Normal">
      <style:paragraph-properties/>
    </style:style>
    <style:style style:name="T632" style:family="text">
      <style:text-properties/>
    </style:style>
    <style:style style:name="P659" style:family="paragraph" style:parent-style-name="Normal">
      <style:paragraph-properties/>
    </style:style>
    <style:style style:name="T633" style:family="text">
      <style:text-properties/>
    </style:style>
    <style:style style:name="P660" style:family="paragraph" style:parent-style-name="Normal">
      <style:paragraph-properties/>
    </style:style>
    <style:style style:name="T634" style:family="text">
      <style:text-properties/>
    </style:style>
    <style:style style:name="P661" style:family="paragraph" style:parent-style-name="Normal">
      <style:paragraph-properties/>
    </style:style>
    <style:style style:name="T635" style:family="text">
      <style:text-properties/>
    </style:style>
    <style:style style:name="P662" style:family="paragraph" style:parent-style-name="Normal">
      <style:paragraph-properties/>
    </style:style>
    <style:style style:name="T636" style:family="text">
      <style:text-properties/>
    </style:style>
    <style:style style:name="P663" style:family="paragraph" style:parent-style-name="Normal">
      <style:paragraph-properties/>
    </style:style>
    <style:style style:name="T637" style:family="text">
      <style:text-properties/>
    </style:style>
    <style:style style:name="P664" style:family="paragraph" style:parent-style-name="Normal">
      <style:paragraph-properties/>
    </style:style>
    <style:style style:name="T638" style:family="text">
      <style:text-properties/>
    </style:style>
    <style:style style:name="P665" style:family="paragraph" style:parent-style-name="Normal">
      <style:paragraph-properties/>
    </style:style>
    <style:style style:name="T639" style:family="text">
      <style:text-properties/>
    </style:style>
    <style:style style:name="P666" style:family="paragraph" style:parent-style-name="Normal">
      <style:paragraph-properties/>
    </style:style>
    <style:style style:name="T640" style:family="text">
      <style:text-properties/>
    </style:style>
    <style:style style:name="P667" style:family="paragraph" style:parent-style-name="Normal">
      <style:paragraph-properties/>
    </style:style>
    <style:style style:name="T641" style:family="text">
      <style:text-properties/>
    </style:style>
    <style:style style:name="P668" style:family="paragraph" style:parent-style-name="Normal">
      <style:paragraph-properties/>
    </style:style>
    <style:style style:name="T642" style:family="text">
      <style:text-properties/>
    </style:style>
    <style:style style:name="P669" style:family="paragraph" style:parent-style-name="Normal">
      <style:paragraph-properties/>
    </style:style>
    <style:style style:name="T643" style:family="text">
      <style:text-properties/>
    </style:style>
    <style:style style:name="P670" style:family="paragraph" style:parent-style-name="Normal">
      <style:paragraph-properties/>
    </style:style>
    <style:style style:name="T644" style:family="text">
      <style:text-properties/>
    </style:style>
    <style:style style:name="P671" style:family="paragraph" style:parent-style-name="Normal">
      <style:paragraph-properties/>
    </style:style>
    <style:style style:name="T645" style:family="text">
      <style:text-properties/>
    </style:style>
    <style:style style:name="P672" style:family="paragraph" style:parent-style-name="Normal">
      <style:paragraph-properties/>
    </style:style>
    <style:style style:name="T646" style:family="text">
      <style:text-properties/>
    </style:style>
    <style:style style:name="P673" style:family="paragraph" style:parent-style-name="Normal">
      <style:paragraph-properties/>
    </style:style>
    <style:style style:name="T647" style:family="text">
      <style:text-properties/>
    </style:style>
    <style:style style:name="P674" style:family="paragraph" style:parent-style-name="Normal">
      <style:paragraph-properties/>
    </style:style>
    <style:style style:name="T648" style:family="text">
      <style:text-properties/>
    </style:style>
    <style:style style:name="P675" style:family="paragraph" style:parent-style-name="Normal">
      <style:paragraph-properties/>
    </style:style>
    <style:style style:name="T649" style:family="text">
      <style:text-properties/>
    </style:style>
    <style:style style:name="P676" style:family="paragraph" style:parent-style-name="Normal">
      <style:paragraph-properties/>
    </style:style>
    <style:style style:name="T650" style:family="text">
      <style:text-properties/>
    </style:style>
    <style:style style:name="P677" style:family="paragraph" style:parent-style-name="Normal">
      <style:paragraph-properties/>
    </style:style>
    <style:style style:name="T651" style:family="text">
      <style:text-properties/>
    </style:style>
    <style:style style:name="P678" style:family="paragraph" style:parent-style-name="Normal">
      <style:paragraph-properties/>
    </style:style>
    <style:style style:name="T652" style:family="text">
      <style:text-properties/>
    </style:style>
    <style:style style:name="P679" style:family="paragraph" style:parent-style-name="Normal">
      <style:paragraph-properties/>
    </style:style>
    <style:style style:name="T653" style:family="text">
      <style:text-properties/>
    </style:style>
    <style:style style:name="P680" style:family="paragraph" style:parent-style-name="Normal">
      <style:paragraph-properties/>
    </style:style>
    <style:style style:name="T654" style:family="text">
      <style:text-properties/>
    </style:style>
    <style:style style:name="P681" style:family="paragraph" style:parent-style-name="Normal">
      <style:paragraph-properties/>
    </style:style>
    <style:style style:name="T655" style:family="text">
      <style:text-properties/>
    </style:style>
    <style:style style:name="P682" style:family="paragraph" style:parent-style-name="Normal">
      <style:paragraph-properties/>
    </style:style>
    <style:style style:name="T656" style:family="text">
      <style:text-properties/>
    </style:style>
    <style:style style:name="P683" style:family="paragraph" style:parent-style-name="Normal">
      <style:paragraph-properties/>
    </style:style>
    <style:style style:name="T657" style:family="text">
      <style:text-properties/>
    </style:style>
    <style:style style:name="P684" style:family="paragraph" style:parent-style-name="Normal">
      <style:paragraph-properties/>
    </style:style>
    <style:style style:name="T658" style:family="text">
      <style:text-properties/>
    </style:style>
    <style:style style:name="P685" style:family="paragraph" style:parent-style-name="Normal">
      <style:paragraph-properties/>
    </style:style>
    <style:style style:name="T659" style:family="text">
      <style:text-properties/>
    </style:style>
    <style:style style:name="P686" style:family="paragraph" style:parent-style-name="Normal">
      <style:paragraph-properties/>
    </style:style>
    <style:style style:name="T660" style:family="text">
      <style:text-properties/>
    </style:style>
    <style:style style:name="P687" style:family="paragraph" style:parent-style-name="Normal">
      <style:paragraph-properties/>
    </style:style>
    <style:style style:name="T661" style:family="text">
      <style:text-properties/>
    </style:style>
    <style:style style:name="P688" style:family="paragraph" style:parent-style-name="Normal">
      <style:paragraph-properties/>
    </style:style>
    <style:style style:name="T662" style:family="text">
      <style:text-properties/>
    </style:style>
    <style:style style:name="P689" style:family="paragraph" style:parent-style-name="Normal">
      <style:paragraph-properties/>
    </style:style>
    <style:style style:name="T663" style:family="text">
      <style:text-properties/>
    </style:style>
    <style:style style:name="P690" style:family="paragraph" style:parent-style-name="Normal">
      <style:paragraph-properties/>
    </style:style>
    <style:style style:name="T664" style:family="text">
      <style:text-properties/>
    </style:style>
    <style:style style:name="P691" style:family="paragraph" style:parent-style-name="Normal">
      <style:paragraph-properties/>
    </style:style>
    <style:style style:name="T665" style:family="text">
      <style:text-properties/>
    </style:style>
    <style:style style:name="P692" style:family="paragraph" style:parent-style-name="Normal">
      <style:paragraph-properties/>
    </style:style>
    <style:style style:name="T666" style:family="text">
      <style:text-properties/>
    </style:style>
    <style:style style:name="P693" style:family="paragraph" style:parent-style-name="Normal">
      <style:paragraph-properties/>
    </style:style>
    <style:style style:name="T667" style:family="text">
      <style:text-properties/>
    </style:style>
    <style:style style:name="P694" style:family="paragraph" style:parent-style-name="Normal">
      <style:paragraph-properties/>
    </style:style>
    <style:style style:name="T668" style:family="text">
      <style:text-properties/>
    </style:style>
    <style:style style:name="P695" style:family="paragraph" style:parent-style-name="Normal">
      <style:paragraph-properties/>
    </style:style>
    <style:style style:name="T669" style:family="text">
      <style:text-properties/>
    </style:style>
    <style:style style:name="P696" style:family="paragraph" style:parent-style-name="Normal">
      <style:paragraph-properties/>
    </style:style>
    <style:style style:name="T670" style:family="text">
      <style:text-properties/>
    </style:style>
    <style:style style:name="P697" style:family="paragraph" style:parent-style-name="Normal">
      <style:paragraph-properties/>
    </style:style>
    <style:style style:name="T671" style:family="text">
      <style:text-properties/>
    </style:style>
    <style:style style:name="P698" style:family="paragraph" style:parent-style-name="Normal">
      <style:paragraph-properties/>
    </style:style>
    <style:style style:name="T672" style:family="text">
      <style:text-properties/>
    </style:style>
    <style:style style:name="P699" style:family="paragraph" style:parent-style-name="Normal">
      <style:paragraph-properties/>
    </style:style>
    <style:style style:name="T673" style:family="text">
      <style:text-properties/>
    </style:style>
    <style:style style:name="P700" style:family="paragraph" style:parent-style-name="Normal">
      <style:paragraph-properties/>
    </style:style>
    <style:style style:name="T674" style:family="text">
      <style:text-properties/>
    </style:style>
    <style:style style:name="P701" style:family="paragraph" style:parent-style-name="Normal">
      <style:paragraph-properties/>
    </style:style>
    <style:style style:name="T675" style:family="text">
      <style:text-properties/>
    </style:style>
    <style:style style:name="P702" style:family="paragraph" style:parent-style-name="Normal">
      <style:paragraph-properties/>
    </style:style>
    <style:style style:name="T676" style:family="text">
      <style:text-properties/>
    </style:style>
    <style:style style:name="P703" style:family="paragraph" style:parent-style-name="Normal">
      <style:paragraph-properties/>
    </style:style>
    <style:style style:name="T677" style:family="text">
      <style:text-properties/>
    </style:style>
    <style:style style:name="P704" style:family="paragraph" style:parent-style-name="Normal">
      <style:paragraph-properties/>
    </style:style>
    <style:style style:name="T678" style:family="text">
      <style:text-properties/>
    </style:style>
    <style:style style:name="P705" style:family="paragraph" style:parent-style-name="Normal">
      <style:paragraph-properties/>
    </style:style>
    <style:style style:name="T679" style:family="text">
      <style:text-properties/>
    </style:style>
    <style:style style:name="P706" style:family="paragraph" style:parent-style-name="Normal">
      <style:paragraph-properties/>
    </style:style>
    <style:style style:name="T680" style:family="text">
      <style:text-properties/>
    </style:style>
    <style:style style:name="P707" style:family="paragraph" style:parent-style-name="Normal">
      <style:paragraph-properties/>
    </style:style>
    <style:style style:name="T681" style:family="text">
      <style:text-properties/>
    </style:style>
    <style:style style:name="P708" style:family="paragraph" style:parent-style-name="Normal">
      <style:paragraph-properties/>
    </style:style>
    <style:style style:name="T682" style:family="text">
      <style:text-properties/>
    </style:style>
    <style:style style:name="P709" style:family="paragraph" style:parent-style-name="Normal">
      <style:paragraph-properties/>
    </style:style>
    <style:style style:name="T683" style:family="text">
      <style:text-properties/>
    </style:style>
    <style:style style:name="P710" style:family="paragraph" style:parent-style-name="Normal">
      <style:paragraph-properties/>
    </style:style>
    <style:style style:name="T684" style:family="text">
      <style:text-properties/>
    </style:style>
    <style:style style:name="P711" style:family="paragraph" style:parent-style-name="Normal">
      <style:paragraph-properties/>
    </style:style>
    <style:style style:name="T685" style:family="text">
      <style:text-properties/>
    </style:style>
    <style:style style:name="P712" style:family="paragraph" style:parent-style-name="Normal">
      <style:paragraph-properties/>
    </style:style>
    <style:style style:name="T686" style:family="text">
      <style:text-properties/>
    </style:style>
    <style:style style:name="P713" style:family="paragraph" style:parent-style-name="Normal">
      <style:paragraph-properties/>
    </style:style>
    <style:style style:name="T687" style:family="text">
      <style:text-properties/>
    </style:style>
    <style:style style:name="P714" style:family="paragraph" style:parent-style-name="Normal">
      <style:paragraph-properties/>
    </style:style>
    <style:style style:name="T688" style:family="text">
      <style:text-properties/>
    </style:style>
    <style:style style:name="P715" style:family="paragraph" style:parent-style-name="Normal">
      <style:paragraph-properties/>
    </style:style>
    <style:style style:name="T689" style:family="text">
      <style:text-properties/>
    </style:style>
    <style:style style:name="P716" style:family="paragraph" style:parent-style-name="Normal">
      <style:paragraph-properties/>
    </style:style>
    <style:style style:name="T690" style:family="text">
      <style:text-properties/>
    </style:style>
    <style:style style:name="P717" style:family="paragraph" style:parent-style-name="Normal">
      <style:paragraph-properties/>
    </style:style>
    <style:style style:name="T691" style:family="text">
      <style:text-properties/>
    </style:style>
    <style:style style:name="P718" style:family="paragraph" style:parent-style-name="Normal">
      <style:paragraph-properties/>
    </style:style>
    <style:style style:name="T692" style:family="text">
      <style:text-properties/>
    </style:style>
    <style:style style:name="P719" style:family="paragraph" style:parent-style-name="Normal">
      <style:paragraph-properties/>
    </style:style>
    <style:style style:name="T693" style:family="text">
      <style:text-properties/>
    </style:style>
    <style:style style:name="P720" style:family="paragraph" style:parent-style-name="Normal">
      <style:paragraph-properties/>
    </style:style>
    <style:style style:name="T694" style:family="text">
      <style:text-properties/>
    </style:style>
    <style:style style:name="P721" style:family="paragraph" style:parent-style-name="Normal">
      <style:paragraph-properties/>
    </style:style>
    <style:style style:name="T695" style:family="text">
      <style:text-properties/>
    </style:style>
    <style:style style:name="P722" style:family="paragraph" style:parent-style-name="Normal">
      <style:paragraph-properties/>
    </style:style>
    <style:style style:name="T696" style:family="text">
      <style:text-properties/>
    </style:style>
    <style:style style:name="P723" style:family="paragraph" style:parent-style-name="Normal">
      <style:paragraph-properties/>
    </style:style>
    <style:style style:name="T697" style:family="text">
      <style:text-properties/>
    </style:style>
    <style:style style:name="P724" style:family="paragraph" style:parent-style-name="Normal">
      <style:paragraph-properties/>
    </style:style>
    <style:style style:name="T698" style:family="text">
      <style:text-properties fo:font-weight="bold" style:font-weight-asian="bold"/>
    </style:style>
    <style:style style:name="P725" style:family="paragraph" style:parent-style-name="Normal">
      <style:paragraph-properties/>
    </style:style>
    <style:style style:name="T699" style:family="text">
      <style:text-properties style:text-underline-style="solid"/>
    </style:style>
    <style:style style:name="P726" style:family="paragraph" style:parent-style-name="Normal">
      <style:paragraph-properties/>
    </style:style>
    <style:style style:name="T700" style:family="text">
      <style:text-properties/>
    </style:style>
    <style:style style:name="P727" style:family="paragraph" style:parent-style-name="Normal">
      <style:paragraph-properties/>
    </style:style>
    <style:style style:name="T701" style:family="text">
      <style:text-properties style:text-underline-style="solid"/>
    </style:style>
    <style:style style:name="P728" style:family="paragraph" style:parent-style-name="Normal">
      <style:paragraph-properties/>
    </style:style>
    <style:style style:name="T702" style:family="text">
      <style:text-properties/>
    </style:style>
    <style:style style:name="P729" style:family="paragraph" style:parent-style-name="Normal">
      <style:paragraph-properties/>
    </style:style>
    <style:style style:name="T703" style:family="text">
      <style:text-properties/>
    </style:style>
    <style:style style:name="P730" style:family="paragraph" style:parent-style-name="Normal">
      <style:paragraph-properties/>
    </style:style>
    <style:style style:name="T704" style:family="text">
      <style:text-properties/>
    </style:style>
    <style:style style:name="P731" style:family="paragraph" style:parent-style-name="Normal">
      <style:paragraph-properties/>
    </style:style>
    <style:style style:name="T705" style:family="text">
      <style:text-properties/>
    </style:style>
    <style:style style:name="P732" style:family="paragraph" style:parent-style-name="Normal">
      <style:paragraph-properties/>
    </style:style>
    <style:style style:name="T706" style:family="text">
      <style:text-properties/>
    </style:style>
    <style:style style:name="P733" style:family="paragraph" style:parent-style-name="Normal">
      <style:paragraph-properties/>
    </style:style>
    <style:style style:name="T707" style:family="text">
      <style:text-properties/>
    </style:style>
    <style:style style:name="P734" style:family="paragraph" style:parent-style-name="Normal">
      <style:paragraph-properties/>
    </style:style>
    <style:style style:name="T708" style:family="text">
      <style:text-properties/>
    </style:style>
    <style:style style:name="P735" style:family="paragraph" style:parent-style-name="Normal">
      <style:paragraph-properties/>
    </style:style>
    <style:style style:name="T709" style:family="text">
      <style:text-properties/>
    </style:style>
    <style:style style:name="P736" style:family="paragraph" style:parent-style-name="Normal">
      <style:paragraph-properties/>
    </style:style>
    <style:style style:name="T710" style:family="text">
      <style:text-properties/>
    </style:style>
    <style:style style:name="P737" style:family="paragraph" style:parent-style-name="Normal">
      <style:paragraph-properties/>
    </style:style>
    <style:style style:name="T711" style:family="text">
      <style:text-properties style:text-underline-style="solid"/>
    </style:style>
    <style:style style:name="P738" style:family="paragraph" style:parent-style-name="Normal">
      <style:paragraph-properties/>
    </style:style>
    <style:style style:name="T712" style:family="text">
      <style:text-properties/>
    </style:style>
    <style:style style:name="P739" style:family="paragraph" style:parent-style-name="Normal">
      <style:paragraph-properties/>
    </style:style>
    <style:style style:name="T713" style:family="text">
      <style:text-properties style:text-underline-style="solid"/>
    </style:style>
    <style:style style:name="P740" style:family="paragraph" style:parent-style-name="Normal">
      <style:paragraph-properties/>
    </style:style>
    <style:style style:name="T714" style:family="text">
      <style:text-properties/>
    </style:style>
    <style:style style:name="P741" style:family="paragraph" style:parent-style-name="Normal">
      <style:paragraph-properties/>
    </style:style>
    <style:style style:name="T715" style:family="text">
      <style:text-properties style:text-underline-style="solid"/>
    </style:style>
    <style:style style:name="P742" style:family="paragraph" style:parent-style-name="Normal">
      <style:paragraph-properties/>
    </style:style>
    <style:style style:name="T716" style:family="text">
      <style:text-properties/>
    </style:style>
    <style:style style:name="P743" style:family="paragraph" style:parent-style-name="Normal">
      <style:paragraph-properties/>
    </style:style>
    <style:style style:name="T717" style:family="text">
      <style:text-properties/>
    </style:style>
    <style:style style:name="P744" style:family="paragraph" style:parent-style-name="Normal">
      <style:paragraph-properties/>
    </style:style>
    <style:style style:name="T718" style:family="text">
      <style:text-properties/>
    </style:style>
    <style:style style:name="P745" style:family="paragraph" style:parent-style-name="Normal">
      <style:paragraph-properties/>
    </style:style>
    <style:style style:name="T719" style:family="text">
      <style:text-properties style:text-underline-style="solid"/>
    </style:style>
    <style:style style:name="P746" style:family="paragraph" style:parent-style-name="Normal">
      <style:paragraph-properties/>
    </style:style>
    <style:style style:name="T720" style:family="text">
      <style:text-properties/>
    </style:style>
    <style:style style:name="P747" style:family="paragraph" style:parent-style-name="Normal">
      <style:paragraph-properties/>
    </style:style>
    <style:style style:name="T721" style:family="text">
      <style:text-properties style:text-underline-style="solid"/>
    </style:style>
    <style:style style:name="P748" style:family="paragraph" style:parent-style-name="Normal">
      <style:paragraph-properties/>
    </style:style>
    <style:style style:name="T722" style:family="text">
      <style:text-properties style:text-underline-style="solid"/>
    </style:style>
    <style:style style:name="P749" style:family="paragraph" style:parent-style-name="Normal">
      <style:paragraph-properties/>
    </style:style>
    <style:style style:name="T723" style:family="text">
      <style:text-properties/>
    </style:style>
    <style:style style:name="P750" style:family="paragraph" style:parent-style-name="Normal">
      <style:paragraph-properties/>
    </style:style>
    <style:style style:name="T724" style:family="text">
      <style:text-properties/>
    </style:style>
    <style:style style:name="P751" style:family="paragraph" style:parent-style-name="Normal">
      <style:paragraph-properties/>
    </style:style>
    <style:style style:name="T725" style:family="text">
      <style:text-properties/>
    </style:style>
    <style:style style:name="P752" style:family="paragraph" style:parent-style-name="Normal">
      <style:paragraph-properties/>
    </style:style>
    <style:style style:name="T726" style:family="text">
      <style:text-properties/>
    </style:style>
    <style:style style:name="P753" style:family="paragraph" style:parent-style-name="Normal">
      <style:paragraph-properties/>
    </style:style>
    <style:style style:name="T727" style:family="text">
      <style:text-properties/>
    </style:style>
    <style:style style:name="P754" style:family="paragraph" style:parent-style-name="Normal">
      <style:paragraph-properties/>
    </style:style>
    <style:style style:name="T728" style:family="text">
      <style:text-properties/>
    </style:style>
    <style:style style:name="P755" style:family="paragraph" style:parent-style-name="Normal">
      <style:paragraph-properties/>
    </style:style>
    <style:style style:name="T729" style:family="text">
      <style:text-properties/>
    </style:style>
    <style:style style:name="P756" style:family="paragraph" style:parent-style-name="Normal">
      <style:paragraph-properties/>
    </style:style>
    <style:style style:name="T730" style:family="text">
      <style:text-properties/>
    </style:style>
    <style:style style:name="P757" style:family="paragraph" style:parent-style-name="Normal">
      <style:paragraph-properties/>
    </style:style>
    <style:style style:name="T731" style:family="text">
      <style:text-properties/>
    </style:style>
    <style:style style:name="P758" style:family="paragraph" style:parent-style-name="Normal">
      <style:paragraph-properties/>
    </style:style>
    <style:style style:name="T732" style:family="text">
      <style:text-properties/>
    </style:style>
    <style:style style:name="P759" style:family="paragraph" style:parent-style-name="Normal">
      <style:paragraph-properties/>
    </style:style>
    <style:style style:name="T733" style:family="text">
      <style:text-properties/>
    </style:style>
    <style:style style:name="P760" style:family="paragraph" style:parent-style-name="Normal">
      <style:paragraph-properties/>
    </style:style>
    <style:style style:name="T734" style:family="text">
      <style:text-properties/>
    </style:style>
    <style:style style:name="P761" style:family="paragraph" style:parent-style-name="Normal">
      <style:paragraph-properties/>
    </style:style>
    <style:style style:name="T735" style:family="text">
      <style:text-properties/>
    </style:style>
    <style:style style:name="P762" style:family="paragraph" style:parent-style-name="Normal">
      <style:paragraph-properties/>
    </style:style>
    <style:style style:name="T736" style:family="text">
      <style:text-properties fo:font-weight="bold" style:font-weight-asian="bold"/>
    </style:style>
    <style:style style:name="P763" style:family="paragraph" style:parent-style-name="Normal">
      <style:paragraph-properties/>
    </style:style>
    <style:style style:name="T737" style:family="text">
      <style:text-properties style:text-underline-style="solid"/>
    </style:style>
    <style:style style:name="P764" style:family="paragraph" style:parent-style-name="Normal">
      <style:paragraph-properties/>
    </style:style>
    <style:style style:name="T738" style:family="text">
      <style:text-properties/>
    </style:style>
    <style:style style:name="P765" style:family="paragraph" style:parent-style-name="Normal">
      <style:paragraph-properties/>
    </style:style>
    <style:style style:name="T739" style:family="text">
      <style:text-properties/>
    </style:style>
    <style:style style:name="P766" style:family="paragraph" style:parent-style-name="Normal">
      <style:paragraph-properties/>
    </style:style>
    <style:style style:name="T740" style:family="text">
      <style:text-properties/>
    </style:style>
    <style:style style:name="P767" style:family="paragraph" style:parent-style-name="Normal">
      <style:paragraph-properties/>
    </style:style>
    <style:style style:name="T741" style:family="text">
      <style:text-properties/>
    </style:style>
    <style:style style:name="P768" style:family="paragraph" style:parent-style-name="Normal">
      <style:paragraph-properties/>
    </style:style>
    <style:style style:name="T742" style:family="text">
      <style:text-properties/>
    </style:style>
    <style:style style:name="P769" style:family="paragraph" style:parent-style-name="Normal">
      <style:paragraph-properties/>
    </style:style>
    <style:style style:name="T743" style:family="text">
      <style:text-properties/>
    </style:style>
    <style:style style:name="P770" style:family="paragraph" style:parent-style-name="Normal">
      <style:paragraph-properties/>
    </style:style>
    <style:style style:name="T744" style:family="text">
      <style:text-properties/>
    </style:style>
    <style:style style:name="P771" style:family="paragraph" style:parent-style-name="Normal">
      <style:paragraph-properties/>
    </style:style>
    <style:style style:name="T745" style:family="text">
      <style:text-properties/>
    </style:style>
    <style:style style:name="P772" style:family="paragraph" style:parent-style-name="Normal">
      <style:paragraph-properties/>
    </style:style>
    <style:style style:name="T746" style:family="text">
      <style:text-properties style:text-underline-style="solid"/>
    </style:style>
    <style:style style:name="P773" style:family="paragraph" style:parent-style-name="Normal">
      <style:paragraph-properties/>
    </style:style>
    <style:style style:name="T747" style:family="text">
      <style:text-properties/>
    </style:style>
    <style:style style:name="P774" style:family="paragraph" style:parent-style-name="Normal">
      <style:paragraph-properties/>
    </style:style>
    <style:style style:name="T748" style:family="text">
      <style:text-properties fo:font-weight="bold" style:font-weight-asian="bold"/>
    </style:style>
    <style:style style:name="P775" style:family="paragraph" style:parent-style-name="Normal">
      <style:paragraph-properties/>
    </style:style>
    <style:style style:name="T749" style:family="text">
      <style:text-properties style:text-underline-style="solid"/>
    </style:style>
    <style:style style:name="P776" style:family="paragraph" style:parent-style-name="Normal">
      <style:paragraph-properties/>
    </style:style>
    <style:style style:name="T750" style:family="text">
      <style:text-properties/>
    </style:style>
    <style:style style:name="P777" style:family="paragraph" style:parent-style-name="Normal">
      <style:paragraph-properties/>
    </style:style>
    <style:style style:name="T751" style:family="text">
      <style:text-properties/>
    </style:style>
    <style:style style:name="P778" style:family="paragraph" style:parent-style-name="Normal">
      <style:paragraph-properties/>
    </style:style>
    <style:style style:name="T752" style:family="text">
      <style:text-properties/>
    </style:style>
    <style:style style:name="P779" style:family="paragraph" style:parent-style-name="Normal">
      <style:paragraph-properties/>
    </style:style>
    <style:style style:name="T753" style:family="text">
      <style:text-properties/>
    </style:style>
    <style:style style:name="P780" style:family="paragraph" style:parent-style-name="Normal">
      <style:paragraph-properties/>
    </style:style>
    <style:style style:name="T754" style:family="text">
      <style:text-properties style:text-underline-style="solid"/>
    </style:style>
    <style:style style:name="P781" style:family="paragraph" style:parent-style-name="Normal">
      <style:paragraph-properties/>
    </style:style>
    <style:style style:name="T755" style:family="text">
      <style:text-properties/>
    </style:style>
    <style:style style:name="P782" style:family="paragraph" style:parent-style-name="Normal">
      <style:paragraph-properties/>
    </style:style>
    <style:style style:name="T756" style:family="text">
      <style:text-properties style:text-underline-style="solid"/>
    </style:style>
    <style:style style:name="P783" style:family="paragraph" style:parent-style-name="Normal">
      <style:paragraph-properties/>
    </style:style>
    <style:style style:name="T757" style:family="text">
      <style:text-properties/>
    </style:style>
    <style:style style:name="P784" style:family="paragraph" style:parent-style-name="Normal">
      <style:paragraph-properties/>
    </style:style>
    <style:style style:name="T758" style:family="text">
      <style:text-properties style:text-underline-style="solid"/>
    </style:style>
    <style:style style:name="P785" style:family="paragraph" style:parent-style-name="Normal">
      <style:paragraph-properties/>
    </style:style>
    <style:style style:name="T759" style:family="text">
      <style:text-properties/>
    </style:style>
    <style:style style:name="P786" style:family="paragraph" style:parent-style-name="Normal">
      <style:paragraph-properties/>
    </style:style>
    <style:style style:name="T760" style:family="text">
      <style:text-properties/>
    </style:style>
    <style:style style:name="P787" style:family="paragraph" style:parent-style-name="Normal">
      <style:paragraph-properties/>
    </style:style>
    <style:style style:name="T761" style:family="text">
      <style:text-properties/>
    </style:style>
    <style:style style:name="P788" style:family="paragraph" style:parent-style-name="Normal">
      <style:paragraph-properties/>
    </style:style>
    <style:style style:name="T762" style:family="text">
      <style:text-properties/>
    </style:style>
    <style:style style:name="P789" style:family="paragraph" style:parent-style-name="Normal">
      <style:paragraph-properties/>
    </style:style>
    <style:style style:name="T763" style:family="text">
      <style:text-properties/>
    </style:style>
    <style:style style:name="P790" style:family="paragraph" style:parent-style-name="Normal">
      <style:paragraph-properties/>
    </style:style>
    <style:style style:name="T764" style:family="text">
      <style:text-properties/>
    </style:style>
    <style:style style:name="P791" style:family="paragraph" style:parent-style-name="Normal">
      <style:paragraph-properties/>
    </style:style>
    <style:style style:name="T765" style:family="text">
      <style:text-properties style:text-underline-style="solid"/>
    </style:style>
    <style:style style:name="P792" style:family="paragraph" style:parent-style-name="Normal">
      <style:paragraph-properties/>
    </style:style>
    <style:style style:name="T766" style:family="text">
      <style:text-properties/>
    </style:style>
    <style:style style:name="P793" style:family="paragraph" style:parent-style-name="Normal">
      <style:paragraph-properties/>
    </style:style>
    <style:style style:name="T767" style:family="text">
      <style:text-properties/>
    </style:style>
    <style:style style:name="P794" style:family="paragraph" style:parent-style-name="Normal">
      <style:paragraph-properties/>
    </style:style>
    <style:style style:name="T768" style:family="text">
      <style:text-properties/>
    </style:style>
    <style:style style:name="P795" style:family="paragraph" style:parent-style-name="Normal">
      <style:paragraph-properties/>
    </style:style>
    <style:style style:name="T769" style:family="text">
      <style:text-properties/>
    </style:style>
    <style:style style:name="P796" style:family="paragraph" style:parent-style-name="Normal">
      <style:paragraph-properties/>
    </style:style>
    <style:style style:name="T770" style:family="text">
      <style:text-properties/>
    </style:style>
    <style:style style:name="P797" style:family="paragraph" style:parent-style-name="Normal">
      <style:paragraph-properties/>
    </style:style>
    <style:style style:name="T771" style:family="text">
      <style:text-properties/>
    </style:style>
    <style:style style:name="P798" style:family="paragraph" style:parent-style-name="Normal">
      <style:paragraph-properties/>
    </style:style>
    <style:style style:name="T772" style:family="text">
      <style:text-properties/>
    </style:style>
    <style:style style:name="P799" style:family="paragraph" style:parent-style-name="Normal">
      <style:paragraph-properties/>
    </style:style>
    <style:style style:name="T773" style:family="text">
      <style:text-properties/>
    </style:style>
    <style:style style:name="P800" style:family="paragraph" style:parent-style-name="Normal">
      <style:paragraph-properties/>
    </style:style>
    <style:style style:name="T774" style:family="text">
      <style:text-properties/>
    </style:style>
    <style:style style:name="P801" style:family="paragraph" style:parent-style-name="Normal">
      <style:paragraph-properties/>
    </style:style>
    <style:style style:name="T775" style:family="text">
      <style:text-properties/>
    </style:style>
    <style:style style:name="P802" style:family="paragraph" style:parent-style-name="Normal">
      <style:paragraph-properties/>
    </style:style>
    <style:style style:name="T776" style:family="text">
      <style:text-properties/>
    </style:style>
    <style:style style:name="P803" style:family="paragraph" style:parent-style-name="Normal">
      <style:paragraph-properties/>
    </style:style>
    <style:style style:name="T777" style:family="text">
      <style:text-properties/>
    </style:style>
    <style:style style:name="P804" style:family="paragraph" style:parent-style-name="Normal">
      <style:paragraph-properties/>
    </style:style>
    <style:style style:name="T778" style:family="text">
      <style:text-properties/>
    </style:style>
    <style:style style:name="P805" style:family="paragraph" style:parent-style-name="Normal">
      <style:paragraph-properties/>
    </style:style>
    <style:style style:name="T779" style:family="text">
      <style:text-properties/>
    </style:style>
    <style:style style:name="P806" style:family="paragraph" style:parent-style-name="Normal">
      <style:paragraph-properties/>
    </style:style>
    <style:style style:name="T780" style:family="text">
      <style:text-properties/>
    </style:style>
    <style:style style:name="P807" style:family="paragraph" style:parent-style-name="Normal">
      <style:paragraph-properties/>
    </style:style>
    <style:style style:name="T781" style:family="text">
      <style:text-properties/>
    </style:style>
    <style:style style:name="P808" style:family="paragraph" style:parent-style-name="Normal">
      <style:paragraph-properties/>
    </style:style>
    <style:style style:name="T782" style:family="text">
      <style:text-properties/>
    </style:style>
    <style:style style:name="P809" style:family="paragraph" style:parent-style-name="Normal">
      <style:paragraph-properties/>
    </style:style>
    <style:style style:name="T783" style:family="text">
      <style:text-properties/>
    </style:style>
    <style:style style:name="P810" style:family="paragraph" style:parent-style-name="Normal">
      <style:paragraph-properties/>
    </style:style>
    <style:style style:name="T784" style:family="text">
      <style:text-properties/>
    </style:style>
    <style:style style:name="P811" style:family="paragraph" style:parent-style-name="Normal">
      <style:paragraph-properties/>
    </style:style>
    <style:style style:name="T785" style:family="text">
      <style:text-properties/>
    </style:style>
    <style:style style:name="P812" style:family="paragraph" style:parent-style-name="Normal">
      <style:paragraph-properties/>
    </style:style>
    <style:style style:name="T786" style:family="text">
      <style:text-properties/>
    </style:style>
    <style:style style:name="P813" style:family="paragraph" style:parent-style-name="Normal">
      <style:paragraph-properties/>
    </style:style>
    <style:style style:name="T787" style:family="text">
      <style:text-properties/>
    </style:style>
    <style:style style:name="P814" style:family="paragraph" style:parent-style-name="Normal">
      <style:paragraph-properties/>
    </style:style>
    <style:style style:name="T788" style:family="text">
      <style:text-properties/>
    </style:style>
    <style:style style:name="P815" style:family="paragraph" style:parent-style-name="Normal">
      <style:paragraph-properties/>
    </style:style>
    <style:style style:name="T789" style:family="text">
      <style:text-properties/>
    </style:style>
    <style:style style:name="P816" style:family="paragraph" style:parent-style-name="Normal">
      <style:paragraph-properties/>
    </style:style>
    <style:style style:name="T790" style:family="text">
      <style:text-properties/>
    </style:style>
    <style:style style:name="P817" style:family="paragraph" style:parent-style-name="Normal">
      <style:paragraph-properties/>
    </style:style>
    <style:style style:name="T791" style:family="text">
      <style:text-properties/>
    </style:style>
    <style:style style:name="P818" style:family="paragraph" style:parent-style-name="Normal">
      <style:paragraph-properties/>
    </style:style>
    <style:style style:name="T792" style:family="text">
      <style:text-properties/>
    </style:style>
    <style:style style:name="P819" style:family="paragraph" style:parent-style-name="Normal">
      <style:paragraph-properties/>
    </style:style>
    <style:style style:name="T793" style:family="text">
      <style:text-properties/>
    </style:style>
    <style:style style:name="P820" style:family="paragraph" style:parent-style-name="Normal">
      <style:paragraph-properties/>
    </style:style>
    <style:style style:name="T794" style:family="text">
      <style:text-properties/>
    </style:style>
    <style:style style:name="P821" style:family="paragraph" style:parent-style-name="Normal">
      <style:paragraph-properties/>
    </style:style>
    <style:style style:name="T795" style:family="text">
      <style:text-properties/>
    </style:style>
    <style:style style:name="P822" style:family="paragraph" style:parent-style-name="Normal">
      <style:paragraph-properties/>
    </style:style>
    <style:style style:name="T796" style:family="text">
      <style:text-properties/>
    </style:style>
    <style:style style:name="P823" style:family="paragraph" style:parent-style-name="Normal">
      <style:paragraph-properties/>
    </style:style>
    <style:style style:name="T797" style:family="text">
      <style:text-properties/>
    </style:style>
    <style:style style:name="P824" style:family="paragraph" style:parent-style-name="Normal">
      <style:paragraph-properties/>
    </style:style>
    <style:style style:name="T798" style:family="text">
      <style:text-properties/>
    </style:style>
    <style:style style:name="P825" style:family="paragraph" style:parent-style-name="Normal">
      <style:paragraph-properties/>
    </style:style>
    <style:style style:name="T799" style:family="text">
      <style:text-properties/>
    </style:style>
    <style:style style:name="P826" style:family="paragraph" style:parent-style-name="Normal">
      <style:paragraph-properties/>
    </style:style>
    <style:style style:name="T800" style:family="text">
      <style:text-properties/>
    </style:style>
    <style:style style:name="P827" style:family="paragraph" style:parent-style-name="Normal">
      <style:paragraph-properties/>
    </style:style>
    <style:style style:name="T801" style:family="text">
      <style:text-properties/>
    </style:style>
    <style:style style:name="P828" style:family="paragraph" style:parent-style-name="Normal">
      <style:paragraph-properties/>
    </style:style>
    <style:style style:name="T802" style:family="text">
      <style:text-properties/>
    </style:style>
    <style:style style:name="P829" style:family="paragraph" style:parent-style-name="Normal">
      <style:paragraph-properties/>
    </style:style>
    <style:style style:name="T803" style:family="text">
      <style:text-properties/>
    </style:style>
    <style:style style:name="P830" style:family="paragraph" style:parent-style-name="Normal">
      <style:paragraph-properties/>
    </style:style>
    <style:style style:name="T804" style:family="text">
      <style:text-properties/>
    </style:style>
    <style:style style:name="P831" style:family="paragraph" style:parent-style-name="Normal">
      <style:paragraph-properties/>
    </style:style>
    <style:style style:name="T805" style:family="text">
      <style:text-properties/>
    </style:style>
    <style:style style:name="P832" style:family="paragraph" style:parent-style-name="Normal">
      <style:paragraph-properties/>
    </style:style>
    <style:style style:name="T806" style:family="text">
      <style:text-properties/>
    </style:style>
    <style:style style:name="P833" style:family="paragraph" style:parent-style-name="Normal">
      <style:paragraph-properties/>
    </style:style>
    <style:style style:name="T807" style:family="text">
      <style:text-properties/>
    </style:style>
    <style:style style:name="P834" style:family="paragraph" style:parent-style-name="Normal">
      <style:paragraph-properties/>
    </style:style>
    <style:style style:name="T808" style:family="text">
      <style:text-properties/>
    </style:style>
    <style:style style:name="P835" style:family="paragraph" style:parent-style-name="Normal">
      <style:paragraph-properties/>
    </style:style>
    <style:style style:name="T809" style:family="text">
      <style:text-properties/>
    </style:style>
    <style:style style:name="P836" style:family="paragraph" style:parent-style-name="Normal">
      <style:paragraph-properties/>
    </style:style>
    <style:style style:name="T810" style:family="text">
      <style:text-properties/>
    </style:style>
    <style:style style:name="P837" style:family="paragraph" style:parent-style-name="Normal">
      <style:paragraph-properties/>
    </style:style>
    <style:style style:name="T811" style:family="text">
      <style:text-properties/>
    </style:style>
    <style:style style:name="P838" style:family="paragraph" style:parent-style-name="Normal">
      <style:paragraph-properties/>
    </style:style>
    <style:style style:name="T812" style:family="text">
      <style:text-properties/>
    </style:style>
    <style:style style:name="P839" style:family="paragraph" style:parent-style-name="Normal">
      <style:paragraph-properties/>
    </style:style>
    <style:style style:name="T813" style:family="text">
      <style:text-properties/>
    </style:style>
    <style:style style:name="P840" style:family="paragraph" style:parent-style-name="Normal">
      <style:paragraph-properties/>
    </style:style>
    <style:style style:name="T814" style:family="text">
      <style:text-properties/>
    </style:style>
    <style:style style:name="P841" style:family="paragraph" style:parent-style-name="Normal">
      <style:paragraph-properties/>
    </style:style>
    <style:style style:name="T815" style:family="text">
      <style:text-properties/>
    </style:style>
    <style:style style:name="P842" style:family="paragraph" style:parent-style-name="Normal">
      <style:paragraph-properties/>
    </style:style>
    <style:style style:name="T816" style:family="text">
      <style:text-properties/>
    </style:style>
    <style:style style:name="P843" style:family="paragraph" style:parent-style-name="Normal">
      <style:paragraph-properties/>
    </style:style>
    <style:style style:name="T817" style:family="text">
      <style:text-properties/>
    </style:style>
    <style:style style:name="P844" style:family="paragraph" style:parent-style-name="Normal">
      <style:paragraph-properties/>
    </style:style>
    <style:style style:name="T818" style:family="text">
      <style:text-properties/>
    </style:style>
    <style:style style:name="P845" style:family="paragraph" style:parent-style-name="Normal">
      <style:paragraph-properties/>
    </style:style>
    <style:style style:name="T819" style:family="text">
      <style:text-properties/>
    </style:style>
    <style:style style:name="P846" style:family="paragraph" style:parent-style-name="Normal">
      <style:paragraph-properties/>
    </style:style>
    <style:style style:name="T820" style:family="text">
      <style:text-properties/>
    </style:style>
    <style:style style:name="P847" style:family="paragraph" style:parent-style-name="Normal">
      <style:paragraph-properties/>
    </style:style>
    <style:style style:name="T821" style:family="text">
      <style:text-properties/>
    </style:style>
    <style:style style:name="P848" style:family="paragraph" style:parent-style-name="Normal">
      <style:paragraph-properties/>
    </style:style>
    <style:style style:name="T822" style:family="text">
      <style:text-properties/>
    </style:style>
    <style:style style:name="P849" style:family="paragraph" style:parent-style-name="Normal">
      <style:paragraph-properties/>
    </style:style>
    <style:style style:name="T823" style:family="text">
      <style:text-properties/>
    </style:style>
    <style:style style:name="P850" style:family="paragraph" style:parent-style-name="Normal">
      <style:paragraph-properties/>
    </style:style>
    <style:style style:name="T824" style:family="text">
      <style:text-properties/>
    </style:style>
    <style:style style:name="P851" style:family="paragraph" style:parent-style-name="Normal">
      <style:paragraph-properties/>
    </style:style>
    <style:style style:name="T825" style:family="text">
      <style:text-properties/>
    </style:style>
    <style:style style:name="P852" style:family="paragraph" style:parent-style-name="Normal">
      <style:paragraph-properties/>
    </style:style>
    <style:style style:name="T826" style:family="text">
      <style:text-properties/>
    </style:style>
    <style:style style:name="P853" style:family="paragraph" style:parent-style-name="Normal">
      <style:paragraph-properties/>
    </style:style>
    <style:style style:name="T827" style:family="text">
      <style:text-properties/>
    </style:style>
    <style:style style:name="P854" style:family="paragraph" style:parent-style-name="Normal">
      <style:paragraph-properties/>
    </style:style>
    <style:style style:name="T828" style:family="text">
      <style:text-properties/>
    </style:style>
    <style:style style:name="P855" style:family="paragraph" style:parent-style-name="Normal">
      <style:paragraph-properties/>
    </style:style>
    <style:style style:name="T829" style:family="text">
      <style:text-properties/>
    </style:style>
    <style:style style:name="P856" style:family="paragraph" style:parent-style-name="Normal">
      <style:paragraph-properties/>
    </style:style>
    <style:style style:name="T830" style:family="text">
      <style:text-properties/>
    </style:style>
    <style:style style:name="P857" style:family="paragraph" style:parent-style-name="Normal">
      <style:paragraph-properties/>
    </style:style>
    <style:style style:name="T831" style:family="text">
      <style:text-properties/>
    </style:style>
    <style:style style:name="P858" style:family="paragraph" style:parent-style-name="Normal">
      <style:paragraph-properties/>
    </style:style>
    <style:style style:name="T832" style:family="text">
      <style:text-properties/>
    </style:style>
    <style:style style:name="P859" style:family="paragraph" style:parent-style-name="Normal">
      <style:paragraph-properties/>
    </style:style>
    <style:style style:name="T833" style:family="text">
      <style:text-properties/>
    </style:style>
    <style:style style:name="P860" style:family="paragraph" style:parent-style-name="Normal">
      <style:paragraph-properties/>
    </style:style>
    <style:style style:name="T834" style:family="text">
      <style:text-properties/>
    </style:style>
    <style:style style:name="P861" style:family="paragraph" style:parent-style-name="Normal">
      <style:paragraph-properties/>
    </style:style>
    <style:style style:name="T835" style:family="text">
      <style:text-properties/>
    </style:style>
    <style:style style:name="P862" style:family="paragraph" style:parent-style-name="Normal">
      <style:paragraph-properties/>
    </style:style>
    <style:style style:name="T836" style:family="text">
      <style:text-properties/>
    </style:style>
    <style:style style:name="P863" style:family="paragraph" style:parent-style-name="Normal">
      <style:paragraph-properties/>
    </style:style>
    <style:style style:name="T837" style:family="text">
      <style:text-properties/>
    </style:style>
    <style:style style:name="P864" style:family="paragraph" style:parent-style-name="Normal">
      <style:paragraph-properties/>
    </style:style>
    <style:style style:name="T838" style:family="text">
      <style:text-properties/>
    </style:style>
    <style:style style:name="P865" style:family="paragraph" style:parent-style-name="Normal">
      <style:paragraph-properties/>
    </style:style>
    <style:style style:name="T839" style:family="text">
      <style:text-properties/>
    </style:style>
    <style:style style:name="P866" style:family="paragraph" style:parent-style-name="Normal">
      <style:paragraph-properties/>
    </style:style>
    <style:style style:name="T840" style:family="text">
      <style:text-properties/>
    </style:style>
    <style:style style:name="P867" style:family="paragraph" style:parent-style-name="Normal">
      <style:paragraph-properties/>
    </style:style>
    <style:style style:name="T841" style:family="text">
      <style:text-properties/>
    </style:style>
    <style:style style:name="P868" style:family="paragraph" style:parent-style-name="Normal">
      <style:paragraph-properties/>
    </style:style>
    <style:style style:name="T842" style:family="text">
      <style:text-properties/>
    </style:style>
    <style:style style:name="P869" style:family="paragraph" style:parent-style-name="Normal">
      <style:paragraph-properties/>
    </style:style>
    <style:style style:name="T843" style:family="text">
      <style:text-properties/>
    </style:style>
    <style:style style:name="P870" style:family="paragraph" style:parent-style-name="Normal">
      <style:paragraph-properties/>
    </style:style>
    <style:style style:name="T844" style:family="text">
      <style:text-properties/>
    </style:style>
    <style:style style:name="P871" style:family="paragraph" style:parent-style-name="Normal">
      <style:paragraph-properties/>
    </style:style>
    <style:style style:name="T845" style:family="text">
      <style:text-properties/>
    </style:style>
    <style:style style:name="P872" style:family="paragraph" style:parent-style-name="Normal">
      <style:paragraph-properties/>
    </style:style>
    <style:style style:name="T846" style:family="text">
      <style:text-properties/>
    </style:style>
    <style:style style:name="P873" style:family="paragraph" style:parent-style-name="Normal">
      <style:paragraph-properties/>
    </style:style>
    <style:style style:name="T847" style:family="text">
      <style:text-properties/>
    </style:style>
    <style:style style:name="P874" style:family="paragraph" style:parent-style-name="Normal">
      <style:paragraph-properties/>
    </style:style>
    <style:style style:name="T848" style:family="text">
      <style:text-properties/>
    </style:style>
    <style:style style:name="P875" style:family="paragraph" style:parent-style-name="Normal">
      <style:paragraph-properties/>
    </style:style>
    <style:style style:name="T849" style:family="text">
      <style:text-properties/>
    </style:style>
    <style:style style:name="P876" style:family="paragraph" style:parent-style-name="Normal">
      <style:paragraph-properties/>
    </style:style>
    <style:style style:name="T850" style:family="text">
      <style:text-properties/>
    </style:style>
    <style:style style:name="P877" style:family="paragraph" style:parent-style-name="Normal">
      <style:paragraph-properties/>
    </style:style>
    <style:style style:name="T851" style:family="text">
      <style:text-properties/>
    </style:style>
    <style:style style:name="P878" style:family="paragraph" style:parent-style-name="Normal">
      <style:paragraph-properties/>
    </style:style>
    <style:style style:name="T852" style:family="text">
      <style:text-properties/>
    </style:style>
    <style:style style:name="P879" style:family="paragraph" style:parent-style-name="Normal">
      <style:paragraph-properties/>
    </style:style>
    <style:style style:name="T853" style:family="text">
      <style:text-properties/>
    </style:style>
    <style:style style:name="P880" style:family="paragraph" style:parent-style-name="Normal">
      <style:paragraph-properties/>
    </style:style>
    <style:style style:name="T854" style:family="text">
      <style:text-properties/>
    </style:style>
    <style:style style:name="P881" style:family="paragraph" style:parent-style-name="Normal">
      <style:paragraph-properties/>
    </style:style>
    <style:style style:name="T855" style:family="text">
      <style:text-properties/>
    </style:style>
    <style:style style:name="P882" style:family="paragraph" style:parent-style-name="Normal">
      <style:paragraph-properties/>
    </style:style>
    <style:style style:name="T856" style:family="text">
      <style:text-properties/>
    </style:style>
    <style:style style:name="P883" style:family="paragraph" style:parent-style-name="Normal">
      <style:paragraph-properties/>
    </style:style>
    <style:style style:name="T857" style:family="text">
      <style:text-properties/>
    </style:style>
    <style:style style:name="P884" style:family="paragraph" style:parent-style-name="Normal">
      <style:paragraph-properties/>
    </style:style>
    <style:style style:name="T858" style:family="text">
      <style:text-properties fo:font-weight="bold" style:font-weight-asian="bold"/>
    </style:style>
    <style:style style:name="P885" style:family="paragraph" style:parent-style-name="Normal">
      <style:paragraph-properties/>
    </style:style>
    <style:style style:name="T859" style:family="text">
      <style:text-properties style:text-underline-style="solid"/>
    </style:style>
    <style:style style:name="P886" style:family="paragraph" style:parent-style-name="Normal">
      <style:paragraph-properties/>
    </style:style>
    <style:style style:name="T860" style:family="text">
      <style:text-properties/>
    </style:style>
    <style:style style:name="P887" style:family="paragraph" style:parent-style-name="Normal">
      <style:paragraph-properties/>
    </style:style>
    <style:style style:name="T861" style:family="text">
      <style:text-properties/>
    </style:style>
    <style:style style:name="P888" style:family="paragraph" style:parent-style-name="Normal">
      <style:paragraph-properties/>
    </style:style>
    <style:style style:name="T862" style:family="text">
      <style:text-properties/>
    </style:style>
    <style:style style:name="P889" style:family="paragraph" style:parent-style-name="Normal">
      <style:paragraph-properties/>
    </style:style>
    <style:style style:name="T863" style:family="text">
      <style:text-properties/>
    </style:style>
    <style:style style:name="P890" style:family="paragraph" style:parent-style-name="Normal">
      <style:paragraph-properties/>
    </style:style>
    <style:style style:name="T864" style:family="text">
      <style:text-properties/>
    </style:style>
    <style:style style:name="P891" style:family="paragraph" style:parent-style-name="Normal">
      <style:paragraph-properties/>
    </style:style>
    <style:style style:name="T865" style:family="text">
      <style:text-properties/>
    </style:style>
    <style:style style:name="P892" style:family="paragraph" style:parent-style-name="Normal">
      <style:paragraph-properties/>
    </style:style>
    <style:style style:name="T866" style:family="text">
      <style:text-properties/>
    </style:style>
    <style:style style:name="P893" style:family="paragraph" style:parent-style-name="Normal">
      <style:paragraph-properties/>
    </style:style>
    <style:style style:name="T867" style:family="text">
      <style:text-properties/>
    </style:style>
    <style:style style:name="P894" style:family="paragraph" style:parent-style-name="Normal">
      <style:paragraph-properties/>
    </style:style>
    <style:style style:name="T868" style:family="text">
      <style:text-properties/>
    </style:style>
    <style:style style:name="P895" style:family="paragraph" style:parent-style-name="Normal">
      <style:paragraph-properties/>
    </style:style>
    <style:style style:name="T869" style:family="text">
      <style:text-properties/>
    </style:style>
    <style:style style:name="P896" style:family="paragraph" style:parent-style-name="Normal">
      <style:paragraph-properties/>
    </style:style>
    <style:style style:name="T870" style:family="text">
      <style:text-properties fo:font-weight="bold" style:font-weight-asian="bold"/>
    </style:style>
    <style:style style:name="P897" style:family="paragraph" style:parent-style-name="Normal">
      <style:paragraph-properties/>
    </style:style>
    <style:style style:name="T871" style:family="text">
      <style:text-properties style:text-underline-style="solid"/>
    </style:style>
    <style:style style:name="P898" style:family="paragraph" style:parent-style-name="Normal">
      <style:paragraph-properties/>
    </style:style>
    <style:style style:name="T872" style:family="text">
      <style:text-properties/>
    </style:style>
    <style:style style:name="P899" style:family="paragraph" style:parent-style-name="Normal">
      <style:paragraph-properties/>
    </style:style>
    <style:style style:name="T873" style:family="text">
      <style:text-properties/>
    </style:style>
    <style:style style:name="P900" style:family="paragraph" style:parent-style-name="Normal">
      <style:paragraph-properties/>
    </style:style>
    <style:style style:name="T874" style:family="text">
      <style:text-properties fo:font-weight="bold" style:font-weight-asian="bold"/>
    </style:style>
    <style:style style:name="P901" style:family="paragraph" style:parent-style-name="Normal">
      <style:paragraph-properties/>
    </style:style>
    <style:style style:name="T875" style:family="text">
      <style:text-properties style:text-underline-style="solid"/>
    </style:style>
    <style:style style:name="P902" style:family="paragraph" style:parent-style-name="Normal">
      <style:paragraph-properties/>
    </style:style>
    <style:style style:name="T876" style:family="text">
      <style:text-properties/>
    </style:style>
    <style:style style:name="P903" style:family="paragraph" style:parent-style-name="Normal">
      <style:paragraph-properties/>
    </style:style>
    <style:style style:name="T877" style:family="text">
      <style:text-properties/>
    </style:style>
    <style:style style:name="P904" style:family="paragraph" style:parent-style-name="Normal">
      <style:paragraph-properties/>
    </style:style>
    <style:style style:name="T878" style:family="text">
      <style:text-properties/>
    </style:style>
    <style:style style:name="P905" style:family="paragraph" style:parent-style-name="Normal">
      <style:paragraph-properties/>
    </style:style>
    <style:style style:name="T879" style:family="text">
      <style:text-properties/>
    </style:style>
    <style:style style:name="P906" style:family="paragraph" style:parent-style-name="Normal">
      <style:paragraph-properties/>
    </style:style>
    <style:style style:name="T880" style:family="text">
      <style:text-properties/>
    </style:style>
    <style:style style:name="P907" style:family="paragraph" style:parent-style-name="Normal">
      <style:paragraph-properties/>
    </style:style>
    <style:style style:name="T881" style:family="text">
      <style:text-properties/>
    </style:style>
    <style:style style:name="P908" style:family="paragraph" style:parent-style-name="Normal">
      <style:paragraph-properties/>
    </style:style>
    <style:style style:name="T882" style:family="text">
      <style:text-properties fo:font-weight="bold" style:font-weight-asian="bold"/>
    </style:style>
    <style:style style:name="P909" style:family="paragraph" style:parent-style-name="Normal">
      <style:paragraph-properties/>
    </style:style>
    <style:style style:name="T883" style:family="text">
      <style:text-properties style:text-underline-style="solid"/>
    </style:style>
    <style:style style:name="P910" style:family="paragraph" style:parent-style-name="Normal">
      <style:paragraph-properties/>
    </style:style>
    <style:style style:name="T884" style:family="text">
      <style:text-properties/>
    </style:style>
    <style:style style:name="P911" style:family="paragraph" style:parent-style-name="Normal">
      <style:paragraph-properties/>
    </style:style>
    <style:style style:name="T885" style:family="text">
      <style:text-properties/>
    </style:style>
    <style:style style:name="P912" style:family="paragraph" style:parent-style-name="Normal">
      <style:paragraph-properties/>
    </style:style>
    <style:style style:name="T886" style:family="text">
      <style:text-properties/>
    </style:style>
    <style:style style:name="P913" style:family="paragraph" style:parent-style-name="Normal">
      <style:paragraph-properties/>
    </style:style>
    <style:style style:name="T887" style:family="text">
      <style:text-properties/>
    </style:style>
    <style:style style:name="P914" style:family="paragraph" style:parent-style-name="Normal">
      <style:paragraph-properties/>
    </style:style>
    <style:style style:name="T888" style:family="text">
      <style:text-properties/>
    </style:style>
    <style:style style:name="P915" style:family="paragraph" style:parent-style-name="Normal">
      <style:paragraph-properties/>
    </style:style>
    <style:style style:name="T889" style:family="text">
      <style:text-properties style:text-underline-style="solid"/>
    </style:style>
    <style:style style:name="P916" style:family="paragraph" style:parent-style-name="Normal">
      <style:paragraph-properties/>
    </style:style>
    <style:style style:name="T890" style:family="text">
      <style:text-properties/>
    </style:style>
    <style:style style:name="P917" style:family="paragraph" style:parent-style-name="Normal">
      <style:paragraph-properties/>
    </style:style>
    <style:style style:name="T891" style:family="text">
      <style:text-properties/>
    </style:style>
    <style:style style:name="P918" style:family="paragraph" style:parent-style-name="Normal">
      <style:paragraph-properties/>
    </style:style>
    <style:style style:name="T892" style:family="text">
      <style:text-properties/>
    </style:style>
    <style:style style:name="P919" style:family="paragraph" style:parent-style-name="Normal">
      <style:paragraph-properties/>
    </style:style>
    <style:style style:name="T893" style:family="text">
      <style:text-properties/>
    </style:style>
    <style:style style:name="P920" style:family="paragraph" style:parent-style-name="Normal">
      <style:paragraph-properties/>
    </style:style>
    <style:style style:name="T894" style:family="text">
      <style:text-properties/>
    </style:style>
    <style:style style:name="P921" style:family="paragraph" style:parent-style-name="Normal">
      <style:paragraph-properties/>
    </style:style>
    <style:style style:name="T895" style:family="text">
      <style:text-properties/>
    </style:style>
    <style:style style:name="P922" style:family="paragraph" style:parent-style-name="Normal">
      <style:paragraph-properties/>
    </style:style>
    <style:style style:name="T896" style:family="text">
      <style:text-properties style:text-underline-style="solid"/>
    </style:style>
    <style:style style:name="P923" style:family="paragraph" style:parent-style-name="Normal">
      <style:paragraph-properties/>
    </style:style>
    <style:style style:name="T897" style:family="text">
      <style:text-properties/>
    </style:style>
    <style:style style:name="P924" style:family="paragraph" style:parent-style-name="Normal">
      <style:paragraph-properties/>
    </style:style>
    <style:style style:name="T898" style:family="text">
      <style:text-properties style:text-underline-style="solid"/>
    </style:style>
    <style:style style:name="P925" style:family="paragraph" style:parent-style-name="Normal">
      <style:paragraph-properties/>
    </style:style>
    <style:style style:name="T899" style:family="text">
      <style:text-properties/>
    </style:style>
    <style:style style:name="P926" style:family="paragraph" style:parent-style-name="Normal">
      <style:paragraph-properties/>
    </style:style>
    <style:style style:name="T900" style:family="text">
      <style:text-properties fo:font-weight="bold" style:font-weight-asian="bold"/>
    </style:style>
    <style:style style:name="P927" style:family="paragraph" style:parent-style-name="Normal">
      <style:paragraph-properties/>
    </style:style>
    <style:style style:name="T901" style:family="text">
      <style:text-properties style:text-underline-style="solid"/>
    </style:style>
    <style:style style:name="P928" style:family="paragraph" style:parent-style-name="Normal">
      <style:paragraph-properties/>
    </style:style>
    <style:style style:name="T902" style:family="text">
      <style:text-properties/>
    </style:style>
    <style:style style:name="P929" style:family="paragraph" style:parent-style-name="Normal">
      <style:paragraph-properties/>
    </style:style>
    <style:style style:name="T903" style:family="text">
      <style:text-properties style:text-underline-style="solid"/>
    </style:style>
    <style:style style:name="P930" style:family="paragraph" style:parent-style-name="Normal">
      <style:paragraph-properties/>
    </style:style>
    <style:style style:name="T904" style:family="text">
      <style:text-properties/>
    </style:style>
    <style:style style:name="P931" style:family="paragraph" style:parent-style-name="Normal">
      <style:paragraph-properties/>
    </style:style>
    <style:style style:name="T905" style:family="text">
      <style:text-properties fo:font-weight="bold" style:font-weight-asian="bold"/>
    </style:style>
    <style:style style:name="P932" style:family="paragraph" style:parent-style-name="Normal">
      <style:paragraph-properties/>
    </style:style>
    <style:style style:name="T906" style:family="text">
      <style:text-properties style:text-underline-style="solid"/>
    </style:style>
    <style:style style:name="P933" style:family="paragraph" style:parent-style-name="Normal">
      <style:paragraph-properties/>
    </style:style>
    <style:style style:name="T907" style:family="text">
      <style:text-properties/>
    </style:style>
    <style:style style:name="P934" style:family="paragraph" style:parent-style-name="Normal">
      <style:paragraph-properties/>
    </style:style>
    <style:style style:name="T908" style:family="text">
      <style:text-properties/>
    </style:style>
    <style:style style:name="P935" style:family="paragraph" style:parent-style-name="Normal">
      <style:paragraph-properties/>
    </style:style>
    <style:style style:name="T909" style:family="text">
      <style:text-properties fo:font-weight="bold" style:font-weight-asian="bold"/>
    </style:style>
    <style:style style:name="P936" style:family="paragraph" style:parent-style-name="Normal">
      <style:paragraph-properties/>
    </style:style>
    <style:style style:name="T910" style:family="text">
      <style:text-properties style:text-underline-style="solid"/>
    </style:style>
    <style:style style:name="P937" style:family="paragraph" style:parent-style-name="Normal">
      <style:paragraph-properties/>
    </style:style>
    <style:style style:name="T911" style:family="text">
      <style:text-properties/>
    </style:style>
    <style:style style:name="P938" style:family="paragraph" style:parent-style-name="Normal">
      <style:paragraph-properties/>
    </style:style>
    <style:style style:name="T912" style:family="text">
      <style:text-properties/>
    </style:style>
    <style:style style:name="P939" style:family="paragraph" style:parent-style-name="Normal">
      <style:paragraph-properties/>
    </style:style>
    <style:style style:name="T913" style:family="text">
      <style:text-properties/>
    </style:style>
    <style:style style:name="P940" style:family="paragraph" style:parent-style-name="Normal">
      <style:paragraph-properties/>
    </style:style>
    <style:style style:name="T914" style:family="text">
      <style:text-properties/>
    </style:style>
    <style:style style:name="P941" style:family="paragraph" style:parent-style-name="Normal">
      <style:paragraph-properties/>
    </style:style>
    <style:style style:name="T915" style:family="text">
      <style:text-properties/>
    </style:style>
    <style:style style:name="P942" style:family="paragraph" style:parent-style-name="Normal">
      <style:paragraph-properties/>
    </style:style>
    <style:style style:name="T916" style:family="text">
      <style:text-properties/>
    </style:style>
    <style:style style:name="P943" style:family="paragraph" style:parent-style-name="Normal">
      <style:paragraph-properties/>
    </style:style>
    <style:style style:name="T917" style:family="text">
      <style:text-properties/>
    </style:style>
    <style:style style:name="P944" style:family="paragraph" style:parent-style-name="Normal">
      <style:paragraph-properties/>
    </style:style>
    <style:style style:name="T918" style:family="text">
      <style:text-properties/>
    </style:style>
    <style:style style:name="P945" style:family="paragraph" style:parent-style-name="Normal">
      <style:paragraph-properties/>
    </style:style>
    <style:style style:name="T919" style:family="text">
      <style:text-properties/>
    </style:style>
    <style:style style:name="P946" style:family="paragraph" style:parent-style-name="Normal">
      <style:paragraph-properties/>
    </style:style>
    <style:style style:name="T920" style:family="text">
      <style:text-properties/>
    </style:style>
    <style:style style:name="P947" style:family="paragraph" style:parent-style-name="Normal">
      <style:paragraph-properties/>
    </style:style>
    <style:style style:name="T921" style:family="text">
      <style:text-properties/>
    </style:style>
    <style:style style:name="P948" style:family="paragraph" style:parent-style-name="Normal">
      <style:paragraph-properties/>
    </style:style>
    <style:style style:name="T922" style:family="text">
      <style:text-properties/>
    </style:style>
    <style:style style:name="P949" style:family="paragraph" style:parent-style-name="Normal">
      <style:paragraph-properties/>
    </style:style>
    <style:style style:name="T923" style:family="text">
      <style:text-properties/>
    </style:style>
    <style:style style:name="P950" style:family="paragraph" style:parent-style-name="Normal">
      <style:paragraph-properties/>
    </style:style>
    <style:style style:name="T924" style:family="text">
      <style:text-properties/>
    </style:style>
    <style:style style:name="P951" style:family="paragraph" style:parent-style-name="Normal">
      <style:paragraph-properties/>
    </style:style>
    <style:style style:name="T925" style:family="text">
      <style:text-properties style:text-underline-style="solid"/>
    </style:style>
    <style:style style:name="P952" style:family="paragraph" style:parent-style-name="Normal">
      <style:paragraph-properties/>
    </style:style>
    <style:style style:name="T926" style:family="text">
      <style:text-properties/>
    </style:style>
    <style:style style:name="P953" style:family="paragraph" style:parent-style-name="Normal">
      <style:paragraph-properties/>
    </style:style>
    <style:style style:name="T927" style:family="text">
      <style:text-properties/>
    </style:style>
    <style:style style:name="P954" style:family="paragraph" style:parent-style-name="Normal">
      <style:paragraph-properties/>
    </style:style>
    <style:style style:name="T928" style:family="text">
      <style:text-properties fo:font-weight="bold" style:font-weight-asian="bold"/>
    </style:style>
    <style:style style:name="P955" style:family="paragraph" style:parent-style-name="Normal">
      <style:paragraph-properties/>
    </style:style>
    <style:style style:name="T929" style:family="text">
      <style:text-properties style:text-underline-style="solid"/>
    </style:style>
    <style:style style:name="P956" style:family="paragraph" style:parent-style-name="Normal">
      <style:paragraph-properties/>
    </style:style>
    <style:style style:name="T930" style:family="text">
      <style:text-properties/>
    </style:style>
    <style:style style:name="P957" style:family="paragraph" style:parent-style-name="Normal">
      <style:paragraph-properties/>
    </style:style>
    <style:style style:name="T931" style:family="text">
      <style:text-properties/>
    </style:style>
    <style:style style:name="P958" style:family="paragraph" style:parent-style-name="Normal">
      <style:paragraph-properties/>
    </style:style>
    <style:style style:name="T932" style:family="text">
      <style:text-properties/>
    </style:style>
    <style:style style:name="P959" style:family="paragraph" style:parent-style-name="Normal">
      <style:paragraph-properties/>
    </style:style>
    <style:style style:name="T933" style:family="text">
      <style:text-properties/>
    </style:style>
    <style:style style:name="P960" style:family="paragraph" style:parent-style-name="Normal">
      <style:paragraph-properties/>
    </style:style>
    <style:style style:name="T934" style:family="text">
      <style:text-properties/>
    </style:style>
    <style:style style:name="P961" style:family="paragraph" style:parent-style-name="Normal">
      <style:paragraph-properties/>
    </style:style>
    <style:style style:name="T935" style:family="text">
      <style:text-properties/>
    </style:style>
    <style:style style:name="P962" style:family="paragraph" style:parent-style-name="Normal">
      <style:paragraph-properties/>
    </style:style>
    <style:style style:name="T936" style:family="text">
      <style:text-properties/>
    </style:style>
    <style:style style:name="P963" style:family="paragraph" style:parent-style-name="Normal">
      <style:paragraph-properties/>
    </style:style>
    <style:style style:name="T937" style:family="text">
      <style:text-properties/>
    </style:style>
    <style:style style:name="P964" style:family="paragraph" style:parent-style-name="Normal">
      <style:paragraph-properties/>
    </style:style>
    <style:style style:name="T938" style:family="text">
      <style:text-properties fo:font-weight="bold" style:font-weight-asian="bold"/>
    </style:style>
    <style:style style:name="P965" style:family="paragraph" style:parent-style-name="Normal">
      <style:paragraph-properties/>
    </style:style>
    <style:style style:name="T939" style:family="text">
      <style:text-properties style:text-underline-style="solid"/>
    </style:style>
    <style:style style:name="P966" style:family="paragraph" style:parent-style-name="Normal">
      <style:paragraph-properties/>
    </style:style>
    <style:style style:name="T940" style:family="text">
      <style:text-properties/>
    </style:style>
    <style:style style:name="P967" style:family="paragraph" style:parent-style-name="Normal">
      <style:paragraph-properties/>
    </style:style>
    <style:style style:name="T941" style:family="text">
      <style:text-properties/>
    </style:style>
    <style:style style:name="P968" style:family="paragraph" style:parent-style-name="Normal">
      <style:paragraph-properties/>
    </style:style>
    <style:style style:name="T942" style:family="text">
      <style:text-properties fo:font-weight="bold" style:font-weight-asian="bold"/>
    </style:style>
    <style:style style:name="P969" style:family="paragraph" style:parent-style-name="Normal">
      <style:paragraph-properties/>
    </style:style>
    <style:style style:name="T943" style:family="text">
      <style:text-properties style:text-underline-style="solid"/>
    </style:style>
    <style:style style:name="P970" style:family="paragraph" style:parent-style-name="Normal">
      <style:paragraph-properties/>
    </style:style>
    <style:style style:name="T944" style:family="text">
      <style:text-properties/>
    </style:style>
    <style:style style:name="P971" style:family="paragraph" style:parent-style-name="Normal">
      <style:paragraph-properties/>
    </style:style>
    <style:style style:name="T945" style:family="text">
      <style:text-properties style:text-underline-style="solid"/>
    </style:style>
    <style:style style:name="P972" style:family="paragraph" style:parent-style-name="Normal">
      <style:paragraph-properties/>
    </style:style>
    <style:style style:name="T946" style:family="text">
      <style:text-properties/>
    </style:style>
    <style:style style:name="P973" style:family="paragraph" style:parent-style-name="Normal">
      <style:paragraph-properties/>
    </style:style>
    <style:style style:name="T947" style:family="text">
      <style:text-properties style:text-underline-style="solid"/>
    </style:style>
    <style:style style:name="P974" style:family="paragraph" style:parent-style-name="Normal">
      <style:paragraph-properties/>
    </style:style>
    <style:style style:name="T948" style:family="text">
      <style:text-properties/>
    </style:style>
    <style:style style:name="P975" style:family="paragraph" style:parent-style-name="Normal">
      <style:paragraph-properties/>
    </style:style>
    <style:style style:name="T949" style:family="text">
      <style:text-properties/>
    </style:style>
    <style:style style:name="P976" style:family="paragraph" style:parent-style-name="Normal">
      <style:paragraph-properties/>
    </style:style>
    <style:style style:name="T950" style:family="text">
      <style:text-properties style:text-underline-style="solid"/>
    </style:style>
    <style:style style:name="P977" style:family="paragraph" style:parent-style-name="Normal">
      <style:paragraph-properties/>
    </style:style>
    <style:style style:name="T951" style:family="text">
      <style:text-properties/>
    </style:style>
    <style:style style:name="P978" style:family="paragraph" style:parent-style-name="Normal">
      <style:paragraph-properties/>
    </style:style>
    <style:style style:name="T952" style:family="text">
      <style:text-properties style:text-underline-style="solid"/>
    </style:style>
    <style:style style:name="P979" style:family="paragraph" style:parent-style-name="Normal">
      <style:paragraph-properties/>
    </style:style>
    <style:style style:name="T953" style:family="text">
      <style:text-properties/>
    </style:style>
    <style:style style:name="P980" style:family="paragraph" style:parent-style-name="Normal">
      <style:paragraph-properties/>
    </style:style>
    <style:style style:name="T954" style:family="text">
      <style:text-properties style:text-underline-style="solid"/>
    </style:style>
    <style:style style:name="P981" style:family="paragraph" style:parent-style-name="Normal">
      <style:paragraph-properties/>
    </style:style>
    <style:style style:name="T955" style:family="text">
      <style:text-properties/>
    </style:style>
    <style:style style:name="P982" style:family="paragraph" style:parent-style-name="Normal">
      <style:paragraph-properties/>
    </style:style>
    <style:style style:name="T956" style:family="text">
      <style:text-properties style:text-underline-style="solid"/>
    </style:style>
    <style:style style:name="P983" style:family="paragraph" style:parent-style-name="Normal">
      <style:paragraph-properties/>
    </style:style>
    <style:style style:name="T957" style:family="text">
      <style:text-properties/>
    </style:style>
    <style:style style:name="P984" style:family="paragraph" style:parent-style-name="Normal">
      <style:paragraph-properties/>
    </style:style>
    <style:style style:name="T958" style:family="text">
      <style:text-properties fo:font-weight="bold" style:font-weight-asian="bold"/>
    </style:style>
    <style:style style:name="P985" style:family="paragraph" style:parent-style-name="Normal">
      <style:paragraph-properties/>
    </style:style>
    <style:style style:name="T959" style:family="text">
      <style:text-properties style:text-underline-style="solid"/>
    </style:style>
    <style:style style:name="P986" style:family="paragraph" style:parent-style-name="Normal">
      <style:paragraph-properties/>
    </style:style>
    <style:style style:name="T960" style:family="text">
      <style:text-properties/>
    </style:style>
    <style:style style:name="P987" style:family="paragraph" style:parent-style-name="Normal">
      <style:paragraph-properties/>
    </style:style>
    <style:style style:name="T961" style:family="text">
      <style:text-properties style:text-underline-style="solid"/>
    </style:style>
    <style:style style:name="P988" style:family="paragraph" style:parent-style-name="Normal">
      <style:paragraph-properties/>
    </style:style>
    <style:style style:name="T962" style:family="text">
      <style:text-properties/>
    </style:style>
    <style:style style:name="P989" style:family="paragraph" style:parent-style-name="Normal">
      <style:paragraph-properties/>
    </style:style>
    <style:style style:name="T963" style:family="text">
      <style:text-properties fo:font-weight="bold" style:font-weight-asian="bold"/>
    </style:style>
    <style:style style:name="P990" style:family="paragraph" style:parent-style-name="Normal">
      <style:paragraph-properties/>
    </style:style>
    <style:style style:name="T964" style:family="text">
      <style:text-properties style:text-underline-style="solid"/>
    </style:style>
    <style:style style:name="P991" style:family="paragraph" style:parent-style-name="Normal">
      <style:paragraph-properties/>
    </style:style>
    <style:style style:name="T965" style:family="text">
      <style:text-properties/>
    </style:style>
    <style:style style:name="P992" style:family="paragraph" style:parent-style-name="Normal">
      <style:paragraph-properties/>
    </style:style>
    <style:style style:name="T966" style:family="text">
      <style:text-properties fo:font-weight="bold" style:font-weight-asian="bold"/>
    </style:style>
    <style:style style:name="P993" style:family="paragraph" style:parent-style-name="Normal">
      <style:paragraph-properties/>
    </style:style>
    <style:style style:name="T967" style:family="text">
      <style:text-properties style:text-underline-style="solid"/>
    </style:style>
    <style:style style:name="P994" style:family="paragraph" style:parent-style-name="Normal">
      <style:paragraph-properties/>
    </style:style>
    <style:style style:name="T968" style:family="text">
      <style:text-properties/>
    </style:style>
    <style:style style:name="P995" style:family="paragraph" style:parent-style-name="Normal">
      <style:paragraph-properties/>
    </style:style>
    <style:style style:name="T969" style:family="text">
      <style:text-properties/>
    </style:style>
    <style:style style:name="P996" style:family="paragraph" style:parent-style-name="Normal">
      <style:paragraph-properties/>
    </style:style>
    <style:style style:name="T970" style:family="text">
      <style:text-properties/>
    </style:style>
    <style:style style:name="P997" style:family="paragraph" style:parent-style-name="Normal">
      <style:paragraph-properties/>
    </style:style>
    <style:style style:name="T971" style:family="text">
      <style:text-properties/>
    </style:style>
    <style:style style:name="P998" style:family="paragraph" style:parent-style-name="Normal">
      <style:paragraph-properties/>
    </style:style>
    <style:style style:name="T972" style:family="text">
      <style:text-properties/>
    </style:style>
    <style:style style:name="P999" style:family="paragraph" style:parent-style-name="Normal">
      <style:paragraph-properties/>
    </style:style>
    <style:style style:name="T973" style:family="text">
      <style:text-properties/>
    </style:style>
    <style:style style:name="P1000" style:family="paragraph" style:parent-style-name="Normal">
      <style:paragraph-properties/>
    </style:style>
    <style:style style:name="T974" style:family="text">
      <style:text-properties style:text-underline-style="solid"/>
    </style:style>
    <style:style style:name="P1001" style:family="paragraph" style:parent-style-name="Normal">
      <style:paragraph-properties/>
    </style:style>
    <style:style style:name="T975" style:family="text">
      <style:text-properties/>
    </style:style>
    <style:style style:name="P1002" style:family="paragraph" style:parent-style-name="Normal">
      <style:paragraph-properties/>
    </style:style>
    <style:style style:name="T976" style:family="text">
      <style:text-properties/>
    </style:style>
    <style:style style:name="P1003" style:family="paragraph" style:parent-style-name="Normal">
      <style:paragraph-properties/>
    </style:style>
    <style:style style:name="T977" style:family="text">
      <style:text-properties/>
    </style:style>
    <style:style style:name="P1004" style:family="paragraph" style:parent-style-name="Normal">
      <style:paragraph-properties/>
    </style:style>
    <style:style style:name="T978" style:family="text">
      <style:text-properties style:text-underline-style="solid"/>
    </style:style>
    <style:style style:name="P1005" style:family="paragraph" style:parent-style-name="Normal">
      <style:paragraph-properties/>
    </style:style>
    <style:style style:name="T979" style:family="text">
      <style:text-properties/>
    </style:style>
    <style:style style:name="P1006" style:family="paragraph" style:parent-style-name="Normal">
      <style:paragraph-properties/>
    </style:style>
    <style:style style:name="T980" style:family="text">
      <style:text-properties fo:font-weight="bold" style:font-weight-asian="bold"/>
    </style:style>
    <style:style style:name="P1007" style:family="paragraph" style:parent-style-name="Normal">
      <style:paragraph-properties/>
    </style:style>
    <style:style style:name="T981" style:family="text">
      <style:text-properties style:text-underline-style="solid"/>
    </style:style>
    <style:style style:name="P1008" style:family="paragraph" style:parent-style-name="Normal">
      <style:paragraph-properties/>
    </style:style>
    <style:style style:name="T982" style:family="text">
      <style:text-properties/>
    </style:style>
    <style:style style:name="P1009" style:family="paragraph" style:parent-style-name="Normal">
      <style:paragraph-properties/>
    </style:style>
    <style:style style:name="T983" style:family="text">
      <style:text-properties fo:font-weight="bold" style:font-weight-asian="bold"/>
    </style:style>
    <style:style style:name="P1010" style:family="paragraph" style:parent-style-name="Normal">
      <style:paragraph-properties/>
    </style:style>
    <style:style style:name="T984" style:family="text">
      <style:text-properties style:text-underline-style="solid"/>
    </style:style>
    <style:style style:name="P1011" style:family="paragraph" style:parent-style-name="Normal">
      <style:paragraph-properties/>
    </style:style>
    <style:style style:name="T985" style:family="text">
      <style:text-properties/>
    </style:style>
    <style:style style:name="P1012" style:family="paragraph" style:parent-style-name="Normal">
      <style:paragraph-properties/>
    </style:style>
    <style:style style:name="T986" style:family="text">
      <style:text-properties fo:font-weight="bold" style:font-weight-asian="bold"/>
    </style:style>
    <style:style style:name="P1013" style:family="paragraph" style:parent-style-name="Normal">
      <style:paragraph-properties/>
    </style:style>
    <style:style style:name="T987" style:family="text">
      <style:text-properties style:text-underline-style="solid"/>
    </style:style>
    <style:style style:name="P1014" style:family="paragraph" style:parent-style-name="Normal">
      <style:paragraph-properties/>
    </style:style>
    <style:style style:name="T988" style:family="text">
      <style:text-properties/>
    </style:style>
    <style:style style:name="P1015" style:family="paragraph" style:parent-style-name="Normal">
      <style:paragraph-properties/>
    </style:style>
    <style:style style:name="T989" style:family="text">
      <style:text-properties/>
    </style:style>
    <style:style style:name="P1016" style:family="paragraph" style:parent-style-name="Normal">
      <style:paragraph-properties/>
    </style:style>
    <style:style style:name="T990" style:family="text">
      <style:text-properties fo:font-weight="bold" style:font-weight-asian="bold"/>
    </style:style>
    <style:style style:name="P1017" style:family="paragraph" style:parent-style-name="Normal">
      <style:paragraph-properties/>
    </style:style>
    <style:style style:name="T991" style:family="text">
      <style:text-properties style:text-underline-style="solid"/>
    </style:style>
    <style:style style:name="P1018" style:family="paragraph" style:parent-style-name="Normal">
      <style:paragraph-properties/>
    </style:style>
    <style:style style:name="T992" style:family="text">
      <style:text-properties/>
    </style:style>
    <style:style style:name="P1019" style:family="paragraph" style:parent-style-name="Normal">
      <style:paragraph-properties/>
    </style:style>
    <style:style style:name="T993" style:family="text">
      <style:text-properties fo:font-weight="bold" style:font-weight-asian="bold"/>
    </style:style>
    <style:style style:name="P1020" style:family="paragraph" style:parent-style-name="Normal">
      <style:paragraph-properties/>
    </style:style>
    <style:style style:name="T994" style:family="text">
      <style:text-properties style:text-underline-style="solid"/>
    </style:style>
    <style:style style:name="P1021" style:family="paragraph" style:parent-style-name="Normal">
      <style:paragraph-properties/>
    </style:style>
    <style:style style:name="T995" style:family="text">
      <style:text-properties/>
    </style:style>
    <style:style style:name="P1022" style:family="paragraph" style:parent-style-name="Normal">
      <style:paragraph-properties/>
    </style:style>
    <style:style style:name="T996" style:family="text">
      <style:text-properties fo:font-weight="bold" style:font-weight-asian="bold"/>
    </style:style>
    <style:style style:name="P1023" style:family="paragraph" style:parent-style-name="Normal">
      <style:paragraph-properties/>
    </style:style>
    <style:style style:name="T997" style:family="text">
      <style:text-properties style:text-underline-style="solid"/>
    </style:style>
    <style:style style:name="P1024" style:family="paragraph" style:parent-style-name="Normal">
      <style:paragraph-properties/>
    </style:style>
    <style:style style:name="T998" style:family="text">
      <style:text-properties/>
    </style:style>
    <style:style style:name="P1025" style:family="paragraph" style:parent-style-name="Normal">
      <style:paragraph-properties/>
    </style:style>
    <style:style style:name="T999" style:family="text">
      <style:text-properties fo:font-weight="bold" style:font-weight-asian="bold"/>
    </style:style>
    <style:style style:name="P1026" style:family="paragraph" style:parent-style-name="Normal">
      <style:paragraph-properties/>
    </style:style>
    <style:style style:name="T1000" style:family="text">
      <style:text-properties/>
    </style:style>
    <style:style style:name="P1027" style:family="paragraph" style:parent-style-name="Normal">
      <style:paragraph-properties/>
    </style:style>
    <style:style style:name="T1001" style:family="text">
      <style:text-properties/>
    </style:style>
    <style:style style:name="P1028" style:family="paragraph" style:parent-style-name="Normal">
      <style:paragraph-properties/>
    </style:style>
    <style:style style:name="T1002" style:family="text">
      <style:text-properties/>
    </style:style>
    <style:style style:name="P1029" style:family="paragraph" style:parent-style-name="Normal">
      <style:paragraph-properties/>
    </style:style>
    <style:style style:name="T1003" style:family="text">
      <style:text-properties/>
    </style:style>
    <style:style style:name="P1030" style:family="paragraph" style:parent-style-name="Normal">
      <style:paragraph-properties/>
    </style:style>
    <style:style style:name="T1004" style:family="text">
      <style:text-properties/>
    </style:style>
    <style:style style:name="P1031" style:family="paragraph" style:parent-style-name="Normal">
      <style:paragraph-properties/>
    </style:style>
    <style:style style:name="T1005" style:family="text">
      <style:text-properties/>
    </style:style>
    <style:style style:name="P1032" style:family="paragraph" style:parent-style-name="Normal">
      <style:paragraph-properties/>
    </style:style>
    <style:style style:name="T1006" style:family="text">
      <style:text-properties/>
    </style:style>
    <style:style style:name="P1033" style:family="paragraph" style:parent-style-name="Normal">
      <style:paragraph-properties/>
    </style:style>
    <style:style style:name="T1007" style:family="text">
      <style:text-properties style:text-underline-style="solid"/>
    </style:style>
    <style:style style:name="P1034" style:family="paragraph" style:parent-style-name="Normal">
      <style:paragraph-properties/>
    </style:style>
    <style:style style:name="T1008" style:family="text">
      <style:text-properties/>
    </style:style>
    <style:style style:name="P1035" style:family="paragraph" style:parent-style-name="Normal">
      <style:paragraph-properties/>
    </style:style>
    <style:style style:name="P1036" style:family="paragraph" style:parent-style-name="Normal">
      <style:paragraph-properties/>
    </style:style>
    <style:style style:name="T1009" style:family="text">
      <style:text-properties style:text-underline-style="solid"/>
    </style:style>
    <style:style style:name="P1037" style:family="paragraph" style:parent-style-name="Normal">
      <style:paragraph-properties/>
    </style:style>
    <style:style style:name="P1038" style:family="paragraph" style:parent-style-name="Normal">
      <style:paragraph-properties/>
    </style:style>
    <style:style style:name="T1010" style:family="text">
      <style:text-properties/>
    </style:style>
    <style:style style:name="P1039" style:family="paragraph" style:parent-style-name="Normal">
      <style:paragraph-properties/>
    </style:style>
    <style:style style:name="P1040" style:family="paragraph" style:parent-style-name="Normal">
      <style:paragraph-properties/>
    </style:style>
    <style:style style:name="T1011" style:family="text">
      <style:text-properties fo:font-weight="bold" style:font-weight-asian="bold"/>
    </style:style>
    <style:style style:name="P1041" style:family="paragraph" style:parent-style-name="Normal">
      <style:paragraph-properties/>
    </style:style>
    <style:style style:name="P1042" style:family="paragraph" style:parent-style-name="Normal">
      <style:paragraph-properties/>
    </style:style>
    <style:style style:name="T1012" style:family="text">
      <style:text-properties style:text-underline-style="solid"/>
    </style:style>
    <style:style style:name="P1043" style:family="paragraph" style:parent-style-name="Normal">
      <style:paragraph-properties/>
    </style:style>
    <style:style style:name="P1044" style:family="paragraph" style:parent-style-name="Normal">
      <style:paragraph-properties/>
    </style:style>
    <style:style style:name="T1013" style:family="text">
      <style:text-properties/>
    </style:style>
    <style:style style:name="P1045" style:family="paragraph" style:parent-style-name="Normal">
      <style:paragraph-properties/>
    </style:style>
    <style:style style:name="P1046" style:family="paragraph" style:parent-style-name="Normal">
      <style:paragraph-properties/>
    </style:style>
    <style:style style:name="T1014" style:family="text">
      <style:text-properties fo:font-weight="bold" style:font-weight-asian="bold"/>
    </style:style>
    <style:style style:name="P1047" style:family="paragraph" style:parent-style-name="Normal">
      <style:paragraph-properties/>
    </style:style>
    <style:style style:name="P1048" style:family="paragraph" style:parent-style-name="Normal">
      <style:paragraph-properties/>
    </style:style>
    <style:style style:name="T1015" style:family="text">
      <style:text-properties style:text-underline-style="solid"/>
    </style:style>
    <style:style style:name="P1049" style:family="paragraph" style:parent-style-name="Normal">
      <style:paragraph-properties/>
    </style:style>
    <style:style style:name="P1050" style:family="paragraph" style:parent-style-name="Normal">
      <style:paragraph-properties/>
    </style:style>
    <style:style style:name="T1016" style:family="text">
      <style:text-properties/>
    </style:style>
    <style:style style:name="P1051" style:family="paragraph" style:parent-style-name="Normal">
      <style:paragraph-properties/>
    </style:style>
    <style:style style:name="P1052" style:family="paragraph" style:parent-style-name="Normal">
      <style:paragraph-properties/>
    </style:style>
    <style:style style:name="T1017" style:family="text">
      <style:text-properties/>
    </style:style>
    <style:style style:name="P1053" style:family="paragraph" style:parent-style-name="Normal">
      <style:paragraph-properties/>
    </style:style>
    <style:style style:name="P1054" style:family="paragraph" style:parent-style-name="Normal">
      <style:paragraph-properties/>
    </style:style>
    <style:style style:name="T1018" style:family="text">
      <style:text-properties/>
    </style:style>
    <style:style style:name="P1055" style:family="paragraph" style:parent-style-name="Normal">
      <style:paragraph-properties/>
    </style:style>
    <style:style style:name="T1019" style:family="text">
      <style:text-properties style:text-underline-style="solid"/>
    </style:style>
    <style:style style:name="P1056" style:family="paragraph" style:parent-style-name="Normal">
      <style:paragraph-properties/>
    </style:style>
    <style:style style:name="T1020" style:family="text">
      <style:text-properties/>
    </style:style>
    <style:style style:name="P1057" style:family="paragraph" style:parent-style-name="Normal">
      <style:paragraph-properties/>
    </style:style>
    <style:style style:name="T1021" style:family="text">
      <style:text-properties/>
    </style:style>
    <style:style style:name="P1058" style:family="paragraph" style:parent-style-name="Normal">
      <style:paragraph-properties/>
    </style:style>
    <style:style style:name="T1022" style:family="text">
      <style:text-properties/>
    </style:style>
    <style:style style:name="P1059" style:family="paragraph" style:parent-style-name="Normal">
      <style:paragraph-properties/>
    </style:style>
    <style:style style:name="T1023" style:family="text">
      <style:text-properties/>
    </style:style>
    <style:style style:name="P1060" style:family="paragraph" style:parent-style-name="Normal">
      <style:paragraph-properties/>
    </style:style>
    <style:style style:name="T1024" style:family="text">
      <style:text-properties fo:font-weight="bold" style:font-weight-asian="bold"/>
    </style:style>
    <style:style style:name="P1061" style:family="paragraph" style:parent-style-name="Normal">
      <style:paragraph-properties/>
    </style:style>
    <style:style style:name="T1025" style:family="text">
      <style:text-properties style:text-underline-style="solid"/>
    </style:style>
    <style:style style:name="P1062" style:family="paragraph" style:parent-style-name="Normal">
      <style:paragraph-properties/>
    </style:style>
    <style:style style:name="T1026" style:family="text">
      <style:text-properties/>
    </style:style>
    <style:style style:name="P1063" style:family="paragraph" style:parent-style-name="Normal">
      <style:paragraph-properties/>
    </style:style>
    <style:style style:name="T1027" style:family="text">
      <style:text-properties/>
    </style:style>
    <style:style style:name="P1064" style:family="paragraph" style:parent-style-name="Normal">
      <style:paragraph-properties/>
    </style:style>
    <style:style style:name="T1028" style:family="text">
      <style:text-properties/>
    </style:style>
    <style:style style:name="P1065" style:family="paragraph" style:parent-style-name="Normal">
      <style:paragraph-properties/>
    </style:style>
    <style:style style:name="T1029" style:family="text">
      <style:text-properties/>
    </style:style>
    <style:style style:name="P1066" style:family="paragraph" style:parent-style-name="Normal">
      <style:paragraph-properties/>
    </style:style>
    <style:style style:name="T1030" style:family="text">
      <style:text-properties/>
    </style:style>
    <style:style style:name="P1067" style:family="paragraph" style:parent-style-name="Normal">
      <style:paragraph-properties/>
    </style:style>
    <style:style style:name="T1031" style:family="text">
      <style:text-properties/>
    </style:style>
    <style:style style:name="P1068" style:family="paragraph" style:parent-style-name="Normal">
      <style:paragraph-properties/>
    </style:style>
    <style:style style:name="T1032" style:family="text">
      <style:text-properties/>
    </style:style>
    <style:style style:name="P1069" style:family="paragraph" style:parent-style-name="Normal">
      <style:paragraph-properties/>
    </style:style>
    <style:style style:name="T1033" style:family="text">
      <style:text-properties/>
    </style:style>
    <style:style style:name="P1070" style:family="paragraph" style:parent-style-name="Normal">
      <style:paragraph-properties/>
    </style:style>
    <style:style style:name="T1034" style:family="text">
      <style:text-properties/>
    </style:style>
    <style:style style:name="P1071" style:family="paragraph" style:parent-style-name="Normal">
      <style:paragraph-properties/>
    </style:style>
    <style:style style:name="T1035" style:family="text">
      <style:text-properties/>
    </style:style>
    <style:style style:name="P1072" style:family="paragraph" style:parent-style-name="Normal">
      <style:paragraph-properties/>
    </style:style>
    <style:style style:name="T1036" style:family="text">
      <style:text-properties/>
    </style:style>
    <style:style style:name="P1073" style:family="paragraph" style:parent-style-name="Normal">
      <style:paragraph-properties/>
    </style:style>
    <style:style style:name="T1037" style:family="text">
      <style:text-properties/>
    </style:style>
    <style:style style:name="P1074" style:family="paragraph" style:parent-style-name="Normal">
      <style:paragraph-properties/>
    </style:style>
    <style:style style:name="T1038" style:family="text">
      <style:text-properties/>
    </style:style>
    <style:style style:name="P1075" style:family="paragraph" style:parent-style-name="Normal">
      <style:paragraph-properties/>
    </style:style>
    <style:style style:name="T1039" style:family="text">
      <style:text-properties/>
    </style:style>
    <style:style style:name="P1076" style:family="paragraph" style:parent-style-name="Normal">
      <style:paragraph-properties/>
    </style:style>
    <style:style style:name="P1077" style:family="paragraph" style:parent-style-name="Normal">
      <style:paragraph-properties/>
    </style:style>
    <style:style style:name="T1040" style:family="text">
      <style:text-properties fo:font-weight="bold" style:font-weight-asian="bold"/>
    </style:style>
    <style:style style:name="P1078" style:family="paragraph" style:parent-style-name="Normal">
      <style:paragraph-properties/>
    </style:style>
    <style:style style:name="P1079" style:family="paragraph" style:parent-style-name="Normal">
      <style:paragraph-properties/>
    </style:style>
    <style:style style:name="T1041" style:family="text">
      <style:text-properties style:text-underline-style="solid"/>
    </style:style>
    <style:style style:name="P1080" style:family="paragraph" style:parent-style-name="Normal">
      <style:paragraph-properties/>
    </style:style>
    <style:style style:name="P1081" style:family="paragraph" style:parent-style-name="Normal">
      <style:paragraph-properties/>
    </style:style>
    <style:style style:name="T1042" style:family="text">
      <style:text-properties/>
    </style:style>
    <style:style style:name="P1082" style:family="paragraph" style:parent-style-name="Normal">
      <style:paragraph-properties/>
    </style:style>
    <style:style style:name="P1083" style:family="paragraph" style:parent-style-name="Normal">
      <style:paragraph-properties/>
    </style:style>
    <style:style style:name="T1043" style:family="text">
      <style:text-properties fo:font-weight="bold" style:font-weight-asian="bold"/>
    </style:style>
    <style:style style:name="P1084" style:family="paragraph" style:parent-style-name="Normal">
      <style:paragraph-properties/>
    </style:style>
    <style:style style:name="P1085" style:family="paragraph" style:parent-style-name="Normal">
      <style:paragraph-properties/>
    </style:style>
    <style:style style:name="T1044" style:family="text">
      <style:text-properties style:text-underline-style="solid"/>
    </style:style>
    <style:style style:name="P1086" style:family="paragraph" style:parent-style-name="Normal">
      <style:paragraph-properties/>
    </style:style>
    <style:style style:name="P1087" style:family="paragraph" style:parent-style-name="Normal">
      <style:paragraph-properties/>
    </style:style>
    <style:style style:name="T1045" style:family="text">
      <style:text-properties/>
    </style:style>
    <style:style style:name="P1088" style:family="paragraph" style:parent-style-name="Normal">
      <style:paragraph-properties/>
    </style:style>
    <style:style style:name="P1089" style:family="paragraph" style:parent-style-name="Normal">
      <style:paragraph-properties/>
    </style:style>
    <style:style style:name="T1046" style:family="text">
      <style:text-properties/>
    </style:style>
    <style:style style:name="P1090" style:family="paragraph" style:parent-style-name="Normal">
      <style:paragraph-properties/>
    </style:style>
    <style:style style:name="P1091" style:family="paragraph" style:parent-style-name="Normal">
      <style:paragraph-properties/>
    </style:style>
    <style:style style:name="T1047" style:family="text">
      <style:text-properties/>
    </style:style>
    <style:style style:name="P1092" style:family="paragraph" style:parent-style-name="Normal">
      <style:paragraph-properties/>
    </style:style>
    <style:style style:name="P1093" style:family="paragraph" style:parent-style-name="Normal">
      <style:paragraph-properties/>
    </style:style>
    <style:style style:name="T1048" style:family="text">
      <style:text-properties/>
    </style:style>
    <style:style style:name="P1094" style:family="paragraph" style:parent-style-name="Normal">
      <style:paragraph-properties/>
    </style:style>
    <style:style style:name="P1095" style:family="paragraph" style:parent-style-name="Normal">
      <style:paragraph-properties/>
    </style:style>
    <style:style style:name="T1049" style:family="text">
      <style:text-properties fo:font-weight="bold" style:font-weight-asian="bold"/>
    </style:style>
    <style:style style:name="P1096" style:family="paragraph" style:parent-style-name="Normal">
      <style:paragraph-properties/>
    </style:style>
    <style:style style:name="P1097" style:family="paragraph" style:parent-style-name="Normal">
      <style:paragraph-properties/>
    </style:style>
    <style:style style:name="T1050" style:family="text">
      <style:text-properties style:text-underline-style="solid"/>
    </style:style>
    <style:style style:name="P1098" style:family="paragraph" style:parent-style-name="Normal">
      <style:paragraph-properties/>
    </style:style>
    <style:style style:name="P1099" style:family="paragraph" style:parent-style-name="Normal">
      <style:paragraph-properties/>
    </style:style>
    <style:style style:name="T1051" style:family="text">
      <style:text-properties/>
    </style:style>
    <style:style style:name="P1100" style:family="paragraph" style:parent-style-name="Normal">
      <style:paragraph-properties/>
    </style:style>
    <style:style style:name="P1101" style:family="paragraph" style:parent-style-name="Normal">
      <style:paragraph-properties/>
    </style:style>
    <style:style style:name="T1052" style:family="text">
      <style:text-properties/>
    </style:style>
    <style:style style:name="P1102" style:family="paragraph" style:parent-style-name="Normal">
      <style:paragraph-properties/>
    </style:style>
    <style:style style:name="P1103" style:family="paragraph" style:parent-style-name="Normal">
      <style:paragraph-properties/>
    </style:style>
    <style:style style:name="T1053" style:family="text">
      <style:text-properties/>
    </style:style>
    <style:style style:name="P1104" style:family="paragraph" style:parent-style-name="Normal">
      <style:paragraph-properties/>
    </style:style>
    <style:style style:name="P1105" style:family="paragraph" style:parent-style-name="Normal">
      <style:paragraph-properties/>
    </style:style>
    <style:style style:name="T1054" style:family="text">
      <style:text-properties fo:font-weight="bold" style:font-weight-asian="bold"/>
    </style:style>
    <style:style style:name="P1106" style:family="paragraph" style:parent-style-name="Normal">
      <style:paragraph-properties/>
    </style:style>
    <style:style style:name="P1107" style:family="paragraph" style:parent-style-name="Normal">
      <style:paragraph-properties/>
    </style:style>
    <style:style style:name="T1055" style:family="text">
      <style:text-properties style:text-underline-style="solid"/>
    </style:style>
    <style:style style:name="P1108" style:family="paragraph" style:parent-style-name="Normal">
      <style:paragraph-properties/>
    </style:style>
    <style:style style:name="P1109" style:family="paragraph" style:parent-style-name="Normal">
      <style:paragraph-properties/>
    </style:style>
    <style:style style:name="T1056" style:family="text">
      <style:text-properties/>
    </style:style>
    <style:style style:name="P1110" style:family="paragraph" style:parent-style-name="Normal">
      <style:paragraph-properties/>
    </style:style>
    <style:style style:name="P1111" style:family="paragraph" style:parent-style-name="Normal">
      <style:paragraph-properties/>
    </style:style>
    <style:style style:name="T1057" style:family="text">
      <style:text-properties fo:font-weight="bold" style:font-weight-asian="bold"/>
    </style:style>
    <style:style style:name="P1112" style:family="paragraph" style:parent-style-name="Normal">
      <style:paragraph-properties/>
    </style:style>
    <style:style style:name="P1113" style:family="paragraph" style:parent-style-name="Normal">
      <style:paragraph-properties/>
    </style:style>
    <style:style style:name="T1058" style:family="text">
      <style:text-properties style:text-underline-style="solid"/>
    </style:style>
    <style:style style:name="P1114" style:family="paragraph" style:parent-style-name="Normal">
      <style:paragraph-properties/>
    </style:style>
    <style:style style:name="P1115" style:family="paragraph" style:parent-style-name="Normal">
      <style:paragraph-properties/>
    </style:style>
    <style:style style:name="T1059" style:family="text">
      <style:text-properties/>
    </style:style>
    <style:style style:name="P1116" style:family="paragraph" style:parent-style-name="Normal">
      <style:paragraph-properties/>
    </style:style>
    <style:style style:name="T1060" style:family="text">
      <style:text-properties/>
    </style:style>
    <style:style style:name="P1117" style:family="paragraph" style:parent-style-name="Normal">
      <style:paragraph-properties/>
    </style:style>
    <style:style style:name="T1061" style:family="text">
      <style:text-properties/>
    </style:style>
    <style:style style:name="P1118" style:family="paragraph" style:parent-style-name="Normal">
      <style:paragraph-properties/>
    </style:style>
    <style:style style:name="T1062" style:family="text">
      <style:text-properties/>
    </style:style>
    <style:style style:name="P1119" style:family="paragraph" style:parent-style-name="Normal">
      <style:paragraph-properties/>
    </style:style>
    <style:style style:name="T1063" style:family="text">
      <style:text-properties/>
    </style:style>
    <style:style style:name="P1120" style:family="paragraph" style:parent-style-name="Normal">
      <style:paragraph-properties/>
    </style:style>
    <style:style style:name="T1064" style:family="text">
      <style:text-properties/>
    </style:style>
    <style:style style:name="P1121" style:family="paragraph" style:parent-style-name="Normal">
      <style:paragraph-properties/>
    </style:style>
    <style:style style:name="T1065" style:family="text">
      <style:text-properties/>
    </style:style>
    <style:style style:name="P1122" style:family="paragraph" style:parent-style-name="Normal">
      <style:paragraph-properties/>
    </style:style>
    <style:style style:name="T1066" style:family="text">
      <style:text-properties/>
    </style:style>
    <style:style style:name="P1123" style:family="paragraph" style:parent-style-name="Normal">
      <style:paragraph-properties/>
    </style:style>
    <style:style style:name="P1124" style:family="paragraph" style:parent-style-name="Normal">
      <style:paragraph-properties/>
    </style:style>
    <style:style style:name="T1067" style:family="text">
      <style:text-properties fo:font-weight="bold" style:font-weight-asian="bold"/>
    </style:style>
    <style:style style:name="P1125" style:family="paragraph" style:parent-style-name="Normal">
      <style:paragraph-properties/>
    </style:style>
    <style:style style:name="P1126" style:family="paragraph" style:parent-style-name="Normal">
      <style:paragraph-properties/>
    </style:style>
    <style:style style:name="T1068" style:family="text">
      <style:text-properties/>
    </style:style>
    <style:style style:name="P1127" style:family="paragraph" style:parent-style-name="Normal">
      <style:paragraph-properties/>
    </style:style>
    <style:style style:name="P1128" style:family="paragraph" style:parent-style-name="Normal">
      <style:paragraph-properties/>
    </style:style>
    <style:style style:name="T1069" style:family="text">
      <style:text-properties fo:font-weight="bold" style:font-weight-asian="bold" style:text-underline-style="solid"/>
    </style:style>
    <style:style style:name="P1129" style:family="paragraph" style:parent-style-name="Normal">
      <style:paragraph-properties/>
    </style:style>
    <style:style style:name="P1130" style:family="paragraph" style:parent-style-name="Normal">
      <style:paragraph-properties/>
    </style:style>
    <style:style style:name="T1070" style:family="text">
      <style:text-properties/>
    </style:style>
    <style:style style:name="P1131" style:family="paragraph" style:parent-style-name="Normal">
      <style:paragraph-properties/>
    </style:style>
    <style:style style:name="P1132" style:family="paragraph" style:parent-style-name="Normal">
      <style:paragraph-properties/>
    </style:style>
    <style:style style:name="T1071" style:family="text">
      <style:text-properties/>
    </style:style>
    <style:style style:name="P1133" style:family="paragraph" style:parent-style-name="Normal">
      <style:paragraph-properties/>
    </style:style>
    <style:style style:name="P1134" style:family="paragraph" style:parent-style-name="Normal">
      <style:paragraph-properties/>
    </style:style>
    <style:style style:name="T1072" style:family="text">
      <style:text-properties fo:font-weight="bold" style:font-weight-asian="bold" style:text-underline-style="solid"/>
    </style:style>
    <style:style style:name="P1135" style:family="paragraph" style:parent-style-name="Normal">
      <style:paragraph-properties/>
    </style:style>
    <style:style style:name="T1073" style:family="text">
      <style:text-properties style:text-underline-style="solid"/>
    </style:style>
    <style:style style:name="P1136" style:family="paragraph" style:parent-style-name="Normal">
      <style:paragraph-properties/>
    </style:style>
    <style:style style:name="P1137" style:family="paragraph" style:parent-style-name="Normal">
      <style:paragraph-properties/>
    </style:style>
    <style:style style:name="T1074" style:family="text">
      <style:text-properties/>
    </style:style>
    <style:style style:name="P1138" style:family="paragraph" style:parent-style-name="Normal">
      <style:paragraph-properties/>
    </style:style>
    <style:style style:name="P1139" style:family="paragraph" style:parent-style-name="Normal">
      <style:paragraph-properties/>
    </style:style>
    <style:style style:name="T1075" style:family="text">
      <style:text-properties/>
    </style:style>
    <style:style style:name="P1140" style:family="paragraph" style:parent-style-name="Normal">
      <style:paragraph-properties/>
    </style:style>
    <style:style style:name="P1141" style:family="paragraph" style:parent-style-name="Normal">
      <style:paragraph-properties/>
    </style:style>
    <style:style style:name="T1076" style:family="text">
      <style:text-properties fo:font-weight="bold" style:font-weight-asian="bold" style:text-underline-style="solid"/>
    </style:style>
    <style:style style:name="P1142" style:family="paragraph" style:parent-style-name="Normal">
      <style:paragraph-properties/>
    </style:style>
    <style:style style:name="T1077" style:family="text">
      <style:text-properties style:text-underline-style="solid"/>
    </style:style>
    <style:style style:name="P1143" style:family="paragraph" style:parent-style-name="Normal">
      <style:paragraph-properties/>
    </style:style>
    <style:style style:name="P1144" style:family="paragraph" style:parent-style-name="Normal">
      <style:paragraph-properties/>
    </style:style>
    <style:style style:name="T1078" style:family="text">
      <style:text-properties/>
    </style:style>
    <style:style style:name="P1145" style:family="paragraph" style:parent-style-name="Normal">
      <style:paragraph-properties/>
    </style:style>
    <style:style style:name="P1146" style:family="paragraph" style:parent-style-name="Normal">
      <style:paragraph-properties/>
    </style:style>
    <style:style style:name="T1079" style:family="text">
      <style:text-properties fo:font-weight="bold" style:font-weight-asian="bold" style:text-underline-style="solid"/>
    </style:style>
    <style:style style:name="P1147" style:family="paragraph" style:parent-style-name="Normal">
      <style:paragraph-properties/>
    </style:style>
    <style:style style:name="P1148" style:family="paragraph" style:parent-style-name="Normal">
      <style:paragraph-properties/>
    </style:style>
    <style:style style:name="T1080" style:family="text">
      <style:text-properties/>
    </style:style>
    <style:style style:name="P1149" style:family="paragraph" style:parent-style-name="Normal">
      <style:paragraph-properties/>
    </style:style>
    <style:style style:name="P1150" style:family="paragraph" style:parent-style-name="Normal">
      <style:paragraph-properties/>
    </style:style>
    <style:style style:name="T1081" style:family="text">
      <style:text-properties fo:font-weight="bold" style:font-weight-asian="bold" style:text-underline-style="solid"/>
    </style:style>
    <style:style style:name="P1151" style:family="paragraph" style:parent-style-name="Normal">
      <style:paragraph-properties/>
    </style:style>
    <style:style style:name="P1152" style:family="paragraph" style:parent-style-name="Normal">
      <style:paragraph-properties/>
    </style:style>
    <style:style style:name="T1082" style:family="text">
      <style:text-properties/>
    </style:style>
    <style:style style:name="P1153" style:family="paragraph" style:parent-style-name="Normal">
      <style:paragraph-properties/>
    </style:style>
    <style:style style:name="P1154" style:family="paragraph" style:parent-style-name="Normal">
      <style:paragraph-properties/>
    </style:style>
    <style:style style:name="T1083" style:family="text">
      <style:text-properties/>
    </style:style>
    <style:style style:name="P1155" style:family="paragraph" style:parent-style-name="Normal">
      <style:paragraph-properties/>
    </style:style>
    <style:style style:name="P1156" style:family="paragraph" style:parent-style-name="Normal">
      <style:paragraph-properties/>
    </style:style>
    <style:style style:name="T1084" style:family="text">
      <style:text-properties fo:font-weight="bold" style:font-weight-asian="bold" style:text-underline-style="solid"/>
    </style:style>
    <style:style style:name="P1157" style:family="paragraph" style:parent-style-name="Normal">
      <style:paragraph-properties/>
    </style:style>
    <style:style style:name="T1085" style:family="text">
      <style:text-properties style:text-underline-style="solid"/>
    </style:style>
    <style:style style:name="P1158" style:family="paragraph" style:parent-style-name="Normal">
      <style:paragraph-properties/>
    </style:style>
    <style:style style:name="P1159" style:family="paragraph" style:parent-style-name="Normal">
      <style:paragraph-properties/>
    </style:style>
    <style:style style:name="T1086" style:family="text">
      <style:text-properties/>
    </style:style>
    <style:style style:name="P1160" style:family="paragraph" style:parent-style-name="Normal">
      <style:paragraph-properties/>
    </style:style>
    <style:style style:name="T1087" style:family="text">
      <style:text-properties fo:font-weight="bold" style:font-weight-asian="bold" style:text-underline-style="solid"/>
    </style:style>
    <style:style style:name="P1161" style:family="paragraph" style:parent-style-name="Normal">
      <style:paragraph-properties/>
    </style:style>
    <style:style style:name="T1088" style:family="text">
      <style:text-properties fo:font-weight="bold" style:font-weight-asian="bold" style:text-underline-style="solid"/>
    </style:style>
    <style:style style:name="P1162" style:family="paragraph" style:parent-style-name="Normal">
      <style:paragraph-properties/>
    </style:style>
    <style:style style:name="T1089" style:family="text">
      <style:text-properties/>
    </style:style>
    <style:style style:name="P1163" style:family="paragraph" style:parent-style-name="Normal">
      <style:paragraph-properties/>
    </style:style>
    <style:style style:name="T1090" style:family="text">
      <style:text-properties/>
    </style:style>
    <style:style style:name="P1164" style:family="paragraph" style:parent-style-name="Normal">
      <style:paragraph-properties/>
    </style:style>
    <style:style style:name="T1091" style:family="text">
      <style:text-properties/>
    </style:style>
    <style:style style:name="P1165" style:family="paragraph" style:parent-style-name="Normal">
      <style:paragraph-properties/>
    </style:style>
    <style:style style:name="T1092" style:family="text">
      <style:text-properties/>
    </style:style>
    <style:style style:name="P1166" style:family="paragraph" style:parent-style-name="Normal">
      <style:paragraph-properties/>
    </style:style>
    <style:style style:name="T1093" style:family="text">
      <style:text-properties/>
    </style:style>
    <style:style style:name="P1167" style:family="paragraph" style:parent-style-name="Normal">
      <style:paragraph-properties/>
    </style:style>
    <style:style style:name="T1094" style:family="text">
      <style:text-properties/>
    </style:style>
    <style:style style:name="P1168" style:family="paragraph" style:parent-style-name="Normal">
      <style:paragraph-properties/>
    </style:style>
    <style:style style:name="P1169" style:family="paragraph" style:parent-style-name="Normal">
      <style:paragraph-properties/>
    </style:style>
    <style:style style:name="T1095" style:family="text">
      <style:text-properties fo:font-weight="bold" style:font-weight-asian="bold" style:text-underline-style="solid"/>
    </style:style>
    <style:style style:name="P1170" style:family="paragraph" style:parent-style-name="Normal">
      <style:paragraph-properties/>
    </style:style>
    <style:style style:name="P1171" style:family="paragraph" style:parent-style-name="Normal">
      <style:paragraph-properties/>
    </style:style>
    <style:style style:name="T1096" style:family="text">
      <style:text-properties/>
    </style:style>
    <style:style style:name="P1172" style:family="paragraph" style:parent-style-name="Normal">
      <style:paragraph-properties/>
    </style:style>
    <style:style style:name="P1173" style:family="paragraph" style:parent-style-name="Normal">
      <style:paragraph-properties/>
    </style:style>
    <style:style style:name="T1097" style:family="text">
      <style:text-properties/>
    </style:style>
    <style:style style:name="P1174" style:family="paragraph" style:parent-style-name="Normal">
      <style:paragraph-properties/>
    </style:style>
    <style:style style:name="P1175" style:family="paragraph" style:parent-style-name="Normal">
      <style:paragraph-properties/>
    </style:style>
    <style:style style:name="T1098" style:family="text">
      <style:text-properties/>
    </style:style>
    <style:style style:name="P1176" style:family="paragraph" style:parent-style-name="Normal">
      <style:paragraph-properties/>
    </style:style>
    <style:style style:name="P1177" style:family="paragraph" style:parent-style-name="Normal">
      <style:paragraph-properties/>
    </style:style>
    <style:style style:name="T1099" style:family="text">
      <style:text-properties/>
    </style:style>
    <style:style style:name="P1178" style:family="paragraph" style:parent-style-name="Normal">
      <style:paragraph-properties/>
    </style:style>
    <style:style style:name="P1179" style:family="paragraph" style:parent-style-name="Normal">
      <style:paragraph-properties/>
    </style:style>
    <style:style style:name="T1100" style:family="text">
      <style:text-properties/>
    </style:style>
    <style:style style:name="P1180" style:family="paragraph" style:parent-style-name="Normal">
      <style:paragraph-properties/>
    </style:style>
    <style:style style:name="P1181" style:family="paragraph" style:parent-style-name="Normal">
      <style:paragraph-properties/>
    </style:style>
    <style:style style:name="T1101" style:family="text">
      <style:text-properties fo:font-weight="bold" style:font-weight-asian="bold" style:text-underline-style="solid"/>
    </style:style>
    <style:style style:name="P1182" style:family="paragraph" style:parent-style-name="Normal">
      <style:paragraph-properties/>
    </style:style>
    <style:style style:name="P1183" style:family="paragraph" style:parent-style-name="Normal">
      <style:paragraph-properties/>
    </style:style>
    <style:style style:name="T1102" style:family="text">
      <style:text-properties/>
    </style:style>
    <style:style style:name="P1184" style:family="paragraph" style:parent-style-name="Normal">
      <style:paragraph-properties/>
    </style:style>
    <style:style style:name="P1185" style:family="paragraph" style:parent-style-name="Normal">
      <style:paragraph-properties/>
    </style:style>
    <style:style style:name="T1103" style:family="text">
      <style:text-properties/>
    </style:style>
    <style:style style:name="P1186" style:family="paragraph" style:parent-style-name="Normal">
      <style:paragraph-properties/>
    </style:style>
    <style:style style:name="P1187" style:family="paragraph" style:parent-style-name="Normal">
      <style:paragraph-properties/>
    </style:style>
    <style:style style:name="T1104" style:family="text">
      <style:text-properties fo:font-weight="bold" style:font-weight-asian="bold" style:text-underline-style="solid"/>
    </style:style>
    <style:style style:name="P1188" style:family="paragraph" style:parent-style-name="Normal">
      <style:paragraph-properties/>
    </style:style>
    <style:style style:name="P1189" style:family="paragraph" style:parent-style-name="Normal">
      <style:paragraph-properties/>
    </style:style>
    <style:style style:name="T1105" style:family="text">
      <style:text-properties/>
    </style:style>
    <style:style style:name="P1190" style:family="paragraph" style:parent-style-name="Normal">
      <style:paragraph-properties/>
    </style:style>
    <style:style style:name="P1191" style:family="paragraph" style:parent-style-name="Normal">
      <style:paragraph-properties/>
    </style:style>
    <style:style style:name="T1106" style:family="text">
      <style:text-properties fo:font-weight="bold" style:font-weight-asian="bold" style:text-underline-style="solid"/>
    </style:style>
    <style:style style:name="P1192" style:family="paragraph" style:parent-style-name="Normal">
      <style:paragraph-properties/>
    </style:style>
    <style:style style:name="P1193" style:family="paragraph" style:parent-style-name="Normal">
      <style:paragraph-properties/>
    </style:style>
    <style:style style:name="T1107" style:family="text">
      <style:text-properties/>
    </style:style>
    <style:style style:name="P1194" style:family="paragraph" style:parent-style-name="Normal">
      <style:paragraph-properties/>
    </style:style>
    <style:style style:name="T1108" style:family="text">
      <style:text-properties fo:font-weight="bold" style:font-weight-asian="bold"/>
    </style:style>
    <style:style style:name="P1195" style:family="paragraph" style:parent-style-name="Normal">
      <style:paragraph-properties/>
    </style:style>
    <style:style style:name="T1109" style:family="text">
      <style:text-properties fo:font-weight="bold" style:font-weight-asian="bold"/>
    </style:style>
    <style:style style:name="P1196" style:family="paragraph" style:parent-style-name="Normal">
      <style:paragraph-properties/>
    </style:style>
    <style:style style:name="T1110" style:family="text">
      <style:text-properties/>
    </style:style>
    <style:style style:name="P1197" style:family="paragraph" style:parent-style-name="Normal">
      <style:paragraph-properties/>
    </style:style>
    <style:style style:name="T1111" style:family="text">
      <style:text-properties/>
    </style:style>
    <style:style style:name="P1198" style:family="paragraph" style:parent-style-name="Normal">
      <style:paragraph-properties/>
    </style:style>
    <style:style style:name="T1112" style:family="text">
      <style:text-properties/>
    </style:style>
    <style:style style:name="P1199" style:family="paragraph" style:parent-style-name="Normal">
      <style:paragraph-properties/>
    </style:style>
    <style:style style:name="T1113" style:family="text">
      <style:text-properties/>
    </style:style>
    <style:style style:name="P1200" style:family="paragraph" style:parent-style-name="Normal">
      <style:paragraph-properties/>
    </style:style>
    <style:style style:name="T1114" style:family="text">
      <style:text-properties/>
    </style:style>
    <style:style style:name="P1201" style:family="paragraph" style:parent-style-name="Normal">
      <style:paragraph-properties/>
    </style:style>
    <style:style style:name="Section1" style:family="section">
      <style:section-properties>
        <style:columns fo:column-count="1"/>
      </style:section-properties>
    </style:style>
    <style:style style:name="Section2" style:family="section">
      <style:section-properties>
        <style:columns fo:column-count="1"/>
      </style:section-properties>
    </style:style>
    <style:style style:name="Section3" style:family="section">
      <style:section-properties>
        <style:columns fo:column-count="1"/>
      </style:section-properties>
    </style:style>
    <style:style style:name="Section4" style:family="section">
      <style:section-properties>
        <style:columns fo:column-count="1"/>
      </style:section-properties>
    </style:style>
    <style:style style:name="Section5" style:family="section">
      <style:section-properties>
        <style:columns fo:column-count="1"/>
      </style:section-properties>
    </style:style>
    <style:style style:name="Section6" style:family="section">
      <style:section-properties>
        <style:columns fo:column-count="1"/>
      </style:section-properties>
    </style:style>
    <style:style style:name="Section7" style:family="section">
      <style:section-properties>
        <style:columns fo:column-count="1"/>
      </style:section-properties>
    </style:style>
    <style:style style:name="Section8" style:family="section">
      <style:section-properties>
        <style:columns fo:column-count="1"/>
      </style:section-properties>
    </style:style>
    <style:style style:name="Section9" style:family="section">
      <style:section-properties>
        <style:columns fo:column-count="1"/>
      </style:section-properties>
    </style:style>
  </office:automatic-styles>
  <office:body>
    <office:text>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tion1" text:style-name="Section1">
        <text:p text:style-name="SB1"/>
        <text:h text:style-name="HE2" text:outline-level="2"><text:span text:style-name="Heading_2">01 ORDENANTZA OROKORRA, ZERGEN ETA TOKI-ZUZENBIDE PUBLIKOKO BESTE DIRU-SARRERA BATZUEN KUDEAKETA ETA BILKETA ARAUTZEN DUENA</text:span></text:h>
        <text:p text:style-name="P1"><text:span text:style-name="T1">ATARIKO XEDAPENA</text:span></text:p>
        <text:p text:style-name="Standard"/>
        <text:p text:style-name="P2"><text:span text:style-name="T2">Generoa dela-eta inor ez diskriminatzearren, udal ordenantza hauetan, oro har, gaztelerako testuan genero femeninoa erabiliko da pertsonei buruz ari garela: herritarrak, zergadunak, bizilagunak, erabiltzaileak, eskatzaileak, titularrak edo beste edozein izen, eta horiekin batera doazen adjektiboak.</text:span></text:p>
        <text:p text:style-name="P3"><text:span text:style-name="T3">I. XEDAPEN OROKORRAK</text:span></text:p>
        <text:p text:style-name="Standard"/>
        <text:p text:style-name="P4"><text:span text:style-name="T4">1. artikulua. Ordenantzaren  xedea</text:span></text:p>
        <text:p text:style-name="Standard"/>
        <text:p text:style-name="P5"><text:span text:style-name="T5">Ordenantza honen xedea da Pasaiako Udalari dagozkion zergei eta zuzenbide publikoko gainontzeko diru-sarrerei lotutako kudeaketa, diru-bilketa, zehapen eta ikuskaritza prozedurak arautzea.</text:span></text:p>
        <text:p text:style-name="Standard"/>
        <text:p text:style-name="P6"><text:span text:style-name="T6">2. artikulua.- Lege-araubidea</text:span></text:p>
        <text:p text:style-name="Standard"/>
        <text:p text:style-name="P7"><text:span text:style-name="T7">Zergen eta zuzenbide publikoko gainontzeko diru-sarreren kudeaketa, diru-bilketa, zehapena eta ikuskaritza Zergari buruzko 2/2005 Foru Arau Orokorraren (Tokiko Ogasunei buruzko Arauan aurreikusitako espezialitateekin), zerga bakoitzaren Zerga Ordenantzen eta Udal Ordenantza honen araberakoa izango da. Bertan jaso ez diren puntu guztietan, modu osagarrian, Zergari buruzko Foru Arau Orokorraren garapenean idatzitako legezko xedapenak aplikatuko dira.</text:span></text:p>
        <text:p text:style-name="Standard"/>
        <text:p text:style-name="P8"><text:span text:style-name="T8">3. artikulua.- Aplikazio eremua</text:span></text:p>
        <text:p text:style-name="Standard"/>
        <text:p text:style-name="P9"><text:span text:style-name="T9">Udal honek Pasaiako udalerri osoan izango du eskumena, Ordenantza honek araututako gaiei dagokienez.</text:span></text:p>
        <text:p text:style-name="P10"><text:span text:style-name="T10">II. EPEMUGA JAKINA DUTEN ZERGEN KUDEAKETA</text:span></text:p>
        <text:p text:style-name="Standard"/>
        <text:p text:style-name="P11"><text:span text:style-name="T11">4. artikulua – Zerga-egutegia</text:span></text:p>
        <text:p text:style-name="Standard"/>
        <text:p text:style-name="P12"><text:span text:style-name="T12">1. Oro har, epemuga jakina duten zergak ordaintzeko aldiak ondokoak izango dira:</text:span></text:p>
        <text:p text:style-name="Standard"/>
        <text:p text:style-name="P13"><text:span text:style-name="T13">Trakzio Mekanikoko Ibilgailuen Zerga: martxoaren 1etik apirilaren 24ra.</text:span></text:p>
        <text:p text:style-name="Standard"/>
        <text:p text:style-name="P14"><text:span text:style-name="T14">Jabari publikoaren erabilera, urteko errolda: martxoaren 1etik apirilaren 24ra.</text:span></text:p>
        <text:p text:style-name="P15"><text:span text:style-name="T15">Bide</text:span></text:p>
        <text:p text:style-name="Standard"/>
        <text:p text:style-name="P16"><text:span text:style-name="T16">publikoan terrazak,mahaitxoak eta antzeko elementuak instalatzeko: otsailaren 1etik martxoaren 22ra.</text:span></text:p>
        <text:p text:style-name="P17"><text:span text:style-name="T17">Ura eta saneamendua:</text:span></text:p>
        <text:p text:style-name="Standard"/>
        <text:p text:style-name="Standard"/>
        <text:p text:style-name="Standard"/>
        <text:p text:style-name="Standard"/>
        <text:p text:style-name="Standard"/>
        <text:p text:style-name="Standard"/>
        <text:p text:style-name="P24"><text:span text:style-name="T21">Hondakin-bilketa: </text:span></text:p>
        <text:p text:style-name="Standard"/>
        <text:p text:style-name="Standard"/>
        <text:p text:style-name="Standard"/>
        <text:p text:style-name="Standard"/>
        <text:p text:style-name="Standard"/>
        <text:p text:style-name="P29"><text:span text:style-name="T24">Ondasun Higiezinen gaineko Zerga: maiatzaren 15etik uztailaren 7ra.<text:s/></text:span></text:p>
        <text:p text:style-name="P30"><text:span text:style-name="T25">Egoilar-txartela:ekainaren 1etik uztailaren 24ra.</text:span></text:p>
        <text:p text:style-name="P31"><text:span text:style-name="T26">Ibilgailuen sarrera: irailaren 1etik  urriaren 23ra.  </text:span></text:p>
        <text:p text:style-name="P32"><text:span text:style-name="T27">Taxi-autoen lizentziak: irailaren 1etik urriaren 23ra.</text:span></text:p>
        <text:p text:style-name="P33"><text:span text:style-name="T28">Panteoiaren urteko mantentze-lana: irailaren 1etik urriaren 23ra.</text:span></text:p>
        <text:p text:style-name="P34"><text:span text:style-name="T29">  Jarduera Ekonomikoen gaineko Zerga: urriaren 1etik azaroaren 22ra.  Etxez etxeko laguntza,zzokak, tutoretzapeko apartamentuak,eguneko arretarako baliabidea, higiezinen Errenta eta Kanona: hilabetea amaitutakoan, hilero 1etik 22ra edo hurrengo egun baliodunera. Hau da, urtarrileko kuotak otsailean kobratuko dira, eta horrela gainerakoak. <text:s/></text:span></text:p>
        <text:p text:style-name="Standard"/>
        <text:p text:style-name="P35"><text:span text:style-name="T30">2. Epeak ezarritako egunean bukatuko dira, edo hori larunbata edo jaieguna bada, hurrengo lanegunean.</text:span></text:p>
        <text:p text:style-name="Standard"/>
        <text:p text:style-name="P36"><text:span text:style-name="T31">3. Ordaintzeko aldi hauetan aldaketarik egitekotan Alkatetzak onartutakoak izan behar dute, eta oso kasu berezietan izan ezik, ezin da epea luzatzerik onartu. </text:span></text:p>
        <text:p text:style-name="P37"><text:span text:style-name="T32">5. artikulua – Jakinarazpenak eta publizitatea.</text:span></text:p>
        <text:p text:style-name="Standard"/>
        <text:p text:style-name="P38"><text:span text:style-name="T33">1. Alkate andreak zerga-egutegia argitaratzeko aginduko du. Hau egingo da Probintziako Aldizkari Ofizialera iragarkia bidaliz, eta Udaletxeko iragarki-taulan ezarriz. Udaleko web orrian ere argitaratzeaz gain, urtero zerga-egutegia herriko postontzietara bidaliko dugu. </text:span></text:p>
        <text:p text:style-name="Standard"/>
        <text:p text:style-name="P39"><text:span text:style-name="T34">2. Zerga-erroldetan ageri diren datu guztiak (zergadunaren nortasuna, zergapeko egitatea, aplikatzekoa den tarifa, kuota, helbideratzea...) zergadunen eskura egongo dira beti. Ur-kontsumoarekin zerikusia duten tasetan, udaleko langileek egindako irakurketarik ez badago, interesdunak egindako irakurketaren arabera kalkulatu daiteke kuota.</text:span></text:p>
        <text:p text:style-name="Standard"/>
        <text:p text:style-name="P40"><text:span text:style-name="T35">3. Ordainagiri bidez aldizka kobratzen diren zergei dagokienez, kuotak eta gainerako zerga-elementuak kolektiboki jakinarazi ahal izango dira ediktuen bidez, Zergen Foru Arau Orokorraren 98.3. artikuluan aurreikusten denarekin bat. Izan ere, horiek ez dagozkie erregistroetako altei, subjektu pasiboei banaka jakinarazitako zergapeko egitate jakin batzuei baizik.</text:span></text:p>
        <text:p text:style-name="Standard"/>
        <text:p text:style-name="P41"><text:span text:style-name="T36">4. Aldizkako epe-muga duten eta taldeka jakinarazten diren zerga-likidazioen aurka, berraztertze-errekurtsoa jar daiteke, administrazioarekiko auzi-errekurtsoa jarri baino lehen; borondatez ordaintzeko epearen barruan, edo hilabeteren buruan, epe hori bukatu eta hurrengo egunetik kontatzen hasita.</text:span></text:p>
        <text:p text:style-name="P42"><text:span text:style-name="T37">6. artikulua – Kobrantza iragarkiak</text:span></text:p>
        <text:p text:style-name="Standard"/>
        <text:p text:style-name="P43"><text:span text:style-name="T38">Aurreko artikuluan araututako egutegi fiskalaren iragarkiak kobrantza-iragarki gisa ere balio dezan, ondoren aipatzen diren puntuak ere jaso behar ditu. Azken horri buruzko xedapenak Gipuzkoako Lurralde Historikoko Zerga-bilketari buruzko Araudi Orokorraren 18. artikuluak jasotzen ditu. </text:span></text:p>
        <text:p text:style-name="Standard"/>
        <text:p text:style-name="P44"><text:span text:style-name="T39">a) Ordaintzeko erak: erabilera legaleko diruaren bidez edo bestela Udalaren aldeko txeke izendunez. Ordainketak Zerga-bilketa Bulegoan banku-txartel bidez bakarrik onartuko dira.</text:span></text:p>
        <text:p text:style-name="Standard"/>
        <text:p text:style-name="P45"><text:span text:style-name="T40">b) Ordaintzeko tokiak: ordainketa agirian izendatzen diren erakunde laguntzaileen bulegoetan, edo bestela udal bulegoetan.</text:span></text:p>
        <text:p text:style-name="Standard"/>
        <text:p text:style-name="P46"><text:span text:style-name="T41">c) Ordaintzeko epea amaitua denean, zorrak premiamenduzko prozeduraz eskatuko dira eta premiamenduaren gainordaina, berandutze interesak eta gerta daitezkeen kostuak ere ordaindu egin beharko dira.</text:span></text:p>
        <text:p text:style-name="Standard"/>
        <text:p text:style-name="P47"><text:span text:style-name="T42">d) Oro har, helbideratzeek eragina izan dezaten 7 egun lehenago jakinarazi beharko dira Udaleko Zerga Bulegoan, hau da, kobrantza-aldi bakoitza amaitu baino 7 egun lehenago. Hortik kanpo gelditzen dira hilean behin kobratzen direnak, erreferentzia data kobrantza-aldiaren hasiera izaten dutenak.</text:span></text:p>
        <text:p text:style-name="P48"><text:span text:style-name="T43">7. artikulua  – Zergadunaren identifikazioa.</text:span></text:p>
        <text:p text:style-name="P49"><text:span text:style-name="T44"><text:s/>Helbide fiskala.</text:span></text:p>
        <text:p text:style-name="Standard"/>
        <text:p text:style-name="P50"><text:span text:style-name="T45">Zergadunaren identifikazio datuak bere Nortasun Agirian edo Atzerritarren Identifikazio Agirian jasotzen direnak izango dira. Pertsona fisikoa ez bada, nolanahi ere, dagokion IFZ adierazi beharko da.</text:span></text:p>
        <text:p text:style-name="Standard"/>
        <text:p text:style-name="P51"><text:span text:style-name="T46">Titular bat baino gehiago dagoenean, kuota handiena duen zergadunaren datuak adieraziko dira. Titular batek baino gehiagok kuota bera izango balute, Pasaiako bizilaguna izanik, dagokion eskrituran lehenengo agertzen denaren datuak adieraziko dira. Hurrenkera hori aldatzeko eskaera egiteko, ordainagirien titular bezala azaldu nahi duen zergadunaren sinadura beharrezkoa da.</text:span></text:p>
        <text:p text:style-name="Standard"/>
        <text:p text:style-name="P52"><text:span text:style-name="T47">Subjektu pasiboak, hots, ordaintzera behartua dagoenak adierazten duen zerga-helbidera edota Udalak bere datuen arabera halakotzat finkatzen duenera bidaliko ditu zerga-biltzearen ondoriozko jakinarazpen guztiak, eta delako zerga-helbidea zergadun bakoitzari dagokion beste elementu bat bezala hartuko du zerga-biltze kudeaketari dagokionez.</text:span></text:p>
        <text:p text:style-name="P53"><text:span text:style-name="T48">8. artikulua – Diru-bilketarako organoa</text:span></text:p>
        <text:p text:style-name="Standard"/>
        <text:p text:style-name="P54"><text:span text:style-name="T49">Manu hauek aplikatzeko ardura organo hauek izango dute: Alkatetzak eta Diruzaintzak. Zehazki, eginkizun hauek izango dituzte:</text:span></text:p>
        <text:p text:style-name="Standard"/>
        <text:p text:style-name="P55"><text:span text:style-name="T50">1.Alkatearen eginkizunak zuzenbide publikoko diru-sarreren kudeaket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0"><text:span text:style-name="T63">Alkateak gainerako zinegotziei eskuordetu diezazkie egoki iritzitako eginkizunak.</text:span></text:p>
        <text:p text:style-name="Standard"/>
        <text:p text:style-name="P81"><text:span text:style-name="T64">2. Diruzaintzaren eginkizunak zuzenbide publikoko diru-sarreren kudeaket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2"><text:span text:style-name="T75">9. artikulua  – Kudeaketa</text:span></text:p>
        <text:p text:style-name="Standard"/>
        <text:p text:style-name="P103"><text:span text:style-name="T76">1.Pasaiako Udalak zerga-onurak eskaini ahal izango ditu, bere zergei dagokienez, bertako aurrekontuen baitan sartuta, arlo horretako Foru Arauetan jasotakoarekin bat.</text:span></text:p>
        <text:p text:style-name="Standard"/>
        <text:p text:style-name="P104"><text:span text:style-name="T77">Udal-zergak arautzeko zerga-ordenantzan jasotako hobari bat baino gehiago aplikatzeko eskatzen bada, horiek ez dira aldi berean aplikatuko, soilik zergadunarentzat onuragarriena den hobaria ezarriko da.</text:span></text:p>
        <text:p text:style-name="Standard"/>
        <text:p text:style-name="P105"><text:span text:style-name="T78"> </text:span></text:p>
        <text:p text:style-name="P106"><text:span text:style-name="T79">2.Zerga-salbuespenak,</text:span></text:p>
        <text:p text:style-name="Standard"/>
        <text:p text:style-name="P107"><text:span text:style-name="T80">murrizketak eta hobariak ematea edo ukatzea, zerga bakoitzaren</text:span></text:p>
        <text:p text:style-name="Standard"/>
        <text:p text:style-name="P108"><text:span text:style-name="T81">araudi bereziaren arabera egingo da, eta hauetan inoiz ez da</text:span></text:p>
        <text:p text:style-name="Standard"/>
        <text:p text:style-name="P109"><text:span text:style-name="T82">analogiaren legerik aplikatuko, hots, inoiz ez da zerga zehatz</text:span></text:p>
        <text:p text:style-name="Standard"/>
        <text:p text:style-name="P110"><text:span text:style-name="T83">bati dagokiona besteetara ere zabalduko.</text:span></text:p>
        <text:p text:style-name="Standard"/>
        <text:p text:style-name="Standard"/>
        <text:p text:style-name="Standard"/>
        <text:p text:style-name="Standard"/>
        <text:p text:style-name="Standard"/>
        <text:p text:style-name="Standard"/>
        <text:p text:style-name="P111"><text:span text:style-name="T84">3.Legeak</text:span></text:p>
        <text:p text:style-name="Standard"/>
        <text:p text:style-name="P112"><text:span text:style-name="T85">bestelakorik agintzen ez badu, onura fiskalak lortzeko eskatu egin</text:span></text:p>
        <text:p text:style-name="Standard"/>
        <text:p text:style-name="P113"><text:span text:style-name="T86">behar dira, eta eskaera alkateari egin behar zaio eskari orriaren</text:span></text:p>
        <text:p text:style-name="Standard"/>
        <text:p text:style-name="P114"><text:span text:style-name="T87">bitartez. Eskari orri horretan arrazoiak agertu behar dira,</text:span></text:p>
        <text:p text:style-name="Standard"/>
        <text:p text:style-name="P115"><text:span text:style-name="T88">eskatzaileak zerga-onura eskatzeko nahikotzat jotzen dituen</text:span></text:p>
        <text:p text:style-name="Standard"/>
        <text:p text:style-name="P116"><text:span text:style-name="T89">arrazoiak.</text:span></text:p>
        <text:p text:style-name="Standard"/>
        <text:p text:style-name="Standard"/>
        <text:p text:style-name="Standard"/>
        <text:p text:style-name="Standard"/>
        <text:p text:style-name="Standard"/>
        <text:p text:style-name="Standard"/>
        <text:p text:style-name="P117"><text:span text:style-name="T90">4.Oro</text:span></text:p>
        <text:p text:style-name="Standard"/>
        <text:p text:style-name="P118"><text:span text:style-name="T91">har, onura fiskalak emateak ez du izango atzeraeraginik, eta</text:span></text:p>
        <text:p text:style-name="Standard"/>
        <text:p text:style-name="P119"><text:span text:style-name="T92">beraz, onura fiskala ematea erabaki ondoren, egiten den lehenengo</text:span></text:p>
        <text:p text:style-name="Standard"/>
        <text:p text:style-name="P120"><text:span text:style-name="T93">zerga-kobrantzan jarriko da indarrean.</text:span></text:p>
        <text:p text:style-name="P121"><text:span text:style-name="T94"> </text:span></text:p>
        <text:p text:style-name="P122"><text:span text:style-name="T95">5.Desgaituen</text:span></text:p>
        <text:p text:style-name="Standard"/>
        <text:p text:style-name="P123"><text:span text:style-name="T96">ibilgailuak matrikulatzeko autolikidazioak zerga-kuotaren</text:span></text:p>
        <text:p text:style-name="Standard"/>
        <text:p text:style-name="P124"><text:span text:style-name="T97">zerga-salbuespenarekin onartuko dira, gerora jasota geratuko</text:span></text:p>
        <text:p text:style-name="Standard"/>
        <text:p text:style-name="P125"><text:span text:style-name="T98">delarik zerga-salbuespen hau emateko erabakia.</text:span></text:p>
        <text:p text:style-name="Standard"/>
        <text:p text:style-name="Standard"/>
        <text:p text:style-name="Standard"/>
        <text:p text:style-name="Standard"/>
        <text:p text:style-name="P126"><text:span text:style-name="T99">6. Zerga-onurak emateak ez die eskuratutako eskubiderik sortzen onura horiek baliatzen dituztenei. Ondorioz, Udalak emandako salbuespen edo hobariei buruz ordenantza fiskaletan jasotako legezko araudia edo erregelamendu-aurreikuspenak aldatzen direnean, onura fiskala ematen den unean indarrean dagoen araudiaren ondoriozko araubidea aplikatuko da oro har, araudi horrek berariaz bestelako ondoriorik aurreikusten ez badu.</text:span></text:p>
        <text:p text:style-name="P127"><text:span text:style-name="T100">10. artikulua  – Errolda</text:span></text:p>
        <text:p text:style-name="Standard"/>
        <text:p text:style-name="P128"><text:span text:style-name="T101">1. Zerga-egitateak balio iraunkorra duenean, errolda bat sortuko da, interesdunen adierazpenak ikusita, bai Udal honek eskura dituen datuena, baita ikuskapenena ere. Altak, bajak edo aldaketak, sortarazi dituen egitatea izan den ondoko 15 egun balioduneko epean jakinarazi beharko dira.</text:span></text:p>
        <text:p text:style-name="Standard"/>
        <text:p text:style-name="P129"><text:span text:style-name="T102">2. Udalak kobratzeko jarriko ditu erroldak ezarritako epean. Epe hori amaituta, ordainketa osoa egin ezean, derrigorrezko aldiari ekingo zaio.</text:span></text:p>
        <text:p text:style-name="P130"><text:span text:style-name="T103">11. artikulua –Borondatezko epean diru-sarrera egiteko epea</text:span></text:p>
        <text:p text:style-name="Standard"/>
        <text:p text:style-name="P131"><text:span text:style-name="T104">Borondatezko aldian, izaera publikoko aldizkako diru-sarreren kobrantza-epea ez da hilabete naturaletik beherakoa izango.</text:span></text:p>
        <text:p text:style-name="P132"><text:span text:style-name="T105">III. ZERGA BIDEZKOAK EZ DIREN KREDITUEN KUDEAKETA</text:span></text:p>
        <text:p text:style-name="Standard"/>
        <text:p text:style-name="Standard"/>
        <text:p text:style-name="P133"><text:span text:style-name="T106"> </text:span></text:p>
        <text:p text:style-name="Standard"/>
        <text:p text:style-name="Standard"/>
        <text:p text:style-name="P134"><text:span text:style-name="T107">12. artikulua – Diru-itzulketak</text:span></text:p>
        <text:p text:style-name="Standard"/>
        <text:p text:style-name="Standard"/>
        <text:p text:style-name="P135"><text:span text:style-name="T108">Udalak zergadunari egotz dakiokeen gasturen bat egiten duenean edota okerreko ordainketaren bat, Kontu-hartzailetza horretaz ohartu bezain laster, ez zegokiona jaso duenari eskatuko zaio diru hori itzultzeko seinalatuko zaion epearen barruan. Itzuliko ez balu, itzulketa premiamenduz eskatuko zaio.</text:span></text:p>
        <text:p text:style-name="Standard"/>
        <text:p text:style-name="Standard"/>
        <text:p text:style-name="P136"><text:span text:style-name="T109">13. artikulua –Betearazte subsidiarioak</text:span></text:p>
        <text:p text:style-name="Standard"/>
        <text:p text:style-name="Standard"/>
        <text:p text:style-name="P137"><text:span text:style-name="T110">Dagokion alde biko espedientearen izapideak egin ondoren, kasu bakoitzean aplikatu beharrekoa den araudiaren arabera, zergadunari ezarriko zaizkio bai berak egin ez duelako Udalak egin behar izan dituen lanen kostua, eta baita udal ondasunetan egindako kalteak konpontze-lanen kostua ere, kasu bakoitzean dagokiona.</text:span></text:p>
        <text:p text:style-name="P138"><text:span text:style-name="T111">IV.- ZORRA KITATZEA</text:span></text:p>
        <text:p text:style-name="P139"><text:span text:style-name="T112">ORDAINKETA</text:span></text:p>
        <text:p text:style-name="Standard"/>
        <text:p text:style-name="P140"><text:span text:style-name="T113">14. artikulua –  Ordainketa egiteko legitimazioa</text:span></text:p>
        <text:p text:style-name="Standard"/>
        <text:p text:style-name="P141"><text:span text:style-name="T114">Ordainketa horretara derrigortutako edozeinek egin dezake, edota zorra kitatzeko ahalmena duen hirugarren batek bestela, baina horrek ez dio hirugarren horri aparteko eskubiderik emango Udalaren aurrean.</text:span></text:p>
        <text:p text:style-name="P142"><text:span text:style-name="T115">15. artikulua  – Ordainketa egiteko tokia eta bitartekoak</text:span></text:p>
        <text:p text:style-name="Standard"/>
        <text:p text:style-name="P143"><text:span text:style-name="T116">1. Autolikidazioak</text:span></text:p>
        <text:p text:style-name="Standard"/>
        <text:p text:style-name="P144"><text:span text:style-name="T117">Udalarekin batera lan egiten duten banku-erakundeen edozein bulegotara joz egin daiteke ordainketa. </text:span></text:p>
        <text:p text:style-name="Standard"/>
        <text:p text:style-name="P145"><text:span text:style-name="T118">2. Aldizkako mugaeguna duten jakinarazpen kolektiboko zerga-agiriak:</text:span></text:p>
        <text:p text:style-name="Standard"/>
        <text:p text:style-name="P146"><text:span text:style-name="T119">a) Borondatezko ordainketa bidez, dagokion Banketxearen kargu utzita helbideratze agindua dutenentzat, edo erakunde laguntzaileen bulegoetan aurrez ordainagiria aurkeztuta.</text:span></text:p>
        <text:p text:style-name="Standard"/>
        <text:p text:style-name="P147"><text:span text:style-name="T120">b) Derrigorrezko aldian, erakunde kolaboratzaileen bulegoetan, derrigorrezko diru-bilketako bulegoak igorritako jakinarazpena aurkeztuta.</text:span></text:p>
        <text:p text:style-name="Standard"/>
        <text:p text:style-name="P148"><text:span text:style-name="T121">3. Zergak, prezio publikoak, hirigintzako errekurtsoei dagozkien ebazpenak, zehapenak eta udalaren zuzenbide publikoko gainerako diru-sarrerak modu honetan ordainduko dira:</text:span></text:p>
        <text:p text:style-name="Standard"/>
        <text:p text:style-name="P149"><text:span text:style-name="T122">a) Borondatezko ordainketak dagokion banketxearen kargu utzita helbideratze agindua dutenentzat edo, bestela, erakunde laguntzaileen bulegoetan, dagokion ordainagiria aurkeztuz.</text:span></text:p>
        <text:p text:style-name="Standard"/>
        <text:p text:style-name="P150"><text:span text:style-name="T123">b) Derrigorrezko aldian, derrigorrezko diru-bilketako bulegoak igorritako jakinarazpena aurkeztuta.</text:span></text:p>
        <text:p text:style-name="Standard"/>
        <text:p text:style-name="P151"><text:span text:style-name="T124">4. Salbuespen gisa, Udalak onar dezake gauzen bidez ordaintzea borondatezko epean edo derrigorrezko epean, edozein ondasun edo eskubide entregatuta, Gipuzkoako Lurralde Historikoko Zerga-bilketa Araudiaren 32. artikuluan xedatzen den moduan.</text:span></text:p>
        <text:p text:style-name="Standard"/>
        <text:p text:style-name="P152"><text:span text:style-name="T125">5. Zor bat ordaintzen duenak eskubidea du egindako ordainketaren egiaztagiria jasotzeko.</text:span></text:p>
        <text:p text:style-name="P153"><text:span text:style-name="T126">16. artikulua  – Helbideratzeak</text:span></text:p>
        <text:p text:style-name="Standard"/>
        <text:p text:style-name="P154"><text:span text:style-name="T127">Subjektu pasiboek beren zergen, prezio publikoen eta kontratuzko betebeharren ordainketa helbideratu ahalko dute edozein finantza erakundetan, eta hauxe kontuan hartuta:</text:span></text:p>
        <text:p text:style-name="Standard"/>
        <text:p text:style-name="P155"><text:span text:style-name="T128">1. Aurrez udal-administrazioari eskatuko zaio, dagokion “helbideratze-orria” betez.<text: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156"><text:span text:style-name="T129">Bere</text:span></text:p>
        <text:p text:style-name="Standard"/>
        <text:p text:style-name="P157"><text:span text:style-name="T130">kontuan helbideratzeko eskatzen duena ez bada ordaigiriaren</text:span></text:p>
        <text:p text:style-name="Standard"/>
        <text:p text:style-name="P158"><text:span text:style-name="T131">titularra, azken honen baimena beharrezkoa izango da.</text:span></text:p>
        <text:p text:style-name="Standard"/>
        <text:p text:style-name="P159"><text:span text:style-name="T132">Helbideratzeko</text:span></text:p>
        <text:p text:style-name="Standard"/>
        <text:p text:style-name="P160"><text:span text:style-name="T133">eskatzen duena ez bada helbideraketaren kontuaren titularra, azken</text:span></text:p>
        <text:p text:style-name="Standard"/>
        <text:p text:style-name="P161"><text:span text:style-name="T134">honen baimena beharrezkoa izango da.</text:span></text:p>
        <text:p text:style-name="P162"><text:span text:style-name="T135">2. Aldizkako mugaegun eta jakinarazpen kolektiboko zergetako bat, batzuk edo denak helbideratu ahalko dira.</text:span></text:p>
        <text:p text:style-name="Standard"/>
        <text:p text:style-name="P163"><text:span text:style-name="T136">3. Ordainagiriak kontuan sartuko dira iragarkian edo likidazioan zehaztutako egunean. </text:span></text:p>
        <text:p text:style-name="Standard"/>
        <text:p text:style-name="P164"><text:span text:style-name="T137">4. Ordainagiria atzera bota, eta borondatezko aldiaren barruan sartzen ez bada, derrigorrezko diru-bilketari ekingo zaio.</text:span></text:p>
        <text:p text:style-name="Standard"/>
        <text:p text:style-name="P165"><text:span text:style-name="T138">5. Ordainketa helbideratuek balio mugagabea izango dute, eta zergadunek aukera izango dute, edozein unetan, hala nahi izanez gero, horiek baliogabetu eta beste establezimendu batzuetara aldatzeko, betiere Udal-administrazioari horren berri emanda, baliodun epearen barruan.</text:span></text:p>
        <text:p text:style-name="Standard"/>
        <text:p text:style-name="P166"><text:span text:style-name="T139">6. Udalak helbideratzea ezezta dezake, ordainagiriak itzultzen badira edo helbideratutako kontuan saldorik ez badago.</text:span></text:p>
        <text:p text:style-name="Standard"/>
        <text:p text:style-name="P167"><text:span text:style-name="T140">7. Udalak zehaztuko du uneoro helbideratze-eskariak onartzeko azken eguna edo horiek indarrean sartuko diren eguna.</text:span></text:p>
        <text:p text:style-name="Standard"/>
        <text:p text:style-name="P168"><text:span text:style-name="T141">8. Ezohiko arrazoiak tartean direla, alkateak ordainketa-epea luza dezake borondatezko aldian ordainagiri helbideratuetarako.</text:span></text:p>
        <text:p text:style-name="P169"><text:span text:style-name="T142">17. artikulua  – Borondatezko aldian ordaintzeko epeak.</text:span></text:p>
        <text:p text:style-name="Standard"/>
        <text:p text:style-name="P170"><text:span text:style-name="T143">Zorrak kitatzeko epea borondatezko aldian honako hau izango da:</text:span></text:p>
        <text:p text:style-name="Standard"/>
        <text:p text:style-name="P171"><text:span text:style-name="T144">1. Autolikidazio baten ondoriozko zerga-zorrak zerga bakoitzaren araudiak ezarritako epeetan ordaindu behar dira.</text:span></text:p>
        <text:p text:style-name="Standard"/>
        <text:p text:style-name="P172"><text:span text:style-name="T145">2. Administrazioak egindako likidazioen ondoriozko zerga-zorrak borondatezko epean hilabeteren buruan ordainduko dira, jakinarazpena egin eta biharamunetik kontatzen hasita.</text:span></text:p>
        <text:p text:style-name="Standard"/>
        <text:p text:style-name="P173"><text:span text:style-name="T146">3. Beren araudian bestelako eperik ezartzen ez den bitartean, modu kolektibo eta aldizkakoan jakinarazteko zorrak ordaintzeko borondatezko epea irailaren batetik azaroaren 20ra artekoa izango da, eta azken egun hori jaieguna bada, hurrengo lehen lanegunera arte luzatuko da epea.</text:span></text:p>
        <text:p text:style-name="Standard"/>
        <text:p text:style-name="P174"><text:span text:style-name="T147">Zerga Administrazioak badu aurreko paragrafoan adierazitako epea aldatzea betiere epe hori bi hilabetekoa baino txikiagoa ez bada.</text:span></text:p>
        <text:p text:style-name="Standard"/>
        <text:p text:style-name="P175"><text:span text:style-name="T148">4. Efektu tinbratuen bidez abonatu behar diren zorren araudian bestelako eperik ezartzen ez bada, zor horiek zerga-egitatea gauzatzen den unean ordainduko dira.</text:span></text:p>
        <text:p text:style-name="Standard"/>
        <text:p text:style-name="P176"><text:span text:style-name="T149">Epearen azken eguna larunbata edo jaieguna bada, epea hurrengo lanegunera arte luzatuko da.</text:span></text:p>
        <text:p text:style-name="P177"><text:span text:style-name="T150">GERORATZEA ETA ZATIKATZEA</text:span></text:p>
        <text:p text:style-name="Standard"/>
        <text:p text:style-name="P178"><text:span text:style-name="T151">18. artikulua  – Geroratzea eta zatikatze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179"><text:span text:style-name="T152">18.A)</text:span></text:p>
        <text:p text:style-name="Standard"/>
        <text:p text:style-name="P180"><text:span text:style-name="T153">Ohiko ordainketak atzeratzea eta zatikatzea </text:span></text:p>
        <text:p text:style-name="Standard"/>
        <text:p text:style-name="P181"><text:span text:style-name="T154">1. Gipuzkoako Lurralde Historikoko Diru-bilketako Araudiaren 37.3 artikuluan aurreikusitakoaren arabera, ordainketa atzeratzeko eta zatitzeko eskaeren tramitazioa eta ebazpena Pasaiako Udalak Ordenantza honetan onartuko ebazpenen arabera egingo da. Horrenik ezean, Gipuzkoa Lurralde Historikoko Diru-bilketa Araudian ezarritako modua aplikatuko da subsidiarioki.</text:span></text:p>
        <text:p text:style-name="Standard"/>
        <text:p text:style-name="P182"><text:span text:style-name="T155">2. Atzeratze edo zatitzeko eskaera ordaindu behar duenak Udalaren Diru-bilketako bulegoan horretarako prestaturiko inpresoan egingo du.</text:span></text:p>
        <text:p text:style-name="Standard"/>
        <text:p text:style-name="P183"><text:span text:style-name="T156">3. Zatitu beharreko zorrean denak sartuko dira, hots, baita eskatzaileak lehendik izan ditzakeenak ere.</text:span></text:p>
        <text:p text:style-name="Standard"/>
        <text:p text:style-name="P184"><text:span text:style-name="T157">4. Zatitutako zorretik hilean ordaindu beharrekoa helbideratuko da. Horretarako, eskabidean bankuaren kontu-zenbakia ipiniko da.</text:span></text:p>
        <text:p text:style-name="Standard"/>
        <text:p text:style-name="P185"><text:span text:style-name="T158">5. Ordainketa atzeratzeko edo zatitzeko irizpide orokorrak ondokoak dira:</text:span></text:p>
        <text:p text:style-name="Standard"/>
        <text:p text:style-name="P186"><text:span text:style-name="T159">a) 300 eurotik beherako zorrak gehienez ere 3 hilabetez atzera edo zati daitezke.</text:span></text:p>
        <text:p text:style-name="Standard"/>
        <text:p text:style-name="P187"><text:span text:style-name="T160">b). 300 eta 600 euro artekoak, 6 hilabeteraino atzera edo zati daitezke.</text:span></text:p>
        <text:p text:style-name="Standard"/>
        <text:p text:style-name="P188"><text:span text:style-name="T161">c) 601 eta 3.000 euro artekoak, 12 hilabeteraino atzera edo zati daitezke.</text:span></text:p>
        <text:p text:style-name="Standard"/>
        <text:p text:style-name="P189"><text:span text:style-name="T162">d) 3001 eta 6.000 euro artekoak 24 hilabeteraino atzera edo zati daitezke.</text:span></text:p>
        <text:p text:style-name="Standard"/>
        <text:p text:style-name="P190"><text:span text:style-name="T163">e) 6.001 eta 15.000 euro artekoak, 24 hilabeteraino atzera edo zati daitezke, aldez aurretik %20 aurreratuz gero.</text:span></text:p>
        <text:p text:style-name="P191"><text:span text:style-name="T164">6. Aurreko puntuan adierazitako irizpideak betetzen dituzten zatitze-eskaerak udal diruzainak ebatziko ditu.</text:span></text:p>
        <text:p text:style-name="Standard"/>
        <text:p text:style-name="P192"><text:span text:style-name="T165">7. Aurreko puntuan adierazitako irizpideak betetzen ez dituzten zatitze-eskaerak Alkatetzak ebatziko ditu bere irizpidearen arabera. Edozein gisatan, bermeak erakutsi beharko dituzte 2/2005 Foru Arauaren 79. artikuluan, zergei buruzko arau orokorra, aurreikusi bezala. </text:span></text:p>
        <text:p text:style-name="Standard"/>
        <text:p text:style-name="P193"><text:span text:style-name="T166">8. Bi epeak beteko ez balira, Zerga-bilketaren Araudi Orokorrean aurreikusten denaren arabera jokatuko da. Bete gabeko azken zatiketa-geroratzetik 2 urteko epean ezingo da berririk eman, baldin eta bete gabeko zatiketa-geroratzea osatzen zuten zorrak ordaintzen ez badira.</text:span></text:p>
        <text:p text:style-name="Standard"/>
        <text:p text:style-name="P194"><text:span text:style-name="T167">9. Eskatzaileak zatiketa-geroratze bat indarrean baldi badu, ezingo zaio berririk eman, indarrean dagoena bukatu edo kitatu arte.</text:span></text:p>
        <text:p text:style-name="Standard"/>
        <text:p text:style-name="P195"><text:span text:style-name="T168">10. Ordainketa geroratzeak edo zatikatzeak indarrean dagoen urteko berandutze interesa ordaindu beharra ekarriko du. Hala ere, ez da berandutze interesik ordaindu beharko borondatezko epean eskatzen direnean, baldin eta eskaera osatzen duten zor guztiak aldizkako epemuga badute, eta multzoan jakinarazi beharreko zorrak badira, eta guztiak sortzapenaren ekitaldi berean ordaintzen badir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6"><text:span text:style-name="T169">18.B)</text:span></text:p>
        <text:p text:style-name="Standard"/>
        <text:p text:style-name="P197"><text:span text:style-name="T170">Ondasun Higiezinen gaineko Zergaren ordainketa zatikatzeko sistema</text:span></text:p>
        <text:p text:style-name="Standard"/>
        <text:p text:style-name="P198"><text:span text:style-name="T171">berezia:</text:span></text:p>
        <text:p text:style-name="Standard"/>
        <text:p text:style-name="Standard"/>
        <text:p text:style-name="Standard"/>
        <text:p text:style-name="Standard"/>
        <text:p text:style-name="Standard"/>
        <text:p text:style-name="P199"><text:span text:style-name="T172">Ordainketa</text:span></text:p>
        <text:p text:style-name="Standard"/>
        <text:p text:style-name="P200"><text:span text:style-name="T173">zatikatuko sistema honetan sar daitezke zenbateko hauek dauzkaten</text:span></text:p>
        <text:p text:style-name="Standard"/>
        <text:p text:style-name="P201"><text:span text:style-name="T174">ordainagiriak: 100 euro edo gehiago eta 1000 euro baino gutxiago.<text: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202"><text:span text:style-name="T175">Sistemak</text:span></text:p>
        <text:p text:style-name="Standard"/>
        <text:p text:style-name="P203"><text:span text:style-name="T176">zergaldi bakarrean ditu ondorioak. </text:span></text:p>
        <text:p text:style-name="Standard"/>
        <text:p text:style-name="Standard"/>
        <text:p text:style-name="Standard"/>
        <text:p text:style-name="Standard"/>
        <text:p text:style-name="Standard"/>
        <text:p text:style-name="Standard"/>
        <text:p text:style-name="Standard"/>
        <text:p text:style-name="P204"><text:span text:style-name="T177">Sistema</text:span></text:p>
        <text:p text:style-name="Standard"/>
        <text:p text:style-name="P205"><text:span text:style-name="T178">hori ezartzeko garaian, kontuan hartuko da ordainagiri baten</text:span></text:p>
        <text:p text:style-name="Standard"/>
        <text:p text:style-name="P206"><text:span text:style-name="T179">zenbatekoa, eta ez ordaintzera derrigortutako pertsonak kontzeptu</text:span></text:p>
        <text:p text:style-name="Standard"/>
        <text:p text:style-name="P207"><text:span text:style-name="T180">bakoitzagatik izan ditzakeen ordainagiri batzuen batura.</text:span></text:p>
        <text:p text:style-name="Standard"/>
        <text:p text:style-name="Standard"/>
        <text:p text:style-name="Standard"/>
        <text:p text:style-name="Standard"/>
        <text:p text:style-name="Standard"/>
        <text:p text:style-name="P208"><text:span text:style-name="T181">200</text:span></text:p>
        <text:p text:style-name="Standard"/>
        <text:p text:style-name="P209"><text:span text:style-name="T182">eurotik beherako zenbatekoak bi kuotatan zatikatuko dira, eta 200</text:span></text:p>
        <text:p text:style-name="Standard"/>
        <text:p text:style-name="P210"><text:span text:style-name="T183">eurotik gorako zenbatekoak hiru kuotatan. Ordainketa epeak hauek</text:span></text:p>
        <text:p text:style-name="Standard"/>
        <text:p text:style-name="P211"><text:span text:style-name="T184">dira: lehen kuota ekainaren 22an, bigarrena uztailaren 24an eta,</text:span></text:p>
        <text:p text:style-name="Standard"/>
        <text:p text:style-name="P212"><text:span text:style-name="T185">hala badagokio, hirugarrena abuztuaren 22an.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213"><text:span text:style-name="T186">Betekizunak:<text:s/></text:span></text:p>
        <text:p text:style-name="Standard"/>
        <text:p text:style-name="P214"><text:span text:style-name="T187">-</text:span></text:p>
        <text:p text:style-name="Standard"/>
        <text:p text:style-name="P215"><text:span text:style-name="T188">Prozedura abiatuko da, interesdunak (ordainagirien titularrak edo</text:span></text:p>
        <text:p text:style-name="Standard"/>
        <text:p text:style-name="P216"><text:span text:style-name="T189">horren ordezkari legalak) eskatuta.</text:span></text:p>
        <text:p text:style-name="Standard"/>
        <text:p text:style-name="Standard"/>
        <text:p text:style-name="P217"><text:span text:style-name="T190">-</text:span></text:p>
        <text:p text:style-name="Standard"/>
        <text:p text:style-name="P218"><text:span text:style-name="T191">Ordainagiria borondatezko epealdikoa izango da.</text:span></text:p>
        <text:p text:style-name="P219"><text:span text:style-name="T192">19. artikulua  – Berandutze-interesak</text:span></text:p>
        <text:p text:style-name="Standard"/>
        <text:p text:style-name="P220"><text:span text:style-name="T193">1. Berandutze-interesak eskatuko zaizkie ordaintzera behartutakoei eta arau-hausle direnei, arrazoi hauek tarteko:</text:span></text:p>
        <text:p text:style-name="Standard"/>
        <text:p text:style-name="P221"><text:span text:style-name="T194">a. Dagokion epean ordaindu ez izana.</text:span></text:p>
        <text:p text:style-name="Standard"/>
        <text:p text:style-name="P222"><text:span text:style-name="T195">b. Bidegabeko itzultzea kobratu izana.</text:span></text:p>
        <text:p text:style-name="Standard"/>
        <text:p text:style-name="P223"><text:span text:style-name="T196">c. Zorren ordainketa geroratzea edo zatikatzea.</text:span></text:p>
        <text:p text:style-name="Standard"/>
        <text:p text:style-name="P224"><text:span text:style-name="T197">d. Indarrean diren zerga-araudi eta aurrekontu-xedapenetan aurreikusitako gainontzeko kasuak.</text:span></text:p>
        <text:p text:style-name="Standard"/>
        <text:p text:style-name="P225"><text:span text:style-name="T198">2. Berandutze-interesa diruari dagokion legala izango da, hura eska daitekeen aldiaren baitan, %25eko igoerarekin, bestelakorik erabaki ezean. Zergatzat jotzen ez diren zorretarako diruaren interes-tasa legala aplikatuko da.</text:span></text:p>
        <text:p text:style-name="P226"><text:span text:style-name="T199">HUTS EGINDAKOAK ETA KREDITU KOBRA EZINAK</text:span></text:p>
        <text:p text:style-name="Standard"/>
        <text:p text:style-name="P227"><text:span text:style-name="T200">20. artikulua –  Huts egin izanaren eta kreditu kobraezinen deklarazioa.</text:span></text:p>
        <text:p text:style-name="P228"><text:span text:style-name="T201"> </text:span></text:p>
        <text:p text:style-name="Standard"/>
        <text:p text:style-name="P229"><text:span text:style-name="T202">Zerga Bilketa Zerbitzuak kobraezintzat joko ditu adieraziko ditu, ordainketarako obligaziodunak izanik, administrazio prozeduren bitartez zorra kobratu ezin denean kaudimen gabeziagatik edo bizileku ezezaguna izateagatik; betiere zerbitzuak dauzkan datuen eta egindako jarduketen arabera. Kobraezin oso edo partzial adierazteak, erantzukizun subsidiarioa dela eta erantzukizuna beste balizko zergapekoen aurka eramateko espedientea abiarazteko aukera irekiko du. Dena den, horrek ez du eragotziko Foru Ogasunak zordun kobraezinaren aurkako ekintza egokiak gauzatzea, zor hori kobratzeko administrazio ekintza iraungitzen ez den bitartean. </text:span></text:p>
        <text:p text:style-name="Standard"/>
        <text:p text:style-name="P230"><text:span text:style-name="T203">Zordun baten kobraezin adierazpenak, kredituak ezin kobratuzkotzat jo badira ere, ez du eragotziko inola ere kreditu horien ordainketari aplikatzea, birgaitze egokiaren ondoren, eragozpen xede izan daitezkeen zenbatekoak, konpentsazioaren xede izan daitezkeenak, atzeman diren edo atzeman daitezkeen ondasunen besterentzeen ondorioz eskuratzen direnak, edo beste edozein diru sarrera.</text:span></text:p>
        <text:p text:style-name="P231"><text:span text:style-name="T204">KREDITU KOBRAEZINAK</text:span></text:p>
        <text:p text:style-name="Standard"/>
        <text:p text:style-name="P232"><text:span text:style-name="T205">Kredituak kobraezinezkotzat jotzeko zein irizpide erabili behar diren adierazten dugu, borondatezko ordainketa-epea amaitua denean, eta prozedura-legeekiko errespetua eta administrazioaren eraginkortasuna uztar daitezen. Aurkeztu beharreko frogagiriak ezberdinak izango dira, zorraren kopuruaren eta ezaugarrien arabera. Honako kasuak bereiziko dira:</text:span></text:p>
        <text:p text:style-name="Standard"/>
        <text:p text:style-name="P233"><text:span text:style-name="T206">1. IFZrik ez edo egoki identifikatua ez duten zergadunen zorren espedienteak.</text:span></text:p>
        <text:p text:style-name="Standard"/>
        <text:p text:style-name="P234"><text:span text:style-name="T207">2. Diru-bilketa prozesuko jarduketen ondorioz (lortutako zenbatekoak aplikatzea, zorra desbideratuta egoztea...), eta azkeneko jarduketaz geroztik lau urte pasa ondoren, 6 €-tik beherako zenbatekoa falta duten espedienteak.</text:span></text:p>
        <text:p text:style-name="Standard"/>
        <text:p text:style-name="Standard"/>
        <text:p text:style-name="P235"><text:span text:style-name="T208">Irizpide</text:span></text:p>
        <text:p text:style-name="Standard"/>
        <text:p text:style-name="P236"><text:span text:style-name="T209">ekonomiko berarekin, likidazioaz geroztik 4 urte pasa ondoren,</text:span></text:p>
        <text:p text:style-name="Standard"/>
        <text:p text:style-name="P237"><text:span text:style-name="T210">borondatezko epean</text:span></text:p>
        <text:p text:style-name="Standard"/>
        <text:p text:style-name="P238"><text:span text:style-name="T211">jakinarazi ez diren 6,01</text:span></text:p>
        <text:p text:style-name="Standard"/>
        <text:p text:style-name="P239"><text:span text:style-name="T212">euroko kuota likidoa gainditzen ez duten<text:s text:c="3"/>ordainagiri eta</text:span></text:p>
        <text:p text:style-name="Standard"/>
        <text:p text:style-name="P240"><text:span text:style-name="T213">likidazioen</text:span></text:p>
        <text:p text:style-name="Standard"/>
        <text:p text:style-name="P241"><text:span text:style-name="T214">baja proposatuko</text:span></text:p>
        <text:p text:style-name="Standard"/>
        <text:p text:style-name="P242"><text:span text:style-name="T215">da.</text:span></text:p>
        <text:p text:style-name="Standard"/>
        <text:p text:style-name="P243"><text:span text:style-name="T216">3. Zorraren zenbatekoa eta hura ordainarazteko erabilitako bitartekoen arteko proportzionaltasun printzipioa errespetatzeko, oro har, eta betiere, zordunaren IFZ izan eta jakinarazpena behar bezala egin bada, ondorengo egintzak agindu ahal izango dira, kreditua lortzeko beharrezkoak balira:</text:span></text:p>
        <text:p text:style-name="Standard"/>
        <text:p text:style-name="P244"><text:span text:style-name="T217">A) 30 €rainoko zorrak:</text:span></text:p>
        <text:p text:style-name="Standard"/>
        <text:p text:style-name="P245"><text:span text:style-name="T218">- Kontu-korronteetako fondoak bahitzea  B) 30 € eta300 € bitarteko zorrak:</text:span></text:p>
        <text:p text:style-name="Standard"/>
        <text:p text:style-name="P246"><text:span text:style-name="T219">- Kontu-korronteetako fondoak bahitzea</text:span></text:p>
        <text:p text:style-name="Standard"/>
        <text:p text:style-name="P247"><text:span text:style-name="T220">- Soldatak bahitzea</text:span></text:p>
        <text:p text:style-name="Standard"/>
        <text:p text:style-name="P248"><text:span text:style-name="T221">- 3.000 €tik gorako tasatze-prezioa duten ibilgailuak bahitzea, ondasun higiezinik izango ez balu zordunak.  C)  300 €tik gorako zorrak:</text:span></text:p>
        <text:p text:style-name="Standard"/>
        <text:p text:style-name="P249"><text:span text:style-name="T222">-Abuztuaren</text:span></text:p>
        <text:p text:style-name="Standard"/>
        <text:p text:style-name="P250"><text:span text:style-name="T223">2ko 38/2006 FORU DEKRETUA,Gipuzkoako Lurralde Historikoko</text:span></text:p>
        <text:p text:style-name="Standard"/>
        <text:p text:style-name="P251"><text:span text:style-name="T224">Zergabilketa Erregelamendua onartzen duena aplikatzea.</text:span></text:p>
        <text:p text:style-name="Standard"/>
        <text:p text:style-name="P252"><text:span text:style-name="T225">Egintza hauek bideratu arren, hala ere, ordainaraztea      lortzen ez bada, orduan kreditu hauek kobraezinezkotzat jotzeko proposamena egingo da.</text:span></text:p>
        <text:p text:style-name="P253"><text:span text:style-name="T226">PRESKRIBATZEA ETA IRAUNGITZEA </text:span></text:p>
        <text:p text:style-name="Standard"/>
        <text:p text:style-name="P254"><text:span text:style-name="T227">21. artikulua  – Printzipio orokorrak</text:span></text:p>
        <text:p text:style-name="Standard"/>
        <text:p text:style-name="P255"><text:span text:style-name="T228">1. Zerga-zorra zehazteko Udal honek daukan ahalmena preskribatu eta iraungi ahalko da.</text:span></text:p>
        <text:p text:style-name="Standard"/>
        <text:p text:style-name="P256"><text:span text:style-name="T229">Preskribatzea eta iraungitzea aldi berekoak izango dira; hortaz, bietako edozein jazotakoan, administrazioak ez du ahalmenik izango dagokion likidazioaren bitartez zerga-zorra zehazteko.</text:span></text:p>
        <text:p text:style-name="Standard"/>
        <text:p text:style-name="P257"><text:span text:style-name="T230">2. Batetik, Administrazioak likidatutako eta likidatu gabeko zorrak ordainarazteko duen ahalmena, eta, bestetik, ordaintzera derrigortutakoek zuzenbide publikoko diru-sarreren araudian jasotako itzultzeak, bidegabeko diru-sarreren itzultzeak eta bermeen kostuaren diru-itzultzeak eskatzeko eta lortzeko eskubidea, preskribatu egiten dira.</text:span></text:p>
        <text:p text:style-name="Standard"/>
        <text:p text:style-name="P258"><text:span text:style-name="T231">3. Preskribatzeak eta iraungitzeak zorra ezerezten dute, eta biak ofizioz ezartzen dira, baita ordainketa egindako kasuetan ere.</text:span></text:p>
        <text:p text:style-name="P259"><text:span text:style-name="T232">22. artikulua –  Preskribatzea</text:span></text:p>
        <text:p text:style-name="Standard"/>
        <text:p text:style-name="P260"><text:span text:style-name="T233">ZFAOn eta hura garatzeko xedapenetan aurreikusitakoa bete beharko da administrazio-ahalak baliatzeko eta preskripzio-epea zenbatzeko, eteteko eta preskripzioaren gainerako ondorioetarako.</text:span></text:p>
        <text:p text:style-name="P261"><text:span text:style-name="T234">23.artikulua-Iraungitzea</text:span></text:p>
        <text:p text:style-name="P262"><text:span text:style-name="T235">ZFAOn eta hura garatzeko xedapenetan aurreikusitakoa bete beharko da administrazio-ahalak baliatzeko eta preskripzio-epea zenbatzeko, eteteko eta preskripzioaren gainerako ondorioetarako.</text:span></text:p>
        <text:p text:style-name="P263"><text:span text:style-name="T236">V. PREMIAMENDUZKO PROZEDURA</text:span></text:p>
        <text:p text:style-name="Standard"/>
        <text:p text:style-name="P264"><text:span text:style-name="T237">24. artikulua  – Premiamenduzko prozedura</text:span></text:p>
        <text:p text:style-name="Standard"/>
        <text:p text:style-name="P265"><text:span text:style-name="T238">1.Zerga-zorrak edo zuzenbide publikoko gainontzeko sarrerak borondatezko aldian ordaintzeko epea igarota, horiek oso-osorik ordaintzen ez badira, derrigorrezko aldiari ekingo zaio, ordaintzeke utzitako zorrak kitatzeko.</text:span></text:p>
        <text:p text:style-name="Standard"/>
        <text:p text:style-name="P266"><text:span text:style-name="T239">2. Errekargu exekutiboa % 5ekoa izango da, eta borondatezko epean ordaindu ez den zorra premiamenduzko probidentzia jakinarazi aurretik ordaintzen denean aplikatuko da.</text:span></text:p>
        <text:p text:style-name="Standard"/>
        <text:p text:style-name="P267"><text:span text:style-name="T240">3. Premiamenduzko errekargu murriztua % 5ekoa izango da, eta aplikatuko da borondatezko epean ordaindu ez den zorra eta errekargua bera Gipuzkoako Lurralde Historikoko Zergei buruzko martxoaren 8ko 2/2005 FORU ARAU Orokorraren 61.5 artikuluan premiatutako zorrak ordaintzeko aurreikusten den epea amaitu aurretik ordaintzen direnean.</text:span></text:p>
        <text:p text:style-name="P268"><text:span text:style-name="T241">4.Premiamenduzko errekargu arrunta % 20koa izango da, eta artikulu honetako 2 eta 3 ataletan aipatzen diren egoerak gertatzen ez direnean aplikatuko da. 5. Epealdi exekutiboa hasi eta premiamenduzko probidentzia behin jakinarazi ondoren, zerga zorra hilabeteko epean ordainduko da jakinarazpena egin ondorengo egunetik aurrera.</text:span></text:p>
        <text:p text:style-name="P269"><text:span text:style-name="T242">VI.- ADMINISTRAZIO-BIDEAN BERRIKUSTEA</text:span></text:p>
        <text:p text:style-name="Standard"/>
        <text:p text:style-name="P270"><text:span text:style-name="T243">25. artikulua –  Berraztertze-errekurtsoa</text:span></text:p>
        <text:p text:style-name="Standard"/>
        <text:p text:style-name="P271"><text:span text:style-name="T244">1. Administrazioarekiko diru-erreklamazioak eragin ditzaketen Zerga Administrazioaren egintzei berraztertze-errekurtsoa ezarri ahal izango zaie, kapitulu honetan xedatzen denaren arabera</text:span></text:p>
        <text:p text:style-name="Standard"/>
        <text:p text:style-name="P272"><text:span text:style-name="T245">2.Berraztertze-errekurtsoa jartzekotan, administrazioarekiko diru-erreklamazioa baino lehen jarri beharko da.</text:span></text:p>
        <text:p text:style-name="Standard"/>
        <text:p text:style-name="P273"><text:span text:style-name="T246">Interesdunak berraztertzeko errekurtsoa jartzen badu, ezin izango du administrazioarekiko diru-erreklamaziorik sustatu errekurtsoa berariaz ebazten den arte edo administrazioaren isiltasunez ezetsitzat jo ahal den arte.</text:span></text:p>
        <text:p text:style-name="Standard"/>
        <text:p text:style-name="P274"><text:span text:style-name="T247">Errekurtsoa aurkezteko ezarritako epean, berraztertze-errekurtsoa eta administrazioarekiko diru-erreklamazioa jartzen badira (biak ere egintza berberaren aurka), lehenengo aurkeztu dena izapidetu egingo da eta bigarrena onartezintzat joko da. Biak aldi berean jartzen badira, berraztertze-errekurtsoak izango du lehentasuna.</text:span></text:p>
        <text:p text:style-name="Standard"/>
        <text:p text:style-name="P275"><text:span text:style-name="T248">3. Hilabeteko epea egongo da errekurtso hau jartzeko, errekurritu daitekeen egintza jakinarazi eta biharamunetik zenbatzen hasita. Administrazioaren isiltasunaren ondoreak gertatzen diren unetik aurrera ere jarri ahal izango da. Aldian-aldian mugaeguneratzen diren eta taldeka jakinarazi behar diren zorrak direnean, errekurtsoa ordainketa egiteko borondatezko aldian jarri ahal izango da, edo hilabeteko epean, aipatu aldia amaitu eta biharamunetik zenbatzen hasita.</text:span></text:p>
        <text:p text:style-name="Standard"/>
        <text:p text:style-name="P276"><text:span text:style-name="T249">4. Errekurtsogileak espedientea aztertu beharra badu alegazioak egiteko, errekurtsoa jartzeko epearen barruan joan beharko du espedientea ikustera.</text:span></text:p>
        <text:p text:style-name="Standard"/>
        <text:p text:style-name="P277"><text:span text:style-name="T250">5. Berraztertzeko errekurtsoa jartzeko legitimatuta daudenei eta horretarako interesa dutenei, administrazioarekiko diru-erreklamazioei buruz ezarritako arauak aplikatuko zaizkie. </text:span></text:p>
        <text:p text:style-name="Standard"/>
        <text:p text:style-name="P278"><text:span text:style-name="T251">6. Berraztertze honen bidez, espedientean ageri diren egitatezko zein Zuzenbideko arazo guztien berri ematen zaio organo eskudunari, ebatz ditzan, hala errekurtsoan aurkeztu diren arazoak nola bestelakoak. Hala ere, ezin izango da, inola ere, errekurtsogilearen hasierako egoera txartu.</text:span></text:p>
        <text:p text:style-name="Standard"/>
        <text:p text:style-name="P279"><text:span text:style-name="T252">Organo eskudunak interesdunek aurkeztu ez dituzten arazoak aztertu eta ebaztea erabakitzen badu, beraiei jakinaraziko die alegazioak egin ditzaten</text:span></text:p>
        <text:p text:style-name="P280"><text:span text:style-name="T253">VII.- IKUSKATZEKO PROZEDURA</text:span></text:p>
        <text:p text:style-name="Standard"/>
        <text:p text:style-name="P281"><text:span text:style-name="T254">26. artikulua  – Zerga ikuskatzailetza</text:span></text:p>
        <text:p text:style-name="Standard"/>
        <text:p text:style-name="P282"><text:span text:style-name="T255">Zerga-ikuskatzailetza gauzatzeko orduan aintzat hartuko da GLHren 2/2005 FA Zerga Lege Orokorrean eta 99/ 2005 FDn jasotakoa, bertan onartzen baitira BLHren Zerga-ikuskatzailetzarako Araudia eta gainontzeko xedapen osagarriak.</text:span></text:p>
        <text:p text:style-name="P283"><text:span text:style-name="T256">VIII.- KUDEAKETA ARAUBIDEA</text:span></text:p>
        <text:p text:style-name="Standard"/>
        <text:p text:style-name="P284"><text:span text:style-name="T257">27. artikulua –  Kudeaketa araubidea</text:span></text:p>
        <text:p text:style-name="Standard"/>
        <text:p text:style-name="P285"><text:span text:style-name="T258">Zerga-ikuskatzailetza gauzatzeko orduan aintzat hartuko da Gipuzkoako Lurralde Historikoko Zergei buruzko 2/2005 Foru Arau Orokorrean jasotakoa, eta bereziki araututa ez dagoen arloan udal ordenantzak eta gainerako xedapen osagarriak.</text:span></text:p>
        <text:p text:style-name="P286"><text:span text:style-name="T259">IX.- ZEHATZEKO ARAUBIDEA</text:span></text:p>
        <text:p text:style-name="Standard"/>
        <text:p text:style-name="P287"><text:span text:style-name="T260">28. artikulua  – Zehatzeko ahalmena</text:span></text:p>
        <text:p text:style-name="Standard"/>
        <text:p text:style-name="P288"><text:span text:style-name="T261">Zehatzeko prozedura abiaraziko da, araudi hauetan ezarritakoarekin bat: Gipuzkoako Lurralde Historikoko Zergei buruzko 2/2005 Foru Arau Orokorra, eta zerga urraketen eta zigorren erregimenaren araudia onartzen duen irailaren 26ko 42/2006 Foru Dekretua.</text:span></text:p>
        <text:p text:style-name="P289"><text:span text:style-name="T262">AZKEN XEDAPEN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0"><text:span text:style-name="T263">Ordenantza</text:span></text:p>
        <text:p text:style-name="Standard"/>
        <text:p text:style-name="P291"><text:span text:style-name="T264">honen azken aldaketa 2022ko irailaren 27ko Udalbatzarrean onartu</text:span></text:p>
        <text:p text:style-name="Standard"/>
        <text:p text:style-name="P292"><text:span text:style-name="T265">zen, eta 2023ko urtarrilaren 1ean sartuko da indarrean.</text:span></text:p>
        <text:p text:style-name="Standard"/>
        <text:p text:style-name="Standard"/>
      </text:section>
      <text:section text:name="Section2" text:style-name="Section2">
        <text:p text:style-name="SB2"/>
        <text:h text:style-name="HE2" text:outline-level="2"><text:span text:style-name="Heading_2">02 ONDASUN HIGIEZINEN GAINEKO ZERGA ARAUTZEN DUEN ORDENANTZA</text:span></text:h>
        <text:p text:style-name="P293"><text:span text:style-name="T266">I. XEDAPEN OROKORRAK</text:span></text:p>
        <text:p text:style-name="Standard"/>
        <text:p text:style-name="P294"><text:span text:style-name="T267">1. artikulu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5"><text:span text:style-name="T268">Udal</text:span></text:p>
        <text:p text:style-name="Standard"/>
        <text:p text:style-name="P296"><text:span text:style-name="T269">hau ordenantza honetan oinarritzen da Ondasun Higiezinen gaineko</text:span></text:p>
        <text:p text:style-name="Standard"/>
        <text:p text:style-name="P297"><text:span text:style-name="T270">Zerga exijitzeko, Lurralde Historikoko Toki-ogasunak arautzen dituen</text:span></text:p>
        <text:p text:style-name="Standard"/>
        <text:p text:style-name="P298"><text:span text:style-name="T271">Foru Arauan eta zerga bakoitzari dagokion Foru Arau partikularretan</text:span></text:p>
        <text:p text:style-name="Standard"/>
        <text:p text:style-name="P299"><text:span text:style-name="T272">aurreikusten denari jarraiki. Honen eranskina ere, aplikatu beharreko</text:span></text:p>
        <text:p text:style-name="Standard"/>
        <text:p text:style-name="P300"><text:span text:style-name="T273">karga-tasak jasotzen dituena, Ordenantzaren atal bat da. Ordenantza</text:span></text:p>
        <text:p text:style-name="Standard"/>
        <text:p text:style-name="P301"><text:span text:style-name="T274">honen azken aldaketa Pasaiako Udalbatzak 2022ko irailaren 27an</text:span></text:p>
        <text:p text:style-name="Standard"/>
        <text:p text:style-name="P302"><text:span text:style-name="T275">onartu zuen eta 2023ko urtarrilaren 1ean sartuko da indarrean.</text:span></text:p>
        <text:p text:style-name="Standard"/>
        <text:p text:style-name="Standard"/>
        <text:p text:style-name="P303"><text:span text:style-name="T276">2. artikulua</text:span></text:p>
        <text:p text:style-name="Standard"/>
        <text:p text:style-name="P304"><text:span text:style-name="T277">Zerga-ordenantza honek arautzen ez dituen alderdi guztiei dagokienez, Pasaiako Udalerrian aplikazio zuzena izango du Ondasun Higiezinen gaineko Zergari buruzko uztailaren 5eko 12/1989 Foru Arauak, eta baita hori garatzen duten foru araudiek ere. Zehazki, arlo hauei dagozkionak: zerga-egitatea zehaztea,  zergaren subjektu pasiboa eta erantzuleak zehaztea, zerga-salbuespenak, zerga-murrizketak eta hobariak, zerga-oinarria eta zerga-likidazioa, zerga-kuota, zergaldia eta zerga sortzea, eta zergaren kudeaketa.</text:span></text:p>
        <text:p text:style-name="P305"><text:span text:style-name="T278">II.- KARGA-TASAK</text:span></text:p>
        <text:p text:style-name="Standard"/>
        <text:p text:style-name="P306"><text:span text:style-name="T279">3. artikulua</text:span></text:p>
        <text:p text:style-name="Standard"/>
        <text:p text:style-name="P307"><text:span text:style-name="T280">1. Hiri ondasunei aplikagarri zaien Ondasun Higiezinen gaineko Zergaren karga tasa ERANSKINEAN adierazten den ehuneko hainbestean geratuko da finkatua.</text:span></text:p>
        <text:p text:style-name="Standard"/>
        <text:p text:style-name="P308"><text:span text:style-name="T281">2. Landa ondasunei aplikagarri zaien Ondasun Higiezinen gaineko Zergaren karga tasa,  ERANSKINEAN adierazten den ehuneko hainbestean geratzen da finkatua.</text:span></text:p>
        <text:p text:style-name="P309"><text:span text:style-name="T282">III. ZERGA-OINARRIA ETA KUOTAK</text:span></text:p>
        <text:p text:style-name="Standard"/>
        <text:p text:style-name="P310"><text:span text:style-name="T283">4. artikulua</text:span></text:p>
        <text:p text:style-name="Standard"/>
        <text:p text:style-name="P311"><text:span text:style-name="T284">1-Hiri ondasunei aplikatutako Ondasun Higiezinen gaineko Zergaren zerga-oinarria, ondasun horien balio katastrala izango da.</text:span></text:p>
        <text:p text:style-name="Standard"/>
        <text:p text:style-name="P312"><text:span text:style-name="T285">2-Landa ondasunei aplikagarri den Ondasun Higiezinen gaineko Zergaren zerga-oinarria, erregelamenduz onartutako balio katastrala izango da.</text:span></text:p>
        <text:p text:style-name="Standard"/>
        <text:p text:style-name="P313"><text:span text:style-name="T286">3-Zerga honen zehaztapena aurreko ataletan adierazitako zerga-oinarriei Ordenantza honetako 3. artikuluan bakoitzari dagokion karga tasak aplikatuz lortuko da.</text:span></text:p>
        <text:p text:style-name="P314"><text:span text:style-name="T287">IV HOBARIAK</text:span></text:p>
        <text:p text:style-name="Standard"/>
        <text:p text:style-name="P315"><text:span text:style-name="T288"> Zergaren kuota osoaren % 25eko hobaria ezartzen da Eusko Jaurlaritzaren abenduaren 30eko 316/2002 Dekretuak araututako Etxebizitza Hutsen Programaren esparruan erabiltzen diren ondasun higiezinentzat.</text:span></text:p>
        <text:p text:style-name="Standard"/>
        <text:p text:style-name="P316"><text:span text:style-name="T289">Hobari horrek erreguzko izaera du, eta, beraz, subjektu pasiboak HAZ-SACen bulegoetan edo udalaren egoitza elektronikoaren bidez aurkeztu beharko du eskaera, BIZIGUNErekin duen mandatu-kontratuarekin batera.</text:span></text:p>
        <text:p text:style-name="Standard"/>
        <text:p text:style-name="P317"><text:span text:style-name="T290">Oro har, hobaria ematearen ondorioa eskaera-dataren hurrengo ekitalditik aurrera hasiko da, eta ezin izango du atzeraeraginik izan. Hala ere, eskaera zergaldiko urtarrilaren 1etik martxoaren 15era bitartean aurkezten denean, zerga-onura zergaldi horretarako onartuko da, betiere zergaren sortzapen-datan hura baliatzeko eskatzen diren baldintzak betetzen badira.</text:span></text:p>
        <text:p text:style-name="Standard"/>
        <text:p text:style-name="P318"><text:span text:style-name="T291">Udal-administrazioak emakida deklaratu ondoren, hori egiaztatzen duen agiria egingo da.</text:span></text:p>
        <text:p text:style-name="Standard"/>
        <text:p text:style-name="P319"><text:span text:style-name="T292">Hobaria BIZIGUNErekin sinatutako mandatu-kontratuan agertzen den aldirako emango da.</text:span></text:p>
      </text:section>
      <text:section text:name="Section3" text:style-name="Section3">
        <text:p text:style-name="SB3"/>
        <text:h text:style-name="HE2" text:outline-level="2"><text:span text:style-name="Heading_2">03 TRAKZIO MEKANIKOZKO IBILGAILUEN GAINEKO ZERGA ARAUTZEN DUEN ORDENANTZA</text:span></text:h>
        <text:p text:style-name="P320"><text:span text:style-name="T293">I. XEDAPEN OROKORRAK</text:span></text:p>
        <text:p text:style-name="Standard"/>
        <text:p text:style-name="P321"><text:span text:style-name="T294">1. artikulu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322"><text:span text:style-name="T295">Udal</text:span></text:p>
        <text:p text:style-name="Standard"/>
        <text:p text:style-name="P323"><text:span text:style-name="T296">hau ordenantza honetan oinarritzen da Trakzio Mekanikoko Ibilgailuen</text:span></text:p>
        <text:p text:style-name="Standard"/>
        <text:p text:style-name="P324"><text:span text:style-name="T297">gaineko Zerga exijitzeko, Lurralde Historikoko Toki-ogasunak arautzen</text:span></text:p>
        <text:p text:style-name="Standard"/>
        <text:p text:style-name="P325"><text:span text:style-name="T298">dituen Foru Arauan eta zerga bakoitzari dagokion Foru Arau</text:span></text:p>
        <text:p text:style-name="Standard"/>
        <text:p text:style-name="P326"><text:span text:style-name="T299">partikularretan aurreikusten denari jarraiki. Honen eranskina ere,</text:span></text:p>
        <text:p text:style-name="Standard"/>
        <text:p text:style-name="P327"><text:span text:style-name="T300">aplikatu beharreko koefizienteak eta tarifa-taulak jasotzen dituena</text:span></text:p>
        <text:p text:style-name="Standard"/>
        <text:p text:style-name="P328"><text:span text:style-name="T301">Ordenantzaren atal bat da. Pasaiako Udalbatzarrak ordenantza honen</text:span></text:p>
        <text:p text:style-name="Standard"/>
        <text:p text:style-name="P329"><text:span text:style-name="T302">azken aldaketa 2019ko irailaren 24an onartu zuen eta 2020ko</text:span></text:p>
        <text:p text:style-name="Standard"/>
        <text:p text:style-name="P330"><text:span text:style-name="T303">urtarrilaren 1ean sartuko da indarrean.</text:span></text:p>
        <text:p text:style-name="Standard"/>
        <text:p text:style-name="Standard"/>
        <text:p text:style-name="P331"><text:span text:style-name="T304">2. artikulua</text:span></text:p>
        <text:p text:style-name="Standard"/>
        <text:p text:style-name="P332"><text:span text:style-name="T305">Zerga-ordenantza honek arautzen ez dituen alderdi guztiei dagokienez, Pasaiako Udalerrian aplikazio zuzena izango du Trakzio Mekanikoko Ibilgailuen gaineko Zergari buruzko uztailaren 5eko 14/1989 Foru Arauak, eta baita hau garatzen duten foru araudiek ere. Zehazki, zerga-egitatea zehazteari dagokiona, zergaren subjektu pasiboa eta erantzuleak zehazteari dagokiona, zerga-salbuespenak, zerga-murrizketak eta hobariak, zerga-oinarria eta zerga-likidazioa, zerga-kuota, zergaldia eta zerga sortzea, eta zergaren kudeaketa, likidazioa, zerga-bilketa eta ikuskaritzari dagozkionak.</text:span></text:p>
        <text:p text:style-name="P333"><text:span text:style-name="T306">II. IZAERA ETA ZERGA-EGITATEA</text:span></text:p>
        <text:p text:style-name="Standard"/>
        <text:p text:style-name="P334"><text:span text:style-name="T307">3. artikulua</text:span></text:p>
        <text:p text:style-name="Standard"/>
        <text:p text:style-name="P335"><text:span text:style-name="T308">1.Trakzio Mekanikoko Ibilgailuen gaineko Zerga bide publikoetatik zirkulatzeko gai diren trakzio mekanikoko ibilgailuen titulartasuna zergapetzen duen zuzeneko tributua da, haien mota, kategoria, potentzia, edukiera eta karga edozein direla ere, eta zirkulazio baimenean ageri den helbidea Gipuzkoako udalerri batean dagoenean exijitzen da.</text:span></text:p>
        <text:p text:style-name="Standard"/>
        <text:p text:style-name="P336"><text:span text:style-name="T309">2.Ibilgailua zirkulatzeko gai izango da bidezko erregistro publikoetan matrikulatua izan denean eta haietan oraindik baja emanda ez dagoenean.  Aldi baterako baimena dutenak eta turismo matrikula daramatenak ere zirkulatzeko gai izango dira zerga honen ondorioetarako.</text:span></text:p>
        <text:p text:style-name="Standard"/>
        <text:p text:style-name="P337"><text:span text:style-name="T310">3.Ez daude lotuta zerga honi:</text:span></text:p>
        <text:p text:style-name="Standard"/>
        <text:p text:style-name="P338"><text:span text:style-name="T311">a)Antzinatasuna dela eta erregistroan baxa emanda egonik, aparteko kasuetan erakustaldi, lehiaketa eta lasterketetan ibiltzeko baimena jaso lezaketenak, horretara mugaturik daudela.</text:span></text:p>
        <text:p text:style-name="Standard"/>
        <text:p text:style-name="P339"><text:span text:style-name="T312">b)Trakzio mekanikodun atoiak eta erdiatoiak, zama erabilgarria 750 kg baino gutxiagokoa dutenak</text:span></text:p>
        <text:p text:style-name="P340"><text:span text:style-name="T313">III. SUBJEKTU PASIBOAK</text:span></text:p>
        <text:p text:style-name="Standard"/>
        <text:p text:style-name="P341"><text:span text:style-name="T314">4. artikulua</text:span></text:p>
        <text:p text:style-name="Standard"/>
        <text:p text:style-name="P342"><text:span text:style-name="T315">Honako</text:span></text:p>
        <text:p text:style-name="Standard"/>
        <text:p text:style-name="P343"><text:span text:style-name="T316">hauek dira zerga honen subjektu pasiboak: pertsona</text:span></text:p>
        <text:p text:style-name="Standard"/>
        <text:p text:style-name="P344"><text:span text:style-name="T317">fisiko zein juridikoak, eta Gipuzkoako Lurralde Historikoko</text:span></text:p>
        <text:p text:style-name="Standard"/>
        <text:p text:style-name="P345"><text:span text:style-name="T318">Zergei buruzko martxoaren 8ko 2/2005 Foru</text:span></text:p>
        <text:p text:style-name="Standard"/>
        <text:p text:style-name="P346"><text:span text:style-name="T319">Arau Orokorrak</text:span></text:p>
        <text:p text:style-name="Standard"/>
        <text:p text:style-name="P347"><text:span text:style-name="T320">35. artikuluko 3. atalean aipatutako entitateak, zirkulazio baimenean</text:span></text:p>
        <text:p text:style-name="Standard"/>
        <text:p text:style-name="P348"><text:span text:style-name="T321">ibilgailua beren izenean ageri denean eta,</text:span></text:p>
        <text:p text:style-name="Standard"/>
        <text:p text:style-name="P349"><text:span text:style-name="T322">orobat, testamentu-ahalordea erabili gabe duten herentziak, betiere</text:span></text:p>
        <text:p text:style-name="Standard"/>
        <text:p text:style-name="P350"><text:span text:style-name="T323">ordenantza</text:span></text:p>
        <text:p text:style-name="Standard"/>
        <text:p text:style-name="P351"><text:span text:style-name="T324">honetako 3.</text:span></text:p>
        <text:p text:style-name="Standard"/>
        <text:p text:style-name="P352"><text:span text:style-name="T325">artikuluan ezarritako baldintzak betetzen dituztenean.</text:span></text:p>
        <text:p text:style-name="Standard"/>
        <text:p text:style-name="P353"><text:span text:style-name="T326">IV.  ZERGALDIA ETA SORTZAPENA</text:span></text:p>
        <text:p text:style-name="Standard"/>
        <text:p text:style-name="P354"><text:span text:style-name="T327">5. artikulua</text:span></text:p>
        <text:p text:style-name="Standard"/>
        <text:p text:style-name="P355"><text:span text:style-name="T328">1. Zergaldia bat dator urte naturalarekin, salbu ibilgailuak lehen aldiz eskuratzen direnean edo behin betiko baja ematen zaienean.  Horrelakoetan, zergaldia ibilgailua eskuratzen den egunean hasiko da, eta Trafiko Buruzagitzan behin betiko baja ematen zaion egunean amaituko da.</text:span></text:p>
        <text:p text:style-name="Standard"/>
        <text:p text:style-name="P356"><text:span text:style-name="T329">2. Zergaldiaren lehen egunean sortuko da zerga.</text:span></text:p>
        <text:p text:style-name="P357"><text:span text:style-name="T330">V.  ZERGA KUOTA</text:span></text:p>
        <text:p text:style-name="Standard"/>
        <text:p text:style-name="P358"><text:span text:style-name="T331">6. artikulua</text:span></text:p>
        <text:p text:style-name="Standard"/>
        <text:p text:style-name="P359"><text:span text:style-name="T332">1-Udal honek koefizienteak finkatu ditu, ezarritako gutxieneko kuotei aplikatu behar zaizkienak. Hauen arabera egin da eranskineko tarifen taula.</text:span></text:p>
        <text:p text:style-name="Standard"/>
        <text:p text:style-name="P360"><text:span text:style-name="T333">2-Ibilgailuak lehen aldiz eskuratzen direnean edo behin betiko baja ematen zaienean, kuota hilabete naturaletan hainbanatuko da, ibilgailua eskuratu edo baja ematen zaion hilabetea barne.</text:span></text:p>
        <text:p text:style-name="Standard"/>
        <text:p text:style-name="P361"><text:span text:style-name="T334">Ibilgailua lapurtzeagatik Erregistro Publikoan aldi baterako baja ematen zaionean ere kuota modu berean hainbanatuko da.</text:span></text:p>
        <text:p text:style-name="P362"><text:span text:style-name="T335">VI.- ZERGAREN KUDEAKETA</text:span></text:p>
        <text:p text:style-name="Standard"/>
        <text:p text:style-name="P363"><text:span text:style-name="T336">7. artikulua</text:span></text:p>
        <text:p text:style-name="Standard"/>
        <text:p text:style-name="P364"><text:span text:style-name="T337">Zerga hau autolikidazioko prozeduraz ibilgailua lehen aldiz erosten denean bakarrik exijituko da. Horretarako Udal administrazioak eredua eskainiko die zerga honen subjektu pasiboei eta dagozkien espedienteak izapidetzen dituzten gestoriei. Zerga honen aldizkako ordainarazpena ordainagirien urteko errolda kobratzeko jarriz bideratuko da.</text:span></text:p>
        <text:p text:style-name="Standard"/>
        <text:p text:style-name="P365"><text:span text:style-name="T338">Nolanahi ere, zerga horren kudeaketa, likidazioa, ikuskapena eta zerga-bilketa egingo zaie zirkulazio baimena Pasaian helbideratua duten ibilgailuei.</text:span></text:p>
        <text:p text:style-name="P366"><text:span text:style-name="T339">8. artikulua</text:span></text:p>
        <text:p text:style-name="Standard"/>
        <text:p text:style-name="P367"><text:span text:style-name="T340">1-Trafiko Nagusigoari matrikulazioa, zirkulatzeko gaitasunaren ziurtapena edo ibilgailu baten behin betiko baja eskatzen diotenek, aurretiaz, Zergaren ordainketa kreditatu beharko dute. </text:span></text:p>
        <text:p text:style-name="Standard"/>
        <text:p text:style-name="P368"><text:span text:style-name="T341">2-Ibilgailuen titularrek Trafiko Buruzagitzari haien erreformaren berri ematen diotenean, Zerga honen eraginetarako duten sailkapena aldatzen bada betiere, eta orobat, ibilgailuak transferitu, zirkulazio baimenean ageri den helbidea aldatu edo horiei baja ematen dietenean, zergaren azken ordainagiria ordaindu izana frogatu beharko diote aurrez Trafiko Buruzagitzari. Horrek ez du eragotziko, dena den, kontzeptu horregatik sortu, likidatu, kobrantzara aurkeztu eta preskribitu ez diren zor guztien ordainketa kudeaketa eta ikuskaritza organoen bitartez exijitu ahal izatea. Hamabost urteko edo hortik gorako antzinatasuna duten ibilgailuen behin betiko bajak ordainketa frogatzeko obligaziotik kanpo geratzen dira. </text:span></text:p>
        <text:p text:style-name="Standard"/>
        <text:p text:style-name="P369"><text:span text:style-name="T342">3- Trafiko Nagusigoek ez dute ibilgailuen baja edo transferentzia expedienterik izapidetuko, aurretiaz Zergaren ordainketa kreditatzen ez baldin bada. </text:span></text:p>
        <text:p text:style-name="P370"><text:span text:style-name="T343">VII. HOBARIAK ETA SALBUESPENAK</text:span></text:p>
        <text:p text:style-name="Standard"/>
        <text:p text:style-name="P371"><text:span text:style-name="T344">9. artikulua</text:span></text:p>
        <text:p text:style-name="Standard"/>
        <text:p text:style-name="P372"><text:span text:style-name="T345">Ibilgailu historikoek zerga-kuotaren %50eko hobaria izango dute, eta gutxienez hogeita hamar urteko antzinatasuna duten ibilgailuek ere bai, fabrikazio-datatik kontatzen hasita. Fabrikazio eguna ezezaguna bada, lehen aldiz matrikulatu zireneko eguna hartuko da halakotzat edo, bestela, ibilgailu mota edo aldaera hori fabrikatzeari utzi zitzaion eguna.</text:span></text:p>
        <text:p text:style-name="Standard"/>
        <text:p text:style-name="P373"><text:span text:style-name="T346">Motorraren ezaugarrien arabera eta karbono-dioxido igorpenen arabera ordenantza honetako eranskinean azaltzen den hobaria aplikatuko zaio.</text:span></text:p>
        <text:p text:style-name="P374"><text:span text:style-name="T347">10. artikulua</text:span></text:p>
        <text:p text:style-name="Standard"/>
        <text:p text:style-name="P375"><text:span text:style-name="T348">Zerga ordaintzetik salbuetsita daude honako hauek:</text:span></text:p>
        <text:p text:style-name="Standard"/>
        <text:p text:style-name="P376"><text:span text:style-name="T349">a) Estatuaren, Euskal Autonomia Erkidegoaren, Gipuzkoako Foru Aldundiaren eta Gipuzkoako udal entitateen ibilgailu ofizialak, defentsari edo herritarren segurtasunari atxikita badaude.</text:span></text:p>
        <text:p text:style-name="Standard"/>
        <text:p text:style-name="P377"><text:span text:style-name="T350">b)Ordezkaritza diplomatikoen ibilgailuak, bulego kontsularrenak, eta atzerriko agente diplomatiko eta kreditatuta dauden karrerako funtzionario kontsularrenak, kanpoaldetik identifikatuta badaude eta beren mailan eta hedaduran elkarrekikotasun baldintza betetzen bada.</text:span></text:p>
        <text:p text:style-name="Standard"/>
        <text:p text:style-name="P378"><text:span text:style-name="T351">Halaber, Espainiako Estatuan egoitza edo bulegoa duten nazioarteko erakundeen ibilgailuak eta beren funtzionario edo kideenak, hauek estatutu diplomatikoa dutenean.</text:span></text:p>
        <text:p text:style-name="Standard"/>
        <text:p text:style-name="P379"><text:span text:style-name="T352">c)Nazioarteko itun edo hitzarmenen ondorioz salbuestekoak diren ibilgailuak.</text:span></text:p>
        <text:p text:style-name="Standard"/>
        <text:p text:style-name="P380"><text:span text:style-name="T353">d)Osasun laguntza emateko edo zauritu zein gaixoak garraiatzeko erabiltzen diren anbulantziak eta gainerako ibilgailuak.</text:span></text:p>
        <text:p text:style-name="Standard"/>
        <text:p text:style-name="P381"><text:span text:style-name="T354">e)Mugikortasun murriztua duten pertsonentzako ibilgailuak, abenduaren 23ko 2822/1998 Errege Dekretuak, Ibilgailuen Erregelamendu Orokorra onartzen duenak, II. eranskinaren A letran aipatuak, pertsona desgaituen izenean matrikulatuta daudenean.</text:span></text:p>
        <text:p text:style-name="Standard"/>
        <text:p text:style-name="P382"><text:span text:style-name="T355">Era berean, salbuetsita daude 14 zaldi fiskaletik beherako ibilgailuak, baldin eta desgaituen izenean matrikulatutako ibilgailuak, pertsona horiek soilik erabiltzekoak direnean. Salbuespen hau zirkunstantzia horiek betetzen diren artean aplikatuko da, pertsona ezinduek gidatutako ibilgailuak izan nahiz horiek garraiatzeko ibilgailuak izan.</text:span></text:p>
        <text:p text:style-name="Standard"/>
        <text:p text:style-name="P383"><text:span text:style-name="T356">Aurreko bi paragrafoetan aipatutako salbuespenak ibilgailu batengatik bakarrik izango zaizkie aplikagarriak horien onuradun diren subjektu pasiboei.</text:span></text:p>
        <text:p text:style-name="Standard"/>
        <text:p text:style-name="P384"><text:span text:style-name="T357">f)Udalaren emakida administratibo bidez herri garraio zerbitzuari atxikita dauden autobusak, mikrobusak eta gainerako ibilgailuak, horien plaza kopurua, gidariarena barne, bederatzitik gorakoa denean.</text:span></text:p>
        <text:p text:style-name="Standard"/>
        <text:p text:style-name="P385"><text:span text:style-name="T358">g)Traktoreak, atoiak, erdiatoiak eta makineria, Nekazaritza Ikuskaritzaren Kartilaz hornituta daudenean.</text:span></text:p>
        <text:p text:style-name="P386"><text:span text:style-name="T359">11. artikulua</text:span></text:p>
        <text:p text:style-name="Standard"/>
        <text:p text:style-name="P387"><text:span text:style-name="T360">Ezintasuna duten pertsonen izenean matrikulatutako ibilgailuentzako salbuespena eskatzen duten zergadunek, eskaeran adierazi beharko dute ibilgailu horiek titularrek bakarrik erabiltzen dituztela.</text:span></text:p>
        <text:p text:style-name="Standard"/>
        <text:p text:style-name="P388"><text:span text:style-name="T361">Honako hauek hartuko dira pertsona desgaitutzat: </text:span></text:p>
        <text:p text:style-name="Standard"/>
        <text:p text:style-name="P389"><text:span text:style-name="T362">a) Minusbaliotasun maila 100eko 33koa edo handiagoa eta 100eko 65ekoa baino txikiagoa duten pertsonak, mugikortasun murriztuko egoeran badaude. Mugikortasun murriztua dutela ulertuko da abenduaren 23ko 1.971/1999 Errege Dekretuak, minusbaliotasun maila aitortu, ezarri eta kalifikatzeko prozedurari buruzkoak, 3. eranskinean jasotzen duen baremoaren A, B edo C letretako egoeretan sartuta daudenean edo baremo horren D, E, F, G edo H letretan 7 puntu edo gehiago eman zaizkienean.</text:span></text:p>
        <text:p text:style-name="Standard"/>
        <text:p text:style-name="P390"><text:span text:style-name="T363">b) Minusbaliotasun maila 100eko 65ekoa edo handiagoa duten pertsonak. </text:span></text:p>
        <text:p text:style-name="Standard"/>
        <text:p text:style-name="P391"><text:span text:style-name="T364">10. artikuluko e) eta g) ataletan ezarrita dauden salbuespenak arautuak dira, eta erreguzko izaera dute. Salbuespenok eskumena duen udal-organoak emandako administrazio-egintza adieraziaren bidez emango zaizkie eskatutako betekizunak betetzen dituzten subjektu pasiboei, haiek eskabidea egin ondoren. Eskabide horretan, ibilgailuaren ezaugarriak, matrikula eta onuraren arrazoia jaso beharko dituzte, eta, horrekin batera, honako agiri hauek ere aurkeztu beharko dituzte:</text:span></text:p>
        <text:p text:style-name="Standard"/>
        <text:p text:style-name="P392"><text:span text:style-name="T365">- Zirkulazio baimenaren fotokopia.</text:span></text:p>
        <text:p text:style-name="Standard"/>
        <text:p text:style-name="P393"><text:span text:style-name="T366">- Desgaitasuna egiaztatzen duen agiria, organo eskudunak emandakoa; ez da nahikoa izango ezintasunak baloratzeko taldeek egindako irizpen tekniko-fakultatiboa aurkeztea.</text:span></text:p>
        <text:p text:style-name="Standard"/>
        <text:p text:style-name="P394"><text:span text:style-name="T367">- Zinpeko aitorpena, ibilgailua minusbaliatuak ez beste inork erabiliko duela adieraztekoa.</text:span></text:p>
        <text:p text:style-name="Standard"/>
        <text:p text:style-name="P395"><text:span text:style-name="T368">-Nekazaritza Ikuskaritzaren Kartila edo, bestela, Gipuzkoako Foru Aldundiko Nekazaritza eta Ingurumen Departamentuko Nekazaritzako Makineriaren Erroldan alta hartu izanaren frogagiria, nahitaez ibilgailuaren titularraren izenean egina.</text:span></text:p>
        <text:p text:style-name="Standard"/>
        <text:p text:style-name="P396"><text:span text:style-name="T369">Udal Administrazioak salbuespena onartu eta gero, berau egiaztatzeko agiria emango zaio interesatuari.</text:span></text:p>
      </text:section>
      <text:section text:name="Section4" text:style-name="Section4">
        <text:p text:style-name="SB4"/>
        <text:h text:style-name="HE2" text:outline-level="2"><text:span text:style-name="Heading_2">04 HIRI-LURREN BALIO-GEHITZEAREN GAINEKO ZERGA ARAUTZEN DUEN ORDENANTZA</text:span></text:h>
        <text:p text:style-name="P397"><text:span text:style-name="T370">I. XEDAPEN OROKORRAK</text:span></text:p>
        <text:p text:style-name="Standard"/>
        <text:p text:style-name="P398"><text:span text:style-name="T371">1. artikulu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9"><text:span text:style-name="T372">Udal</text:span></text:p>
        <text:p text:style-name="Standard"/>
        <text:p text:style-name="P400"><text:span text:style-name="T373">hau ordenantza honetan oinarritzen da Lurzoruen Balio Gehitzeari</text:span></text:p>
        <text:p text:style-name="Standard"/>
        <text:p text:style-name="P401"><text:span text:style-name="T374">buruzko Zerga exijitzeko, Lurralde Historikoko Toki-ogasunak arautzen</text:span></text:p>
        <text:p text:style-name="Standard"/>
        <text:p text:style-name="P402"><text:span text:style-name="T375">dituen Foru Arauan eta zerga bakoitzari dagokion Foru Arau</text:span></text:p>
        <text:p text:style-name="Standard"/>
        <text:p text:style-name="P403"><text:span text:style-name="T376">partikularretan aurreikusten denari jarraiki. Honen eranskina ere,</text:span></text:p>
        <text:p text:style-name="Standard"/>
        <text:p text:style-name="P404"><text:span text:style-name="T377">aplikatu beharreko ehunekoen taulak eta karga-tasak jasotzen dituena,</text:span></text:p>
        <text:p text:style-name="Standard"/>
        <text:p text:style-name="P405"><text:span text:style-name="T378">Ordenantzaren atal bat da. Pasaiako Udalbatzarrak ordenantza honen</text:span></text:p>
        <text:p text:style-name="Standard"/>
        <text:p text:style-name="P406"><text:span text:style-name="T379">azken aldaketa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407"><text:span text:style-name="T380">2022ko otsailaren 22an onartu</text:span></text:p>
        <text:p text:style-name="Standard"/>
        <text:p text:style-name="P408"><text:span text:style-name="T381">zuen eta indarrean sartuko da behin betiko erabakia Gipuzkoako</text:span></text:p>
        <text:p text:style-name="Standard"/>
        <text:p text:style-name="P409"><text:span text:style-name="T382">Aldizkari Ofizialean argitartzen denean.</text:span></text:p>
        <text:p text:style-name="Standard"/>
        <text:p text:style-name="P410"><text:span text:style-name="T383">2. artikulua</text:span></text:p>
        <text:p text:style-name="Standard"/>
        <text:p text:style-name="P411"><text:span text:style-name="T384">Zerga-ordenantza honek arautzen ez dituen alderdi guztiei dagokienez, Pasaiako Udalerrian aplikazio zuzena izango du Lurzoruen Balio Gehikuntze gaineko Zergari buruzko uztailaren 5eko 16/1989 Foru Arauak, eta baita hau garatzen duten foru araudiek ere. Zehazki, zerga-egitatea zehazteari dagokiona, zergaren subjektu pasiboa eta erantzuleak zehazteari dagokiona, zerga-salbuespenak, zerga-murrizketak eta hobariak, zerga-oinarria eta zerga-likidazioa, zerga-kuota, zergaldia eta zerga sortzea, eta zergaren kudeaketa, likidazioa, zerga-bilketa eta ikuskaritzari dagozkionak.</text:span></text:p>
        <text:p text:style-name="P412"><text:span text:style-name="T385">II. ZERGA EGITATEA.</text:span></text:p>
        <text:p text:style-name="Standard"/>
        <text:p text:style-name="P413"><text:span text:style-name="T386">3. Artikulua.</text:span></text:p>
        <text:p text:style-name="Standard"/>
        <text:p text:style-name="P414"><text:span text:style-name="T387">1. Zergaren egitatea da zergaldian zehar hirilurrek izan duten balio gehikuntza, lur horien jabetza edozein titularren bidez eskualdatzen denean edo horien gainean jabaria mugatzen duen edozein ondasun eskubide eratu edo eskualdatzen denean.</text:span></text:p>
        <text:p text:style-name="Standard"/>
        <text:p text:style-name="P415"><text:span text:style-name="T388">2. Ondorio hauetarako, honako hauek hartuko dira hirilurtzat:</text:span></text:p>
        <text:p text:style-name="Standard"/>
        <text:p text:style-name="P416"><text:span text:style-name="T389">Hiri-lurzorua,urbanizagarria,urbanizagarri programatua edo urbanizagarri programatu gabea, Hirigintza Iharduketarako Programa onesten den unetik aurrera, bide zolatuak edo espaloi zintarridunak izan eta estolderia, ur-hornidura, energia elektrikoaren hornidura eta argiteria publikoa duten lurrak, eta hiri-eraikuntzek okupatzen dituztenak.Nekazaritzari buruzko Legerian xedatutakoaren aurka zatikatzen diren lurrak, halaber, era honetakotzat hartuko dira, beti ere zatikapen horrek nekazaritza erabilera hutsaltzen duenean, eta horregatik lur horien izaeraren aldakuntzarik jaso gabe, honako zerga honetarako ez bada.</text:span></text:p>
        <text:p text:style-name="P417"><text:span text:style-name="T390">III. MENPEKOTASUN EZA</text:span></text:p>
        <text:p text:style-name="P418"><text:span text:style-name="T391">.</text:span></text:p>
        <text:p text:style-name="Standard"/>
        <text:p text:style-name="P419"><text:span text:style-name="T392">4. Artikulu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20"><text:span text:style-name="T393">1.Ondoko hauek ez dira zergari lotuta egongo:</text:span></text:p>
        <text:p text:style-name="Standard"/>
        <text:p text:style-name="P421"><text:span text:style-name="T394">a)</text:span></text:p>
        <text:p text:style-name="Standard"/>
        <text:p text:style-name="P422"><text:span text:style-name="T395">Ondasun Higiezinen gaineko Zergaren ondorioetarako landalurtzat</text:span></text:p>
        <text:p text:style-name="Standard"/>
        <text:p text:style-name="P423"><text:span text:style-name="T396">hartzen diren lurren balio gehikuntza. Beraz, Ondasun Higiezinen</text:span></text:p>
        <text:p text:style-name="Standard"/>
        <text:p text:style-name="P424"><text:span text:style-name="T397">gaineko Zergaren ondorioetarako hiri-lurtzat hartzen diren lurren</text:span></text:p>
        <text:p text:style-name="Standard"/>
        <text:p text:style-name="P425"><text:span text:style-name="T398">balio gehikuntza zergari lotuta egongo da, Katastroan edo Zergaren</text:span></text:p>
        <text:p text:style-name="Standard"/>
        <text:p text:style-name="P426"><text:span text:style-name="T399">Erroldan halakotzat ageri edo ez.<text:s/></text:span></text:p>
        <text:p text:style-name="Standard"/>
        <text:p text:style-name="Standard"/>
        <text:p text:style-name="Standard"/>
        <text:p text:style-name="P427"><text:span text:style-name="T400">b)</text:span></text:p>
        <text:p text:style-name="Standard"/>
        <text:p text:style-name="P428"><text:span text:style-name="T401">Hiri-lurren balio gehikuntza, baldin eta Sozietateen gaineko</text:span></text:p>
        <text:p text:style-name="Standard"/>
        <text:p text:style-name="P429"><text:span text:style-name="T402">Zergari buruzko uztailaren 4ko 7/1996 Foru Arauak VIII. Tituluaren</text:span></text:p>
        <text:p text:style-name="Standard"/>
        <text:p text:style-name="P430"><text:span text:style-name="T403">X. Kapituluan araututako erregimen berezia aplikagarria zaien</text:span></text:p>
        <text:p text:style-name="Standard"/>
        <text:p text:style-name="P431"><text:span text:style-name="T404">eragiketengatik eratorritako eskualdaketen ondorioz gertatu bada.</text:span></text:p>
        <text:p text:style-name="Standard"/>
        <text:p text:style-name="P432"><text:span text:style-name="T405">Aipatutako Foru Arauak 101 artikuluan jasotakoaren arabera ematen</text:span></text:p>
        <text:p text:style-name="Standard"/>
        <text:p text:style-name="P433"><text:span text:style-name="T406">diren lurren gaineko eragiketak hortik kanpo geratzen dira, lurrak</text:span></text:p>
        <text:p text:style-name="Standard"/>
        <text:p text:style-name="P434"><text:span text:style-name="T407">jarduera adar batean sartuta ez daudenean. Aipaturiko lurrak</text:span></text:p>
        <text:p text:style-name="Standard"/>
        <text:p text:style-name="P435"><text:span text:style-name="T408">geroago eskualdatzen badira, VIII. Tituluaren X. kapituluan</text:span></text:p>
        <text:p text:style-name="Standard"/>
        <text:p text:style-name="P436"><text:span text:style-name="T409">jasotako eragiketetatik eratorritako eskualdaketak ez du etengo</text:span></text:p>
        <text:p text:style-name="Standard"/>
        <text:p text:style-name="P437"><text:span text:style-name="T410">balio gehikuntza sortu duen ordu kopurua.</text:span></text:p>
        <text:p text:style-name="Standard"/>
        <text:p text:style-name="Standard"/>
        <text:p text:style-name="Standard"/>
        <text:p text:style-name="P438"><text:span text:style-name="T411">c)</text:span></text:p>
        <text:p text:style-name="Standard"/>
        <text:p text:style-name="P439"><text:span text:style-name="T412">Ezkontideek ezkontza sozietateari ondasun eta eskubideen ekarpenak</text:span></text:p>
        <text:p text:style-name="Standard"/>
        <text:p text:style-name="P440"><text:span text:style-name="T413">egitea, ekarpen horien ordainetan ezkontideei ondasun eta</text:span></text:p>
        <text:p text:style-name="Standard"/>
        <text:p text:style-name="P441"><text:span text:style-name="T414">eskubideak modu egiaztatuan esleitzea, eta ezkontideei beren</text:span></text:p>
        <text:p text:style-name="Standard"/>
        <text:p text:style-name="P442"><text:span text:style-name="T415">hartzeko komunen ordainetan eskualdaketak egitea.Era berean</text:span></text:p>
        <text:p text:style-name="Standard"/>
        <text:p text:style-name="P443"><text:span text:style-name="T416">aplikatuko da aurreko paragrafoan aitatzen dena izatezko bikoteek</text:span></text:p>
        <text:p text:style-name="Standard"/>
        <text:p text:style-name="P444"><text:span text:style-name="T417">egin ditzaketen ekarpen, esleipen eta eskualdaketan. Hots,</text:span></text:p>
        <text:p text:style-name="Standard"/>
        <text:p text:style-name="P445"><text:span text:style-name="T418">maiatzaren 7ko 2/2003 Legean xedatutakoa, izatezko bikoteak</text:span></text:p>
        <text:p text:style-name="Standard"/>
        <text:p text:style-name="P446"><text:span text:style-name="T419">arautzen dituena.<text:s/></text:span></text:p>
        <text:p text:style-name="Standard"/>
        <text:p text:style-name="Standard"/>
        <text:p text:style-name="Standard"/>
        <text:p text:style-name="Standard"/>
        <text:p text:style-name="P447"><text:span text:style-name="T420">Ez da zergarekin loturarik</text:span></text:p>
        <text:p text:style-name="Standard"/>
        <text:p text:style-name="P448"><text:span text:style-name="T421">izango halaber, ondasun higiezinak ezkontideen artean edo</text:span></text:p>
        <text:p text:style-name="Standard"/>
        <text:p text:style-name="P449"><text:span text:style-name="T422">maiatzaren 7ko 2/2003 Legean xedatutakoaren arabera eratutako</text:span></text:p>
        <text:p text:style-name="Standard"/>
        <text:p text:style-name="P450"><text:span text:style-name="T423">izatezko bikoteen seme-alaben alde eskualdatzen direnean, baldin</text:span></text:p>
        <text:p text:style-name="Standard"/>
        <text:p text:style-name="P451"><text:span text:style-name="T424">eta ezkontza baliogabetu edo senar-emazteak banandu edo</text:span></text:p>
        <text:p text:style-name="Standard"/>
        <text:p text:style-name="P452"><text:span text:style-name="T425">dibortziatzen edo izatezko bikotea desegitea dela-eta emandako</text:span></text:p>
        <text:p text:style-name="Standard"/>
        <text:p text:style-name="P453"><text:span text:style-name="T426">sententziak betetzearen ondorio badira, ezkontzako erregimen</text:span></text:p>
        <text:p text:style-name="Standard"/>
        <text:p text:style-name="P454"><text:span text:style-name="T427">ekonomikoa zeinahi dela ere.<text:s/></text:span></text:p>
        <text:p text:style-name="P455"><text:span text:style-name="T428">2.Lurren</text:span></text:p>
        <text:p text:style-name="Standard"/>
        <text:p text:style-name="P456"><text:span text:style-name="T429">eskualdaketak ez dira egongo zergari lotuta eskualdaketa eta</text:span></text:p>
        <text:p text:style-name="Standard"/>
        <text:p text:style-name="P457"><text:span text:style-name="T430">eskurapen datetan haien balioen artean dagoen diferentzia</text:span></text:p>
        <text:p text:style-name="Standard"/>
        <text:p text:style-name="P458"><text:span text:style-name="T431">kalkulatzean balio gehikuntzarik ez dela izan egiaztatzen denean </text:span></text:p>
        <text:p text:style-name="P459"><text:span text:style-name="T432">2.Lurren</text:span></text:p>
        <text:p text:style-name="Standard"/>
        <text:p text:style-name="P460"><text:span text:style-name="T433">eskualdaketak ez dira egongo zergari lotuta eskualdaketa eta</text:span></text:p>
        <text:p text:style-name="Standard"/>
        <text:p text:style-name="P461"><text:span text:style-name="T434">eskurapen datetan haien balioen artean dagoen diferentzia</text:span></text:p>
        <text:p text:style-name="Standard"/>
        <text:p text:style-name="P462"><text:span text:style-name="T435">kalkulatzean balio gehikuntzarik ez dela izan egiaztatzen denean</text:span></text:p>
        <text:p text:style-name="Standard"/>
        <text:p text:style-name="Standard"/>
        <text:p text:style-name="Standard"/>
        <text:p text:style-name="Standard"/>
        <text:p text:style-name="Standard"/>
        <text:p text:style-name="P463"><text:span text:style-name="T436">Horretarako,</text:span></text:p>
        <text:p text:style-name="Standard"/>
        <text:p text:style-name="P464"><text:span text:style-name="T437">balio gehikuntzarik ez dela izan frogatu nahi duen pertsona edo</text:span></text:p>
        <text:p text:style-name="Standard"/>
        <text:p text:style-name="P465"><text:span text:style-name="T438">entitate interesdunak eskualdaketa aitortu beharko du, eta</text:span></text:p>
        <text:p text:style-name="Standard"/>
        <text:p text:style-name="P466"><text:span text:style-name="T439">eskualdaketa eta eskurapena dokumentatzen dituzten tituluak</text:span></text:p>
        <text:p text:style-name="Standard"/>
        <text:p text:style-name="P467"><text:span text:style-name="T440">aurkeztu ere bai; ondorio horietarako, 6. artikuluan aipatzen</text:span></text:p>
        <text:p text:style-name="Standard"/>
        <text:p text:style-name="P468"><text:span text:style-name="T441">diren pertsonak edo entitateak izango dira interesdun.</text:span></text:p>
        <text:p text:style-name="Standard"/>
        <text:p text:style-name="Standard"/>
        <text:p text:style-name="Standard"/>
        <text:p text:style-name="Standard"/>
        <text:p text:style-name="Standard"/>
        <text:p text:style-name="P469"><text:span text:style-name="T442">Baliorik</text:span></text:p>
        <text:p text:style-name="Standard"/>
        <text:p text:style-name="P470"><text:span text:style-name="T443">ez duela egiaztatzen duen adierazpena ordenantza fiskal honen 11.</text:span></text:p>
        <text:p text:style-name="Standard"/>
        <text:p text:style-name="P471"><text:span text:style-name="T444">artikuluan ezarritako epe berean aurkeztu beharko du interesdunak,</text:span></text:p>
        <text:p text:style-name="Standard"/>
        <text:p text:style-name="P472"><text:span text:style-name="T445">edo bestela, berraztertzeko errekurtsoa jartzeko epe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473"><text:span text:style-name="T446">Eskualdaketan</text:span></text:p>
        <text:p text:style-name="Standard"/>
        <text:p text:style-name="P474"><text:span text:style-name="T447">balio gehikuntzarik ez dela izan egiaztatzeko, honako hau hartuko</text:span></text:p>
        <text:p text:style-name="Standard"/>
        <text:p text:style-name="P475"><text:span text:style-name="T448">da lurraren eskualdaketa edo eskurapen baliotzat kasu bakoitzean:</text:span></text:p>
        <text:p text:style-name="Standard"/>
        <text:p text:style-name="P476"><text:span text:style-name="T449">eragiketa dokumentatzen duen tituluan ageri dena edo, kasua bada,</text:span></text:p>
        <text:p text:style-name="Standard"/>
        <text:p text:style-name="P477"><text:span text:style-name="T450">Zerga Administrazioak egiaztatutakoa. Ondorio horietarako,</text:span></text:p>
        <text:p text:style-name="Standard"/>
        <text:p text:style-name="P478"><text:span text:style-name="T451">eragiketa horietan izandako gastuak edo aplikatutako tributuak</text:span></text:p>
        <text:p text:style-name="Standard"/>
        <text:p text:style-name="P479"><text:span text:style-name="T452">ezingo dira konputatu,eta ez da inolako eguneratzerik izango</text:span></text:p>
        <text:p text:style-name="Standard"/>
        <text:p text:style-name="P480"><text:span text:style-name="T453">denbora igarotzeagatik.</text:span></text:p>
        <text:p text:style-name="Standard"/>
        <text:p text:style-name="Standard"/>
        <text:p text:style-name="Standard"/>
        <text:p text:style-name="Standard"/>
        <text:p text:style-name="Standard"/>
        <text:p text:style-name="Standard"/>
        <text:p text:style-name="P481"><text:span text:style-name="T454">Higiezinaren</text:span></text:p>
        <text:p text:style-name="Standard"/>
        <text:p text:style-name="P482"><text:span text:style-name="T455">eskualdaketan lurzorua eta eraikuntza sartzen direnean,</text:span></text:p>
        <text:p text:style-name="Standard"/>
        <text:p text:style-name="P483"><text:span text:style-name="T456">lurzoruaren baliotzat hartuko da zergaren sortzapen egunean</text:span></text:p>
        <text:p text:style-name="Standard"/>
        <text:p text:style-name="P484"><text:span text:style-name="T457">lurraren katastro balioak katastro balio osoarekiko duen</text:span></text:p>
        <text:p text:style-name="Standard"/>
        <text:p text:style-name="P485"><text:span text:style-name="T458">proportzioa aplikatuta ateratzen dena, eta proportzio hori</text:span></text:p>
        <text:p text:style-name="Standard"/>
        <text:p text:style-name="P486"><text:span text:style-name="T459">aplikatuko zaie bai eskualdaketa balioari eta, hala</text:span></text:p>
        <text:p text:style-name="Standard"/>
        <text:p text:style-name="P487"><text:span text:style-name="T460">badagokio,baita eskurapen balioari ere.</text:span></text:p>
        <text:p text:style-name="Standard"/>
        <text:p text:style-name="Standard"/>
        <text:p text:style-name="P488"><text:span text:style-name="T461">Eskurapena</text:span></text:p>
        <text:p text:style-name="Standard"/>
        <text:p text:style-name="P489"><text:span text:style-name="T462">edo eskualdaketa kostu gabekoa izan bada, aurreko paragrafoetako</text:span></text:p>
        <text:p text:style-name="Standard"/>
        <text:p text:style-name="P490"><text:span text:style-name="T463">erregelak izango dira aplikagarriak, eta,hala dagokionean, gorago</text:span></text:p>
        <text:p text:style-name="Standard"/>
        <text:p text:style-name="P491"><text:span text:style-name="T464">aipatutako bi balio konparagarrietatik lehenengotzat oinordetzen</text:span></text:p>
        <text:p text:style-name="Standard"/>
        <text:p text:style-name="P492"><text:span text:style-name="T465">eta dohaintzen gaineko zergan aitortutakoa hartuko da.</text:span></text:p>
        <text:p text:style-name="Standard"/>
        <text:p text:style-name="P493"><text:span text:style-name="T466">Apartatu</text:span></text:p>
        <text:p text:style-name="Standard"/>
        <text:p text:style-name="P494"><text:span text:style-name="T467">honetan aipatutako higiezinen ondorengo eskualdaketan, lurren</text:span></text:p>
        <text:p text:style-name="Standard"/>
        <text:p text:style-name="P495"><text:span text:style-name="T468">balio gehikuntza zenbat urtetan sortu den konputatzeko, higiezina</text:span></text:p>
        <text:p text:style-name="Standard"/>
        <text:p text:style-name="P496"><text:span text:style-name="T469">eskuratu aurreko denbora ez da kontuan hartuko. Ondasun higiezinen</text:span></text:p>
        <text:p text:style-name="Standard"/>
        <text:p text:style-name="P497"><text:span text:style-name="T470">ekarpen edo eskualdaketei ez zaie aplikatuko paragrafo honetan</text:span></text:p>
        <text:p text:style-name="Standard"/>
        <text:p text:style-name="P498"><text:span text:style-name="T471">xedatutakoa, artikulu honen 1. apartatuko b) eta c) letren arabera</text:span></text:p>
        <text:p text:style-name="Standard"/>
        <text:p text:style-name="P499"><text:span text:style-name="T472">zergari lotuta ez daudenean.</text:span></text:p>
        <text:p text:style-name="P500"><text:span text:style-name="T473">IV. HOBARIAK ETA SALBUESPENAK</text:span></text:p>
        <text:p text:style-name="Standard"/>
        <text:p text:style-name="P501"><text:span text:style-name="T474">5. Artikulua.</text:span></text:p>
        <text:p text:style-name="Standard"/>
        <text:p text:style-name="P502"><text:span text:style-name="T475">1. Balio gehikuntzak zerga honetatik salbuetsiko dira egintza hauen ondorio direnean:</text:span></text:p>
        <text:p text:style-name="Standard"/>
        <text:p text:style-name="P503"><text:span text:style-name="T476">a) Zortasun eskubideak eratu eta eskualdatzea.</text:span></text:p>
        <text:p text:style-name="Standard"/>
        <text:p text:style-name="P504"><text:span text:style-name="T477">b) Uztailaren 5eko 12/1989 Foru Arauak, Ondasun Higiezinen gaineko Zergenak,4.2.e)artikuluan aurreikusten duen salbuespena aplikagarri duten ondasunak eskualdatzea, baldin eta haien jabeek edo eskubide errealen titularrek frogaturik uzten badute ondasun higiezin horiek artatu, hobetu birgaitzeko obrak euren kontura egin dituztela.</text:span></text:p>
        <text:p text:style-name="Standard"/>
        <text:p text:style-name="P505"><text:span text:style-name="T478">2. Era berean, balio gehikuntzak salbuetsita egongo dira zerga ordaintzera behartuta dauden pertsona edo entitateak hauek direnean:</text:span></text:p>
        <text:p text:style-name="Standard"/>
        <text:p text:style-name="P506"><text:span text:style-name="T479">a) Estatua, Euskal Autonomia Erkidegoa, Gipuzkoako Foru Aldundia eta, orobat, lurralde administrazio publiko horietako organismo autonomoak nahiz antzeko izaera duten zuzenbide publikoko entitateak.</text:span></text:p>
        <text:p text:style-name="Standard"/>
        <text:p text:style-name="P507"><text:span text:style-name="T480">b) Zerga ezartzen duen udalerria, udalerri horren parte diren edo izan daitezkeen gainerako udal entitateak, eta lurralde administrazio publiko horietako organismo autonomoak nahiz antzeko izaera duten zuzenbide publiko entitateak.</text:span></text:p>
        <text:p text:style-name="Standard"/>
        <text:p text:style-name="P508"><text:span text:style-name="T481">c) Ongintzako edo ongintza-ikaskuntzako kalifikazioa duten erakundeak.</text:span></text:p>
        <text:p text:style-name="Standard"/>
        <text:p text:style-name="P509"><text:span text:style-name="T482">d) Gizarte Segurantzaren entitate kudeatzaileak eta indarrean dagoen legeriaren arabera eratutako gizarte aurreikuspeneko mutualitateak</text:span></text:p>
        <text:p text:style-name="Standard"/>
        <text:p text:style-name="P510"><text:span text:style-name="T483">e) Emakida administratibo itzulgarrien titularrak, emakidei atxikitako lurrei dagokienez</text:span></text:p>
        <text:p text:style-name="Standard"/>
        <text:p text:style-name="P511"><text:span text:style-name="T484">f) Gurutze Gorria eta beronekin pareka daitezkeen beste entitateak, erregelamenduz zehaztuko direnak</text:span></text:p>
        <text:p text:style-name="Standard"/>
        <text:p text:style-name="P512"><text:span text:style-name="T485">g) Salbuespen nazioarteko itun edo hitzarmenetan aitortua duten pertsona edo hitzarmenetan aitortua duten pertsona edo entitateak</text:span></text:p>
        <text:p text:style-name="Standard"/>
        <text:p text:style-name="P513"><text:span text:style-name="T486">3. Lursailak eskualdatzen direnean eta jabaria mugatzen duten gozamen-eskubide errealak eskualdatzen edo eratzen direnean, heriotza dela-eta irabazi-asmoz, kuota osoaren % 50eko hobaria izango dute zuzeneko ondorengoek eta adoptatuek, ezkontideek edo izatezko bikoteak arautzen dituen maiatzaren 7ko 2/2003 Legearen arabera eratutako izatezko bikoteek, aurrekoek eta adoptatzaileek. Hobari hori banaka aplikatuko zaie eskualdatutako ondasuna edo eskubidea beren eranskinekin ohiko etxebizitza dela egiaztatzen duten jaraunsleei.</text:span></text:p>
        <text:p text:style-name="Standard"/>
        <text:p text:style-name="Standard"/>
        <text:p text:style-name="Standard"/>
        <text:p text:style-name="Standard"/>
        <text:p text:style-name="Standard"/>
        <text:p text:style-name="Standard"/>
        <text:p text:style-name="P514"><text:span text:style-name="T487">Atal honetan aurreikusitako</text:span></text:p>
        <text:p text:style-name="Standard"/>
        <text:p text:style-name="P515"><text:span text:style-name="T488">ondorioetarako, ohiko etxebizitzatzat hartuko da Gipuzkoako Lurralde</text:span></text:p>
        <text:p text:style-name="Standard"/>
        <text:p text:style-name="P516"><text:span text:style-name="T489">Historikoko Pertsona Fisikoen. Errentaren gaineko Zergari buruzko</text:span></text:p>
        <text:p text:style-name="Standard"/>
        <text:p text:style-name="P517"><text:span text:style-name="T490">2014ko urtarrilaren 17ko 3/2014 Foru Arauko 87. artikuluan hala</text:span></text:p>
        <text:p text:style-name="Standard"/>
        <text:p text:style-name="P518"><text:span text:style-name="T491">definitutakoa.<text: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19"><text:span text:style-name="T492">Hobari</text:span></text:p>
        <text:p text:style-name="Standard"/>
        <text:p text:style-name="P520"><text:span text:style-name="T493">hori ofizioz emango da, udal-erroldako datuak kontsultatuz.</text:span></text:p>
        <text:p text:style-name="Standard"/>
        <text:p text:style-name="Standard"/>
        <text:p text:style-name="Standard"/>
        <text:p text:style-name="Standard"/>
        <text:p text:style-name="P521"><text:span text:style-name="T494">Baliatzeko</text:span></text:p>
        <text:p text:style-name="Standard"/>
        <text:p text:style-name="P522"><text:span text:style-name="T495">eskatzen den baldintza betetzen badu, hobaria likidazioa egiten den</text:span></text:p>
        <text:p text:style-name="Standard"/>
        <text:p text:style-name="P523"><text:span text:style-name="T496">unean aplikatuko da. </text:span></text:p>
        <text:p text:style-name="P524"><text:span text:style-name="T497">V. SUBJEKTU PASIBOAK</text:span></text:p>
        <text:p text:style-name="Standard"/>
        <text:p text:style-name="P525"><text:span text:style-name="T498">6. Artikulua.</text:span></text:p>
        <text:p text:style-name="Standard"/>
        <text:p text:style-name="P526"><text:span text:style-name="T499">Hurrengoak dira zergaren subjektu pasiboak:</text:span></text:p>
        <text:p text:style-name="Standard"/>
        <text:p text:style-name="P527"><text:span text:style-name="T500">a) Lurren eskualdaketetan edo jabaria mugatzen duten irabazizko gozameneko ondasun-eskubideak eratu edo eskualdatzean, lurraren eskuratzailea edo ondasun-eskubidea beronen alde eratua izan edo eskualdaketaren jasotzailea.</text:span></text:p>
        <text:p text:style-name="Standard"/>
        <text:p text:style-name="P528"><text:span text:style-name="T501">b) Lurren eskualdaketetan edo jabaria mugatzen duten kostubidezko gozameneko ondasun-eskubideak eratu edo eskualdatzean,lurraren eskualdatzailea edo ondasuneskubidearen eratzaile edo eskualdatzailea</text:span></text:p>
        <text:p text:style-name="Standard"/>
        <text:p text:style-name="P529"><text:span text:style-name="T502">c) Ohiko etxebizitzaren hipoteka exekutatzeagatik lurra edo eremua eskualdatu behar izanez gero, zergadunaren ordezko subjektu pasibo izaera izango du eremua erdiesten duen pertsona fisiko edo juridikoak, edo Zergetako Foru Arau Orokorraren 35. artikuluaren 3. atalean aitatzen den erakundeak</text:span></text:p>
        <text:p text:style-name="Standard"/>
        <text:p text:style-name="P530"><text:span text:style-name="T503">Aurreko paragrafoetan aurreikusitako kasuetan ordezkoak ezin izango dio zergadunari exijitu ordaindutako zorraren zenbatekoa</text:span></text:p>
        <text:p text:style-name="Standard"/>
        <text:p text:style-name="P531"><text:span text:style-name="T504">Atal honen ondorioetarako ohiko etxebizitzatzat joko da Gipuzkoako Lurralde Historikoko Pertsona Fisikoen Errentari buruzko Zergaren 10/2006 Foru Arauaren, abenduaren 29koa, 90 artikuluaren 8. atalean definitzen dena.</text:span></text:p>
        <text:p text:style-name="Standard"/>
        <text:p text:style-name="P532"><text:span text:style-name="T505">d) 6/2012 Errege Lege-dekretuaren, martxoaren 9koa, baliabiderik ez duten hipotekazordunak babesteko presako neurriei buruzkoa, 2. artikuluko aplikazio-eremuan sartzen diren zordunek eginiko eskualdaketetan, araudi horren Eranskinaren 3. atalean aurreikusten den etxebizitza ordainetan eman behar izanez gero, zergadunaren subjektu pasibo izaera eraikina erdiesten duen erakundeak izango du, eta hortaz, ordezkoak ezin izango dio zergadunari exijitu zerga-betebeharrak ordaintzea.</text:span></text:p>
        <text:p text:style-name="P533"><text:span text:style-name="T506">VI. ZERGA OINARRIA.</text:span></text:p>
        <text:p text:style-name="Standard"/>
        <text:p text:style-name="P534"><text:span text:style-name="T507">7. Artikulu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35"><text:span text:style-name="T508">1. Lurren balioak sortzapenaren unean ageri</text:span></text:p>
        <text:p text:style-name="Standard"/>
        <text:p text:style-name="P536"><text:span text:style-name="T509">duen eta gehienez ere hogei urtetan izan duen gehikuntzak eratzen</text:span></text:p>
        <text:p text:style-name="Standard"/>
        <text:p text:style-name="P537"><text:span text:style-name="T510">du zerga honen oinarri ezargarria.</text:span></text:p>
        <text:p text:style-name="Standard"/>
        <text:p text:style-name="Standard"/>
        <text:p text:style-name="Standard"/>
        <text:p text:style-name="Standard"/>
        <text:p text:style-name="P538"><text:span text:style-name="T511">Haren</text:span></text:p>
        <text:p text:style-name="Standard"/>
        <text:p text:style-name="P539"><text:span text:style-name="T512">zenbatekoa eragiketa honen emaitza izango da, artikulu honen 4.</text:span></text:p>
        <text:p text:style-name="Standard"/>
        <text:p text:style-name="P540"><text:span text:style-name="T513">apartatuan xedatutakoa eragotzi gabe: artikulu horren 2.</text:span></text:p>
        <text:p text:style-name="Standard"/>
        <text:p text:style-name="P541"><text:span text:style-name="T514">apartatuan ezarritakoaren arabera sortzapenaren unean lurrari</text:span></text:p>
        <text:p text:style-name="Standard"/>
        <text:p text:style-name="P542"><text:span text:style-name="T515">kalkulatu zaion balioa bider 3. apartatuaren arabera sorreraldiari</text:span></text:p>
        <text:p text:style-name="Standard"/>
        <text:p text:style-name="P543"><text:span text:style-name="T516">dagokion koefizientea.</text:span></text:p>
        <text:p text:style-name="Standard"/>
        <text:p text:style-name="Standard"/>
        <text:p text:style-name="Standard"/>
        <text:p text:style-name="Standard"/>
        <text:p text:style-name="P544"><text:span text:style-name="T517">2.</text:span></text:p>
        <text:p text:style-name="Standard"/>
        <text:p text:style-name="P545"><text:span text:style-name="T518">Sortzapenaren unean lurrak zer balio duen zehazteko,erregela hauek</text:span></text:p>
        <text:p text:style-name="Standard"/>
        <text:p text:style-name="P546"><text:span text:style-name="T519">aplikatuko dira:</text:span></text:p>
        <text:p text:style-name="Standard"/>
        <text:p text:style-name="Standard"/>
        <text:p text:style-name="Standard"/>
        <text:p text:style-name="Standard"/>
        <text:p text:style-name="P547"><text:span text:style-name="T520">a)</text:span></text:p>
        <text:p text:style-name="Standard"/>
        <text:p text:style-name="P548"><text:span text:style-name="T521">Lurren eskualdaketetan, sortzapenaren unean duten balioa ondasun</text:span></text:p>
        <text:p text:style-name="Standard"/>
        <text:p text:style-name="P549"><text:span text:style-name="T522">higiezinen gaineko zergaren ondorioetarako une horretantxe dutena</text:span></text:p>
        <text:p text:style-name="Standard"/>
        <text:p text:style-name="P550"><text:span text:style-name="T523">izango da.</text:span></text:p>
        <text:p text:style-name="Standard"/>
        <text:p text:style-name="P551"><text:span text:style-name="T524">Hala</text:span></text:p>
        <text:p text:style-name="Standard"/>
        <text:p text:style-name="P552"><text:span text:style-name="T525">ere, balio hori balio ponentzia baten ondorio bada, eta ponentzia</text:span></text:p>
        <text:p text:style-name="Standard"/>
        <text:p text:style-name="P553"><text:span text:style-name="T526">horretan ez badira islatzen hura onartu ondoren onartu diren</text:span></text:p>
        <text:p text:style-name="Standard"/>
        <text:p text:style-name="P554"><text:span text:style-name="T527">planeamendu aldaketak, zilegi izango da zerga honen behin-behineko</text:span></text:p>
        <text:p text:style-name="Standard"/>
        <text:p text:style-name="P555"><text:span text:style-name="T528">likidazio bat egitea balio ponentzia horretatik abiatuta.</text:span></text:p>
        <text:p text:style-name="Standard"/>
        <text:p text:style-name="P556"><text:span text:style-name="T529">Horrelako kasuetan, behin betiko likidazioan aplikatuko den balioa</text:span></text:p>
        <text:p text:style-name="Standard"/>
        <text:p text:style-name="P557"><text:span text:style-name="T530">kasuan kasuko balio ponentziaren aldaketan edo balioen</text:span></text:p>
        <text:p text:style-name="Standard"/>
        <text:p text:style-name="P558"><text:span text:style-name="T531">berrikuspenean xedatutakoaren arabera ateratzen dena izango da,</text:span></text:p>
        <text:p text:style-name="Standard"/>
        <text:p text:style-name="P559"><text:span text:style-name="T532">betiere sortzapen data erreferentzia hartuta. Data hori ez badator</text:span></text:p>
        <text:p text:style-name="Standard"/>
        <text:p text:style-name="P560"><text:span text:style-name="T533">bat katastro balio berrien eragin datarekin, balio horiek</text:span></text:p>
        <text:p text:style-name="Standard"/>
        <text:p text:style-name="P561"><text:span text:style-name="T534">zuzenduko dira Gipuzkoako Lurralde Historikoko aurrekontuen foru</text:span></text:p>
        <text:p text:style-name="Standard"/>
        <text:p text:style-name="P562"><text:span text:style-name="T535">arauetan ezartzen diren eguneratze koefizienteak aplikatuta.</text:span></text:p>
        <text:p text:style-name="Standard"/>
        <text:p text:style-name="Standard"/>
        <text:p text:style-name="Standard"/>
        <text:p text:style-name="Standard"/>
        <text:p text:style-name="P563"><text:span text:style-name="T536">Gertatzen</text:span></text:p>
        <text:p text:style-name="Standard"/>
        <text:p text:style-name="P564"><text:span text:style-name="T537">bada kasuan kasuko lurrak, hiri izaerakoa izanikere, zergaren</text:span></text:p>
        <text:p text:style-name="Standard"/>
        <text:p text:style-name="P565"><text:span text:style-name="T538">sortzapenaren unean oraindik ez daukala zehaztuta inolako katastro</text:span></text:p>
        <text:p text:style-name="Standard"/>
        <text:p text:style-name="P566"><text:span text:style-name="T539">baliorik, udalak katastro balio hori finkatzen denean egin ahal</text:span></text:p>
        <text:p text:style-name="Standard"/>
        <text:p text:style-name="P567"><text:span text:style-name="T540">izango du likidazioa, sortzapenarenunean dagoen balioa aintzat</text:span></text:p>
        <text:p text:style-name="Standard"/>
        <text:p text:style-name="P568"><text:span text:style-name="T541">hartuta.</text:span></text:p>
        <text:p text:style-name="Standard"/>
        <text:p text:style-name="Standard"/>
        <text:p text:style-name="Standard"/>
        <text:p text:style-name="P569"><text:span text:style-name="T542">b) Jabaria mugatzen duten gozamen eskubide errealeneraketan</text:span></text:p>
        <text:p text:style-name="Standard"/>
        <text:p text:style-name="P570"><text:span text:style-name="T543">eta eskualdaketan, eranskinean ezarri diren urteko portzentajeak</text:span></text:p>
        <text:p text:style-name="Standard"/>
        <text:p text:style-name="P571"><text:span text:style-name="T544">aplikatuko dira kontuan izanik aurreko a) paragrafoan definitutako</text:span></text:p>
        <text:p text:style-name="Standard"/>
        <text:p text:style-name="P572"><text:span text:style-name="T545">baliotik zer zati dagokien aipatu diren eskubideei. Eskubide</text:span></text:p>
        <text:p text:style-name="Standard"/>
        <text:p text:style-name="P573"><text:span text:style-name="T546">horien balioa ondare eskualdaketen eta egintza juridiko</text:span></text:p>
        <text:p text:style-name="Standard"/>
        <text:p text:style-name="P574"><text:span text:style-name="T547">dokumentatuen gaineko zergaren ondorioetarako ezarritako arauak</text:span></text:p>
        <text:p text:style-name="Standard"/>
        <text:p text:style-name="P575"><text:span text:style-name="T548">aplikatuz kalkulatuko da.</text:span></text:p>
        <text:p text:style-name="Standard"/>
        <text:p text:style-name="Standard"/>
        <text:p text:style-name="Standard"/>
        <text:p text:style-name="Standard"/>
        <text:p text:style-name="P576"><text:span text:style-name="T549">c)</text:span></text:p>
        <text:p text:style-name="Standard"/>
        <text:p text:style-name="P577"><text:span text:style-name="T550">Eraikin edo lursail baten gainean solairu bat edo gehiago</text:span></text:p>
        <text:p text:style-name="Standard"/>
        <text:p text:style-name="P578"><text:span text:style-name="T551">jasotzeko edo lur azpian eraikitzeko eskubidearen eraketan edo</text:span></text:p>
        <text:p text:style-name="Standard"/>
        <text:p text:style-name="P579"><text:span text:style-name="T552">eskualdaketan –lurrazal eskubide erreal bat izan gabe ere–,</text:span></text:p>
        <text:p text:style-name="Standard"/>
        <text:p text:style-name="P580"><text:span text:style-name="T553">eranskinean ezarri diren urteko portzentajeak aurreko a)</text:span></text:p>
        <text:p text:style-name="Standard"/>
        <text:p text:style-name="P581"><text:span text:style-name="T554">paragrafoan definitutako balioaren gainean aplikatuko dira, baina,</text:span></text:p>
        <text:p text:style-name="Standard"/>
        <text:p text:style-name="P582"><text:span text:style-name="T555">kasu honetan, kontuan izanik balio horretatik zer zati dagokion</text:span></text:p>
        <text:p text:style-name="Standard"/>
        <text:p text:style-name="P583"><text:span text:style-name="T556">eskualdaketaren eskrituran finkatutako proportzionaltasun</text:span></text:p>
        <text:p text:style-name="Standard"/>
        <text:p text:style-name="P584"><text:span text:style-name="T557">moduluari edo, halakorik ezean, lur gainean edo lur azpian</text:span></text:p>
        <text:p text:style-name="Standard"/>
        <text:p text:style-name="P585"><text:span text:style-name="T558">eraikiko diren solairuen azalera edo bolumenaren eta eraikitako</text:span></text:p>
        <text:p text:style-name="Standard"/>
        <text:p text:style-name="P586"><text:span text:style-name="T559">azalera edo bolumen osoaren arteko proportzioari horiek behin</text:span></text:p>
        <text:p text:style-name="Standard"/>
        <text:p text:style-name="P587"><text:span text:style-name="T560">eraiki ondoren.</text:span></text:p>
        <text:p text:style-name="Standard"/>
        <text:p text:style-name="Standard"/>
        <text:p text:style-name="Standard"/>
        <text:p text:style-name="Standard"/>
        <text:p text:style-name="P588"><text:span text:style-name="T561">d)</text:span></text:p>
        <text:p text:style-name="Standard"/>
        <text:p text:style-name="P589"><text:span text:style-name="T562">Nahitaezko desjabetzeen kasuan, eranskinean ezarri diren urteko</text:span></text:p>
        <text:p text:style-name="Standard"/>
        <text:p text:style-name="P590"><text:span text:style-name="T563">portzentajeak lurraren balio justuaren zatiari aplikatuko zaizkio,</text:span></text:p>
        <text:p text:style-name="Standard"/>
        <text:p text:style-name="P591"><text:span text:style-name="T564">salbu eta aurreko 2. apartatuko a) paragrafoan definitutako balioa</text:span></text:p>
        <text:p text:style-name="Standard"/>
        <text:p text:style-name="P592"><text:span text:style-name="T565">txikiagoa bada, kasu horretan, azken hori hartuko baita, ez balio</text:span></text:p>
        <text:p text:style-name="Standard"/>
        <text:p text:style-name="P593"><text:span text:style-name="T566">justua.<text:s/></text:span></text:p>
        <text:p text:style-name="P594"><text:span text:style-name="T567">3.</text:span></text:p>
        <text:p text:style-name="Standard"/>
        <text:p text:style-name="P595"><text:span text:style-name="T568">Balio gehikuntzaren sorreraldia gehikuntza hori agerianjartzeko</text:span></text:p>
        <text:p text:style-name="Standard"/>
        <text:p text:style-name="P596"><text:span text:style-name="T569">igarotako urte kopurua izango da.</text:span></text:p>
        <text:p text:style-name="Standard"/>
        <text:p text:style-name="Standard"/>
        <text:p text:style-name="Standard"/>
        <text:p text:style-name="Standard"/>
        <text:p text:style-name="P597"><text:span text:style-name="T570">Eragiketak</text:span></text:p>
        <text:p text:style-name="Standard"/>
        <text:p text:style-name="P598"><text:span text:style-name="T571">zergari lotuta ez dauden kasuetan, eta, betiere,foru arau bidez</text:span></text:p>
        <text:p text:style-name="Standard"/>
        <text:p text:style-name="P599"><text:span text:style-name="T572">besterik esaten ez bada, lurraren geroko eskualdaketa batean balio</text:span></text:p>
        <text:p text:style-name="Standard"/>
        <text:p text:style-name="P600"><text:span text:style-name="T573">gehikuntzaren sorreraldia zenbatekoa izan den kalkulatzeko,</text:span></text:p>
        <text:p text:style-name="Standard"/>
        <text:p text:style-name="P601"><text:span text:style-name="T574">eskurapen datatzat zergaren azken sortzapena gertatu zen data</text:span></text:p>
        <text:p text:style-name="Standard"/>
        <text:p text:style-name="P602"><text:span text:style-name="T575">hartuko da aurreko paragrafoan xedatutakoaren ondorioetarako.</text:span></text:p>
        <text:p text:style-name="Standard"/>
        <text:p text:style-name="P603"><text:span text:style-name="T576">Igarotako</text:span></text:p>
        <text:p text:style-name="Standard"/>
        <text:p text:style-name="P604"><text:span text:style-name="T577">urte kopuruaren konputuan urte osoak hartuko dira, hau da, urte</text:span></text:p>
        <text:p text:style-name="Standard"/>
        <text:p text:style-name="P605"><text:span text:style-name="T578">zatikiak aintzat hartu gabe. Sorreraldia urte betetik beherakoa</text:span></text:p>
        <text:p text:style-name="Standard"/>
        <text:p text:style-name="P606"><text:span text:style-name="T579">bada, urteko koefizientea hainbanatuko da hilabete osoen kopurua</text:span></text:p>
        <text:p text:style-name="Standard"/>
        <text:p text:style-name="P607"><text:span text:style-name="T580">kontuan hartuta, hau da, hilabete zatikiak aintzat hartu gab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608"><text:span text:style-name="T581">Sortzapenaren</text:span></text:p>
        <text:p text:style-name="Standard"/>
        <text:p text:style-name="P609"><text:span text:style-name="T582">unean lurrak duen balioari aplikatu beharreko koefizientea,</text:span></text:p>
        <text:p text:style-name="Standard"/>
        <text:p text:style-name="P610"><text:span text:style-name="T583">aurreko paragrafoetan xedatutakoaren arabera kalkulatuta,</text:span></text:p>
        <text:p text:style-name="Standard"/>
        <text:p text:style-name="P611"><text:span text:style-name="T584">sortzapenaren unean foru arau bidez onartutako indarreko</text:span></text:p>
        <text:p text:style-name="Standard"/>
        <text:p text:style-name="P612"><text:span text:style-name="T585">gehienezko koefizienteak izango dira, balio-gehikuntza sortzen den</text:span></text:p>
        <text:p text:style-name="Standard"/>
        <text:p text:style-name="P613"><text:span text:style-name="T586">aldiaren arabera.</text:span></text:p>
        <text:p text:style-name="P614"><text:span text:style-name="T587">4.</text:span></text:p>
        <text:p text:style-name="Standard"/>
        <text:p text:style-name="P615"><text:span text:style-name="T588">Subjektu pasiboak 4. artikuluko 2. apartatuan ezarritako</text:span></text:p>
        <text:p text:style-name="Standard"/>
        <text:p text:style-name="P616"><text:span text:style-name="T589">prozedurari jarraituz eskaturik, egiaztatzen bada balio</text:span></text:p>
        <text:p text:style-name="Standard"/>
        <text:p text:style-name="P617"><text:span text:style-name="T590">gehikuntzaren zenbatekoa txikiagoa dela artikulu honetako aurreko</text:span></text:p>
        <text:p text:style-name="Standard"/>
        <text:p text:style-name="P618"><text:span text:style-name="T591">apartatuetan</text:span></text:p>
        <text:p text:style-name="Standard"/>
        <text:p text:style-name="P619"><text:span text:style-name="T592">xedatutakoaren arabera zehaztutako zerga oinarriaren zenbatekoa</text:span></text:p>
        <text:p text:style-name="Standard"/>
        <text:p text:style-name="P620"><text:span text:style-name="T593">baino, balio gehikuntza horren zenbatekoa hartuko da zerga</text:span></text:p>
        <text:p text:style-name="Standard"/>
        <text:p text:style-name="P621"><text:span text:style-name="T594">oinarritzat.<text: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622"><text:span text:style-name="T595">Subjektu</text:span></text:p>
        <text:p text:style-name="Standard"/>
        <text:p text:style-name="P623"><text:span text:style-name="T596">pasiboak datu errealen gainean zerga-oinarria kalkulatzeko</text:span></text:p>
        <text:p text:style-name="Standard"/>
        <text:p text:style-name="P624"><text:span text:style-name="T597">errekerimendua egiteko, transmisioa eta eskuratzea dokumentatzen</text:span></text:p>
        <text:p text:style-name="Standard"/>
        <text:p text:style-name="P625"><text:span text:style-name="T598">dituzten tituluak aurkeztu beharko ditu, ordenantza fiskal honen 11.</text:span></text:p>
        <text:p text:style-name="Standard"/>
        <text:p text:style-name="P626"><text:span text:style-name="T599">artikuluan ezarritako epe berean, edo, bestela, berraztertzeko</text:span></text:p>
        <text:p text:style-name="Standard"/>
        <text:p text:style-name="P627"><text:span text:style-name="T600">errekurtsoa jartzeko epean.</text:span></text:p>
        <text:p text:style-name="Standard"/>
        <text:p text:style-name="P628"><text:span text:style-name="T601">VII.TRIBUTO KUOTA</text:span></text:p>
        <text:p text:style-name="Standard"/>
        <text:p text:style-name="P629"><text:span text:style-name="T602">8. artikulu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30"><text:span text:style-name="T603">Udal honek koefizienteak</text:span></text:p>
        <text:p text:style-name="Standard"/>
        <text:p text:style-name="P631"><text:span text:style-name="T604">balio-gehikuntza sortzeko aldiaren eta zerga honi dagozkion</text:span></text:p>
        <text:p text:style-name="Standard"/>
        <text:p text:style-name="P632"><text:span text:style-name="T605">karga-tasen arabera finkatzen ditu, eranskinean agertzen den bezala.</text:span></text:p>
        <text:p text:style-name="Standard"/>
        <text:p text:style-name="Standard"/>
        <text:p text:style-name="P633"><text:span text:style-name="T606">Zerga honen kuota, zerga oinarriari Eraskinean adierazitako</text:span></text:p>
        <text:p text:style-name="Standard"/>
        <text:p text:style-name="P634"><text:span text:style-name="T607">karga tasa eta hobaria, bere kasuan,aplikatzearen emaitza izango da.</text:span></text:p>
        <text:p text:style-name="Standard"/>
        <text:p text:style-name="Standard"/>
        <text:p text:style-name="P635"><text:span text:style-name="T608">Kudeaketaren</text:span></text:p>
        <text:p text:style-name="Standard"/>
        <text:p text:style-name="P636"><text:span text:style-name="T609">efizientzia-irizpideengatik ez dira likidatuko 6 euroko edo</text:span></text:p>
        <text:p text:style-name="Standard"/>
        <text:p text:style-name="P637"><text:span text:style-name="T610">gutxiagoko gainbalioak.<text:s/></text:span></text:p>
        <text:p text:style-name="P638"><text:span text:style-name="T611">VIII.ZERGAREN</text:span></text:p>
        <text:p text:style-name="Standard"/>
        <text:p text:style-name="P639"><text:span text:style-name="T612">SORTZAPENA<text:s/></text:span></text:p>
        <text:p text:style-name="Standard"/>
        <text:p text:style-name="Standard"/>
        <text:p text:style-name="P640"><text:span text:style-name="T613">9.artikulua<text:s/></text:span></text:p>
        <text:p text:style-name="Standard"/>
        <text:p text:style-name="Standard"/>
        <text:p text:style-name="P641"><text:span text:style-name="T614">1. Zerga</text:span></text:p>
        <text:p text:style-name="Standard"/>
        <text:p text:style-name="P642"><text:span text:style-name="T615">data hauetan sortaraziko da:<text:s/></text:span></text:p>
        <text:p text:style-name="Standard"/>
        <text:p text:style-name="Standard"/>
        <text:p text:style-name="P643"><text:span text:style-name="T616">a) Lurraren jabetza</text:span></text:p>
        <text:p text:style-name="Standard"/>
        <text:p text:style-name="P644"><text:span text:style-name="T617">bizien artean edo heriotzaren zioz eskualdatzen denean, kostubidez</text:span></text:p>
        <text:p text:style-name="Standard"/>
        <text:p text:style-name="P645"><text:span text:style-name="T618">edo doan izanik ere, eskualdaketa datan.<text:s/></text:span></text:p>
        <text:p text:style-name="Standard"/>
        <text:p text:style-name="Standard"/>
        <text:p text:style-name="P646"><text:span text:style-name="T619">b) Jabaria</text:span></text:p>
        <text:p text:style-name="Standard"/>
        <text:p text:style-name="P647"><text:span text:style-name="T620">mugatzen duen edozein ondasun eskubide eratu edo eskualdatzen</text:span></text:p>
        <text:p text:style-name="Standard"/>
        <text:p text:style-name="P648"><text:span text:style-name="T621">denean, eraketa edo eskualdaketa gertatzen den datan.<text:s/></text:span></text:p>
        <text:p text:style-name="Standard"/>
        <text:p text:style-name="Standard"/>
        <text:p text:style-name="P649"><text:span text:style-name="T622">Goian</text:span></text:p>
        <text:p text:style-name="Standard"/>
        <text:p text:style-name="P650"><text:span text:style-name="T623">xedatutakoaren ondorioetarako,hurrengo hau hartuko da eskualdaketa</text:span></text:p>
        <text:p text:style-name="Standard"/>
        <text:p text:style-name="P651"><text:span text:style-name="T624">datatzat:<text:s/></text:span></text:p>
        <text:p text:style-name="Standard"/>
        <text:p text:style-name="Standard"/>
        <text:p text:style-name="P652"><text:span text:style-name="T625">a) Bizidunen arteko egintza edo</text:span></text:p>
        <text:p text:style-name="Standard"/>
        <text:p text:style-name="P653"><text:span text:style-name="T626">kontratuetan, dokumentu publikoa sinatzen denekoa, eta dokumentuak</text:span></text:p>
        <text:p text:style-name="Standard"/>
        <text:p text:style-name="P654"><text:span text:style-name="T627">pribatuak badira, hauek erregistro publikoan inskribatzen</text:span></text:p>
        <text:p text:style-name="Standard"/>
        <text:p text:style-name="P655"><text:span text:style-name="T628">direnekoa edota duen lanbideagatik funtzionario publiko bati</text:span></text:p>
        <text:p text:style-name="Standard"/>
        <text:p text:style-name="P656"><text:span text:style-name="T629">entregatzen zaion eguna.<text:s/></text:span></text:p>
        <text:p text:style-name="Standard"/>
        <text:p text:style-name="Standard"/>
        <text:p text:style-name="P657"><text:span text:style-name="T630">b) Transmisioa heriotza</text:span></text:p>
        <text:p text:style-name="Standard"/>
        <text:p text:style-name="P658"><text:span text:style-name="T631">gertatu delako egiten denean, eragilearen heriotza eguna.<text:s/></text:span></text:p>
        <text:p text:style-name="Standard"/>
        <text:p text:style-name="Standard"/>
        <text:p text:style-name="P659"><text:span text:style-name="T632">2.</text:span></text:p>
        <text:p text:style-name="Standard"/>
        <text:p text:style-name="P660"><text:span text:style-name="T633">Ebazpen irmoaz lurraren eskualdaketa edo beronen gaineko</text:span></text:p>
        <text:p text:style-name="Standard"/>
        <text:p text:style-name="P661"><text:span text:style-name="T634">gozameneko ondasuneskubidearen eraketa edo eskualdaketa sortarazi</text:span></text:p>
        <text:p text:style-name="Standard"/>
        <text:p text:style-name="P662"><text:span text:style-name="T635">zuen egintza edo kontratuaren baliogabetze, hutsalketa edo</text:span></text:p>
        <text:p text:style-name="Standard"/>
        <text:p text:style-name="P663"><text:span text:style-name="T636">deuseztapena gertatu dela epaibidez edo administrazio bidez</text:span></text:p>
        <text:p text:style-name="Standard"/>
        <text:p text:style-name="P664"><text:span text:style-name="T637">adierazi edo aintzatets dadinean, subjektu pasiboak ordaindutako</text:span></text:p>
        <text:p text:style-name="Standard"/>
        <text:p text:style-name="P665"><text:span text:style-name="T638">zergaren itzulketa egin diezaioten eskubidea izango du, beti ere</text:span></text:p>
        <text:p text:style-name="Standard"/>
        <text:p text:style-name="P666"><text:span text:style-name="T639">egintza edo kontratu horrek irabazpiderik eman ez badio eta</text:span></text:p>
        <text:p text:style-name="Standard"/>
        <text:p text:style-name="P667"><text:span text:style-name="T640">itzulketa, ebazpena irmo hartu zenetik bost urteko epearen barruan</text:span></text:p>
        <text:p text:style-name="Standard"/>
        <text:p text:style-name="P668"><text:span text:style-name="T641">exigi dezanean irabazpiderik dagoelakotzat interesatuek Kode</text:span></text:p>
        <text:p text:style-name="Standard"/>
        <text:p text:style-name="P669"><text:span text:style-name="T642">Zibilaren 1295. artikuluak aipatutako elkarrekiko itzulketak</text:span></text:p>
        <text:p text:style-name="Standard"/>
        <text:p text:style-name="P670"><text:span text:style-name="T643">burutu behar dituela bidezkotzen ez denean joko delarik. Egintzak</text:span></text:p>
        <text:p text:style-name="Standard"/>
        <text:p text:style-name="P671"><text:span text:style-name="T644">edo kontratuak irabazpiderik sortarazi ez badu ere, hutsalketa edo</text:span></text:p>
        <text:p text:style-name="Standard"/>
        <text:p text:style-name="P672"><text:span text:style-name="T645">deuseztapena zergaren subjektu pasiboaren obligazioak ez</text:span></text:p>
        <text:p text:style-name="Standard"/>
        <text:p text:style-name="P673"><text:span text:style-name="T646">betetzearen zioz adieraziz gero, ez da ezertan ere itzulketarik</text:span></text:p>
        <text:p text:style-name="Standard"/>
        <text:p text:style-name="P674"><text:span text:style-name="T647">egongo.<text:s/></text:span></text:p>
        <text:p text:style-name="Standard"/>
        <text:p text:style-name="Standard"/>
        <text:p text:style-name="P675"><text:span text:style-name="T648">3. Kontratua, alderdi kontratatzaileen</text:span></text:p>
        <text:p text:style-name="Standard"/>
        <text:p text:style-name="P676"><text:span text:style-name="T649">elkarren arteko adostasunez ondoriorik gabe geratzen bada, ez da</text:span></text:p>
        <text:p text:style-name="Standard"/>
        <text:p text:style-name="P677"><text:span text:style-name="T650">ordaindutako zerga itzulik eta tributuak ordaindu beharreko</text:span></text:p>
        <text:p text:style-name="Standard"/>
        <text:p text:style-name="P678"><text:span text:style-name="T651">egintza berritzat hartuko da. Elkarren arteko adostasuntzat</text:span></text:p>
        <text:p text:style-name="Standard"/>
        <text:p text:style-name="P679"><text:span text:style-name="T652">adiskidetze egintzako adostasuna eta demandarekiko amore egite</text:span></text:p>
        <text:p text:style-name="Standard"/>
        <text:p text:style-name="P680"><text:span text:style-name="T653">hutsa joko da.<text:s/></text:span></text:p>
        <text:p text:style-name="Standard"/>
        <text:p text:style-name="Standard"/>
        <text:p text:style-name="Standard"/>
        <text:p text:style-name="Standard"/>
        <text:p text:style-name="Standard"/>
        <text:p text:style-name="P681"><text:span text:style-name="T654">4.</text:span></text:p>
        <text:p text:style-name="Standard"/>
        <text:p text:style-name="P682"><text:span text:style-name="T655">Baldintzaren bat tarteko duten egintza edo kontratuetan, berauen</text:span></text:p>
        <text:p text:style-name="Standard"/>
        <text:p text:style-name="P683"><text:span text:style-name="T656">kalifikazioa Kode Zibileko preskripzioen arabera egingo da.</text:span></text:p>
        <text:p text:style-name="Standard"/>
        <text:p text:style-name="P684"><text:span text:style-name="T657">Etendurazkoa balitz, zerga ez litzateke likidatuko harik eta berau</text:span></text:p>
        <text:p text:style-name="Standard"/>
        <text:p text:style-name="P685"><text:span text:style-name="T658">bete arte. Baldintza deuseztapenezkoa balitz, zerga exigitu egingo</text:span></text:p>
        <text:p text:style-name="Standard"/>
        <text:p text:style-name="P686"><text:span text:style-name="T659">litzateke, noski, baldintza betetzen denean aurreko ataleko</text:span></text:p>
        <text:p text:style-name="Standard"/>
        <text:p text:style-name="P687"><text:span text:style-name="T660">erregelaren araberako itzulketa egitearen erreserban.</text:span></text:p>
        <text:p text:style-name="Standard"/>
        <text:p text:style-name="P688"><text:span text:style-name="T661">Testamentu-ahalordearen bidez gauzatzen diren herentzietan, zerga</text:span></text:p>
        <text:p text:style-name="Standard"/>
        <text:p text:style-name="P689"><text:span text:style-name="T662">sortuko da ahalordea modu ezeztaezinez erabiltzen denean edo hura</text:span></text:p>
        <text:p text:style-name="Standard"/>
        <text:p text:style-name="P690"><text:span text:style-name="T663">azkentzeko arrazoietako bat gertatzen denean.</text:span></text:p>
        <text:p text:style-name="Standard"/>
        <text:p text:style-name="Standard"/>
        <text:p text:style-name="Standard"/>
        <text:p text:style-name="Standard"/>
        <text:p text:style-name="P691"><text:span text:style-name="T664">5-Testamentu</text:span></text:p>
        <text:p text:style-name="Standard"/>
        <text:p text:style-name="P692"><text:span text:style-name="T665">ahalordean pertsona jakin bati eman bazaio herentziako ondasunez</text:span></text:p>
        <text:p text:style-name="Standard"/>
        <text:p text:style-name="P693"><text:span text:style-name="T666">bizi artean gozatzeko eskubidea, gozamen horrengatik likidazio</text:span></text:p>
        <text:p text:style-name="Standard"/>
        <text:p text:style-name="P694"><text:span text:style-name="T667">bakarra egingo da, gozamendunak kausatzailearekin duen</text:span></text:p>
        <text:p text:style-name="Standard"/>
        <text:p text:style-name="P695"><text:span text:style-name="T668">ahaidetasunaren arabera eta biziarteko gozamenen arauak</text:span></text:p>
        <text:p text:style-name="Standard"/>
        <text:p text:style-name="P696"><text:span text:style-name="T669">aplikatuta. Gozamena azkentzen denean testamentu-ahalordea</text:span></text:p>
        <text:p text:style-name="Standard"/>
        <text:p text:style-name="P697"><text:span text:style-name="T670">erabiltzean, bi likidazio egingo dira gozamen horrengatik,</text:span></text:p>
        <text:p text:style-name="Standard"/>
        <text:p text:style-name="P698"><text:span text:style-name="T671">gozamendunak kausatzailearekin duen ahaidetasunaren arabera:</text:span></text:p>
        <text:p text:style-name="Standard"/>
        <text:p text:style-name="P699"><text:span text:style-name="T672">a)</text:span></text:p>
        <text:p text:style-name="Standard"/>
        <text:p text:style-name="P700"><text:span text:style-name="T673">Lehen likidazio bat, kausatzailea hiltzen denean, biziarteko</text:span></text:p>
        <text:p text:style-name="Standard"/>
        <text:p text:style-name="P701"><text:span text:style-name="T674">gozamenaren arauak aplikatuta. Alabaina, testamentu-ahalordea</text:span></text:p>
        <text:p text:style-name="Standard"/>
        <text:p text:style-name="P702"><text:span text:style-name="T675">erabiltzeko epea zehaztuta badago, lehen likidazio hori aldi</text:span></text:p>
        <text:p text:style-name="Standard"/>
        <text:p text:style-name="P703"><text:span text:style-name="T676">baterako gozamenaren arauak aplikatuta egingo da, ahalordea</text:span></text:p>
        <text:p text:style-name="Standard"/>
        <text:p text:style-name="P704"><text:span text:style-name="T677">erabiltzeko ezarrita dagoen gehieneko epeagatik.<text:s/></text:span></text:p>
        <text:p text:style-name="Standard"/>
        <text:p text:style-name="P705"><text:span text:style-name="T678">b)</text:span></text:p>
        <text:p text:style-name="Standard"/>
        <text:p text:style-name="P706"><text:span text:style-name="T679">Beste likidazio berri bat, testamentu-ahalordea erabiltzen denean,</text:span></text:p>
        <text:p text:style-name="Standard"/>
        <text:p text:style-name="P707"><text:span text:style-name="T680">aldi baterako gozamenaren arauekin bat, kausatzailearen</text:span></text:p>
        <text:p text:style-name="Standard"/>
        <text:p text:style-name="P708"><text:span text:style-name="T681">heriotzatik igarotako denboragatik. Aurreko likidazioagatik</text:span></text:p>
        <text:p text:style-name="Standard"/>
        <text:p text:style-name="P709"><text:span text:style-name="T682">ordaindu dena konturako sarreratzat joko da, eta diferentzia</text:span></text:p>
        <text:p text:style-name="Standard"/>
        <text:p text:style-name="P710"><text:span text:style-name="T683">gozamendunari itzuliko zaio, haren aldekoa bada. b) letra honetan</text:span></text:p>
        <text:p text:style-name="Standard"/>
        <text:p text:style-name="P711"><text:span text:style-name="T684">aipatzen den likidazioa aurkeztuko da testamentu-ahalordea</text:span></text:p>
        <text:p text:style-name="Standard"/>
        <text:p text:style-name="P712"><text:span text:style-name="T685">baliatzeagatik edo hura azkentzeko gainerako arrazoiengatik</text:span></text:p>
        <text:p text:style-name="Standard"/>
        <text:p text:style-name="P713"><text:span text:style-name="T686">oinordeko gertatzen direnen likidazioa aurkeztearekin batera.<text:s/></text:span></text:p>
        <text:p text:style-name="Standard"/>
        <text:p text:style-name="Standard"/>
        <text:p text:style-name="Standard"/>
        <text:p text:style-name="Standard"/>
        <text:p text:style-name="Standard"/>
        <text:p text:style-name="P714"><text:span text:style-name="T687">6.Lurren</text:span></text:p>
        <text:p text:style-name="Standard"/>
        <text:p text:style-name="P715"><text:span text:style-name="T688">eskualdaketak testamentu-ahalordea erabili gabe duten herentziek</text:span></text:p>
        <text:p text:style-name="Standard"/>
        <text:p text:style-name="P716"><text:span text:style-name="T689">egiten dituztenean Euskal Zuzenbide Zibilari buruzko ekainaren</text:span></text:p>
        <text:p text:style-name="Standard"/>
        <text:p text:style-name="P717"><text:span text:style-name="T690">25eko 5/2015 Legearen 43. artikuluko xedapen egintzen ondorioz,</text:span></text:p>
        <text:p text:style-name="Standard"/>
        <text:p text:style-name="P718"><text:span text:style-name="T691">eskualdaketa horiek oinordetzen eta dohaintzen gaineko zergaren</text:span></text:p>
        <text:p text:style-name="Standard"/>
        <text:p text:style-name="P719"><text:span text:style-name="T692">sortzapena ez badakarte, aplikagarria izango da azaroaren 14ko</text:span></text:p>
        <text:p text:style-name="Standard"/>
        <text:p text:style-name="P720"><text:span text:style-name="T693">4/2016 Foru Arauak, Gipuzkoako Lurralde Historikoko zerga sistema</text:span></text:p>
        <text:p text:style-name="Standard"/>
        <text:p text:style-name="P721"><text:span text:style-name="T694">Euskal Zuzenbide Zibilari buruzko ekainaren 25eko 5/2015 Legera</text:span></text:p>
        <text:p text:style-name="Standard"/>
        <text:p text:style-name="P722"><text:span text:style-name="T695">egokitzen duenak, II. tituluko II. kapituluan, eta badagokio, III.</text:span></text:p>
        <text:p text:style-name="Standard"/>
        <text:p text:style-name="P723"><text:span text:style-name="T696">kapituluan, xedatutakoa.<text:s/></text:span></text:p>
        <text:p text:style-name="Standard"/>
        <text:p text:style-name="Standard"/>
        <text:p text:style-name="P724"><text:span text:style-name="T697"> </text:span></text:p>
        <text:p text:style-name="Standard"/>
        <text:p text:style-name="Standard"/>
        <text:p text:style-name="Standard"/>
        <text:p text:style-name="Standard"/>
        <text:p text:style-name="Standard"/>
        <text:p text:style-name="Standard"/>
        <text:p text:style-name="Standard"/>
        <text:p text:style-name="Standard"/>
        <text:p text:style-name="P725"><text:span text:style-name="T698">IX.KUDEAKETA</text:span></text:p>
        <text:p text:style-name="Standard"/>
        <text:p text:style-name="P726"><text:span text:style-name="T699">10. artikulua</text:span></text:p>
        <text:p text:style-name="Standard"/>
        <text:p text:style-name="P727"><text:span text:style-name="T700">Dagokien zerga bideratzeko, subjektu pasiboek nahitaez aurkeztu behar diote Udal Administrazioari deklarazioa, horretarako honek eskuratuko dien eredu ofizialean. Eredu ofizial honek kuota erabakitzeko nahitaezkoak diren zerga-elementuak eta gainerako datuak jasoko ditu.</text:span></text:p>
        <text:p text:style-name="P728"><text:span text:style-name="T701">11. artikulu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29"><text:span text:style-name="T702">Hurrengo epeetan aurkeztu beharko</text:span></text:p>
        <text:p text:style-name="Standard"/>
        <text:p text:style-name="P730"><text:span text:style-name="T703">da aitorpena zergaren sortzapena sortuko den datatik aurrera</text:span></text:p>
        <text:p text:style-name="Standard"/>
        <text:p text:style-name="P731"><text:span text:style-name="T704">zenbatuko direlarik:<text:s/></text:span></text:p>
        <text:p text:style-name="P732"><text:span text:style-name="T705">a) Bizien arteko egintzetan, epea 30 lanegunekoa izango da. b) Heriotzaren ziozko egintzetan, epea sei hilabetekoa izango da,</text:span></text:p>
        <text:p text:style-name="Standard"/>
        <text:p text:style-name="P733"><text:span text:style-name="T706">subjektu pasiboak horrela eskaturik urtebeteko mugaraino luzatu ahal</text:span></text:p>
        <text:p text:style-name="Standard"/>
        <text:p text:style-name="P734"><text:span text:style-name="T707">izango delarik.</text:span></text:p>
        <text:p text:style-name="P735"><text:span text:style-name="T708">b) Heriotzaren ziozko egintzetan, epea sei hilabetekoa izango da,</text:span></text:p>
        <text:p text:style-name="Standard"/>
        <text:p text:style-name="P736"><text:span text:style-name="T709">subjektu pasiboak horrela eskaturik urtebeteko mugaraino luzatu ahal</text:span></text:p>
        <text:p text:style-name="Standard"/>
        <text:p text:style-name="P737"><text:span text:style-name="T710">izango delarik.</text:span></text:p>
        <text:p text:style-name="Standard"/>
        <text:p text:style-name="Standard"/>
        <text:p text:style-name="P738"><text:span text:style-name="T711">12. artikulua</text:span></text:p>
        <text:p text:style-name="Standard"/>
        <text:p text:style-name="P739"><text:span text:style-name="T712">Aitorpenari, nahitaez, ezarpena sortaraziko duten egintza edo kontratuak bilduko dituen dokumentua, behar bezala kautotua, erantsiko zaio</text:span></text:p>
        <text:p text:style-name="P740"><text:span text:style-name="T713">13. artikulua</text:span></text:p>
        <text:p text:style-name="Standard"/>
        <text:p text:style-name="P741"><text:span text:style-name="T714">Udal Administrazioak baldin eta zerga likidatzeko beharrezkoa ikusten badu, badu ahalmena deritzonari hogeita hamar egunen buruan dokumentuak aurkezteko eskatzeko –epe hau hamabost egunez luza daiteke zergapekoak hala eskatzen badu-. Baldin eta dokumentu-errekeritze honi entzungor egingo balio zerga ordaintzera behartua dagoenak arau-haustea egingo luke eta egindako arau-haustearen arabera dagokion isuna jarriko litzaioke eskatu zaizkion dokumentuak beharrezkoak balira dagokion kuota ezartzeko. Aldiz, dokumentuak zergapekoak berak bere probetxurako aurkeztu beharrekoak baziren, orduan zerga likidatuko zaio alde batera utzita egin dituen alegazioak, agiri bidez zuritu ez dituenez gero.</text:span></text:p>
        <text:p text:style-name="P742"><text:span text:style-name="T715">14. artikulua</text:span></text:p>
        <text:p text:style-name="Standard"/>
        <text:p text:style-name="P743"><text:span text:style-name="T716">10. artikuluan xedatutakoa dena dela ere, jarraian adieraziko direnek, Udal Administrazioari jakinarazi egin beharko diote zerga egitatearen burutzapena, subjektu pasiboek dituzten epe berberen barruan:</text:span></text:p>
        <text:p text:style-name="Standard"/>
        <text:p text:style-name="P744"><text:span text:style-name="T717">a) Honako Ordenantza Fiskal honetako 6. artikuluaren a) letran bildutako kasuetan, beti ere bizien arteko negozio juridikoaren zioz sortarazitakoetan, dohaintza emailea edo ondasun-eskubidearen eratzailea edo eskualdatzailea.</text:span></text:p>
        <text:p text:style-name="Standard"/>
        <text:p text:style-name="P745"><text:span text:style-name="T718">b) Aipatutako 6. artikuluaren b) letrako balizkoetan, eskuratzailea edo ondasuneskubidea bere alde eratu edo eskualdatuta duen pertsona.</text:span></text:p>
        <text:p text:style-name="P746"><text:span text:style-name="T719">15. artikulua</text:span></text:p>
        <text:p text:style-name="Standard"/>
        <text:p text:style-name="P747"><text:span text:style-name="T720">Era berean, Notariek hiruhileko natural bakoitzaren lehen hamabostaldiaren barruan, aurreko hiruhilabeteko naturalean beraiek baimendutako dokumentu guztien zerrenda edo indize laburtua igorri behar izango dute nahitaez, bakoitzak bere udalari, haiek, dena den, eskuhartzaileen izen-deiturak, nortasun agiri nazionala eta helbidea eta, egintzak bil ditzatenean, zerga honen zerga egitatearen eginkizuna ageriko jar dezaten egintza edo negozio juridikoak bilduko dituztelarik, azken borondateko egintzen salbuespenarekin. Epe berberaren barruan ere jakinaren gainean egon edo izenpeak legeztatzeko aurkeztu izan zaizkien egitate, egintza edo negozio juridikoen zerrenda igorri behar izango dute. Artikulu honetan aurrikusitakoa Lurralde Historikoko Tributuekiko Foru Arau Orokorrean ezarritako lankidetza betebehar orokorraren kalterik gabe ulertzen d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48"><text:span text:style-name="T721">16.</text:span></text:p>
        <text:p text:style-name="Standard"/>
        <text:p text:style-name="P749"><text:span text:style-name="T722">artikulua</text:span></text:p>
        <text:p text:style-name="Standard"/>
        <text:p text:style-name="P750"><text:span text:style-name="T723">1.</text:span></text:p>
        <text:p text:style-name="Standard"/>
        <text:p text:style-name="P751"><text:span text:style-name="T724">Udal</text:span></text:p>
        <text:p text:style-name="Standard"/>
        <text:p text:style-name="P752"><text:span text:style-name="T725">Administrazioak jakiten duenean aitortu ez diren zergapeko</text:span></text:p>
        <text:p text:style-name="Standard"/>
        <text:p text:style-name="P753"><text:span text:style-name="T726">egitateak gauzatu direla, ofizioz espedientea izapidetuko da, bere</text:span></text:p>
        <text:p text:style-name="Standard"/>
        <text:p text:style-name="P754"><text:span text:style-name="T727">esku dauden datuekin, bidezko likidazioa eginez, eta, hala</text:span></text:p>
        <text:p text:style-name="Standard"/>
        <text:p text:style-name="P755"><text:span text:style-name="T728">badagokio, dirua sartzeko epeak eta bidezko errekurtsoak</text:span></text:p>
        <text:p text:style-name="Standard"/>
        <text:p text:style-name="P756"><text:span text:style-name="T729">adieraziz, hargatik eragotzi gabe egindako tributu</text:span></text:p>
        <text:p text:style-name="Standard"/>
        <text:p text:style-name="P757"><text:span text:style-name="T730">arau-hausteengatik bidezkoak diren zehapenak, hala badagokio.</text:span></text:p>
        <text:p text:style-name="Standard"/>
        <text:p text:style-name="Standard"/>
        <text:p text:style-name="Standard"/>
        <text:p text:style-name="P758"><text:span text:style-name="T731">2.Udal-administrazioak</text:span></text:p>
        <text:p text:style-name="Standard"/>
        <text:p text:style-name="P759"><text:span text:style-name="T732">eskualdatutako ondasuna eskuratzeko titulua badu, subjektu</text:span></text:p>
        <text:p text:style-name="Standard"/>
        <text:p text:style-name="P760"><text:span text:style-name="T733">pasiboarentzat onuragarriena den kuota likidatuko du, hala</text:span></text:p>
        <text:p text:style-name="Standard"/>
        <text:p text:style-name="P761"><text:span text:style-name="T734">badagokio.</text:span></text:p>
        <text:p text:style-name="Standard"/>
        <text:p text:style-name="Standard"/>
        <text:p text:style-name="Standard"/>
        <text:p text:style-name="Standard"/>
        <text:p text:style-name="P762"><text:span text:style-name="T735"> <text:s/></text:span></text:p>
      </text:section>
      <text:section text:name="Section5" text:style-name="Section5">
        <text:p text:style-name="SB5"/>
        <text:h text:style-name="HE2" text:outline-level="2"><text:span text:style-name="Heading_2">05 JARDUERA EKONOMIKOEN GAINEKO ZERGA ARAUTZEN DUEN ORDENANTZA</text:span></text:h>
        <text:p text:style-name="P763"><text:span text:style-name="T736">I. XEDAPEN OROKORRAK</text:span></text:p>
        <text:p text:style-name="Standard"/>
        <text:p text:style-name="P764"><text:span text:style-name="T737">1. artikulu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65"><text:span text:style-name="T738">Udal</text:span></text:p>
        <text:p text:style-name="Standard"/>
        <text:p text:style-name="P766"><text:span text:style-name="T739">hau ordenantza honetan oinarritzen da Jarduera Ekonomikoen gaineko</text:span></text:p>
        <text:p text:style-name="Standard"/>
        <text:p text:style-name="P767"><text:span text:style-name="T740">Zerga exijitzeko, Lurralde Historikoko Toki-ogasunak arautzen dituen</text:span></text:p>
        <text:p text:style-name="Standard"/>
        <text:p text:style-name="P768"><text:span text:style-name="T741">Foru Arauan eta zerga bakoitzari dagokion Foru Arau partikularretan</text:span></text:p>
        <text:p text:style-name="Standard"/>
        <text:p text:style-name="P769"><text:span text:style-name="T742">aurreikusten denari jarraiki. Honen eranskina ere, aplikatu beharreko</text:span></text:p>
        <text:p text:style-name="Standard"/>
        <text:p text:style-name="P770"><text:span text:style-name="T743">ehunekoen taulak eta karga-tasak jasotzen dituena, Ordenantzaren atal</text:span></text:p>
        <text:p text:style-name="Standard"/>
        <text:p text:style-name="P771"><text:span text:style-name="T744">bat da. Pasaiako Udalbatzarrak ordenantza honen azken aldaketa 2021eko urriaren 7a onartu zuen eta 2022ko urtarrilaren 1ean sartuko da</text:span></text:p>
        <text:p text:style-name="Standard"/>
        <text:p text:style-name="P772"><text:span text:style-name="T745">indarrean.</text:span></text:p>
        <text:p text:style-name="Standard"/>
        <text:p text:style-name="Standard"/>
        <text:p text:style-name="P773"><text:span text:style-name="T746">2. artikulua</text:span></text:p>
        <text:p text:style-name="Standard"/>
        <text:p text:style-name="P774"><text:span text:style-name="T747">Zerga-ordenantza honek arautzen ez dituen alderdi guztiei dagokienez, Pasaiako Udalerrian aplikazio zuzena izango du 1/1993 Foru Dekretu Arauemailea, apirilaren 20koa Ekonomi Ihardueren gaineko Zergaren Testu Bateratzailea onartzeari buruzkoak , eta baita hau garatzen duten foru araudiek ere. Zehazki, zerga-egitatea zehazteari dagokiona, zergaren subjektu pasiboa eta erantzuleak zehazteari dagokiona, zerga-salbuespenak, zerga-murrizketak eta hobariak, zerga-oinarria eta zerga-likidazioa, zerga-kuota, zergaldia eta zerga sortzea, eta zergaren kudeaketa, likidazioa, zerga-bilketa eta ikuskaritzari  dagozkionak.</text:span></text:p>
        <text:p text:style-name="P775"><text:span text:style-name="T748">II. ZERGA-EGITATEA</text:span></text:p>
        <text:p text:style-name="Standard"/>
        <text:p text:style-name="P776"><text:span text:style-name="T749">3. artikulua</text:span></text:p>
        <text:p text:style-name="Standard"/>
        <text:p text:style-name="P777"><text:span text:style-name="T750">1-Zerga-egitatea da udalerrian enpresa, lanbide edo arte jardueretan aritzea, lokal jakin batean egin zein ez, eta Zergaren tarifetan zehaztuta egon zein ez.</text:span></text:p>
        <text:p text:style-name="Standard"/>
        <text:p text:style-name="P778"><text:span text:style-name="T751">2-Zerga honen ondoreetarako, enpresa jardueratzat joko dira abeltzaintzako jarduerak, lokabeak direnean; baita meatzaritzakoak, industriakoak, merkataritzakoak eta zerbitzugintzakoak ere. Beraz, ez dira multzo horretan sartzen nekazaritzako jarduerak, inoren menpeko abeltzaintza jarduerak, basogintzakoak eta arrantzakoak, eta horietatik bakar bat ere ez da zerga-egitatea.</text:span></text:p>
        <text:p text:style-name="Standard"/>
        <text:p text:style-name="P779"><text:span text:style-name="T752">Era berean, ondorio horietarako, ez dira enpresa-jardueratzat hartuko landa-eremuko alojamendu turistikoak, baldin eta nekazaritza-, abeltzaintza- edo baso-jarduera baten osagarriak badira.</text:span></text:p>
        <text:p text:style-name="Standard"/>
        <text:p text:style-name="P780"><text:span text:style-name="T753">Atal honetan aurreikusitakoaren ondorioetarako, abeltzaintza lokabetzat joko da ustiapenetik ez datozen elikagai eta pentsuekin elikatzen diren abelburu multzoen ustiapena.</text:span></text:p>
        <text:p text:style-name="P781"><text:span text:style-name="T754">4. artikulua</text:span></text:p>
        <text:p text:style-name="Standard"/>
        <text:p text:style-name="P782"><text:span text:style-name="T755">Jarduera bat enpresa, lanbide edo arte jardueratzat joko da hura egiten duenak bere kabuz antolatu behar dituenean ekoizteko baliabideak eta giza baliabideak, edo bietako bat, ondasun edo zerbitzuen ekoizpen edo banaketan jarduteko.</text:span></text:p>
        <text:p text:style-name="P783"><text:span text:style-name="T756">5. artikulua</text:span></text:p>
        <text:p text:style-name="Standard"/>
        <text:p text:style-name="P784"><text:span text:style-name="T757">Zergapeko jarduerak egiten direla frogatzeko, zuzenbidean onar daitekeen edozein modu erabiliko da eta, bereziki, Merkataritzako Kodearen 3. artikuluan ezarri diren bideak.</text:span></text:p>
        <text:p text:style-name="P785"><text:span text:style-name="T758">6. artikulua</text:span></text:p>
        <text:p text:style-name="Standard"/>
        <text:p text:style-name="P786"><text:span text:style-name="T759">Jarduera hauek ez dira zerga-egitateak:</text:span></text:p>
        <text:p text:style-name="Standard"/>
        <text:p text:style-name="P787"><text:span text:style-name="T760">1. Enpresen aktibo finkoan sartuta dauden ondasunen besterentzea, beti ere ondasun horiek ibilgetu moduan era egokian inbentariatuta egon direnean eskualdaketaren aurretik, urte bi baino lehenagotik; halaber, ez da zergapekoa izango saltzaileak erabiltzeko izan diren ondasun pribatuen salmenta, baldin eta goian adierazi den epean erabili baditu.</text:span></text:p>
        <text:p text:style-name="Standard"/>
        <text:p text:style-name="P788"><text:span text:style-name="T761">2. Nork bere lanaren edo lanbide zerbitzuen ordainetan jasotzen dituen ekoizkinen salmenta.</text:span></text:p>
        <text:p text:style-name="Standard"/>
        <text:p text:style-name="P789"><text:span text:style-name="T762">3. Establezimenduaren apaindurarako baino ez diren gaien erakusketa. Bezeroen oparirako diren gaien erakusketa, ostera, zergapean dago.</text:span></text:p>
        <text:p text:style-name="Standard"/>
        <text:p text:style-name="P790"><text:span text:style-name="T763">4. Txikizkako salmenta denean, ekintza bakarra edo eragiketa soltea egitea</text:span></text:p>
        <text:p text:style-name="P791"><text:span text:style-name="T764">III. SALBUESPENAK<text:s/></text:span></text:p>
        <text:p text:style-name="Standard"/>
        <text:p text:style-name="Standard"/>
        <text:p text:style-name="P792"><text:span text:style-name="T765">7. artikulua</text:span></text:p>
        <text:p text:style-name="Standard"/>
        <text:p text:style-name="Standard"/>
        <text:p text:style-name="P793"><text:span text:style-name="T766">1.Zerga ordaindu beharretik salbuetsita egongo dira:</text:span></text:p>
        <text:p text:style-name="Standard"/>
        <text:p text:style-name="Standard"/>
        <text:p text:style-name="P794"><text:span text:style-name="T767">a) Estatua, Euskal Autonomia Erkidegoa, Gipuzkoako Lurralde Historikoa eta toki erakundeak, eta aipatu diren lurralde administrazio publikoen antzeko izaera duten zuzenbide publikoko erakundeak.</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95"><text:span text:style-name="T768">b)Beren</text:span></text:p>
        <text:p text:style-name="Standard"/>
        <text:p text:style-name="P796"><text:span text:style-name="T769">jarduera hasten duten subjektu pasiboak, jarduera egiten duten</text:span></text:p>
        <text:p text:style-name="Standard"/>
        <text:p text:style-name="P797"><text:span text:style-name="T770">zerga honen lehen bi zergaldietan.</text:span></text:p>
        <text:p text:style-name="Standard"/>
        <text:p text:style-name="Standard"/>
        <text:p text:style-name="Standard"/>
        <text:p text:style-name="Standard"/>
        <text:p text:style-name="Standard"/>
        <text:p text:style-name="P798"><text:span text:style-name="T771">Ez</text:span></text:p>
        <text:p text:style-name="Standard"/>
        <text:p text:style-name="P799"><text:span text:style-name="T772">da ulertuko jarduera ekonomiko bat hasten denik, zergadunak</text:span></text:p>
        <text:p text:style-name="Standard"/>
        <text:p text:style-name="P800"><text:span text:style-name="T773">aurretik jarduera bera zuzenean edo zeharka egina duenean.<text:s/></text:span></text:p>
        <text:p text:style-name="Standard"/>
        <text:p text:style-name="P801"><text:span text:style-name="T774">Horretarako, ulertuko da zergadunak jarduera<text:s text:c="2"/>bera egiten duela</text:span></text:p>
        <text:p text:style-name="Standard"/>
        <text:p text:style-name="P802"><text:span text:style-name="T775">jarduera hori testu bategin<text:s text:c="2"/>honen I.eranskinaren barruko talde</text:span></text:p>
        <text:p text:style-name="Standard"/>
        <text:p text:style-name="P803"><text:span text:style-name="T776">berean sailkatuta dagoenean.</text:span></text:p>
        <text:p text:style-name="Standard"/>
        <text:p text:style-name="Standard"/>
        <text:p text:style-name="Standard"/>
        <text:p text:style-name="Standard"/>
        <text:p text:style-name="Standard"/>
        <text:p text:style-name="P804"><text:span text:style-name="T777">Gainera,</text:span></text:p>
        <text:p text:style-name="Standard"/>
        <text:p text:style-name="P805"><text:span text:style-name="T778">kasu hauetan ulertuko da jarduerari ez zaiola hasierarik eman:<text:s/></text:span></text:p>
        <text:p text:style-name="Standard"/>
        <text:p text:style-name="Standard"/>
        <text:p text:style-name="Standard"/>
        <text:p text:style-name="Standard"/>
        <text:p text:style-name="P806"><text:span text:style-name="T779">a’)</text:span></text:p>
        <text:p text:style-name="Standard"/>
        <text:p text:style-name="P807"><text:span text:style-name="T780">Jarduera batean lehenago beste<text:s text:c="2"/>titulartasun batekin aritu denean;</text:span></text:p>
        <text:p text:style-name="Standard"/>
        <text:p text:style-name="P808"><text:span text:style-name="T781">zirkunstantzia hori betetzen dela joko da,<text:s text:c="2"/>besteak beste, bat</text:span></text:p>
        <text:p text:style-name="Standard"/>
        <text:p text:style-name="P809"><text:span text:style-name="T782">egiteak, zatiketak edo jarduera adarren ekarpenak egiten badira.</text:span></text:p>
        <text:p text:style-name="Standard"/>
        <text:p text:style-name="Standard"/>
        <text:p text:style-name="Standard"/>
        <text:p text:style-name="Standard"/>
        <text:p text:style-name="Standard"/>
        <text:p text:style-name="P810"><text:span text:style-name="T783">b’)</text:span></text:p>
        <text:p text:style-name="Standard"/>
        <text:p text:style-name="P811"><text:span text:style-name="T784">Subjektu pasiboa Merkataritza Kodeko<text:s text:c="2"/>42.artikuluaren arabera</text:span></text:p>
        <text:p text:style-name="Standard"/>
        <text:p text:style-name="P812"><text:span text:style-name="T785">sozietate talde bateko kide denean,non eta ez den taldeko<text:s/></text:span></text:p>
        <text:p text:style-name="Standard"/>
        <text:p text:style-name="P813"><text:span text:style-name="T786">enpresetako batek lehenago garatu gabeko jarduera berri bat.<text:s/></text:span></text:p>
        <text:p text:style-name="Standard"/>
        <text:p text:style-name="Standard"/>
        <text:p text:style-name="Standard"/>
        <text:p text:style-name="Standard"/>
        <text:p text:style-name="P814"><text:span text:style-name="T787">c’)</text:span></text:p>
        <text:p text:style-name="Standard"/>
        <text:p text:style-name="P815"><text:span text:style-name="T788">Jarduera bera egin duten enpresek 100eko<text:s text:c="2"/>25eko partaidetza edo</text:span></text:p>
        <text:p text:style-name="Standard"/>
        <text:p text:style-name="P816"><text:span text:style-name="T789">hortik gorakoa badute.</text:span></text:p>
        <text:p text:style-name="Standard"/>
        <text:p text:style-name="Standard"/>
        <text:p text:style-name="Standard"/>
        <text:p text:style-name="Standard"/>
        <text:p text:style-name="Standard"/>
        <text:p text:style-name="P817"><text:span text:style-name="T790">c)1.000.000</text:span></text:p>
        <text:p text:style-name="Standard"/>
        <text:p text:style-name="P818"><text:span text:style-name="T791">eurotik beherako negozio zifra garbia duten subjektu pasiboak.</text:span></text:p>
        <text:p text:style-name="Standard"/>
        <text:p text:style-name="Standard"/>
        <text:p text:style-name="Standard"/>
        <text:p text:style-name="Standard"/>
        <text:p text:style-name="Standard"/>
        <text:p text:style-name="P819"><text:span text:style-name="T792">Ez-egoiliarren</text:span></text:p>
        <text:p text:style-name="Standard"/>
        <text:p text:style-name="P820"><text:span text:style-name="T793">errentaren gaineko zergaren zergadunei dagokienez, salbuespena</text:span></text:p>
        <text:p text:style-name="Standard"/>
        <text:p text:style-name="P821"><text:span text:style-name="T794">Espainiako lurraldean establezimendu<text:s text:c="2"/>iraunkor bidez jarduten</text:span></text:p>
        <text:p text:style-name="Standard"/>
        <text:p text:style-name="P822"><text:span text:style-name="T795">dutenei bakarrik aplikatuko zaie, betiere haien negozio zifraren<text:s/></text:span></text:p>
        <text:p text:style-name="Standard"/>
        <text:p text:style-name="P823"><text:span text:style-name="T796">zenbateko garbia 1.000.000 eurotik beherakoa bada.</text:span></text:p>
        <text:p text:style-name="Standard"/>
        <text:p text:style-name="Standard"/>
        <text:p text:style-name="Standard"/>
        <text:p text:style-name="Standard"/>
        <text:p text:style-name="Standard"/>
        <text:p text:style-name="P824"><text:span text:style-name="T797">Salbuespena</text:span></text:p>
        <text:p text:style-name="Standard"/>
        <text:p text:style-name="P825"><text:span text:style-name="T798">ez da aplikatuko letra honetan<text:s text:c="3"/>aipatutako negozio zifraren</text:span></text:p>
        <text:p text:style-name="Standard"/>
        <text:p text:style-name="P826"><text:span text:style-name="T799">zenbateko<text:s text:c="2"/>garbiaren beharkizuna betetzen ez duten<text:s text:c="2"/>enpresek</text:span></text:p>
        <text:p text:style-name="Standard"/>
        <text:p text:style-name="P827"><text:span text:style-name="T800">100eko 25eko partaidetza edo<text:s text:c="2"/>handiagoa dutenean subjektu pasiboen</text:span></text:p>
        <text:p text:style-name="Standard"/>
        <text:p text:style-name="P828"><text:span text:style-name="T801"><text:s/>kapitalean, zuzenean edo zeharka, non eta<text:s text:c="2"/>enpresa horiek ez</text:span></text:p>
        <text:p text:style-name="Standard"/>
        <text:p text:style-name="P829"><text:span text:style-name="T802">diren arrisku kapitaleko<text:s text:c="2"/>funts edo sozietateak, hain zuzen<text:s/></text:span></text:p>
        <text:p text:style-name="Standard"/>
        <text:p text:style-name="P830"><text:span text:style-name="T803">Gipuzkoako<text:s text:c="2"/>Lurralde Historikoko Sozietateen gaineko Zergari</text:span></text:p>
        <text:p text:style-name="Standard"/>
        <text:p text:style-name="P831"><text:span text:style-name="T804">buruzko urtarrilaren 17ko 2/2014 Foru Arauaren 77. artikuluan</text:span></text:p>
        <text:p text:style-name="Standard"/>
        <text:p text:style-name="P832"><text:span text:style-name="T805">aipatuak.<text:s/></text:span></text:p>
        <text:p text:style-name="Standard"/>
        <text:p text:style-name="Standard"/>
        <text:p text:style-name="Standard"/>
        <text:p text:style-name="Standard"/>
        <text:p text:style-name="P833"><text:span text:style-name="T806">Letra</text:span></text:p>
        <text:p text:style-name="Standard"/>
        <text:p text:style-name="P834"><text:span text:style-name="T807">honetan jasotzen den salbuespena<text:s text:c="2"/>aplikatzeko, erregela hauek</text:span></text:p>
        <text:p text:style-name="Standard"/>
        <text:p text:style-name="P835"><text:span text:style-name="T808">hartuko dira kontuan:</text:span></text:p>
        <text:p text:style-name="Standard"/>
        <text:p text:style-name="Standard"/>
        <text:p text:style-name="Standard"/>
        <text:p text:style-name="Standard"/>
        <text:p text:style-name="Standard"/>
        <text:p text:style-name="P836"><text:span text:style-name="T809">1.a</text:span></text:p>
        <text:p text:style-name="Standard"/>
        <text:p text:style-name="P837"><text:span text:style-name="T810">Subjektu pasiboaren negozio zifraren<text:s text:c="3"/>zenbateko garbia</text:span></text:p>
        <text:p text:style-name="Standard"/>
        <text:p text:style-name="P838"><text:span text:style-name="T811">Merkataritza Kodearen 35.<text:s text:c="2"/>artikuluko 2. apartatuaren bigarren<text:s/></text:span></text:p>
        <text:p text:style-name="Standard"/>
        <text:p text:style-name="P839"><text:span text:style-name="T812">paragrafoan xedatutakoari jarraikiz zehaztuko da.</text:span></text:p>
        <text:p text:style-name="Standard"/>
        <text:p text:style-name="Standard"/>
        <text:p text:style-name="Standard"/>
        <text:p text:style-name="Standard"/>
        <text:p text:style-name="Standard"/>
        <text:p text:style-name="P840"><text:span text:style-name="T813">2.a</text:span></text:p>
        <text:p text:style-name="Standard"/>
        <text:p text:style-name="P841"><text:span text:style-name="T814">Pertsona fisikoen errentaren gaineko zergaren, sozietateen gaineko</text:span></text:p>
        <text:p text:style-name="Standard"/>
        <text:p text:style-name="P842"><text:span text:style-name="T815">zergaren edo<text:s text:c="2"/>ez-egoiliarren errentaren gaineko zergaren<text:s/></text:span></text:p>
        <text:p text:style-name="Standard"/>
        <text:p text:style-name="P843"><text:span text:style-name="T816">zergadunen kasuan, negozio zifraren zenbateko garbia hauxe izango</text:span></text:p>
        <text:p text:style-name="Standard"/>
        <text:p text:style-name="P844"><text:span text:style-name="T817">da, alegia, zerga horien aitorpena zerga honen sortzapena gertatu</text:span></text:p>
        <text:p text:style-name="Standard"/>
        <text:p text:style-name="P845"><text:span text:style-name="T818">aurreko urtean aurkeztu beharreko zergaldikoa.</text:span></text:p>
        <text:p text:style-name="Standard"/>
        <text:p text:style-name="Standard"/>
        <text:p text:style-name="Standard"/>
        <text:p text:style-name="Standard"/>
        <text:p text:style-name="Standard"/>
        <text:p text:style-name="P846"><text:span text:style-name="T819">Sozietate</text:span></text:p>
        <text:p text:style-name="Standard"/>
        <text:p text:style-name="P847"><text:span text:style-name="T820">zibiletan eta Zergen Foru Arau Orokorrak 35. artikuluaren 3.</text:span></text:p>
        <text:p text:style-name="Standard"/>
        <text:p text:style-name="P848"><text:span text:style-name="T821">apartatuan aipatzen dituen entitateetan, negozio zifraren<text:s/></text:span></text:p>
        <text:p text:style-name="Standard"/>
        <text:p text:style-name="P849"><text:span text:style-name="T822">zenbateko garbia zerga honen sortzapena gertatu aurreko bi urte</text:span></text:p>
        <text:p text:style-name="Standard"/>
        <text:p text:style-name="P850"><text:span text:style-name="T823">lehenagokoa izango da.</text:span></text:p>
        <text:p text:style-name="Standard"/>
        <text:p text:style-name="Standard"/>
        <text:p text:style-name="Standard"/>
        <text:p text:style-name="Standard"/>
        <text:p text:style-name="Standard"/>
        <text:p text:style-name="P851"><text:span text:style-name="T824">Zergaldia</text:span></text:p>
        <text:p text:style-name="Standard"/>
        <text:p text:style-name="P852"><text:span text:style-name="T825">urte naturala baino laburragoa<text:s text:c="2"/>izan<text:s text:c="2"/>bada, negozio zifraren</text:span></text:p>
        <text:p text:style-name="Standard"/>
        <text:p text:style-name="P853"><text:span text:style-name="T826">zenbateko garbia urtebetera eramango da.</text:span></text:p>
        <text:p text:style-name="Standard"/>
        <text:p text:style-name="Standard"/>
        <text:p text:style-name="Standard"/>
        <text:p text:style-name="Standard"/>
        <text:p text:style-name="Standard"/>
        <text:p text:style-name="P854"><text:span text:style-name="T827">3.a</text:span></text:p>
        <text:p text:style-name="Standard"/>
        <text:p text:style-name="P855"><text:span text:style-name="T828">Negozio zifraren zenbateko garbia kalkulatzeko, subjektu pasiboak</text:span></text:p>
        <text:p text:style-name="Standard"/>
        <text:p text:style-name="P856"><text:span text:style-name="T829">egindako jarduera ekonomiko guztiak hartuko dira kontuan.</text:span></text:p>
        <text:p text:style-name="Standard"/>
        <text:p text:style-name="Standard"/>
        <text:p text:style-name="Standard"/>
        <text:p text:style-name="Standard"/>
        <text:p text:style-name="Standard"/>
        <text:p text:style-name="P857"><text:span text:style-name="T830">4.a</text:span></text:p>
        <text:p text:style-name="Standard"/>
        <text:p text:style-name="P858"><text:span text:style-name="T831">Entitatea sozietate talde bateko kide bada Merkataritza Kodeak 42.</text:span></text:p>
        <text:p text:style-name="Standard"/>
        <text:p text:style-name="P859"><text:span text:style-name="T832">artikuluan jasotakoaren arabera, adierazitako<text:s text:c="2"/>magnitudeak talde</text:span></text:p>
        <text:p text:style-name="Standard"/>
        <text:p text:style-name="P860"><text:span text:style-name="T833">horretako entitate guztiei buruzkoak izango dira.<text:s/></text:span></text:p>
        <text:p text:style-name="Standard"/>
        <text:p text:style-name="Standard"/>
        <text:p text:style-name="Standard"/>
        <text:p text:style-name="Standard"/>
        <text:p text:style-name="P861"><text:span text:style-name="T834">Ondorio</text:span></text:p>
        <text:p text:style-name="Standard"/>
        <text:p text:style-name="P862"><text:span text:style-name="T835">horietarako, ulertuko da sozietate taldea badela entitate batek</text:span></text:p>
        <text:p text:style-name="Standard"/>
        <text:p text:style-name="P863"><text:span text:style-name="T836">zuzenean edo<text:s text:c="2"/>zeharka<text:s text:c="2"/>beste bat edo batzuk kontrolatzen<text:s/></text:span></text:p>
        <text:p text:style-name="Standard"/>
        <text:p text:style-name="P864"><text:span text:style-name="T837">dituenean edo kontrolatu ahal dituenean.<text:s text:c="3"/>Zehazki, zirkunstantzia</text:span></text:p>
        <text:p text:style-name="Standard"/>
        <text:p text:style-name="P865"><text:span text:style-name="T838">hori betetzen dela<text:s text:c="3"/>joko da Merkataritza Kodeko 42.1 artikuluan<text:s text:c="2"/></text:span></text:p>
        <text:p text:style-name="Standard"/>
        <text:p text:style-name="P866"><text:span text:style-name="T839">jasotzen diren egoeretako bat gertatzen<text:s text:c="3"/>denean, entitatearen</text:span></text:p>
        <text:p text:style-name="Standard"/>
        <text:p text:style-name="P867"><text:span text:style-name="T840">egoitza non dagoen eta<text:s text:c="2"/>urteko kontu bateratuak</text:span></text:p>
        <text:p text:style-name="Standard"/>
        <text:p text:style-name="P868"><text:span text:style-name="T841">aurkeztu beharra duen aintzat hartu gabe.<text:s/></text:span></text:p>
        <text:p text:style-name="Standard"/>
        <text:p text:style-name="Standard"/>
        <text:p text:style-name="Standard"/>
        <text:p text:style-name="Standard"/>
        <text:p text:style-name="P869"><text:span text:style-name="T842">5.a</text:span></text:p>
        <text:p text:style-name="Standard"/>
        <text:p text:style-name="P870"><text:span text:style-name="T843"><text:s/>Subjektu<text:s text:c="2"/>pasiboak<text:s text:c="2"/>ez-egoiliarren<text:s text:c="2"/>errentaren<text:s text:c="2"/>gaineko<text:s text:c="2"/>zergaren</text:span></text:p>
        <text:p text:style-name="Standard"/>
        <text:p text:style-name="P871"><text:span text:style-name="T844"><text:s/>zergadunak badira,<text:s text:c="3"/>Espainiako<text:s text:c="3"/>lurraldean<text:s text:c="3"/>dituzten<text:s text:c="2"/></text:span></text:p>
        <text:p text:style-name="Standard"/>
        <text:p text:style-name="P872"><text:span text:style-name="T845">establezimendu<text:s text:c="3"/>iraunkor<text:s text:c="3"/>guztiengatik egotzi beharrekoa izango</text:span></text:p>
        <text:p text:style-name="Standard"/>
        <text:p text:style-name="P873"><text:span text:style-name="T846">da negozio zifraren zenbateko garbia.<text:s/></text:span></text:p>
        <text:p text:style-name="P874"><text:span text:style-name="T847">d) Gizarte Segurantza, mutualitateak eta montepioak kudeatzen dituzten erakundeak, indarrean dagoen legediarekin bat etorriz eratutakoak.</text:span></text:p>
        <text:p text:style-name="Standard"/>
        <text:p text:style-name="Standard"/>
        <text:p text:style-name="P875"><text:span text:style-name="T848">e) Ikerketa-erakunde publikoak eta maila guztietako irakaskuntza-establezimenduak, Estatuaren, Euskal Autonomia Erkidegoaren, Foru Aldundiaren, udal erakundeen edo ongintza edota herri onurako izendapena duten fundazioen funtsez baizik mantentzen ez direnak, eta irabazteko asmorik gabe hezkuntza-itunpean diharduten maila guztietako irakaskuntza-establezimenduak, baita ikasleei liburu eta idazgaiak eskuratu edota mantenu erdiko zein barnetegiko zerbitzuak egiten dizkietenak ere, nahiz eta salbuespen moduan establezimenduan bertan saldu irakaskuntza tailerretako ekoizkinak, beti ere salmenta horren emaitza lehengaiak erosteko edo establezimenduaren artapenerako erabiltzen denean eta ez duenean norbanako edo gainontzeko batentzako erabilerarik.</text:span></text:p>
        <text:p text:style-name="Standard"/>
        <text:p text:style-name="Standard"/>
        <text:p text:style-name="P876"><text:span text:style-name="T849">f) Urritu fisiko, psikiko edo zentzumenezkoen elkarte edo fundazioak, irabazteko xederik ez dutenean, burutzen duten jarduera pedagogikoa, zientifikoa, laguntzakoa eta enpleguaren alorrekoa denean eta minusbaliatuen irakaskuntza, hezkuntza, birgaikuntza eta babesa eskuratzeko direnean, nahiz eta helburu horietarako dituzten lantegietan ekoizten diren ekoizkinak saldu, beti ere salmenta horren emaitza lehengaiak erosteko edo establezimenduaren artapenerako erabiltzen denean eta ez duenean norbanako edo gainontzeko batentzako erabilerarik.</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77"><text:span text:style-name="T850">g)Eusko</text:span></text:p>
        <text:p text:style-name="Standard"/>
        <text:p text:style-name="P878"><text:span text:style-name="T851">Ikaskuntza, Euskaltzaindia eta Euskal Herriaren Adiskideen Elkartea.</text:span></text:p>
        <text:p text:style-name="Standard"/>
        <text:p text:style-name="Standard"/>
        <text:p text:style-name="Standard"/>
        <text:p text:style-name="P879"><text:span text:style-name="T852">h) Elkarteen Erregistroan inskribatutako irabazi asmorik gabeko elkarteak, baldin eta udalarekin batera lankidetza jarduerak burutzeagatik bertako organo eskudunak herri onurakoak izendatzen baditu Salbuespena beren zeregin propioen barruan sartzen diren eta udalerriko gutxieneko kuotarekin zergapetzen diren jarduerei aplikatuko zaie.</text:span></text:p>
        <text:p text:style-name="Standard"/>
        <text:p text:style-name="Standard"/>
        <text:p text:style-name="P880"><text:span text:style-name="T853">i) Nazioarteko itun edo hitzarmenen arabera salbuespena aplikatu behar zaien subjektu pasiboak</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81"><text:span text:style-name="T854">2.Artikulu</text:span></text:p>
        <text:p text:style-name="Standard"/>
        <text:p text:style-name="P882"><text:span text:style-name="T855">honen 1. apartatuko e), f) eta h) letretan jasotzen diren</text:span></text:p>
        <text:p text:style-name="Standard"/>
        <text:p text:style-name="P883"><text:span text:style-name="T856">salbuespenek erreguzko izaera izango dute, eta<text:s text:c="2"/>interesdunak eskatuta</text:span></text:p>
        <text:p text:style-name="Standard"/>
        <text:p text:style-name="P884"><text:span text:style-name="T857">emango dira, hala badagokio.</text:span></text:p>
        <text:p text:style-name="P885"><text:span text:style-name="T858">IV. SUBJEKTU PASIBOAK</text:span></text:p>
        <text:p text:style-name="Standard"/>
        <text:p text:style-name="P886"><text:span text:style-name="T859">8. artikulua</text:span></text:p>
        <text:p text:style-name="Standard"/>
        <text:p text:style-name="Standard"/>
        <text:p text:style-name="Standard"/>
        <text:p text:style-name="P887"><text:span text:style-name="T860">Zerga</text:span></text:p>
        <text:p text:style-name="Standard"/>
        <text:p text:style-name="P888"><text:span text:style-name="T861">honen subjektu pasiboak dira, zergadun</text:span></text:p>
        <text:p text:style-name="Standard"/>
        <text:p text:style-name="P889"><text:span text:style-name="T862">gisa, pertsona fisiko</text:span></text:p>
        <text:p text:style-name="Standard"/>
        <text:p text:style-name="P890"><text:span text:style-name="T863">eta juridikoak, eta  Gipuzkoako</text:span></text:p>
        <text:p text:style-name="Standard"/>
        <text:p text:style-name="P891"><text:span text:style-name="T864">Lurralde Historikoko Zergei buruzko martxoaren 8ko 2/2005 Foru Arau</text:span></text:p>
        <text:p text:style-name="Standard"/>
        <text:p text:style-name="P892"><text:span text:style-name="T865">Orokorreko</text:span></text:p>
        <text:p text:style-name="Standard"/>
        <text:p text:style-name="P893"><text:span text:style-name="T866">35. artikuluaren 3.</text:span></text:p>
        <text:p text:style-name="Standard"/>
        <text:p text:style-name="P894"><text:span text:style-name="T867">apartatuan aipatzen dituen entitateak, eta testamentu-ahalordea</text:span></text:p>
        <text:p text:style-name="Standard"/>
        <text:p text:style-name="P895"><text:span text:style-name="T868">erabili gabe duten herentziak, betiere zerga honen zerga-egitatea</text:span></text:p>
        <text:p text:style-name="Standard"/>
        <text:p text:style-name="P896"><text:span text:style-name="T869">eratzen duten eskubideen titular badira.</text:span></text:p>
        <text:p text:style-name="P897"><text:span text:style-name="T870">V. ZERGA KUOTA</text:span></text:p>
        <text:p text:style-name="Standard"/>
        <text:p text:style-name="P898"><text:span text:style-name="T871">9. artikulua</text:span></text:p>
        <text:p text:style-name="Standard"/>
        <text:p text:style-name="P899"><text:span text:style-name="T872">Udal honek, Zerga honi dagozkion koefizienteak eta indizeak finkatu ditu, eranskinean agertzen den bezala.</text:span></text:p>
        <text:p text:style-name="Standard"/>
        <text:p text:style-name="P900"><text:span text:style-name="T873">Zerga kuota izango da Zergaren tarifak foru arau honetan eta berau osatzen eta garatzen duten xedapenetan adierazitakoaren arabera eta eranskinean ezarritako koefizienteak, indizea eta hobariak aplikatuz sortzen den emaitza.</text:span></text:p>
        <text:p text:style-name="Standard"/>
        <text:p text:style-name="P901"><text:span text:style-name="T874">VI. ZERGALDIA ETA SORTZAPENA</text:span></text:p>
        <text:p text:style-name="Standard"/>
        <text:p text:style-name="P902"><text:span text:style-name="T875">10. artikulua</text:span></text:p>
        <text:p text:style-name="Standard"/>
        <text:p text:style-name="P903"><text:span text:style-name="T876">1. Zergaldia bat dator urte naturalarekin, alta aitorpenak direnetan salbu, kasu horretan kuoten kalkulua jardueraren hasiera egunetik urte naturalaren bukaerarainokoa izango baita, artikulu honen 3. zenbakian jarritakoaren kalterik gabe.</text:span></text:p>
        <text:p text:style-name="Standard"/>
        <text:p text:style-name="P904"><text:span text:style-name="T877">2.Zergaren sortzapena ezarraldiko lehenengo egunean gertatzen da eta kuotak murriztu ezinak izango dira, alta aitorpenen kasuetan jardueraren hasiera eguna urte naturalarekin bat ez datorrenean salbu, kasu horretan kuoten kalkulua jardueraren hasiera egunetik abenduaren 31 arteko hilabete kopuruaren proportzioan egingo baita. </text:span></text:p>
        <text:p text:style-name="Standard"/>
        <text:p text:style-name="P905"><text:span text:style-name="T878">3. Baja aitorpenen kasuan, urtarrilaren 1etik baja aitorpena aurkezten den egunera artekoa izango da zergaldia. Kasu horretan, zergaldiaren lehen egunean sortuko da Zerga eta urtarrilaren 1etik baja aitorpena aurkezten den egunera bitartean dauden hiruhilabeteko kopuruaren proportzioan kalkulatuko da kuota.</text:span></text:p>
        <text:p text:style-name="Standard"/>
        <text:p text:style-name="P906"><text:span text:style-name="T879">Zenbaki honetan xedatutakoa ez da aplikagarri izango jarduerako alta aitorpena eta baja aitorpena urte natural berean gertatzen badira. Kasu horretan, urte bereko abenduaren 31ra aldatuko da bajaren data.</text:span></text:p>
        <text:p text:style-name="Standard"/>
        <text:p text:style-name="P907"><text:span text:style-name="T880">Zerga Administrazioak, ofizioz, Zergaren zentsuetan bidezko izan dadin barne hartze, aldaketa edo baztertzeari ekin ahal izango dio, arauz ezar daitezen era eta baldintzetan.</text:span></text:p>
        <text:p text:style-name="Standard"/>
        <text:p text:style-name="P908"><text:span text:style-name="T881">4. Ikuskizunak diren kasuetan, kuotak banakako jardueretarako finkaturik badaude, horietako bakoitza egiterakoan sortuko da Zerga, beharrezko aitorpenak aurkeztu beharko direlarik erregelamenduz ezarriko den moduan. </text:span></text:p>
        <text:p text:style-name="P909"><text:span text:style-name="T882">VII.- KUDEAKETA</text:span></text:p>
        <text:p text:style-name="Standard"/>
        <text:p text:style-name="P910"><text:span text:style-name="T883">11.artikulua</text:span></text:p>
        <text:p text:style-name="Standard"/>
        <text:p text:style-name="P911"><text:span text:style-name="T884">1. Zergaren kudeaketa matrikula egiten denean hasiko da. Matrikula urtero egingo da udalerri bakoitzerako, eta zentsuen bidez osatuko da; zentsu horietan jarduera ekonomikoak, subjektu pasiboak eta zerga zorrak azalduko dira, eta behar denean foru errekargua ere bai. </text:span></text:p>
        <text:p text:style-name="Standard"/>
        <text:p text:style-name="P912"><text:span text:style-name="T885">2. Subjektu pasiboek alta eskatzeko zentsu-adierazpenak aurkeztu beharko dituzte, arau bidez ezartzen den epean; aitorpen horietan aurreko idatz-zatian adierazitakoaren arabera matrikulan sartu beharreko elementu guztiak adierazi beharko dituzte. Jarraian, eskumena duen administrazioak likidazioa egingo du; likidazioa subjektu pasiboari jakinaraziko zaio eta, hark, behar den sarrera egin beharko du.</text:span></text:p>
        <text:p text:style-name="Standard"/>
        <text:p text:style-name="P913"><text:span text:style-name="T886">3. Halaber, subjektu pasiboek zergapeko jardueretan aritzean gertatu eta zerga honen ordainketan eragina duten aldaketa fisiko, ekonomiko eta juridikoen berri eman beharko dute, arau bidez ezartzen diren epeetan eta zehazten den bezala.</text:span></text:p>
        <text:p text:style-name="Standard"/>
        <text:p text:style-name="P914"><text:span text:style-name="T887">4. Zerga ikuskaritzaren edo alten zein berriemateen formalizazioaren emaitzako zentsuetan datuak sartzea edo haietako datuak kentzea edo aldatzea administrazio egintzatzat joko dira eta zentsuaren aldarazpena ekarriko dute. Matrikulan egiten den aldaketa orok, zentsuetan dauden datuak ukitzen baditu, nahitaez, aldez aurretik zentsu horiek modu berean aldaraztea eskatuko du.</text:span></text:p>
        <text:p text:style-name="Standard"/>
        <text:p text:style-name="P915"><text:span text:style-name="T888">5. Zerga hau autolikidazio araubidean eskatu ahalko da, arau bidez ezartzen den eran.</text:span></text:p>
        <text:p text:style-name="P916"><text:span text:style-name="T889">12. artikulua</text:span></text:p>
        <text:p text:style-name="Standard"/>
        <text:p text:style-name="P917"><text:span text:style-name="T890">1.  Zerga kudeatzeko, likidatzeko, ikuskatzeko eta biltzeko (borondatezko epealdian zein premiamendu bidez) ahalmenak Udalarenak dira.</text:span></text:p>
        <text:p text:style-name="Standard"/>
        <text:p text:style-name="P918"><text:span text:style-name="T891">2. Udalaren ahalmenak dira, halaber, matrikula jendaurrean jartzea, errekurtsoak eta erreklamazioak ebaztea, zerga kobratzea, salbuespenak eta hobariak aplikatzea eta zerga honen alorrean zergadunari laguntza eta informazioa emateko jarduketak egitea.</text:span></text:p>
        <text:p text:style-name="Standard"/>
        <text:p text:style-name="P919"><text:span text:style-name="T892">3. Gipuzkoako Foru Aldundiaren eskumen osoa da zergaren Matrikula osatu eta gordetzea, jarduera ekonomikoak sailkatzea, kuotak ezartzea eta bidezko ordainagiriak egitea. </text:span></text:p>
        <text:p text:style-name="Standard"/>
        <text:p text:style-name="P920"><text:span text:style-name="T893">Hala ere, udalek eskumena izango dira jarduerak sailkatzeko eta kuotak ezartzeko, euren ikuskapen jarduketetan oinarrituta. </text:span></text:p>
        <text:p text:style-name="Standard"/>
        <text:p text:style-name="P921"><text:span text:style-name="T894">4. Udala lankidetzan jardungo da Foru Aldundiarekin zergaren Matrikula osatu eta gordetzeko, jarduera ekonomikoak sailkatzeko eta bidezko kuotak ezartzeko. </text:span></text:p>
        <text:p text:style-name="Standard"/>
        <text:p text:style-name="P922"><text:span text:style-name="T895">5. Salbuespenak emateko eta ukatzeko, Foru Aldundiaren txosten teknikoa beharko da aldez aurretik, eta hartzen den ebazpena Aldundiari helarazi beharko zaio. </text:span></text:p>
        <text:p text:style-name="P923"><text:span text:style-name="T896">13. artikulua</text:span></text:p>
        <text:p text:style-name="Standard"/>
        <text:p text:style-name="P924"><text:span text:style-name="T897">Jarduerak sailkatzeko eta kuotak ezartzeko egintzen aurkako errekurtso eta erreklamazioak direla eta,  Zergei buruzko Foru Arau Orokorraren 229 eta 246 bitarteko artikuluetan xedatutakoa beteko da. Gipuzkoako Foru Aldundia izango da horrelako errekurtso eta erreklamazioak ebazteko organo eskuduna. Errekurtso edo erreklamazioa jarrita ere egintzaren betearazpena ez da etengo.</text:span></text:p>
        <text:p text:style-name="P925"><text:span text:style-name="T898">14. artikulua</text:span></text:p>
        <text:p text:style-name="P926"><text:span text:style-name="T899">Udal bakoitzari dagokion matrikula Foru Aldundiak egingo du. Matrikula hori urtero osatuko dute Foru Aldundiko zerbitzu eskudunek, Ogasuneko zuzendari nagusiak onartuko du, eta udalari bidaliko zaio ordainagiriak kobratzeko epea hasi aurretik.</text:span></text:p>
      </text:section>
      <text:section text:name="Section6" text:style-name="Section6">
        <text:p text:style-name="SB6"/>
        <text:h text:style-name="HE2" text:outline-level="2"><text:span text:style-name="Heading_2">06 ERAIKIN, INSTALAZIO ETA OBREN GAINEKO ZERGA ARAUTZEN DUEN ORDENANTZA</text:span></text:h>
        <text:p text:style-name="P927"><text:span text:style-name="T900">I. XEDAPEN OROKORRAK</text:span></text:p>
        <text:p text:style-name="Standard"/>
        <text:p text:style-name="P928"><text:span text:style-name="T901">1. artikulua</text:span></text:p>
        <text:p text:style-name="Standard"/>
        <text:p text:style-name="P929"><text:span text:style-name="T902">Udal hau ordenantza honetan oinarritzen da Eraikin, Instalazio eta Obren gaineko Zerga exijitzeko. Lurralde Historikoko Toki-ogasunak arautzen dituen Foru Arauan eta zerga bakoitzari dagokion Foru Arau partikularretan aurreikusten denari jarraiki. Honen eranskina ere, aplikatu beharreko ehunekoen taulak eta karga-tasak jasotzen dituena, Ordenantzaren atal bat da. Pasaiako Udalbatzarrak ordenantza honen azken aldaketa 2022ko irailaren 27an  onartu zuen eta 2023ko urtarrilaren 1ean sartuko da indarrean.</text:span></text:p>
        <text:p text:style-name="P930"><text:span text:style-name="T903">2. artikulua</text:span></text:p>
        <text:p text:style-name="Standard"/>
        <text:p text:style-name="P931"><text:span text:style-name="T904">Zerga-ordenantza honek arautzen ez dituen alderdi guztiei dagokienez, Pasaiako Udalerrian aplikazio zuzena izango du Uztailaren 5eko Eraikuntza Instalazio eta Obren gaineko Zergaren 15/1989 Foru Arauak, eta baita hau garatzen duten foru araudiek ere. Zehazki, zerga-egitatea zehazteari dagokiona, zergaren subjektu pasiboa eta erantzuleak zehazteari dagokiona, zerga-salbuespenak, zerga-murrizketak eta hobariak, zerga-oinarria eta zerga-likidazioa, zerga-kuota, zergaldia eta zerga sortzea, eta zergaren kudeaketa, likidazioa, zerga-bilketa eta ikuskaritzari dagozkionak.</text:span></text:p>
        <text:p text:style-name="P932"><text:span text:style-name="T905">II.- ZERGA-EGITATEA</text:span></text:p>
        <text:p text:style-name="Standard"/>
        <text:p text:style-name="P933"><text:span text:style-name="T906">3. artikulua</text:span></text:p>
        <text:p text:style-name="Standard"/>
        <text:p text:style-name="P934"><text:span text:style-name="T907">1-Zerga hau sortzen duen egintza edozein eraikin, instalazio edo obra izan daiteke udal baimena behar badu indarrean dauden arau ordezkatzaileen arabera. Obra egileak baimena eskatu duen edo ez, ez dio ardura, Udalari badagokio lizentzia ematea. Lizentzia bidera liteke obra egilearen eskariz edo Udalak dagokion agindua edo errekerimendua eginez dagokionari.</text:span></text:p>
        <text:p text:style-name="Standard"/>
        <text:p text:style-name="P935"><text:span text:style-name="T908">2- Zerga ordaintzetik salbuetsita dago edozein eraikuntza, instalazio edo obra egitea, horren jabeak Gipuzkoako Foru Aldundia, Euskal Autonomia Erkidegoa, Estatua edo udal entitateak direnean, baldin eta, zergari lotuta egonik, zuzenean errepide, trenbide, portu, aireportu, obra hidrauliko eta populazioen eta ur zikinen saneamendura zuzenduta badago, nahiz eta horien kudeaketa, dela inbertsio lanetan dela artapen lanetan, organismo autonomoek egin.</text:span></text:p>
        <text:p text:style-name="P936"><text:span text:style-name="T909">III. SUBJEKTU PASIBOAK</text:span></text:p>
        <text:p text:style-name="Standard"/>
        <text:p text:style-name="P937"><text:span text:style-name="T910">4. artikulua</text:span></text:p>
        <text:p text:style-name="Standard"/>
        <text:p text:style-name="Standard"/>
        <text:p text:style-name="P938"><text:span text:style-name="T911">1.</text:span></text:p>
        <text:p text:style-name="Standard"/>
        <text:p text:style-name="P939"><text:span text:style-name="T912">Zerga</text:span></text:p>
        <text:p text:style-name="Standard"/>
        <text:p text:style-name="P940"><text:span text:style-name="T913">honen subjektu pasiboak dira, zergadun</text:span></text:p>
        <text:p text:style-name="Standard"/>
        <text:p text:style-name="P941"><text:span text:style-name="T914">gisa,</text:span></text:p>
        <text:p text:style-name="Standard"/>
        <text:p text:style-name="P942"><text:span text:style-name="T915">pertsona fisiko eta juridikoak, eta Gipuzkoako</text:span></text:p>
        <text:p text:style-name="Standard"/>
        <text:p text:style-name="P943"><text:span text:style-name="T916">Lurralde Historikoko Zergei buruzko martxoaren 8ko 2/2005 Foru Arau</text:span></text:p>
        <text:p text:style-name="Standard"/>
        <text:p text:style-name="P944"><text:span text:style-name="T917">Orokorreko</text:span></text:p>
        <text:p text:style-name="Standard"/>
        <text:p text:style-name="P945"><text:span text:style-name="T918">35.</text:span></text:p>
        <text:p text:style-name="Standard"/>
        <text:p text:style-name="P946"><text:span text:style-name="T919">artikuluaren 3. atalean</text:span></text:p>
        <text:p text:style-name="Standard"/>
        <text:p text:style-name="P947"><text:span text:style-name="T920">aipatzen diren</text:span></text:p>
        <text:p text:style-name="Standard"/>
        <text:p text:style-name="P948"><text:span text:style-name="T921">entitateak, eta testamentu-ahalordea erabili gabe duten herentziak, betiere obrak egiten diren</text:span></text:p>
        <text:p text:style-name="Standard"/>
        <text:p text:style-name="P949"><text:span text:style-name="T922">eraikinen jabe diren neurrian; gainerako kasuetan zergatuntzat</text:span></text:p>
        <text:p text:style-name="Standard"/>
        <text:p text:style-name="P950"><text:span text:style-name="T923">hartuko dira obraren jabe direnak.</text:span></text:p>
        <text:p text:style-name="Standard"/>
        <text:p text:style-name="P951"><text:span text:style-name="T924">2. Obraren jabetzat obra egingo den eraikinaren jabea hartzen da, non eta ez zaion frogatzen Udal Administrazioari agiri fede-emailearen bidez, beste pertsona fisiko, juridiko edo erakunde bat dela jabea.</text:span></text:p>
        <text:p text:style-name="P952"><text:span text:style-name="T925">5. artikulua</text:span></text:p>
        <text:p text:style-name="Standard"/>
        <text:p text:style-name="P953"><text:span text:style-name="T926">1. Zergadunaren ordezko subjektu pasiboak dira eraikina, instalazioa edo obrak egiteko dagozkien lizentziak eskatzen dituztenak, direlako obren zergadunak berak ez badira. </text:span></text:p>
        <text:p text:style-name="Standard"/>
        <text:p text:style-name="P954"><text:span text:style-name="T927">2. Dena dela, Udal Administrazioak badu ahalmena zergadunaren ordezkoari eskatzeko zergaduna zein pertsona edo erakunde den, eta helbidea.</text:span></text:p>
        <text:p text:style-name="P955"><text:span text:style-name="T928">IV. ZERGA-OINARRIA</text:span></text:p>
        <text:p text:style-name="Standard"/>
        <text:p text:style-name="P956"><text:span text:style-name="T929">6. artikulua</text:span></text:p>
        <text:p text:style-name="Standard"/>
        <text:p text:style-name="P957"><text:span text:style-name="T930">1. Zergaren oinarria eraikin, instalazio edo obraren benetako kostuaren gainean zehazten da.</text:span></text:p>
        <text:p text:style-name="Standard"/>
        <text:p text:style-name="P958"><text:span text:style-name="T931">2. Zerga-oinarritik kanpo geratzen dira Balio Erantsiaren gaineko Zerga eta erregimen berezietako antzeko beste zergak, eraikuntza, instalazio edo obrekin lotuta egon litezkeen tasa, prezio publiko eta udal mailako gainerako ondare-prestazioak, eta, orobat, profesionalen ordainsariak, kontratistaren mozkin enpresariala eta hertsi-hertsian exekuzioaren kostu materiala osatzen ez duten bestelako kontzeptuak.</text:span></text:p>
        <text:p text:style-name="Standard"/>
        <text:p text:style-name="P959"><text:span text:style-name="T932">3. Benetan egindako obren zerga-oinarria udal teknikariek zehaztuko dute proiektuaren kostu estimatuaren arabera, baldin eta aurrekonturik ez badago edo aurkeztutakoa egindako obrekin bat ez datorrenean, edota eraikin, instalazio eta obren kasuan, hauek beharrezkoa duten udal lizentziarik ez badute .</text:span></text:p>
        <text:p text:style-name="Standard"/>
        <text:p text:style-name="P960"><text:span text:style-name="T933">4. Aurreko zenbakian xedatutakoa betetzeko:</text:span></text:p>
        <text:p text:style-name="Standard"/>
        <text:p text:style-name="P961"><text:span text:style-name="T934">a) Oin berriko eraikinetarako prezio minimoak aplikatuko dira, Euskal Herriko Arkitektoen Elkargo Ofizialak Aurrekontuen Kontrolerako oniritzia emateko duen justifikazio-fitxatik aterea, une bakoitzean indarrean diren indize edo koefizienteak aplikatuz.</text:span></text:p>
        <text:p text:style-name="Standard"/>
        <text:p text:style-name="P962"><text:span text:style-name="T935">Kontrol-modulua eta lokalizazio-faktorea urtero Euskal Herriko Arkitektoen Elkargo Ofizialak onartzen dituenak izango dira.</text:span></text:p>
        <text:p text:style-name="Standard"/>
        <text:p text:style-name="P963"><text:span text:style-name="T936">Eraikuntza ez estandarizatutzat hartuko dira erabat aurrefabrikatuak ez diren guztiak.</text:span></text:p>
        <text:p text:style-name="Standard"/>
        <text:p text:style-name="P964"><text:span text:style-name="T937">b) Birgaitze-lanei dagokienez, obra hauetarako Gaztela eta Leongo Eraikuntza Institutuak argitaratua duen Prezio-Baseari jarraituko zaio, hauei Eusko Jaurlaritzaren Prezio-Baseko prezio unitarioak aplikatu ondoren, eta hala balegokie, dagokien KPIrekin eguneratuak.</text:span></text:p>
        <text:p text:style-name="P965"><text:span text:style-name="T938">V. KUOTA ETA SORTZAPENA</text:span></text:p>
        <text:p text:style-name="Standard"/>
        <text:p text:style-name="P966"><text:span text:style-name="T939">7. artikulua</text:span></text:p>
        <text:p text:style-name="Standard"/>
        <text:p text:style-name="P967"><text:span text:style-name="T940">1.Zerga honen kuota izango da zerga-oinarriari Eranskinean agertzen den karga-tasa aplikatzetik ateratzen dena.</text:span></text:p>
        <text:p text:style-name="Standard"/>
        <text:p text:style-name="P968"><text:span text:style-name="T941">2. Zergaren sortzapena eraikuntza, instalazio edo obra hasterakoan bertan gertatzen da, beharrezko lizentzia jaso ez bada ere.</text:span></text:p>
        <text:p text:style-name="P969"><text:span text:style-name="T942">VI. KUDEAKETA</text:span></text:p>
        <text:p text:style-name="Standard"/>
        <text:p text:style-name="P970"><text:span text:style-name="T943">8. artikulua</text:span></text:p>
        <text:p text:style-name="Standard"/>
        <text:p text:style-name="P971"><text:span text:style-name="T944">Beharrezko lizentzia ematerakoan behin-behineko likidazioa egingo da eta zerga-oinarria interesatuek aurkezturiko aurrekontuaren arabera zehaztuko da, baldin eta aurrekontua dagokion Elkargo Ofizialak ikus-onetsia izan bada; horrela ez bada, udal-teknikariek, ordenantza honen 6.3. artikuluaren arabera, zehaztuko dute zerga-oinarria. </text:span></text:p>
        <text:p text:style-name="P972"><text:span text:style-name="T945">9. artikulua</text:span></text:p>
        <text:p text:style-name="Standard"/>
        <text:p text:style-name="P973"><text:span text:style-name="T946">Lizentzia eman ondoren, hasierako proiektua aldatzen bada, behin-behineko likidazio berria egiteko aurrekontu berria aurkeztu beharko da; proiektu aldatuaren arabera, lehenbiziko likidazioaren zenbatekoa gainditzen duen kopuruaz.</text:span></text:p>
        <text:p text:style-name="P974"><text:span text:style-name="T947">10. artikulua</text:span></text:p>
        <text:p text:style-name="Standard"/>
        <text:p text:style-name="P975"><text:span text:style-name="T948">1. Benetan egindako eraikuntzak, instalazioak edo obrak eta euren benetako kostua ikusiz, udal-administrazioak, bidezko administrazio-egiaztapena eginda, aldatu egingo du, egoerak hala eskatzen badu, zerga-oinarria, bidezko behin betiko likidazioa eginez eta dagokion zenbatekoa subjektu pasiboari eskatuz edo, beharrezkoa bada, itzuliz. </text:span></text:p>
        <text:p text:style-name="Standard"/>
        <text:p text:style-name="P976"><text:span text:style-name="T949">2. Aurreko atalean xedatuaren ondoriotarako, obra bukatu edo behin-behineko onartu eta ondorengo lehen hilabetearen barruan, zirkunstantzia honen aitorpena aurkeztuko da udal-administrazioak jarriko duen inprimakian, obraren zuzendari fakultatiboaren ziurtagiriarekin, nahitaezkoa denean dagokion elkargo profesionalak ikus-onetsita, non ziurtatuko den obren kostu osoa. 3. Behin-behineko likidazioaren eta behin betikoaren arteko aldea 10,00 eurotik beherakoa bada, behin-behineko likidazioa behin betikotzat joko da.</text:span></text:p>
        <text:p text:style-name="P977"><text:span text:style-name="T950">11. artikulua</text:span></text:p>
        <text:p text:style-name="Standard"/>
        <text:p text:style-name="P978"><text:span text:style-name="T951">Zergaren likidazioaren ondorioetarako, administrazioaren isiltasun positiboa aplikatuz lizentziak emateak espresuki emateak duen balio berbera izango du.</text:span></text:p>
        <text:p text:style-name="P979"><text:span text:style-name="T952">12. artikulua</text:span></text:p>
        <text:p text:style-name="Standard"/>
        <text:p text:style-name="P980"><text:span text:style-name="T953">Udalak zerga hau autolikidazio-erregimenean eska dezake.</text:span></text:p>
        <text:p text:style-name="P981"><text:span text:style-name="T954">13. artikulua</text:span></text:p>
        <text:p text:style-name="Standard"/>
        <text:p text:style-name="P982"><text:span text:style-name="T955">Lizentzia baten titularrak uko egiten badio berariaz eta idatziz baimendutako obrak, eraikuntzak edo instalazioak egiteari, udalak itzuli edo erabat suntsiaraziko du behin-behineko likidazioa. </text:span></text:p>
        <text:p text:style-name="P983"><text:span text:style-name="T956">14. artikulua</text:span></text:p>
        <text:p text:style-name="Standard"/>
        <text:p text:style-name="P984"><text:span text:style-name="T957">Lizentziaren bat iraungiz gero, udalak itzuli edo suntsiarazi egingo du likidazioa, baldin eta lizentziaren titularrak hura berritzeko eskatu eta udalak onartu egiten badio luzapena.</text:span></text:p>
      </text:section>
      <text:section text:name="Section7" text:style-name="Section7">
        <text:p text:style-name="SB7"/>
        <text:h text:style-name="HE2" text:outline-level="2"><text:span text:style-name="Heading_2">07 ORDENANTZA,ZERBITZU PUBLIKOAK ESKAINI ETA JARDUERA ADMINISTRATIBOAK BIDERATZEAGATIK ORDAINDU BEHARREKO TASAK</text:span></text:h>
        <text:p text:style-name="P985"><text:span text:style-name="T958">I. XEDAPEN OROKORRAK</text:span></text:p>
        <text:p text:style-name="Standard"/>
        <text:p text:style-name="P986"><text:span text:style-name="T959">1. artikulua</text:span></text:p>
        <text:p text:style-name="Standard"/>
        <text:p text:style-name="P987"><text:span text:style-name="T960">Udal hau ordenantza honetan oinarritzen da Eranskinean jasota dauden zerbitzu publikoak eta jarduerak eskaintzeagatik tasak ezarri eta exijitzeko, Lurralde Historikoko Toki-ogasunak arautzen dituen Foru Arauari jarraiki. Eranskina ere, zerbitzu publikoak eta jarduerak beren tasekin jasotzen dituena, Ordenantzaren atal bat da.</text:span></text:p>
        <text:p text:style-name="P988"><text:span text:style-name="T961">2. artikulua</text:span></text:p>
        <text:p text:style-name="Standard"/>
        <text:p text:style-name="P989"><text:span text:style-name="T962">Ordenantza hau udalerri osoan aplikatuko da.</text:span></text:p>
        <text:p text:style-name="P990"><text:span text:style-name="T963">II. ZERGA-EGINTZA</text:span></text:p>
        <text:p text:style-name="Standard"/>
        <text:p text:style-name="P991"><text:span text:style-name="T964">3. artikulua</text:span></text:p>
        <text:p text:style-name="Standard"/>
        <text:p text:style-name="P992"><text:span text:style-name="T965">Toki-administrazioak zerbitzu bat eskaini edo jarduera bat egiten duenean zerga-egintza bat egiten du, berdin da herritarrek hala egiteko eskatu diotelako egin, edo bestela Udalak bere ekimenez egin, herritarrek egin duten edo egin gabe utzi duten zerbaitek eraginda.</text:span></text:p>
        <text:p text:style-name="P993"><text:span text:style-name="T966">III. SUBJEKTU PASIBOAK</text:span></text:p>
        <text:p text:style-name="Standard"/>
        <text:p text:style-name="P994"><text:span text:style-name="T967">4. artikulua</text:span></text:p>
        <text:p text:style-name="Standard"/>
        <text:p text:style-name="P995"><text:span text:style-name="T968">1. Zergadun gisa, zergak ordaintzera behartuta daudenak honako hauek dira: pertsona fisikoak nahiz juridikoak, eta erakundeak, Gipuzkoako Zergen Foru Arau Orokorrak 35.3 artikuluan zehazten dituenak, zerbitzu edo jarduerak eskatzen dituztenean edo haien onura edo eragina jasotzen dutenean.</text:span></text:p>
        <text:p text:style-name="Standard"/>
        <text:p text:style-name="P996"><text:span text:style-name="T969">2. Zergadunaren ordezkotzat hartuko da:</text:span></text:p>
        <text:p text:style-name="Standard"/>
        <text:p text:style-name="P997"><text:span text:style-name="T970">a)  Etxebizitzak edo lokalak erabiltzen dituztenen onerako zerbitzu edo jarduerengatik eskatzen diren tasetan, eraikuntza horien jabeak izango dira ordezko erantzuleak. Horiek, hala balegokie, onuradunei ordainaraz diezazkiekete kuotak. Etxebizitzaren erabiltzailea Pasaiako Udala balitz, subjektu pasibo honi dagozkien zerga-onurak aplikatu ahal izango zaizkio. Jabea Pasaiako Udala denean, eskainitako zerbitzuei dagozkien ordainagiriak zuzenean erabiltzaileei likidatuko zaizkie.</text:span></text:p>
        <text:p text:style-name="Standard"/>
        <text:p text:style-name="P998"><text:span text:style-name="T971">b) Suteak itzali eta hauei aurre-hartzeko zerbitzuengatik ezarritako tasetan, hondatutako eraikinen prebentzioagatik, eraikuntza eta eraispen zerbitzuengatik, salbamendukoengatik eta, oro har, pertsona eta ondasunak babesteko zerbitzuengatik ezarritako tasetan, zerbitzuaren mantentzea barne, arriskuaren aseguru-etxeak edo sozietate aseguratzaileak.</text:span></text:p>
        <text:p text:style-name="Standard"/>
        <text:p text:style-name="P999"><text:span text:style-name="T972">c) Lurzoru eta hiri antolamenduari buruzko araudian jasotako hirigintza lizentziak emateagatik ezarritako tasetan: obren eraikitzaileak edo kontratistak.</text:span></text:p>
        <text:p text:style-name="Standard"/>
        <text:p text:style-name="P1000"><text:span text:style-name="T973">d) Ibilgailuak geldiarazi, jaso eta gordetzeagatiko tasetan, ibilgailuen jabeak.</text:span></text:p>
        <text:p text:style-name="P1001"><text:span text:style-name="T974">5. artikulua</text:span></text:p>
        <text:p text:style-name="Standard"/>
        <text:p text:style-name="P1002"><text:span text:style-name="T975">Tasak ordaintzera behartuta daude:</text:span></text:p>
        <text:p text:style-name="Standard"/>
        <text:p text:style-name="P1003"><text:span text:style-name="T976">a) Herritarrek eskatuta egindako zerbitzu edo jardueren kasuan, eskaera egin dutenak.</text:span></text:p>
        <text:p text:style-name="Standard"/>
        <text:p text:style-name="P1004"><text:span text:style-name="T977">b) Udalak bere ekimenez egin baditu jarduerak edo zerbitzuak eskaini, herritarrek egin duten edo egin ez duten zerbaitek eraginda, orduan nori egoztekoak diren direlako jarduerak edo zerbitzuak haiexek daude beharturik .</text:span></text:p>
        <text:p text:style-name="P1005"><text:span text:style-name="T978">6. artikulua</text:span></text:p>
        <text:p text:style-name="Standard"/>
        <text:p text:style-name="P1006"><text:span text:style-name="T979">Subjektu pasiboarekin batera, tarifak aplikatzeko arauetan izendatzen diren pertsonek ere ordainduko dituzte Ordenantza honetatik eratortzen diren zerga-zorrak.</text:span></text:p>
        <text:p text:style-name="P1007"><text:span text:style-name="T980">IV. SALBUESPENAK, MURRIZKETAK ETA HOBARIAK</text:span></text:p>
        <text:p text:style-name="Standard"/>
        <text:p text:style-name="P1008"><text:span text:style-name="T981">7. artikulua</text:span></text:p>
        <text:p text:style-name="Standard"/>
        <text:p text:style-name="P1009"><text:span text:style-name="T982">Zerga-salbuespenak edo bestelako zerga-onurak onartzeko, hauei buruzko xedapen orokorretan ezarritakoaren arabera egingo da.</text:span></text:p>
        <text:p text:style-name="P1010"><text:span text:style-name="T983">V. ZERGA-OINARRIA</text:span></text:p>
        <text:p text:style-name="Standard"/>
        <text:p text:style-name="P1011"><text:span text:style-name="T984">8. artikulua</text:span></text:p>
        <text:p text:style-name="Standard"/>
        <text:p text:style-name="P1012"><text:span text:style-name="T985">Zerga-oinarria zerbitzua betetzeko egiten den unitate bakoitzaren araberakoa da, Eranskinean jasota dagoen bezala.</text:span></text:p>
        <text:p text:style-name="P1013"><text:span text:style-name="T986">VI. KUOTA</text:span></text:p>
        <text:p text:style-name="P1014"><text:span text:style-name="T987">9. artikulua</text:span></text:p>
        <text:p text:style-name="Standard"/>
        <text:p text:style-name="P1015"><text:span text:style-name="T988">Zerga kuota hiru eratara finkatuko da Eranskinean ezarritakoaren arabera: a) tarifa bat aplikatuz; b) espresuki erabakitako kopuru finko bat ezarriz edo, bestela, d) bi prozedurak batera erabiliz.</text:span></text:p>
        <text:p text:style-name="Standard"/>
        <text:p text:style-name="P1016"><text:span text:style-name="T989">Partikularren onurarako lanak Udal langileek egiten dituztenean, eta ondorioz gastuak onura jaso duten zergadunei ordainarazi behar zaizkienean, dagokion saileko arduradunak partea egin behar du sartutako lanorduena, eta parte horretan oinarrituta fakturatu behar dira sartutako orduak, eta baita erabilitako materialen kostua ere (Lan-hitzarmenean onartutako prezioaren arabera, gutxienez ordu beteko frakzioa).</text:span></text:p>
        <text:p text:style-name="P1017"><text:span text:style-name="T990">VII. TASA SORTZEA ETA ZERGALDIA</text:span></text:p>
        <text:p text:style-name="P1018"><text:span text:style-name="T991">10. artikulua</text:span></text:p>
        <text:p text:style-name="P1019"><text:span text:style-name="T992">Tasa sortzen da zerbitzua edo jarduera burutzen denean. Tasak halakoa delako aldizka sortzea eskatzen badu, dagokion zergaldiaren lehen egunean sartuko da.</text:span></text:p>
        <text:p text:style-name="P1020"><text:span text:style-name="T993">VIII. LIKIDAZIOA ETA DIRU-SARTZEA</text:span></text:p>
        <text:p text:style-name="P1021"><text:span text:style-name="T994">11. artikulua</text:span></text:p>
        <text:p text:style-name="P1022"><text:span text:style-name="T995">Tokiko Administrazioak atal bakoitzari dagokion likidazioa egingo du, eta zergadunak likidaturiko diru-kopurua sartuko du Eranskinak ordainarazpen bakoitzerako ezartzen dituen arau bereziei jarraituz.</text:span></text:p>
        <text:p text:style-name="P1023"><text:span text:style-name="T996">IX. TASEN KUDEAKETA</text:span></text:p>
        <text:p text:style-name="Standard"/>
        <text:p text:style-name="P1024"><text:span text:style-name="T997">12. artikulua</text:span></text:p>
        <text:p text:style-name="P1025"><text:span text:style-name="T998">Ordenantza honetan arautzen diren tasak likidatu, bildu eta ikuskatzeari dagokionez, Gipuzkoako Zergen Foru Arau Orokorrean jasotakoa aplikatuko da. Gauza bera egingo da zergei dagozkien arau-hausteak balioztatu eta kasu bakoitzean dagozkien isunak ezartzerakoan.</text:span></text:p>
        <text:p text:style-name="P1026"><text:span text:style-name="T999">X. AMAIERAKO XEDAPEN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27"><text:span text:style-name="T1000">Ordenantza</text:span></text:p>
        <text:p text:style-name="Standard"/>
        <text:p text:style-name="P1028"><text:span text:style-name="T1001">honen azken aldaketa, Eranskinekin batean 2022eko irailaren 27an</text:span></text:p>
        <text:p text:style-name="Standard"/>
        <text:p text:style-name="P1029"><text:span text:style-name="T1002">onartu zen eta 2023ko urtarrilaren 1ean jarriko da indarrean. Urtean</text:span></text:p>
        <text:p text:style-name="Standard"/>
        <text:p text:style-name="P1030"><text:span text:style-name="T1003">zehar onartzen diren aldaketak indarrean sartuko dira behin betiko</text:span></text:p>
        <text:p text:style-name="Standard"/>
        <text:p text:style-name="P1031"><text:span text:style-name="T1004">akordioa eta aldaketaren testua Gipuzkoako Aldizkari Ofizialean</text:span></text:p>
        <text:p text:style-name="Standard"/>
        <text:p text:style-name="P1032"><text:span text:style-name="T1005">argitaratutakoan.</text:span></text:p>
        <text:p text:style-name="Standard"/>
        <text:p text:style-name="Standard"/>
      </text:section>
      <text:section text:name="Section8" text:style-name="Section8">
        <text:p text:style-name="SB8"/>
        <text:h text:style-name="HE2" text:outline-level="2"><text:span text:style-name="Heading_2">08 ORDENANANTZA UDAL JABARI PUBLIKOAREN ERABILERA PRIBATIBO EDO USTIAPEN BEREZIAGATIK ORDAINDU BEHARREKO TASAK ARAUTZEN DITUENA</text:span></text:h>
        <text:p text:style-name="P1033"><text:span text:style-name="T1006">I. XEDAPEN OROKORRAK</text:span></text:p>
        <text:p text:style-name="P1034"><text:span text:style-name="T1007"> 1. artikulua</text:span></text:p>
        <text:p text:style-name="Standard"/>
        <text:p text:style-name="P1035"><text:span text:style-name="T1008">Udal hau ordenantza honetan oinarritzen da Eranskinean jasota dagoen Udal jabari publikoaren erabilera pribatibo edo ustiapen berezia eskaintzeagatik tasak ezarri eta exijitzeko, Lurralde Historikoko Toki-Ogasunak arautzen dituen Foru Arauari jarraiki. Eranskina ere, Udal jabari publikoaren erabilera pribatibo edo ustiapen berezia bere tasekin jasotzen duena, Ordenantzaren atal bat da.</text:span></text:p>
        <text:p text:style-name="P1036"><text:span text:style-name="T1009">2. artikulua</text:span></text:p>
        <text:p text:style-name="Standard"/>
        <text:p text:style-name="P1038"><text:span text:style-name="T1010">Ordenantza hau udalerri osoan aplikatuko da.</text:span></text:p>
        <text:p text:style-name="P1040"><text:span text:style-name="T1011">II- ZERGA-EGINTZA</text:span></text:p>
        <text:p text:style-name="Standard"/>
        <text:p text:style-name="P1042"><text:span text:style-name="T1012">3. artikulua</text:span></text:p>
        <text:p text:style-name="Standard"/>
        <text:p text:style-name="P1044"><text:span text:style-name="T1013">Zerga-egintza Udal jabari publikoaren erabilera pribatiboak edo haren ustiapen bereziak sortzen du.</text:span></text:p>
        <text:p text:style-name="P1046"><text:span text:style-name="T1014">III- SUBJEKTU PASIBOA</text:span></text:p>
        <text:p text:style-name="Standard"/>
        <text:p text:style-name="P1048"><text:span text:style-name="T1015">4. artikulua</text:span></text:p>
        <text:p text:style-name="Standard"/>
        <text:p text:style-name="P1050"><text:span text:style-name="T1016">1. Honako hauek izango dira, zergadun gisa, subjektu pasiboak: pertsona fisikoak zein juridikoak, eta Gipuzkoako Zergen Foru Arau Orokorrak 35.3. artikuluan aipatzen dituen erakundeak, baldin eta udal jabari publikoa beren onura partikularrerako gozatu, erabili edo modu berezian aprobetxatzen badute, Gipuzkoako Toki-Ogasunak arautzen dituen Foru Arauak, 20.2 artikuluan jasotzen dituen kasuen arabera.</text:span></text:p>
        <text:p text:style-name="Standard"/>
        <text:p text:style-name="P1052"><text:span text:style-name="T1017">2. Espaloietan egokitutako ibilgailu sarrerak modu pribatiboan erabiltzeagatik edo haien ustiapen bereziagatik ezartzen diren tasetan eta, orobat, sarrera horiek eraiki, mantendu, aldatu edo kentzen direnetan, zergadunaren ordezkotzat hartuko dira finka eta lokalen jabeak, ibilgailuen sarrera horietatik iristen den finka eta lokalen jabeak. Hauek, hala balegokie, onuradunei ordainaraz diezazkiekete kuotak.</text:span></text:p>
        <text:p text:style-name="Standard"/>
        <text:p text:style-name="P1054"><text:span text:style-name="T1018">3. Estatua, autonomia erkidegoak eta toki-erakundeak ez daude behartuta tasak ordaintzera herri jabariaren erabilera pribatibo edo ustiapen bereziagatik, zuzenean ustiatzen dituzten komunikazioen zerbitzu publikoei dagokienez, eta, ezta ere, herritarren segurtasunarekin edo defentsa nazionalarekin zer ikusia dutenetan.</text:span></text:p>
        <text:p text:style-name="P1056"><text:span text:style-name="T1019">5. artikulua</text:span></text:p>
        <text:p text:style-name="Standard"/>
        <text:p text:style-name="P1057"><text:span text:style-name="T1020">Tasak</text:span></text:p>
        <text:p text:style-name="Standard"/>
        <text:p text:style-name="P1058"><text:span text:style-name="T1021">lizentziaren titularrek ordainduko dituzte, eta titularrek egin</text:span></text:p>
        <text:p text:style-name="Standard"/>
        <text:p text:style-name="P1059"><text:span text:style-name="T1022">ezean, ustiapenaren onuradun direnek</text:span></text:p>
        <text:p text:style-name="Standard"/>
        <text:p text:style-name="P1060"><text:span text:style-name="T1023">.</text:span></text:p>
        <text:p text:style-name="P1061"><text:span text:style-name="T1024">IV- SALBUESPENAK, MURRIZKETAK ETA HOBARIAK</text:span></text:p>
        <text:p text:style-name="P1062"><text:span text:style-name="T1025">6. artikulua</text:span></text:p>
        <text:p text:style-name="P1063"><text:span text:style-name="T1026"> </text:span></text:p>
        <text:p text:style-name="P1064"><text:span text:style-name="T1027">1-Salbuespenak eta bestelako zerga-onurak, aplikagarri diren xedapen orokorretan ezarritakoaren arabera emango dira.</text:span></text:p>
        <text:p text:style-name="P1065"><text:span text:style-name="T1028">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1066"><text:span text:style-name="T1029">Salbuetsita</text:span></text:p>
        <text:p text:style-name="Standard"/>
        <text:p text:style-name="P1067"><text:span text:style-name="T1030">egongo dira, interes berezikotzat edo udal erabilerakotzat jotzen</text:span></text:p>
        <text:p text:style-name="Standard"/>
        <text:p text:style-name="P1068"><text:span text:style-name="T1031">diren jarduerak garatzeko behar diren jabari publikoaren okupazioak,</text:span></text:p>
        <text:p text:style-name="Standard"/>
        <text:p text:style-name="P1069"><text:span text:style-name="T1032">Udalak antolatutako festibal edo ekitaldietan, edo udalaren laguntza</text:span></text:p>
        <text:p text:style-name="Standard"/>
        <text:p text:style-name="P1070"><text:span text:style-name="T1033">edo babesa dutenetan.</text:span></text:p>
        <text:p text:style-name="Standard"/>
        <text:p text:style-name="P1071"><text:span text:style-name="T1034">Alkateak</text:span></text:p>
        <text:p text:style-name="Standard"/>
        <text:p text:style-name="P1072"><text:span text:style-name="T1035">dekretu bidez erabakiko du jardueren izendapen berezi hori, eta</text:span></text:p>
        <text:p text:style-name="Standard"/>
        <text:p text:style-name="P1073"><text:span text:style-name="T1036">egintza berean salbuespena onartuko du.<text:s/></text:span></text:p>
        <text:p text:style-name="P1074"><text:span text:style-name="T1037">Okupazio horiek ez dute</text:span></text:p>
        <text:p text:style-name="Standard"/>
        <text:p text:style-name="P1075"><text:span text:style-name="T1038">ordaintzeko betebeharrik sortuko, baina beharrezkoa izango da</text:span></text:p>
        <text:p text:style-name="Standard"/>
        <text:p text:style-name="P1076"><text:span text:style-name="T1039">dagokion lizentzia eskuratzea.</text:span></text:p>
        <text:p text:style-name="P1077"><text:span text:style-name="T1040">V- ZERGA-OINARRIA</text:span></text:p>
        <text:p text:style-name="Standard"/>
        <text:p text:style-name="P1079"><text:span text:style-name="T1041">7. artikulua</text:span></text:p>
        <text:p text:style-name="Standard"/>
        <text:p text:style-name="P1081"><text:span text:style-name="T1042">Zerga-oinarria udal jabari publikoaren erabilera pribatiboa edo ustiapen berezia egiten den unitate bakoitzaren araberakoa da, Eranskinetan jasota dagoen bezala.</text:span></text:p>
        <text:p text:style-name="P1083"><text:span text:style-name="T1043">VI- KUOTA</text:span></text:p>
        <text:p text:style-name="Standard"/>
        <text:p text:style-name="P1085"><text:span text:style-name="T1044">8. artikulua</text:span></text:p>
        <text:p text:style-name="Standard"/>
        <text:p text:style-name="P1087"><text:span text:style-name="T1045">1. Zerga kuota hiru eratara finkatuko da Eranskinetan ezarritakoaren arabera: tarifa bat aplikatuz; espresuki erabakitako kopuru finko bat ezarriz edo, bestela, bi prozedurak batera erabiliz.</text:span></text:p>
        <text:p text:style-name="Standard"/>
        <text:p text:style-name="P1089"><text:span text:style-name="T1046">2. Erabilera pribatiboak edo ustiapen bereziak udal jabari publikoa suntsitzea edo hondatzea badakar, onuradunak, ordaindu beharreko tasaren kalterik gabe, osorik ordaindu beharko ditu berreraikitze eta konpontze gastuak, eta hauen kostuaren araberako diru-gordailua egin aldez aurretik .</text:span></text:p>
        <text:p text:style-name="Standard"/>
        <text:p text:style-name="P1091"><text:span text:style-name="T1047">Kalteak konponezinak badira, udalak kalte-ordaina jasoko du, suntsitutako ondasunen balio berekoa, edo hondatutakoa konpontzea zenbat kostatzen den zenbateko hori bera.</text:span></text:p>
        <text:p text:style-name="Standard"/>
        <text:p text:style-name="P1093"><text:span text:style-name="T1048">Toki-Erakundeak ezingo ditu exijitu gabe utzi, ez osorik ez zati batean, artikulu honetan aipatzen diren kalte-ordainak edo diru-itzulketak.</text:span></text:p>
        <text:p text:style-name="P1095"><text:span text:style-name="T1049">VII- TASA SORTZEA ETA ZERGALDIA</text:span></text:p>
        <text:p text:style-name="Standard"/>
        <text:p text:style-name="P1097"><text:span text:style-name="T1050">9. artikulua</text:span></text:p>
        <text:p text:style-name="Standard"/>
        <text:p text:style-name="P1099"><text:span text:style-name="T1051">1. Udal jabari publikoaren erabilera pribatibo edo ustiapen bereziagatik exijitzen den tasa ondoko uneetan sortuko da, zerga-egintza nolakoa den: erabilera pribatiboa edo ustiapen berezia hasten denean, eta orduan zenbateko osoa edo haren zati bat aurrez ordaintzea exiji daiteke, edo, bestela, administrazio-jarduerari edo espedienteari hasiera ematen dion eskaera aurkezten denean; Izan ere, ez jarduerarik egingo da eta ezta espedientea bideratuko ere, dagokion ordainketa egiten ez bada.</text:span></text:p>
        <text:p text:style-name="Standard"/>
        <text:p text:style-name="P1101"><text:span text:style-name="T1052">2. Tasak halakoa delako aldizka sortzea eskatzen badu, urte bakoitzeko urtarrilaren 1ean sortuko da, eta zergaldia urtebetekoa izango da, non eta ez den erabilera pribatiboa edo ustiapen berezia urte barruan hasten, edo bestela uzten. Kasu hauetan, banaketa proportzionala eginez kalkulatuko da kuota, Eranskinetan ezarritakoari jarraituz.</text:span></text:p>
        <text:p text:style-name="Standard"/>
        <text:p text:style-name="P1103"><text:span text:style-name="T1053">3. Administrazioak Udal jabari publikoaren erabilera pribatiboa edo ustiapen berezia eskaintzen ez badu, berari egoztekoak diren arrazoiengatik, dagokionari dagokion zenbatekoa itzuli egingo zaio.</text:span></text:p>
        <text:p text:style-name="P1105"><text:span text:style-name="T1054">VIII- LIKIDAZIOA ETA ORDAINKETA</text:span></text:p>
        <text:p text:style-name="Standard"/>
        <text:p text:style-name="P1107"><text:span text:style-name="T1055">10. artikulua</text:span></text:p>
        <text:p text:style-name="Standard"/>
        <text:p text:style-name="P1109"><text:span text:style-name="T1056">Toki Erakundeak kontzeptu bakoitzaren likidazioa egingo du, eta likidaturiko kopurua ordainduko da Eranskinek ordainarazpen bakoitzerako ezartzen dituzten arau bereziei jarraituz.</text:span></text:p>
        <text:p text:style-name="P1111"><text:span text:style-name="T1057">IX- TASEN KUDEAKETA</text:span></text:p>
        <text:p text:style-name="Standard"/>
        <text:p text:style-name="P1113"><text:span text:style-name="T1058">11. artikulua</text:span></text:p>
        <text:p text:style-name="Standard"/>
        <text:p text:style-name="P1115"><text:span text:style-name="T1059">Ordenantza honetan arautzen diren tasak likidatu, bildu eta ikuskatzeari dagokionez, Gipuzkoako Zergen Foru Arau Orokorrean jasotakoa aplikatuko da. Gauza bera egingo da zergei dagozkien arau-hausteak balioztatu eta kasu bakoitzean dagozkien isunak ezartzerakoan.</text:span></text:p>
        <text:p text:style-name="P1117"><text:span text:style-name="T1060">X- AMAIERAKO XEDAPENA</text:span></text:p>
        <text:p text:style-name="P1118"><text:span text:style-name="T1061">Ordenantza</text:span></text:p>
        <text:p text:style-name="Standard"/>
        <text:p text:style-name="P1119"><text:span text:style-name="T1062">honen azken aldaketa, Eranskinekin batean, 2022ko irailaren 27an</text:span></text:p>
        <text:p text:style-name="Standard"/>
        <text:p text:style-name="P1120"><text:span text:style-name="T1063">onartu zen eta 2023ko urtarrilaren 1ean jarriko da indarrean. Urtean</text:span></text:p>
        <text:p text:style-name="Standard"/>
        <text:p text:style-name="P1121"><text:span text:style-name="T1064">zehar onartzen diren aldaketak indarrean sartuko dira behin betiko</text:span></text:p>
        <text:p text:style-name="Standard"/>
        <text:p text:style-name="P1122"><text:span text:style-name="T1065">akordioa eta aldaketaren testua Gipuzkoako Aldizkari Ofizialean</text:span></text:p>
        <text:p text:style-name="Standard"/>
        <text:p text:style-name="P1123"><text:span text:style-name="T1066">argitaratutakoan.</text:span></text:p>
        <text:p text:style-name="Standard"/>
        <text:p text:style-name="Standard"/>
        <text:p text:style-name="Standard"/>
        <text:p text:style-name="Standard"/>
        <text:p text:style-name="Standard"/>
      </text:section>
      <text:section text:name="Section9" text:style-name="Section9">
        <text:p text:style-name="SB9"/>
        <text:h text:style-name="HE2" text:outline-level="2"><text:span text:style-name="Heading_2">09 ORDENANTZA ZERBITZUAK ESKAINI EDO UDAL JARDUERA BURUTZEAGATIK ORDAINDU BEHARREKO PREZIO PUBLIKOAK ARAUTZEN DITUENA</text:span></text:h>
        <text:p text:style-name="P1124"><text:span text:style-name="T1067">I.XEDAPEN OROKORRAK</text:span></text:p>
        <text:p text:style-name="Standard"/>
        <text:p text:style-name="Standard"/>
        <text:p text:style-name="P1126"><text:span text:style-name="T1068"> </text:span></text:p>
        <text:p text:style-name="Standard"/>
        <text:p text:style-name="Standard"/>
        <text:p text:style-name="P1128"><text:span text:style-name="T1069">1. artikulua.</text:span></text:p>
        <text:p text:style-name="Standard"/>
        <text:p text:style-name="Standard"/>
        <text:p text:style-name="P1130"><text:span text:style-name="T1070"> </text:span></text:p>
        <text:p text:style-name="Standard"/>
        <text:p text:style-name="Standard"/>
        <text:p text:style-name="P1132"><text:span text:style-name="T1071">Prezio publikoak ezarri eta exijitzen dira,ERANSKINeko tarifetan zehaztutako jarduerengatik eta Ordenantza honetan jasotzen diren arauen arabera, haiek ere horretan sartuta baitaude.</text:span></text:p>
        <text:p text:style-name="P1134"><text:span text:style-name="T1072">2. artikulua.</text:span><text:span text:style-name="T1073"><text:s/></text:span></text:p>
        <text:p text:style-name="Standard"/>
        <text:p text:style-name="Standard"/>
        <text:p text:style-name="P1137"><text:span text:style-name="T1074">Ordenantza hau udalerri osoan ezarriko da.</text:span></text:p>
        <text:p text:style-name="Standard"/>
        <text:p text:style-name="Standard"/>
        <text:p text:style-name="P1139"><text:span text:style-name="T1075"> </text:span></text:p>
        <text:p text:style-name="P1141"><text:span text:style-name="T1076">3. artikulua.</text:span><text:span text:style-name="T1077"><text:s/></text:span></text:p>
        <text:p text:style-name="Standard"/>
        <text:p text:style-name="Standard"/>
        <text:p text:style-name="P1144"><text:span text:style-name="T1078">Ordenantza honetan araututako prezio publikoak zerbitzu edo jarduera horien onuradunek ordainduko dituzte.</text:span></text:p>
        <text:p text:style-name="P1146"><text:span text:style-name="T1079">4. artikulua.</text:span></text:p>
        <text:p text:style-name="Standard"/>
        <text:p text:style-name="Standard"/>
        <text:p text:style-name="P1148"><text:span text:style-name="T1080">Ordenantza honetan araututako prezio publikoak ERANSKINEAN jasotakoak dira.</text:span></text:p>
        <text:p text:style-name="P1150"><text:span text:style-name="T1081">5. artikulua.</text:span></text:p>
        <text:p text:style-name="Standard"/>
        <text:p text:style-name="Standard"/>
        <text:p text:style-name="P1152"><text:span text:style-name="T1082">Exijitutako zenbatekoak, eskatu edo burututako zerbitzu edo jarduera bakoitzarengatik ordainduko dira, eta epigrafe bakoitzean aipatutako zenbatekoak ezin izango dira murriztu.</text:span></text:p>
        <text:p text:style-name="Standard"/>
        <text:p text:style-name="Standard"/>
        <text:p text:style-name="P1154"><text:span text:style-name="T1083"> </text:span></text:p>
        <text:p text:style-name="P1156"><text:span text:style-name="T1084">6. artikulua.</text:span><text:span text:style-name="T1085"> </text:span></text:p>
        <text:p text:style-name="Standard"/>
        <text:p text:style-name="Standard"/>
        <text:p text:style-name="P1159"><text:span text:style-name="T1086">Ordenantza honek aipatzen dituen zerbitzuak emateko edo jarduerak burutzeko, aldez aurretik Udal Administrazioari eskatu beharko zaio. Zerbitzu edo jarduera horiek emantzat joko dira, baldin eta, Ordenantza honek araututako prezio publikoak ordaintzen badira, eta behin luzatutakoan, prezio publikoa ez ordaintzeak eragingo du automatikoki zerbitzu hori ez ematea edota jarduera ez burutzea.</text:span></text:p>
        <text:p text:style-name="Standard"/>
        <text:p text:style-name="P1161"><text:span text:style-name="T1087">7.</text:span></text:p>
        <text:p text:style-name="Standard"/>
        <text:p text:style-name="P1162"><text:span text:style-name="T1088">artikulua.</text:span></text:p>
        <text:p text:style-name="Standard"/>
        <text:p text:style-name="Standard"/>
        <text:p text:style-name="Standard"/>
        <text:p text:style-name="Standard"/>
        <text:p text:style-name="P1163"><text:span text:style-name="T1089">Ordenantza</text:span></text:p>
        <text:p text:style-name="Standard"/>
        <text:p text:style-name="P1164"><text:span text:style-name="T1090">honetan araututako prezio publikoak ordaintzeko beharra sortzen da</text:span></text:p>
        <text:p text:style-name="Standard"/>
        <text:p text:style-name="P1165"><text:span text:style-name="T1091">zerbitzua ematen edo jarduera burutzen hasten den unean. Hala ere,</text:span></text:p>
        <text:p text:style-name="Standard"/>
        <text:p text:style-name="P1166"><text:span text:style-name="T1092">emandako eta luzatutako zerbitzuak eta jarduerak direnez, ordaintzeko</text:span></text:p>
        <text:p text:style-name="Standard"/>
        <text:p text:style-name="P1167"><text:span text:style-name="T1093">behar hori, dagozkion tarifetan adierazten diren denboraldi natural</text:span></text:p>
        <text:p text:style-name="Standard"/>
        <text:p text:style-name="P1168"><text:span text:style-name="T1094">bakoitzaren lehen egunean sortzen da.<text:s/></text:span></text:p>
        <text:p text:style-name="P1169"><text:span text:style-name="T1095">8. artikulua</text:span></text:p>
        <text:p text:style-name="Standard"/>
        <text:p text:style-name="Standard"/>
        <text:p text:style-name="P1171"><text:span text:style-name="T1096">Prezio publikoa honela ordainduko da:</text:span></text:p>
        <text:p text:style-name="Standard"/>
        <text:p text:style-name="Standard"/>
        <text:p text:style-name="P1173"><text:span text:style-name="T1097">1. Zerbitzuak edo jarduerak izanik, zerbitzua jasotzen edo jarduera burutzen hasi aurretik udal kutxan zuzenean sartu beharko du, bertan adierazten den gutxieneko zenbatekoa.</text:span></text:p>
        <text:p text:style-name="Standard"/>
        <text:p text:style-name="Standard"/>
        <text:p text:style-name="P1175"><text:span text:style-name="T1098">2. Beren izaeragatik aldez aurretik ordaintzea ezinezkoa den zerbitzu edo jarduerak izanik, Administrazioak dagokion faktura aurkezten duenean.</text:span></text:p>
        <text:p text:style-name="Standard"/>
        <text:p text:style-name="Standard"/>
        <text:p text:style-name="P1177"><text:span text:style-name="T1099">3. Zerbitzu eta jarduera horiek urtekoak izanik, behin prezio publikoen matrikuletan sartutakoan, urte naturaletan.</text:span></text:p>
        <text:p text:style-name="Standard"/>
        <text:p text:style-name="Standard"/>
        <text:p text:style-name="P1179"><text:span text:style-name="T1100"> </text:span></text:p>
        <text:p text:style-name="P1181"><text:span text:style-name="T1101">9. artikulua.</text:span></text:p>
        <text:p text:style-name="Standard"/>
        <text:p text:style-name="Standard"/>
        <text:p text:style-name="P1183"><text:span text:style-name="T1102">Zergadunaren errurik gabe, ordaindutako jarduera burutzen ez bada, dagokion diru kopurua itzuli egingo zaio.</text:span></text:p>
        <text:p text:style-name="Standard"/>
        <text:p text:style-name="Standard"/>
        <text:p text:style-name="P1185"><text:span text:style-name="T1103"> </text:span></text:p>
        <text:p text:style-name="P1187"><text:span text:style-name="T1104">10. artikulua.</text:span></text:p>
        <text:p text:style-name="Standard"/>
        <text:p text:style-name="Standard"/>
        <text:p text:style-name="P1189"><text:span text:style-name="T1105">Prezio publiko horien zorra premiamenduzko prozeduraz exijitu ahal izango da.</text:span></text:p>
        <text:p text:style-name="P1191"><text:span text:style-name="T1106">11. artikulua.</text:span></text:p>
        <text:p text:style-name="Standard"/>
        <text:p text:style-name="Standard"/>
        <text:p text:style-name="P1193"><text:span text:style-name="T1107">Ordenantza honetan araututako likidazioa, bilketa eta ikuskapena, Zergen Foru Arau Orokorrak aurreikusitakoaren arabera egingo dir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1195"><text:span text:style-name="T1108">II.AZKEN</text:span></text:p>
        <text:p text:style-name="Standard"/>
        <text:p text:style-name="P1196"><text:span text:style-name="T1109">XEDAPENA</text:span></text:p>
        <text:p text:style-name="P1197"><text:span text:style-name="T1110"><text:s/></text:span></text:p>
        <text:p text:style-name="Standard"/>
        <text:p text:style-name="Standard"/>
        <text:p text:style-name="Standard"/>
        <text:p text:style-name="Standard"/>
        <text:p text:style-name="Standard"/>
        <text:p text:style-name="P1198"><text:span text:style-name="T1111">Ordenantza</text:span></text:p>
        <text:p text:style-name="Standard"/>
        <text:p text:style-name="P1199"><text:span text:style-name="T1112">hau, bere ERANSKINAREKIN batera, behin betiko onarpenaren hurrengo</text:span></text:p>
        <text:p text:style-name="Standard"/>
        <text:p text:style-name="P1200"><text:span text:style-name="T1113">hilabeteko 1ean jarriko da indarrean.</text:span></text:p>
        <text:p text:style-name="Standard"/>
        <text:p text:style-name="P1201"><text:span text:style-name="T1114">ERANSKINA</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 svg:font-family=""/>
    <style:font-face style:name="Arial" svg:font-family="Arial"/>
  </office:font-face-decls>
  <office:styles>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0pt" fo:language="es" fo:country="ES"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style:style style:name="Heading_1" style:family="paragraph">
      <style:paragraph-properties fo:margin-bottom="12pt"/>
    </style:style>
    <style:style style:name="Heading_1" style:family="text">
      <style:text-properties fo:font-weight="bold" style:font-weight-asian="bold"/>
    </style:style>
    <style:style style:name="Heading_2" style:family="paragraph">
      <style:paragraph-properties fo:margin-bottom="12pt"/>
    </style:style>
    <style:style style:name="Heading_2" style:family="text">
      <style:text-properties fo:font-weight="bold" style:font-weight-asian="bold"/>
    </style:style>
  </office:styles>
  <office:automatic-styles>
    <style:page-layout style:name="Mpm1">
      <style:page-layout-properties fo:page-width="21cm" fo:page-height="29.7cm" style:num-format="1" style:print-orientation="portrait" fo:margin-top="1in" fo:margin-bottom="1in" fo:margin-left="1in" fo:margin-right="1in"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style:page-layout style:name="Mpm2">
      <style:page-layout-properties fo:page-width="21cm" fo:page-height="29.7cm" style:num-format="1" style:print-orientation="portrait" fo:margin-top="1in" fo:margin-bottom="1in" fo:margin-left="1in" fo:margin-right="1in"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style:page-layout style:name="Mpm3">
      <style:page-layout-properties fo:page-width="21cm" fo:page-height="29.7cm" style:num-format="1" style:print-orientation="portrait" fo:margin-top="1in" fo:margin-bottom="1in" fo:margin-left="1in" fo:margin-right="1in"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style:page-layout style:name="Mpm4">
      <style:page-layout-properties fo:page-width="21cm" fo:page-height="29.7cm" style:num-format="1" style:print-orientation="portrait" fo:margin-top="1in" fo:margin-bottom="1in" fo:margin-left="1in" fo:margin-right="1in"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style:page-layout style:name="Mpm5">
      <style:page-layout-properties fo:page-width="21cm" fo:page-height="29.7cm" style:num-format="1" style:print-orientation="portrait" fo:margin-top="1in" fo:margin-bottom="1in" fo:margin-left="1in" fo:margin-right="1in"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style:page-layout style:name="Mpm6">
      <style:page-layout-properties fo:page-width="21cm" fo:page-height="29.7cm" style:num-format="1" style:print-orientation="portrait" fo:margin-top="1in" fo:margin-bottom="1in" fo:margin-left="1in" fo:margin-right="1in"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style:page-layout style:name="Mpm7">
      <style:page-layout-properties fo:page-width="21cm" fo:page-height="29.7cm" style:num-format="1" style:print-orientation="portrait" fo:margin-top="1in" fo:margin-bottom="1in" fo:margin-left="1in" fo:margin-right="1in"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style:page-layout style:name="Mpm8">
      <style:page-layout-properties fo:page-width="21cm" fo:page-height="29.7cm" style:num-format="1" style:print-orientation="portrait" fo:margin-top="1in" fo:margin-bottom="1in" fo:margin-left="1in" fo:margin-right="1in"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style:page-layout style:name="Mpm9">
      <style:page-layout-properties fo:page-width="21cm" fo:page-height="29.7cm" style:num-format="1" style:print-orientation="portrait" fo:margin-top="1in" fo:margin-bottom="1in" fo:margin-left="1in" fo:margin-right="1in"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office:automatic-styles>
  <office:master-styles>
    <style:master-page style:name="Standard1" style:page-layout-name="Mpm1"/>
    <style:master-page style:name="Standard2" style:page-layout-name="Mpm2"/>
    <style:master-page style:name="Standard3" style:page-layout-name="Mpm3"/>
    <style:master-page style:name="Standard4" style:page-layout-name="Mpm4"/>
    <style:master-page style:name="Standard5" style:page-layout-name="Mpm5"/>
    <style:master-page style:name="Standard6" style:page-layout-name="Mpm6"/>
    <style:master-page style:name="Standard7" style:page-layout-name="Mpm7"/>
    <style:master-page style:name="Standard8" style:page-layout-name="Mpm8"/>
    <style:master-page style:name="Standard9"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creator/>
    <dc:date>2024-06-03T11:13:59.000</dc:date>
    <meta:generator>PHPWord</meta:generator>
    <meta:initial-creator/>
    <meta:creation-date>2024-06-03T11:13:59.000</meta:creation-date>
    <meta:keyword/>
    <meta:user-defined meta:name="Category"/>
    <meta:user-defined meta:name="Company"/>
    <meta:user-defined meta:name="Manager"/>
  </office:meta>
</office:document-meta>
</file>